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7.47mm"/>
    </style:style>
    <style:style style:name="co2" style:family="table-column">
      <style:table-column-properties fo:break-before="auto" style:column-width="26.67mm"/>
    </style:style>
    <style:style style:name="co3" style:family="table-column">
      <style:table-column-properties fo:break-before="auto" style:column-width="16.51mm"/>
    </style:style>
    <style:style style:name="co4" style:family="table-column">
      <style:table-column-properties fo:break-before="auto" style:column-width="16.93mm"/>
    </style:style>
    <style:style style:name="co5" style:family="table-column">
      <style:table-column-properties fo:break-before="auto" style:column-width="14.18mm"/>
    </style:style>
    <style:style style:name="co6" style:family="table-column">
      <style:table-column-properties fo:break-before="auto" style:column-width="17.36mm"/>
    </style:style>
    <style:style style:name="co7" style:family="table-column">
      <style:table-column-properties fo:break-before="auto" style:column-width="7.83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11.22mm"/>
    </style:style>
    <style:style style:name="co10" style:family="table-column">
      <style:table-column-properties fo:break-before="auto" style:column-width="9.74mm"/>
    </style:style>
    <style:style style:name="co11" style:family="table-column">
      <style:table-column-properties fo:break-before="auto" style:column-width="12.07mm"/>
    </style:style>
    <style:style style:name="co12" style:family="table-column">
      <style:table-column-properties fo:break-before="auto" style:column-width="35.56mm"/>
    </style:style>
    <style:style style:name="co13" style:family="table-column">
      <style:table-column-properties fo:break-before="auto" style:column-width="51.65mm"/>
    </style:style>
    <style:style style:name="co14" style:family="table-column">
      <style:table-column-properties fo:break-before="auto" style:column-width="23.07mm"/>
    </style:style>
    <style:style style:name="co15" style:family="table-column">
      <style:table-column-properties fo:break-before="auto" style:column-width="17.99mm"/>
    </style:style>
    <style:style style:name="co16" style:family="table-column">
      <style:table-column-properties fo:break-before="auto" style:column-width="18.2mm"/>
    </style:style>
    <style:style style:name="co17" style:family="table-column">
      <style:table-column-properties fo:break-before="auto" style:column-width="30.48mm"/>
    </style:style>
    <style:style style:name="co18" style:family="table-column">
      <style:table-column-properties fo:break-before="auto" style:column-width="25.61mm"/>
    </style:style>
    <style:style style:name="co19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8.93mm" fo:break-before="auto" style:use-optimal-row-height="true"/>
    </style:style>
    <style:style style:name="ro6" style:family="table-row">
      <style:table-row-properties style:row-height="10.2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20.9mm" fo:break-before="auto" style:use-optimal-row-height="false"/>
    </style:style>
    <style:style style:name="ro10" style:family="table-row">
      <style:table-row-properties style:row-height="10.32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ro12" style:family="table-row">
      <style:table-row-properties style:row-height="21.96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15.13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 style:data-style-name="N0">
      <style:table-cell-properties fo:background-color="#ffffff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Hyperlink" style:data-style-name="N0">
      <style:table-cell-properties fo:background-color="#ffffff" style:vertical-align="automatic"/>
      <style:text-properties fo:color="#0000ff" fo:font-size="11pt" style:text-underline-style="solid" style:text-underline-width="auto" style:text-underline-color="font-color" style:font-size-asian="11pt" style:font-size-complex="11pt"/>
    </style:style>
    <style:style style:name="ce1" style:family="table-cell" style:parent-style-name="Normal_20_2" style:data-style-name="N0">
      <style:table-cell-properties fo:background-color="#ffffff" style:vertical-align="automatic"/>
      <style:text-properties fo:color="#008080" fo:font-size="11pt" fo:font-weight="bold" style:font-size-asian="11pt" style:font-weight-asian="bold" style:font-size-complex="11pt" style:font-weight-complex="bold"/>
    </style:style>
    <style:style style:name="ce2" style:family="table-cell" style:parent-style-name="Normal_20_2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fo:color="#008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able-cell-properties fo:background-color="#ffffff"/>
      <style:text-properties fo:color="#008080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0">
      <style:table-cell-properties fo:border-bottom="2.01pt solid #000000" fo:background-color="#e2efda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22" style:family="table-cell" style:parent-style-name="Normal_5f_5_20_Tables_20_raw" style:data-style-name="N0">
      <style:table-cell-properties fo:border-bottom="none" fo:background-color="#ffffff" fo:border-left="none" fo:border-right="none" fo:border-top="2.01pt solid #000000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13" style:family="table-cell" style:parent-style-name="Normal_5f_5_20_Tables_20_raw" style:data-style-name="N112">
      <style:table-cell-properties fo:border-bottom="0.06pt solid #000000" fo:background-color="#ffffff" fo:wrap-option="wrap" fo:border-left="none" fo:border-right="none" fo:border-top="none" style:vertical-align="automatic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48" style:family="table-cell" style:parent-style-name="Normal_5f_5_20_Tables_20_raw" style:data-style-name="N1">
      <style:table-cell-properties fo:background-color="#ffffff" style:vertical-align="automatic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50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fo:font-size="11pt" style:font-size-asian="11pt" style:font-size-complex="11pt"/>
    </style:style>
    <style:style style:name="ce8" style:family="table-cell" style:parent-style-name="Normal_5f_5_20_Tables_20_raw" style:data-style-name="N112">
      <style:table-cell-properties fo:background-color="#ffffff" style:vertical-align="automatic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9" style:family="table-cell" style:parent-style-name="Normal_5f_5_20_Tables_20_raw" style:data-style-name="N112">
      <style:table-cell-properties fo:background-color="#ffffff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30" style:family="table-cell" style:parent-style-name="Normal_5f_5_20_Tables_20_raw" style:data-style-name="N1">
      <style:table-cell-properties fo:border-bottom="none" fo:background-color="#ffffff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0" style:family="table-cell" style:parent-style-name="Normal_20_2" style:data-style-name="N0">
      <style:table-cell-properties fo:background-color="#ffffff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Normal_5f_5_20_Tables_20_raw" style:data-style-name="N112">
      <style:table-cell-properties fo:border-bottom="2.01pt solid #000000" fo:background-color="#ffffff" fo:border-left="none" fo:border-right="none" fo:border-top="none" style:vertical-align="automatic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54" style:family="table-cell" style:parent-style-name="Normal_20_2" style:data-style-name="N0">
      <style:table-cell-properties fo:background-color="#ffffff" style:vertical-align="top"/>
      <style:text-properties fo:font-size="11pt" style:font-size-asian="11pt" style:font-size-complex="11pt"/>
    </style:style>
    <style:style style:name="ce72" style:family="table-cell" style:parent-style-name="Normal_20_2" style:data-style-name="N0">
      <style:table-cell-properties fo:background-color="#ffffff" style:text-align-source="fix" style:repeat-content="false" fo:wrap-option="wrap" style:vertical-align="top"/>
      <style:paragraph-properties fo:text-align="start" fo:margin-left="0mm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ackground-color="#ffffff" style:vertical-align="top"/>
      <style:text-properties fo:font-size="11pt" style:font-size-asian="11pt" style:font-size-complex="11pt"/>
    </style:style>
    <style:style style:name="ce57" style:family="table-cell" style:parent-style-name="Normal_20_2" style:data-style-name="N0">
      <style:table-cell-properties fo:background-color="#ffffff" style:text-align-source="fix" style:repeat-content="false" style:vertical-align="top"/>
      <style:paragraph-properties fo:text-align="start" fo:margin-left="0mm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mm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ackground-color="#ffffff" style:vertical-align="top"/>
      <style:text-properties fo:color="#008080" fo:font-size="11pt" style:text-underline-style="solid" style:text-underline-width="auto" style:text-underline-color="font-color" style:font-size-asian="11pt" style:font-size-complex="11pt"/>
    </style:style>
    <style:style style:name="ce61" style:family="table-cell" style:parent-style-name="Hyperlink" style:data-style-name="N0">
      <style:table-cell-properties fo:background-color="#ffffff" style:vertical-align="top"/>
      <style:text-properties fo:color="#00808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0">
      <style:table-cell-properties fo:border-bottom="2.49pt solid #000000" fo:background-color="#ffffff" fo:border-left="none" fo:border-right="none" fo:border-top="none"/>
      <style:text-properties fo:font-size="11pt" style:font-size-asian="11pt" style:font-size-complex="11pt"/>
    </style:style>
    <style:style style:name="ce39" style:family="table-cell" style:parent-style-name="Normal_5f_5_20_Tables_20_raw" style:data-style-name="N1">
      <style:table-cell-properties fo:background-color="#ffffff" style:text-align-source="fix" style:repeat-content="false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5" style:family="table-cell" style:parent-style-name="Normal_5f_5_20_Tables_20_raw" style:data-style-name="N112">
      <style:table-cell-properties fo:background-color="#ffffff" style:vertical-align="automatic"/>
      <style:text-properties style:font-name="Arial" fo:font-size="11pt" style:font-name-asian="Arial1" style:font-size-asian="11pt" style:font-name-complex="Arial1" style:font-size-complex="11pt"/>
    </style:style>
    <style:style style:name="ce89" style:family="table-cell" style:parent-style-name="Default" style:data-style-name="N0">
      <style:table-cell-properties fo:background-color="#e2efda" style:text-align-source="fix" style:repeat-content="false" fo:border="2.01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5f_5_20_Tables_20_raw" style:data-style-name="N112">
      <style:table-cell-properties fo:border-bottom="0.06pt solid #000000" fo:background-color="#ffffff" style:text-align-source="fix" style:repeat-content="false" fo:wrap-option="wrap" fo:border-left="none" fo:border-right="none" fo:border-top="2.01pt solid #000000" style:vertical-align="automatic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3" style:family="table-cell" style:parent-style-name="Default" style:data-style-name="N3">
      <style:table-cell-properties fo:background-color="#ffffff"/>
      <style:text-properties fo:font-size="11pt" style:font-size-asian="11pt" style:font-size-complex="11pt"/>
    </style:style>
    <style:style style:name="ce79" style:family="table-cell" style:parent-style-name="Default" style:data-style-name="N0">
      <style:table-cell-properties fo:background-color="#e2efda" style:text-align-source="fix" style:repeat-content="false" fo:border="2.01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Normal_5f_5_20_Tables_20_raw" style:data-style-name="N112">
      <style:table-cell-properties fo:background-color="#ffffff" style:vertical-align="automatic"/>
      <style:text-properties fo:color="#ff0000" style:font-name="Arial" fo:font-size="11pt" style:font-name-asian="Arial1" style:font-size-asian="11pt" style:font-name-complex="Arial1" style:font-size-complex="11pt"/>
    </style:style>
    <style:style style:name="ce77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14" style:family="table-cell" style:parent-style-name="Normal_5f_5_20_Tables_20_raw" style:data-style-name="N112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100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</style:style>
    <style:style style:name="ce35" style:family="table-cell" style:parent-style-name="Normal_5f_5_20_Tables_20_raw" style:data-style-name="N3">
      <style:table-cell-properties fo:background-color="#ffffff" style:vertical-align="automatic"/>
      <style:text-properties style:font-name="Arial" fo:font-size="11pt" style:font-name-asian="Arial1" style:font-size-asian="11pt" style:font-name-complex="Arial1" style:font-size-complex="11pt"/>
    </style:style>
    <style:style style:name="ce36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25" style:family="table-cell" style:parent-style-name="Percent" style:data-style-name="N3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ize="11pt" style:font-size-asian="11pt" style:font-size-complex="11pt"/>
    </style:style>
    <style:style style:name="ce55" style:family="table-cell" style:parent-style-name="Normal_5f_5_20_Tables_20_raw" style:data-style-name="N117">
      <style:table-cell-properties fo:background-color="#ffffff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37" style:family="table-cell" style:parent-style-name="Normal_5f_5_20_Tables_20_raw" style:data-style-name="N112">
      <style:table-cell-properties fo:border-bottom="2.01pt solid #000000" fo:background-color="#ffffff" fo:border-left="none" fo:border-right="none" fo:border-top="none" style:vertical-align="automatic"/>
      <style:text-properties fo:color="#ff0000" style:font-name="Arial" fo:font-size="11pt" style:font-name-asian="Arial1" style:font-size-asian="11pt" style:font-name-complex="Arial1" style:font-size-complex="11pt"/>
    </style:style>
    <style:style style:name="ce104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119]))))" style:apply-style-name="cf9" style:base-cell-address="nts0702.B119"/>
    </style:style>
    <style:style style:name="ce105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135]))))" style:apply-style-name="cf9" style:base-cell-address="nts0702.B135"/>
    </style:style>
    <style:style style:name="ce41" style:family="table-cell" style:parent-style-name="Comma" style:data-style-name="N121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</style:style>
    <style:style style:name="ce42" style:family="table-cell" style:parent-style-name="Comma" style:data-style-name="N1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</style:style>
    <style:style style:name="ce43" style:family="table-cell" style:parent-style-name="Percent" style:data-style-name="N1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ize="11pt" style:font-size-asian="11pt" style:font-size-complex="11pt"/>
    </style:style>
    <style:style style:name="ce109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162]))))" style:apply-style-name="cf9" style:base-cell-address="nts0702.B162"/>
    </style:style>
    <style:style style:name="ce110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178]))))" style:apply-style-name="cf9" style:base-cell-address="nts0702.B178"/>
    </style:style>
    <style:style style:name="ce44" style:family="table-cell" style:parent-style-name="Comma" style:data-style-name="N121">
      <style:table-cell-properties fo:background-color="#ffffff"/>
      <style:text-properties fo:font-size="11pt" style:font-size-asian="11pt" style:font-size-complex="11pt"/>
    </style:style>
    <style:style style:name="ce112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205]))))" style:apply-style-name="cf9" style:base-cell-address="nts0702.B205"/>
    </style:style>
    <style:style style:name="ce113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221]))))" style:apply-style-name="cf9" style:base-cell-address="nts0702.B221"/>
    </style:style>
    <style:style style:name="ce114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248]))))" style:apply-style-name="cf9" style:base-cell-address="nts0702.B248"/>
    </style:style>
    <style:style style:name="ce115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264]))))" style:apply-style-name="cf9" style:base-cell-address="nts0702.B264"/>
    </style:style>
    <style:style style:name="ce116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291]))))" style:apply-style-name="cf9" style:base-cell-address="nts0702.B291"/>
    </style:style>
    <style:style style:name="ce117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307]))))" style:apply-style-name="cf9" style:base-cell-address="nts0702.B307"/>
    </style:style>
    <style:style style:name="ce118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334]))))" style:apply-style-name="cf9" style:base-cell-address="nts0702.B334"/>
    </style:style>
    <style:style style:name="ce119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350]))))" style:apply-style-name="cf9" style:base-cell-address="nts0702.B350"/>
    </style:style>
    <style:style style:name="ce120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377]))))" style:apply-style-name="cf9" style:base-cell-address="nts0702.B377"/>
    </style:style>
    <style:style style:name="ce121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393]))))" style:apply-style-name="cf9" style:base-cell-address="nts0702.B393"/>
    </style:style>
    <style:style style:name="ce122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420]))))" style:apply-style-name="cf9" style:base-cell-address="nts0702.B420"/>
    </style:style>
    <style:style style:name="ce123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436]))))" style:apply-style-name="cf9" style:base-cell-address="nts0702.B436"/>
    </style:style>
    <style:style style:name="ce124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463]))))" style:apply-style-name="cf9" style:base-cell-address="nts0702.B463"/>
    </style:style>
    <style:style style:name="ce125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479]))))" style:apply-style-name="cf9" style:base-cell-address="nts0702.B479"/>
    </style:style>
    <style:style style:name="ce126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506]))))" style:apply-style-name="cf9" style:base-cell-address="nts0702.B506"/>
    </style:style>
    <style:style style:name="ce127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522]))))" style:apply-style-name="cf9" style:base-cell-address="nts0702.B522"/>
    </style:style>
    <style:style style:name="ce128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549]))))" style:apply-style-name="cf9" style:base-cell-address="nts0702.B549"/>
    </style:style>
    <style:style style:name="ce129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565]))))" style:apply-style-name="cf9" style:base-cell-address="nts0702.B565"/>
    </style:style>
    <style:style style:name="ce130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592]))))" style:apply-style-name="cf9" style:base-cell-address="nts0702.B592"/>
    </style:style>
    <style:style style:name="ce131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608]))))" style:apply-style-name="cf9" style:base-cell-address="nts0702.B608"/>
    </style:style>
    <style:style style:name="ce132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635]))))" style:apply-style-name="cf9" style:base-cell-address="nts0702.B635"/>
    </style:style>
    <style:style style:name="ce133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651]))))" style:apply-style-name="cf9" style:base-cell-address="nts0702.B651"/>
    </style:style>
    <style:style style:name="ce134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678]))))" style:apply-style-name="cf9" style:base-cell-address="nts0702.B678"/>
    </style:style>
    <style:style style:name="ce135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694]))))" style:apply-style-name="cf9" style:base-cell-address="nts0702.B694"/>
    </style:style>
    <style:style style:name="ce136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721]))))" style:apply-style-name="cf9" style:base-cell-address="nts0702.B721"/>
    </style:style>
    <style:style style:name="ce137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737]))))" style:apply-style-name="cf9" style:base-cell-address="nts0702.B737"/>
    </style:style>
    <style:style style:name="ce138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764]))))" style:apply-style-name="cf9" style:base-cell-address="nts0702.B764"/>
    </style:style>
    <style:style style:name="ce139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780]))))" style:apply-style-name="cf9" style:base-cell-address="nts0702.B780"/>
    </style:style>
    <style:style style:name="ce141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807]))))" style:apply-style-name="cf9" style:base-cell-address="nts0702.B807"/>
    </style:style>
    <style:style style:name="ce142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823]))))" style:apply-style-name="cf9" style:base-cell-address="nts0702.B823"/>
    </style:style>
    <style:style style:name="ce143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893]))))" style:apply-style-name="cf9" style:base-cell-address="nts0702.B893"/>
    </style:style>
    <style:style style:name="ce144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909]))))" style:apply-style-name="cf9" style:base-cell-address="nts0702.B909"/>
    </style:style>
    <style:style style:name="ce71" style:family="table-cell" style:parent-style-name="Normal_5f_5_20_Tables_20_raw" style:data-style-name="N112">
      <style:table-cell-properties fo:border-bottom="0.06pt solid #000000" fo:background-color="#ffffff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9" style:family="table-cell" style:parent-style-name="Normal_5f_5_20_Tables_20_raw" style:data-style-name="N112">
      <style:table-cell-properties fo:border-bottom="0.06pt solid #000000" fo:background-color="#ffffff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5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38" style:family="table-cell" style:parent-style-name="Normal_5f_5_20_Tables_20_raw" style:data-style-name="N112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ff0000" style:font-name="Arial" fo:font-size="11pt" style:font-name-asian="Arial1" style:font-size-asian="11pt" style:font-name-complex="Arial1" style:font-size-complex="11pt"/>
    </style:style>
    <style:style style:name="ce17" style:family="table-cell" style:parent-style-name="Normal_5f_5_20_Tables_20_raw" style:data-style-name="N3">
      <style:table-cell-properties fo:border-bottom="0.06pt solid #000000" fo:background-color="#ffffff" fo:border-left="none" fo:border-right="none" fo:border-top="2.01pt solid #000000" style:vertical-align="automatic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7" style:family="table-cell" style:parent-style-name="Normal_5f_5_20_Tables_20_raw" style:data-style-name="N112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 style:font-name="Arial" fo:font-size="11pt" style:font-name-asian="Arial1" style:font-size-asian="11pt" style:font-name-complex="Arial1" style:font-size-complex="11pt"/>
    </style:style>
    <style:style style:name="ce18" style:family="table-cell" style:parent-style-name="Normal_5f_5_20_Tables_20_raw" style:data-style-name="N112">
      <style:table-cell-properties fo:border-bottom="none" fo:background-color="#ffffff" fo:border-left="none" fo:border-right="none" fo:border-top="2.01pt solid #000000" style:vertical-align="automatic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58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top"/>
      <style:paragraph-properties fo:text-align="end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top"/>
      <style:paragraph-properties fo:text-align="end"/>
      <style:text-properties fo:font-size="11pt" style:font-size-asian="11pt" style:font-size-complex="11pt"/>
    </style:style>
    <style:style style:name="ce154" style:family="table-cell" style:parent-style-name="Percent" style:data-style-name="N4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  <style:map style:condition="is-true-formula(NOT(ISERROR(SEARCH(&quot;FALSE&quot;;[.B737]))))" style:apply-style-name="cf9" style:base-cell-address="nts0702.B737"/>
    </style:style>
    <style:style style:name="ce21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ff0000" fo:font-size="11pt" style:font-size-asian="11pt" style:font-size-complex="11pt"/>
    </style:style>
    <style:style style:name="ce78" style:family="table-cell" style:parent-style-name="Normal_5f_5_20_Tables_20_raw" style:data-style-name="N0">
      <style:table-cell-properties fo:border-bottom="0.06pt solid #000000" fo:background-color="#ffffff" style:text-align-source="fix" style:repeat-content="false" fo:wrap-option="wrap" fo:border-left="none" fo:border-right="none" fo:border-top="2.01pt solid #000000" style:vertical-align="automatic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8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 fo:font-size="11pt" style:font-size-asian="11pt" style:font-size-complex="11pt"/>
    </style:style>
    <style:style style:name="ce31" style:family="table-cell" style:parent-style-name="Normal_5f_5_20_Tables_20_raw" style:data-style-name="N112">
      <style:table-cell-properties fo:background-color="#ffffff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59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68]))))" style:apply-style-name="cf9" style:base-cell-address="nts0702.H68"/>
    </style:style>
    <style:style style:name="ce40" style:family="table-cell" style:parent-style-name="Comma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</style:style>
    <style:style style:name="ce161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119]))))" style:apply-style-name="cf9" style:base-cell-address="nts0702.H119"/>
    </style:style>
    <style:style style:name="ce162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135]))))" style:apply-style-name="cf9" style:base-cell-address="nts0702.H135"/>
    </style:style>
    <style:style style:name="ce163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162]))))" style:apply-style-name="cf9" style:base-cell-address="nts0702.H162"/>
    </style:style>
    <style:style style:name="ce164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178]))))" style:apply-style-name="cf9" style:base-cell-address="nts0702.H178"/>
    </style:style>
    <style:style style:name="ce165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205]))))" style:apply-style-name="cf9" style:base-cell-address="nts0702.H205"/>
    </style:style>
    <style:style style:name="ce166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221]))))" style:apply-style-name="cf9" style:base-cell-address="nts0702.H221"/>
    </style:style>
    <style:style style:name="ce167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248]))))" style:apply-style-name="cf9" style:base-cell-address="nts0702.H248"/>
    </style:style>
    <style:style style:name="ce168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264]))))" style:apply-style-name="cf9" style:base-cell-address="nts0702.H264"/>
    </style:style>
    <style:style style:name="ce169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291]))))" style:apply-style-name="cf9" style:base-cell-address="nts0702.H291"/>
    </style:style>
    <style:style style:name="ce170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307]))))" style:apply-style-name="cf9" style:base-cell-address="nts0702.H307"/>
    </style:style>
    <style:style style:name="ce171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334]))))" style:apply-style-name="cf9" style:base-cell-address="nts0702.H334"/>
    </style:style>
    <style:style style:name="ce172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350]))))" style:apply-style-name="cf9" style:base-cell-address="nts0702.H350"/>
    </style:style>
    <style:style style:name="ce173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377]))))" style:apply-style-name="cf9" style:base-cell-address="nts0702.H377"/>
    </style:style>
    <style:style style:name="ce174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393]))))" style:apply-style-name="cf9" style:base-cell-address="nts0702.H393"/>
    </style:style>
    <style:style style:name="ce175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420]))))" style:apply-style-name="cf9" style:base-cell-address="nts0702.H420"/>
    </style:style>
    <style:style style:name="ce176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436]))))" style:apply-style-name="cf9" style:base-cell-address="nts0702.H436"/>
    </style:style>
    <style:style style:name="ce177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463]))))" style:apply-style-name="cf9" style:base-cell-address="nts0702.H463"/>
    </style:style>
    <style:style style:name="ce178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479]))))" style:apply-style-name="cf9" style:base-cell-address="nts0702.H479"/>
    </style:style>
    <style:style style:name="ce179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506]))))" style:apply-style-name="cf9" style:base-cell-address="nts0702.H506"/>
    </style:style>
    <style:style style:name="ce180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522]))))" style:apply-style-name="cf9" style:base-cell-address="nts0702.H522"/>
    </style:style>
    <style:style style:name="ce181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549]))))" style:apply-style-name="cf9" style:base-cell-address="nts0702.H549"/>
    </style:style>
    <style:style style:name="ce182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565]))))" style:apply-style-name="cf9" style:base-cell-address="nts0702.H565"/>
    </style:style>
    <style:style style:name="ce183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592]))))" style:apply-style-name="cf9" style:base-cell-address="nts0702.H592"/>
    </style:style>
    <style:style style:name="ce184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608]))))" style:apply-style-name="cf9" style:base-cell-address="nts0702.H608"/>
    </style:style>
    <style:style style:name="ce185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635]))))" style:apply-style-name="cf9" style:base-cell-address="nts0702.H635"/>
    </style:style>
    <style:style style:name="ce186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651]))))" style:apply-style-name="cf9" style:base-cell-address="nts0702.H651"/>
    </style:style>
    <style:style style:name="ce187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678]))))" style:apply-style-name="cf9" style:base-cell-address="nts0702.H678"/>
    </style:style>
    <style:style style:name="ce188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694]))))" style:apply-style-name="cf9" style:base-cell-address="nts0702.H694"/>
    </style:style>
    <style:style style:name="ce189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721]))))" style:apply-style-name="cf9" style:base-cell-address="nts0702.H721"/>
    </style:style>
    <style:style style:name="ce190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737]))))" style:apply-style-name="cf9" style:base-cell-address="nts0702.H737"/>
    </style:style>
    <style:style style:name="ce191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764]))))" style:apply-style-name="cf9" style:base-cell-address="nts0702.H764"/>
    </style:style>
    <style:style style:name="ce192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780]))))" style:apply-style-name="cf9" style:base-cell-address="nts0702.H780"/>
    </style:style>
    <style:style style:name="ce193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807]))))" style:apply-style-name="cf9" style:base-cell-address="nts0702.H807"/>
    </style:style>
    <style:style style:name="ce194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823]))))" style:apply-style-name="cf9" style:base-cell-address="nts0702.H823"/>
    </style:style>
    <style:style style:name="ce195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893]))))" style:apply-style-name="cf9" style:base-cell-address="nts0702.H893"/>
    </style:style>
    <style:style style:name="ce196" style:family="table-cell" style:parent-style-name="Percen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size="11pt" style:font-size-asian="11pt" style:font-size-complex="11pt"/>
      <style:map style:condition="is-true-formula(NOT(ISERROR(SEARCH(&quot;FALSE&quot;;[.H909]))))" style:apply-style-name="cf9" style:base-cell-address="nts0702.H909"/>
    </style:style>
    <style:style style:name="ce24" style:family="table-cell" style:parent-style-name="Defaul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</style:style>
    <style:style style:name="ce34" style:family="table-cell" style:parent-style-name="Default" style:data-style-name="N114">
      <style:table-cell-properties fo:background-color="#ffffff"/>
      <style:text-properties fo:color="#0070c0" fo:font-size="11pt" style:font-size-asian="11pt" style:font-size-complex="11pt"/>
    </style:style>
    <style:style style:name="ce52" style:family="table-cell" style:parent-style-name="Normal_5f_5_20_Tables_20_raw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size="11pt" style:font-name-asian="Arial1" style:font-size-asian="11pt" style:font-name-complex="Arial1" style:font-size-complex="11pt"/>
    </style:style>
    <style:style style:name="ce32" style:family="table-cell" style:parent-style-name="Default" style:data-style-name="N1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 fo:font-size="11pt" style:font-size-asian="11pt" style:font-size-complex="11pt"/>
    </style:style>
    <style:style style:name="ce6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ackground-color="#ffffff"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1pt" style:font-size-asian="11pt" style:font-size-complex="11pt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BA$56:.$BA$57])" table:allow-empty-cell="true" table:display-list="unsorted" table:base-cell-address="nts0702.B7">
          <table:help-message table:display="true"/>
          <table:error-message table:message-type="stop" table:display="true"/>
        </table:content-validation>
        <table:content-validation table:name="val2" table:condition="of:cell-content-is-in-list([.$A$38:.$A$53])" table:allow-empty-cell="true" table:display-list="unsorted" table:base-cell-address="nts0702.B8">
          <table:help-message table:display="true"/>
          <table:error-message table:message-type="stop" table:display="true"/>
        </table:content-validation>
        <table:content-validation table:name="val3" table:condition="of:cell-content-is-in-list([.$A$12:.$A$30])" table:allow-empty-cell="true" table:display-list="unsorted" table:base-cell-address="nts0702.B32">
          <table:help-message table:display="true"/>
          <table:error-message table:message-type="stop" table:display="true"/>
        </table:content-validation>
      </table:content-validations>
      <table:table table:name="nts0702" table:style-name="ta1">
        <table:table-column table:style-name="co1" table:default-cell-style-name="ce46"/>
        <table:table-column table:style-name="co2" table:number-columns-repeated="7" table:default-cell-style-name="ce46"/>
        <table:table-column table:style-name="co3" table:number-columns-repeated="2" table:default-cell-style-name="ce46"/>
        <table:table-column table:style-name="co4" table:default-cell-style-name="ce46"/>
        <table:table-column table:style-name="co5" table:number-columns-repeated="2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11" table:default-cell-style-name="ce46"/>
        <table:table-column table:style-name="co13" table:default-cell-style-name="ce46"/>
        <table:table-column table:style-name="co3" table:default-cell-style-name="ce46"/>
        <table:table-column table:style-name="co14" table:default-cell-style-name="ce46"/>
        <table:table-column table:style-name="co3" table:default-cell-style-name="ce46"/>
        <table:table-column table:style-name="co14" table:default-cell-style-name="ce46"/>
        <table:table-column table:style-name="co3" table:number-columns-repeated="5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number-columns-repeated="3" table:default-cell-style-name="ce46"/>
        <table:table-column table:style-name="co11" table:default-cell-style-name="ce46"/>
        <table:table-column table:style-name="co15" table:default-cell-style-name="ce46"/>
        <table:table-column table:style-name="co16" table:default-cell-style-name="ce46"/>
        <table:table-column table:style-name="co17" table:default-cell-style-name="ce46"/>
        <table:table-column table:style-name="co14" table:number-columns-repeated="3" table:default-cell-style-name="ce46"/>
        <table:table-column table:style-name="co3" table:number-columns-repeated="5" table:default-cell-style-name="ce46"/>
        <table:table-column table:style-name="co18" table:default-cell-style-name="ce46"/>
        <table:table-column table:style-name="co19" table:number-columns-repeated="2" table:default-cell-style-name="ce46"/>
        <table:table-column table:style-name="co3" table:number-columns-repeated="968" table:default-cell-style-name="ce46"/>
        <table:table-row table:style-name="ro1">
          <table:table-cell table:style-name="ce4" office:value-type="string" calcext:value-type="string">
            <text:p>Department for Transport statistics</text:p>
          </table:table-cell>
          <table:table-cell table:number-columns-repeated="13"/>
          <table:table-cell table:style-name="ce62" table:number-columns-repeated="9"/>
          <table:table-cell table:style-name="ce63" table:number-columns-repeated="8"/>
          <table:table-cell table:number-columns-repeated="993"/>
        </table:table-row>
        <table:table-row table:style-name="ro1">
          <table:table-cell table:style-name="ce19" office:value-type="string" calcext:value-type="string">
            <text:p><text:a xlink:href="https://www.gov.uk/government/organisations/department-for-transport/series/national-travel-survey-statistics" xlink:type="simple">National Travel Survey</text:a></text:p>
          </table:table-cell>
          <table:table-cell table:number-columns-repeated="1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4"/>
          <table:table-cell table:number-columns-repeated="1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" office:value-type="string" calcext:value-type="string">
            <text:p>Table NTS0702</text:p>
          </table:table-cell>
          <table:table-cell table:number-columns-repeated="2"/>
          <table:table-cell table:style-name="ce5"/>
          <table:table-cell table:number-columns-repeated="10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Travel by personal car access, gender and main mode/mode: England, from 2002</text:p>
          </table:table-cell>
          <table:table-cell table:style-name="ce15" table:number-columns-repeated="6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20"/>
          <table:table-cell table:style-name="ce15" table:number-columns-repeated="6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3" office:value-type="string" calcext:value-type="string">
            <text:p>Select trips or distance:</text:p>
          </table:table-cell>
          <table:table-cell table:style-name="ce89" table:content-validation-name="val1" office:value-type="string" calcext:value-type="string" table:number-columns-spanned="7" table:number-rows-spanned="1">
            <text:p>Trips</text:p>
          </table:table-cell>
          <table:covered-table-cell table:number-columns-repeated="6"/>
          <table:table-cell table:number-columns-repeated="6"/>
          <table:table-cell table:style-name="ce62" table:number-columns-repeated="17"/>
          <table:table-cell table:number-columns-repeated="993"/>
        </table:table-row>
        <table:table-row table:style-name="ro2">
          <table:table-cell table:style-name="ce3" office:value-type="string" calcext:value-type="string">
            <text:p>Select mode:</text:p>
          </table:table-cell>
          <table:table-cell table:style-name="ce89" table:content-validation-name="val2" office:value-type="string" calcext:value-type="string" table:number-columns-spanned="7" table:number-rows-spanned="1">
            <text:p>All modes</text:p>
          </table:table-cell>
          <table:covered-table-cell table:number-columns-repeated="6"/>
          <table:table-cell table:number-columns-repeated="6"/>
          <table:table-cell table:style-name="ce62" table:number-columns-repeated="17"/>
          <table:table-cell table:number-columns-repeated="993"/>
        </table:table-row>
        <table:table-row table:style-name="ro3">
          <table:table-cell table:number-columns-repeated="7"/>
          <table:table-cell table:style-name="ce21"/>
          <table:table-cell table:number-columns-repeated="6"/>
          <table:table-cell table:style-name="ce62" table:number-columns-repeated="17"/>
          <table:table-cell table:number-columns-repeated="993"/>
        </table:table-row>
        <table:table-row table:style-name="ro4">
          <table:table-cell table:style-name="ce22"/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17"/>
          <table:table-cell table:style-name="ce78" office:value-type="string" calcext:value-type="string" table:number-columns-spanned="3" table:number-rows-spanned="1">
            <text:p>Unweighted sample size (all)</text:p>
          </table:table-cell>
          <table:covered-table-cell table:number-columns-repeated="2"/>
          <table:table-cell table:number-columns-repeated="4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9" office:value-type="string" calcext:value-type="string">
            <text:p><text:s text:c="3"/>individuals</text:p>
          </table:table-cell>
          <table:table-cell table:style-name="ce9" office:value-type="string" calcext:value-type="string">
            <text:p><text:s text:c="3"/>trips ('000s)</text:p>
          </table:table-cell>
          <table:table-cell table:style-name="ce9" office:value-type="string" calcext:value-type="string">
            <text:p><text:s text:c="3"/>stages ('000s)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office:value-type="string" calcext:value-type="string">
            <text:p>Trips</text:p>
          </table:table-cell>
          <table:table-cell table:number-columns-repeated="971"/>
        </table:table-row>
        <table:table-row table:style-name="ro1">
          <table:table-cell table:style-name="ce4" office:value-type="float" office:value="2002" calcext:value-type="float">
            <text:p>2002</text:p>
          </table:table-cell>
          <table:table-cell table:style-name="ce23" table:formula="of:=IF([.$B$7]=&quot;Trips&quot;; VLOOKUP([.$B$8];INDIRECT(VLOOKUP([.$A12];[.$BA$14:.$BB$33];2;0));[.B$100];0); VLOOKUP([.$B$8];INDIRECT(VLOOKUP([.$A12];[.$BA$37:.$BB$55];2;0));[.B$100];0))" office:value-type="float" office:value="794.900154534267" calcext:value-type="float">
            <text:p>795</text:p>
          </table:table-cell>
          <table:table-cell table:style-name="ce23" table:formula="of:=IF([.$B$7]=&quot;Trips&quot;; VLOOKUP([.$B$8];INDIRECT(VLOOKUP([.$A12];[.$BA$14:.$BB$33];2;0));[.C$100];0); VLOOKUP([.$B$8];INDIRECT(VLOOKUP([.$A12];[.$BA$37:.$BB$55];2;0));[.C$100];0))" office:value-type="float" office:value="1284.23033438821" calcext:value-type="float">
            <text:p>1,284</text:p>
          </table:table-cell>
          <table:table-cell table:style-name="ce23" table:formula="of:=IF([.$B$7]=&quot;Trips&quot;; VLOOKUP([.$B$8];INDIRECT(VLOOKUP([.$A12];[.$BA$14:.$BB$33];2;0));[.D$100];0); VLOOKUP([.$B$8];INDIRECT(VLOOKUP([.$A12];[.$BA$37:.$BB$55];2;0));[.D$100];0))" office:value-type="float" office:value="1089.48078183415" calcext:value-type="float">
            <text:p>1,089</text:p>
          </table:table-cell>
          <table:table-cell table:style-name="ce23" table:formula="of:=IF([.$B$7]=&quot;Trips&quot;; VLOOKUP([.$B$8];INDIRECT(VLOOKUP([.$A12];[.$BA$14:.$BB$33];2;0));[.E$100];0); VLOOKUP([.$B$8];INDIRECT(VLOOKUP([.$A12];[.$BA$37:.$BB$55];2;0));[.E$100];0))" office:value-type="float" office:value="935.13610697815" calcext:value-type="float">
            <text:p>935</text:p>
          </table:table-cell>
          <table:table-cell table:style-name="ce23" table:formula="of:=IF([.$B$7]=&quot;Trips&quot;; VLOOKUP([.$B$8];INDIRECT(VLOOKUP([.$A12];[.$BA$14:.$BB$33];2;0));[.F$100];0); VLOOKUP([.$B$8];INDIRECT(VLOOKUP([.$A12];[.$BA$37:.$BB$55];2;0));[.F$100];0))" office:value-type="float" office:value="1140.05231556313" calcext:value-type="float">
            <text:p>1,140</text:p>
          </table:table-cell>
          <table:table-cell table:style-name="ce23" table:formula="of:=IF([.$B$7]=&quot;Trips&quot;; VLOOKUP([.$B$8];INDIRECT(VLOOKUP([.$A12];[.$BA$14:.$BB$33];2;0));[.G$100];0); VLOOKUP([.$B$8];INDIRECT(VLOOKUP([.$A12];[.$BA$37:.$BB$55];2;0));[.G$100];0))" office:value-type="float" office:value="1074.42380475161" calcext:value-type="float">
            <text:p>1,074</text:p>
          </table:table-cell>
          <table:table-cell table:style-name="ce23" table:formula="of:=VLOOKUP([.H$11];INDIRECT(VLOOKUP([.$A12];[.$BA$37:.$BB$55];2;0));[.$G$100];0)" office:value-type="float" office:value="14369" calcext:value-type="float">
            <text:p>14,369</text:p>
          </table:table-cell>
          <table:table-cell table:style-name="ce23" table:formula="of:=VLOOKUP([.I$11];INDIRECT(VLOOKUP([.$A12];[.$BA$37:.$BB$55];2;0));[.$G$100];0)" office:value-type="float" office:value="279.407" calcext:value-type="float">
            <text:p>279</text:p>
          </table:table-cell>
          <table:table-cell table:style-name="ce23" table:formula="of:=VLOOKUP([.J$11];INDIRECT(VLOOKUP([.$A12];[.$BA$37:.$BB$55];2;0));[.$G$100];0)" office:value-type="float" office:value="299.727" calcext:value-type="float">
            <text:p>300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5" office:value-type="string" calcext:value-type="string">
            <text:p>Do not delete columns AS:AW, change to white font</text:p>
          </table:table-cell>
          <table:table-cell table:number-columns-repeated="971"/>
        </table:table-row>
        <table:table-row table:style-name="ro1">
          <table:table-cell table:style-name="ce4" table:formula="of:=[.A12]+1" office:value-type="float" office:value="2003" calcext:value-type="float">
            <text:p>2003</text:p>
          </table:table-cell>
          <table:table-cell table:style-name="ce23" table:formula="of:=IF([.$B$7]=&quot;Trips&quot;; VLOOKUP([.$B$8];INDIRECT(VLOOKUP([.$A13];[.$BA$14:.$BB$33];2;0));[.B$100];0); VLOOKUP([.$B$8];INDIRECT(VLOOKUP([.$A13];[.$BA$37:.$BB$55];2;0));[.B$100];0))" office:value-type="float" office:value="793.230729219697" calcext:value-type="float">
            <text:p>793</text:p>
          </table:table-cell>
          <table:table-cell table:style-name="ce23" table:formula="of:=IF([.$B$7]=&quot;Trips&quot;; VLOOKUP([.$B$8];INDIRECT(VLOOKUP([.$A13];[.$BA$14:.$BB$33];2;0));[.C$100];0); VLOOKUP([.$B$8];INDIRECT(VLOOKUP([.$A13];[.$BA$37:.$BB$55];2;0));[.C$100];0))" office:value-type="float" office:value="1249.5167595635" calcext:value-type="float">
            <text:p>1,250</text:p>
          </table:table-cell>
          <table:table-cell table:style-name="ce23" table:formula="of:=IF([.$B$7]=&quot;Trips&quot;; VLOOKUP([.$B$8];INDIRECT(VLOOKUP([.$A13];[.$BA$14:.$BB$33];2;0));[.D$100];0); VLOOKUP([.$B$8];INDIRECT(VLOOKUP([.$A13];[.$BA$37:.$BB$55];2;0));[.D$100];0))" office:value-type="float" office:value="1058.95987560851" calcext:value-type="float">
            <text:p>1,059</text:p>
          </table:table-cell>
          <table:table-cell table:style-name="ce23" table:formula="of:=IF([.$B$7]=&quot;Trips&quot;; VLOOKUP([.$B$8];INDIRECT(VLOOKUP([.$A13];[.$BA$14:.$BB$33];2;0));[.E$100];0); VLOOKUP([.$B$8];INDIRECT(VLOOKUP([.$A13];[.$BA$37:.$BB$55];2;0));[.E$100];0))" office:value-type="float" office:value="948.769608067296" calcext:value-type="float">
            <text:p>949</text:p>
          </table:table-cell>
          <table:table-cell table:style-name="ce23" table:formula="of:=IF([.$B$7]=&quot;Trips&quot;; VLOOKUP([.$B$8];INDIRECT(VLOOKUP([.$A13];[.$BA$14:.$BB$33];2;0));[.F$100];0); VLOOKUP([.$B$8];INDIRECT(VLOOKUP([.$A13];[.$BA$37:.$BB$55];2;0));[.F$100];0))" office:value-type="float" office:value="1123.62309451564" calcext:value-type="float">
            <text:p>1,124</text:p>
          </table:table-cell>
          <table:table-cell table:style-name="ce23" table:formula="of:=IF([.$B$7]=&quot;Trips&quot;; VLOOKUP([.$B$8];INDIRECT(VLOOKUP([.$A13];[.$BA$14:.$BB$33];2;0));[.G$100];0); VLOOKUP([.$B$8];INDIRECT(VLOOKUP([.$A13];[.$BA$37:.$BB$55];2;0));[.G$100];0))" office:value-type="float" office:value="1059.65846629749" calcext:value-type="float">
            <text:p>1,060</text:p>
          </table:table-cell>
          <table:table-cell table:style-name="ce23" table:formula="of:=VLOOKUP([.H$11];INDIRECT(VLOOKUP([.$A13];[.$BA$37:.$BB$55];2;0));[.$G$100];0)" office:value-type="float" office:value="16685" calcext:value-type="float">
            <text:p>16,685</text:p>
          </table:table-cell>
          <table:table-cell table:style-name="ce24" table:formula="of:=VLOOKUP([.I$11];INDIRECT(VLOOKUP([.$A13];[.$BA$37:.$BB$55];2;0));[.$G$100];0)" office:value-type="float" office:value="317.647" calcext:value-type="float">
            <text:p>318</text:p>
          </table:table-cell>
          <table:table-cell table:style-name="ce24" table:formula="of:=VLOOKUP([.J$11];INDIRECT(VLOOKUP([.$A13];[.$BA$37:.$BB$55];2;0));[.$G$100];0)" office:value-type="float" office:value="341.545" calcext:value-type="float">
            <text:p>342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office:value-type="string" calcext:value-type="string">
            <text:p>Difference</text:p>
          </table:table-cell>
          <table:table-cell office:value-type="float" office:value="43" calcext:value-type="float">
            <text:p>43</text:p>
          </table:table-cell>
          <table:table-cell table:number-columns-repeated="970"/>
        </table:table-row>
        <table:table-row table:style-name="ro1">
          <table:table-cell table:style-name="ce4" table:formula="of:=[.A13]+1" office:value-type="float" office:value="2004" calcext:value-type="float">
            <text:p>2004</text:p>
          </table:table-cell>
          <table:table-cell table:style-name="ce23" table:formula="of:=IF([.$B$7]=&quot;Trips&quot;; VLOOKUP([.$B$8];INDIRECT(VLOOKUP([.$A14];[.$BA$14:.$BB$33];2;0));[.B$100];0); VLOOKUP([.$B$8];INDIRECT(VLOOKUP([.$A14];[.$BA$37:.$BB$55];2;0));[.B$100];0))" office:value-type="float" office:value="799.76635719333" calcext:value-type="float">
            <text:p>800</text:p>
          </table:table-cell>
          <table:table-cell table:style-name="ce23" table:formula="of:=IF([.$B$7]=&quot;Trips&quot;; VLOOKUP([.$B$8];INDIRECT(VLOOKUP([.$A14];[.$BA$14:.$BB$33];2;0));[.C$100];0); VLOOKUP([.$B$8];INDIRECT(VLOOKUP([.$A14];[.$BA$37:.$BB$55];2;0));[.C$100];0))" office:value-type="float" office:value="1233.92891700874" calcext:value-type="float">
            <text:p>1,234</text:p>
          </table:table-cell>
          <table:table-cell table:style-name="ce23" table:formula="of:=IF([.$B$7]=&quot;Trips&quot;; VLOOKUP([.$B$8];INDIRECT(VLOOKUP([.$A14];[.$BA$14:.$BB$33];2;0));[.D$100];0); VLOOKUP([.$B$8];INDIRECT(VLOOKUP([.$A14];[.$BA$37:.$BB$55];2;0));[.D$100];0))" office:value-type="float" office:value="1063.12125828017" calcext:value-type="float">
            <text:p>1,063</text:p>
          </table:table-cell>
          <table:table-cell table:style-name="ce23" table:formula="of:=IF([.$B$7]=&quot;Trips&quot;; VLOOKUP([.$B$8];INDIRECT(VLOOKUP([.$A14];[.$BA$14:.$BB$33];2;0));[.E$100];0); VLOOKUP([.$B$8];INDIRECT(VLOOKUP([.$A14];[.$BA$37:.$BB$55];2;0));[.E$100];0))" office:value-type="float" office:value="942.697145343241" calcext:value-type="float">
            <text:p>943</text:p>
          </table:table-cell>
          <table:table-cell table:style-name="ce23" table:formula="of:=IF([.$B$7]=&quot;Trips&quot;; VLOOKUP([.$B$8];INDIRECT(VLOOKUP([.$A14];[.$BA$14:.$BB$33];2;0));[.F$100];0); VLOOKUP([.$B$8];INDIRECT(VLOOKUP([.$A14];[.$BA$37:.$BB$55];2;0));[.F$100];0))" office:value-type="float" office:value="1112.41390133923" calcext:value-type="float">
            <text:p>1,112</text:p>
          </table:table-cell>
          <table:table-cell table:style-name="ce23" table:formula="of:=IF([.$B$7]=&quot;Trips&quot;; VLOOKUP([.$B$8];INDIRECT(VLOOKUP([.$A14];[.$BA$14:.$BB$33];2;0));[.G$100];0); VLOOKUP([.$B$8];INDIRECT(VLOOKUP([.$A14];[.$BA$37:.$BB$55];2;0));[.G$100];0))" office:value-type="float" office:value="1053.52417350675" calcext:value-type="float">
            <text:p>1,054</text:p>
          </table:table-cell>
          <table:table-cell table:style-name="ce23" table:formula="of:=VLOOKUP([.H$11];INDIRECT(VLOOKUP([.$A14];[.$BA$37:.$BB$55];2;0));[.$G$100];0)" office:value-type="float" office:value="16487" calcext:value-type="float">
            <text:p>16,487</text:p>
          </table:table-cell>
          <table:table-cell table:style-name="ce24" table:formula="of:=VLOOKUP([.I$11];INDIRECT(VLOOKUP([.$A14];[.$BA$37:.$BB$55];2;0));[.$G$100];0)" office:value-type="float" office:value="313.666" calcext:value-type="float">
            <text:p>314</text:p>
          </table:table-cell>
          <table:table-cell table:style-name="ce24" table:formula="of:=VLOOKUP([.J$11];INDIRECT(VLOOKUP([.$A14];[.$BA$37:.$BB$55];2;0));[.$G$100];0)" office:value-type="float" office:value="338.34" calcext:value-type="float">
            <text:p>338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5" office:value-type="string" calcext:value-type="string">
            <text:p>Update lookup when adding a new year (numbers go up by 1)</text:p>
          </table:table-cell>
          <table:table-cell table:number-columns-repeated="971"/>
        </table:table-row>
        <table:table-row table:style-name="ro1">
          <table:table-cell table:style-name="ce4" table:formula="of:=[.A14]+1" office:value-type="float" office:value="2005" calcext:value-type="float">
            <text:p>2005</text:p>
          </table:table-cell>
          <table:table-cell table:style-name="ce23" table:formula="of:=IF([.$B$7]=&quot;Trips&quot;; VLOOKUP([.$B$8];INDIRECT(VLOOKUP([.$A15];[.$BA$14:.$BB$33];2;0));[.B$100];0); VLOOKUP([.$B$8];INDIRECT(VLOOKUP([.$A15];[.$BA$37:.$BB$55];2;0));[.B$100];0))" office:value-type="float" office:value="805.116843624038" calcext:value-type="float">
            <text:p>805</text:p>
          </table:table-cell>
          <table:table-cell table:style-name="ce23" table:formula="of:=IF([.$B$7]=&quot;Trips&quot;; VLOOKUP([.$B$8];INDIRECT(VLOOKUP([.$A15];[.$BA$14:.$BB$33];2;0));[.C$100];0); VLOOKUP([.$B$8];INDIRECT(VLOOKUP([.$A15];[.$BA$37:.$BB$55];2;0));[.C$100];0))" office:value-type="float" office:value="1245.90578048089" calcext:value-type="float">
            <text:p>1,246</text:p>
          </table:table-cell>
          <table:table-cell table:style-name="ce23" table:formula="of:=IF([.$B$7]=&quot;Trips&quot;; VLOOKUP([.$B$8];INDIRECT(VLOOKUP([.$A15];[.$BA$14:.$BB$33];2;0));[.D$100];0); VLOOKUP([.$B$8];INDIRECT(VLOOKUP([.$A15];[.$BA$37:.$BB$55];2;0));[.D$100];0))" office:value-type="float" office:value="1040.60721411794" calcext:value-type="float">
            <text:p>1,041</text:p>
          </table:table-cell>
          <table:table-cell table:style-name="ce23" table:formula="of:=IF([.$B$7]=&quot;Trips&quot;; VLOOKUP([.$B$8];INDIRECT(VLOOKUP([.$A15];[.$BA$14:.$BB$33];2;0));[.E$100];0); VLOOKUP([.$B$8];INDIRECT(VLOOKUP([.$A15];[.$BA$37:.$BB$55];2;0));[.E$100];0))" office:value-type="float" office:value="964.086396260324" calcext:value-type="float">
            <text:p>964</text:p>
          </table:table-cell>
          <table:table-cell table:style-name="ce23" table:formula="of:=IF([.$B$7]=&quot;Trips&quot;; VLOOKUP([.$B$8];INDIRECT(VLOOKUP([.$A15];[.$BA$14:.$BB$33];2;0));[.F$100];0); VLOOKUP([.$B$8];INDIRECT(VLOOKUP([.$A15];[.$BA$37:.$BB$55];2;0));[.F$100];0))" office:value-type="float" office:value="1128.1486779883" calcext:value-type="float">
            <text:p>1,128</text:p>
          </table:table-cell>
          <table:table-cell table:style-name="ce23" table:formula="of:=IF([.$B$7]=&quot;Trips&quot;; VLOOKUP([.$B$8];INDIRECT(VLOOKUP([.$A15];[.$BA$14:.$BB$33];2;0));[.G$100];0); VLOOKUP([.$B$8];INDIRECT(VLOOKUP([.$A15];[.$BA$37:.$BB$55];2;0));[.G$100];0))" office:value-type="float" office:value="1069.80941836831" calcext:value-type="float">
            <text:p>1,070</text:p>
          </table:table-cell>
          <table:table-cell table:style-name="ce23" table:formula="of:=VLOOKUP([.H$11];INDIRECT(VLOOKUP([.$A15];[.$BA$37:.$BB$55];2;0));[.$G$100];0)" office:value-type="float" office:value="16956" calcext:value-type="float">
            <text:p>16,956</text:p>
          </table:table-cell>
          <table:table-cell table:style-name="ce24" table:formula="of:=VLOOKUP([.I$11];INDIRECT(VLOOKUP([.$A15];[.$BA$37:.$BB$55];2;0));[.$G$100];0)" office:value-type="float" office:value="324.116" calcext:value-type="float">
            <text:p>324</text:p>
          </table:table-cell>
          <table:table-cell table:style-name="ce24" table:formula="of:=VLOOKUP([.J$11];INDIRECT(VLOOKUP([.$A15];[.$BA$37:.$BB$55];2;0));[.$G$100];0)" office:value-type="float" office:value="350.595" calcext:value-type="float">
            <text:p>351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office:value-type="float" office:value="2002" calcext:value-type="float">
            <text:p>2002</text:p>
          </table:table-cell>
          <table:table-cell table:style-name="ce7" table:formula="of:=&quot;A&quot;&amp;[.BC15]&amp;&quot;:G&quot;&amp;[.BD15]" office:value-type="string" office:string-value="A105:G120" calcext:value-type="string">
            <text:p>A105:G12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968"/>
        </table:table-row>
        <table:table-row table:style-name="ro1">
          <table:table-cell table:style-name="ce4" table:formula="of:=[.A15]+1" office:value-type="float" office:value="2006" calcext:value-type="float">
            <text:p>2006</text:p>
          </table:table-cell>
          <table:table-cell table:style-name="ce23" table:formula="of:=IF([.$B$7]=&quot;Trips&quot;; VLOOKUP([.$B$8];INDIRECT(VLOOKUP([.$A16];[.$BA$14:.$BB$33];2;0));[.B$100];0); VLOOKUP([.$B$8];INDIRECT(VLOOKUP([.$A16];[.$BA$37:.$BB$55];2;0));[.B$100];0))" office:value-type="float" office:value="814.038522323156" calcext:value-type="float">
            <text:p>814</text:p>
          </table:table-cell>
          <table:table-cell table:style-name="ce23" table:formula="of:=IF([.$B$7]=&quot;Trips&quot;; VLOOKUP([.$B$8];INDIRECT(VLOOKUP([.$A16];[.$BA$14:.$BB$33];2;0));[.C$100];0); VLOOKUP([.$B$8];INDIRECT(VLOOKUP([.$A16];[.$BA$37:.$BB$55];2;0));[.C$100];0))" office:value-type="float" office:value="1246.61787265505" calcext:value-type="float">
            <text:p>1,247</text:p>
          </table:table-cell>
          <table:table-cell table:style-name="ce23" table:formula="of:=IF([.$B$7]=&quot;Trips&quot;; VLOOKUP([.$B$8];INDIRECT(VLOOKUP([.$A16];[.$BA$14:.$BB$33];2;0));[.D$100];0); VLOOKUP([.$B$8];INDIRECT(VLOOKUP([.$A16];[.$BA$37:.$BB$55];2;0));[.D$100];0))" office:value-type="float" office:value="1048.84624459954" calcext:value-type="float">
            <text:p>1,049</text:p>
          </table:table-cell>
          <table:table-cell table:style-name="ce23" table:formula="of:=IF([.$B$7]=&quot;Trips&quot;; VLOOKUP([.$B$8];INDIRECT(VLOOKUP([.$A16];[.$BA$14:.$BB$33];2;0));[.E$100];0); VLOOKUP([.$B$8];INDIRECT(VLOOKUP([.$A16];[.$BA$37:.$BB$55];2;0));[.E$100];0))" office:value-type="float" office:value="944.845416194645" calcext:value-type="float">
            <text:p>945</text:p>
          </table:table-cell>
          <table:table-cell table:style-name="ce23" table:formula="of:=IF([.$B$7]=&quot;Trips&quot;; VLOOKUP([.$B$8];INDIRECT(VLOOKUP([.$A16];[.$BA$14:.$BB$33];2;0));[.F$100];0); VLOOKUP([.$B$8];INDIRECT(VLOOKUP([.$A16];[.$BA$37:.$BB$55];2;0));[.F$100];0))" office:value-type="float" office:value="1121.58962333567" calcext:value-type="float">
            <text:p>1,122</text:p>
          </table:table-cell>
          <table:table-cell table:style-name="ce23" table:formula="of:=IF([.$B$7]=&quot;Trips&quot;; VLOOKUP([.$B$8];INDIRECT(VLOOKUP([.$A16];[.$BA$14:.$BB$33];2;0));[.G$100];0); VLOOKUP([.$B$8];INDIRECT(VLOOKUP([.$A16];[.$BA$37:.$BB$55];2;0));[.G$100];0))" office:value-type="float" office:value="1067.01859995531" calcext:value-type="float">
            <text:p>1,067</text:p>
          </table:table-cell>
          <table:table-cell table:style-name="ce23" table:formula="of:=VLOOKUP([.H$11];INDIRECT(VLOOKUP([.$A16];[.$BA$37:.$BB$55];2;0));[.$G$100];0)" office:value-type="float" office:value="16648" calcext:value-type="float">
            <text:p>16,648</text:p>
          </table:table-cell>
          <table:table-cell table:style-name="ce24" table:formula="of:=VLOOKUP([.I$11];INDIRECT(VLOOKUP([.$A16];[.$BA$37:.$BB$55];2;0));[.$G$100];0)" office:value-type="float" office:value="316.721" calcext:value-type="float">
            <text:p>317</text:p>
          </table:table-cell>
          <table:table-cell table:style-name="ce24" table:formula="of:=VLOOKUP([.J$11];INDIRECT(VLOOKUP([.$A16];[.$BA$37:.$BB$55];2;0));[.$G$100];0)" office:value-type="float" office:value="344.479" calcext:value-type="float">
            <text:p>344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15]+1" office:value-type="float" office:value="2003" calcext:value-type="float">
            <text:p>2003</text:p>
          </table:table-cell>
          <table:table-cell table:style-name="ce7" table:formula="of:=&quot;A&quot;&amp;[.BC16]&amp;&quot;:H&quot;&amp;[.BD16]" office:value-type="string" office:string-value="A148:H163" calcext:value-type="string">
            <text:p>A148:H163</text:p>
          </table:table-cell>
          <table:table-cell table:formula="of:=[.BC15]+[.$BB$13]" office:value-type="float" office:value="148" calcext:value-type="float">
            <text:p>148</text:p>
          </table:table-cell>
          <table:table-cell table:formula="of:=[.BD15]+[.$BB$13]" office:value-type="float" office:value="163" calcext:value-type="float">
            <text:p>163</text:p>
          </table:table-cell>
          <table:table-cell table:number-columns-repeated="968"/>
        </table:table-row>
        <table:table-row table:style-name="ro1">
          <table:table-cell table:style-name="ce4" table:formula="of:=[.A16]+1" office:value-type="float" office:value="2007" calcext:value-type="float">
            <text:p>2007</text:p>
          </table:table-cell>
          <table:table-cell table:style-name="ce23" table:formula="of:=IF([.$B$7]=&quot;Trips&quot;; VLOOKUP([.$B$8];INDIRECT(VLOOKUP([.$A17];[.$BA$14:.$BB$33];2;0));[.B$100];0); VLOOKUP([.$B$8];INDIRECT(VLOOKUP([.$A17];[.$BA$37:.$BB$55];2;0));[.B$100];0))" office:value-type="float" office:value="764.99480049582" calcext:value-type="float">
            <text:p>765</text:p>
          </table:table-cell>
          <table:table-cell table:style-name="ce23" table:formula="of:=IF([.$B$7]=&quot;Trips&quot;; VLOOKUP([.$B$8];INDIRECT(VLOOKUP([.$A17];[.$BA$14:.$BB$33];2;0));[.C$100];0); VLOOKUP([.$B$8];INDIRECT(VLOOKUP([.$A17];[.$BA$37:.$BB$55];2;0));[.C$100];0))" office:value-type="float" office:value="1163.34505758749" calcext:value-type="float">
            <text:p>1,163</text:p>
          </table:table-cell>
          <table:table-cell table:style-name="ce23" table:formula="of:=IF([.$B$7]=&quot;Trips&quot;; VLOOKUP([.$B$8];INDIRECT(VLOOKUP([.$A17];[.$BA$14:.$BB$33];2;0));[.D$100];0); VLOOKUP([.$B$8];INDIRECT(VLOOKUP([.$A17];[.$BA$37:.$BB$55];2;0));[.D$100];0))" office:value-type="float" office:value="998.339512885435" calcext:value-type="float">
            <text:p>998</text:p>
          </table:table-cell>
          <table:table-cell table:style-name="ce23" table:formula="of:=IF([.$B$7]=&quot;Trips&quot;; VLOOKUP([.$B$8];INDIRECT(VLOOKUP([.$A17];[.$BA$14:.$BB$33];2;0));[.E$100];0); VLOOKUP([.$B$8];INDIRECT(VLOOKUP([.$A17];[.$BA$37:.$BB$55];2;0));[.E$100];0))" office:value-type="float" office:value="877.056564483315" calcext:value-type="float">
            <text:p>877</text:p>
          </table:table-cell>
          <table:table-cell table:style-name="ce23" table:formula="of:=IF([.$B$7]=&quot;Trips&quot;; VLOOKUP([.$B$8];INDIRECT(VLOOKUP([.$A17];[.$BA$14:.$BB$33];2;0));[.F$100];0); VLOOKUP([.$B$8];INDIRECT(VLOOKUP([.$A17];[.$BA$37:.$BB$55];2;0));[.F$100];0))" office:value-type="float" office:value="1048.45832459158" calcext:value-type="float">
            <text:p>1,048</text:p>
          </table:table-cell>
          <table:table-cell table:style-name="ce23" table:formula="of:=IF([.$B$7]=&quot;Trips&quot;; VLOOKUP([.$B$8];INDIRECT(VLOOKUP([.$A17];[.$BA$14:.$BB$33];2;0));[.G$100];0); VLOOKUP([.$B$8];INDIRECT(VLOOKUP([.$A17];[.$BA$37:.$BB$55];2;0));[.G$100];0))" office:value-type="float" office:value="997.797495825987" calcext:value-type="float">
            <text:p>998</text:p>
          </table:table-cell>
          <table:table-cell table:style-name="ce23" table:formula="of:=VLOOKUP([.H$11];INDIRECT(VLOOKUP([.$A17];[.$BA$37:.$BB$55];2;0));[.$G$100];0)" office:value-type="float" office:value="16858" calcext:value-type="float">
            <text:p>16,858</text:p>
          </table:table-cell>
          <table:table-cell table:style-name="ce24" table:formula="of:=VLOOKUP([.I$11];INDIRECT(VLOOKUP([.$A17];[.$BA$37:.$BB$55];2;0));[.$G$100];0)" office:value-type="float" office:value="303.101" calcext:value-type="float">
            <text:p>303</text:p>
          </table:table-cell>
          <table:table-cell table:style-name="ce24" table:formula="of:=VLOOKUP([.J$11];INDIRECT(VLOOKUP([.$A17];[.$BA$37:.$BB$55];2;0));[.$G$100];0)" office:value-type="float" office:value="330.936" calcext:value-type="float">
            <text:p>331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16]+1" office:value-type="float" office:value="2004" calcext:value-type="float">
            <text:p>2004</text:p>
          </table:table-cell>
          <table:table-cell table:style-name="ce7" table:formula="of:=&quot;A&quot;&amp;[.BC17]&amp;&quot;:H&quot;&amp;[.BD17]" office:value-type="string" office:string-value="A191:H206" calcext:value-type="string">
            <text:p>A191:H206</text:p>
          </table:table-cell>
          <table:table-cell table:formula="of:=[.BC16]+[.$BB$13]" office:value-type="float" office:value="191" calcext:value-type="float">
            <text:p>191</text:p>
          </table:table-cell>
          <table:table-cell table:formula="of:=[.BD16]+[.$BB$13]" office:value-type="float" office:value="206" calcext:value-type="float">
            <text:p>206</text:p>
          </table:table-cell>
          <table:table-cell table:number-columns-repeated="968"/>
        </table:table-row>
        <table:table-row table:style-name="ro1">
          <table:table-cell table:style-name="ce4" table:formula="of:=[.A17]+1" office:value-type="float" office:value="2008" calcext:value-type="float">
            <text:p>2008</text:p>
          </table:table-cell>
          <table:table-cell table:style-name="ce23" table:formula="of:=IF([.$B$7]=&quot;Trips&quot;; VLOOKUP([.$B$8];INDIRECT(VLOOKUP([.$A18];[.$BA$14:.$BB$33];2;0));[.B$100];0); VLOOKUP([.$B$8];INDIRECT(VLOOKUP([.$A18];[.$BA$37:.$BB$55];2;0));[.B$100];0))" office:value-type="float" office:value="772.800413849785" calcext:value-type="float">
            <text:p>773</text:p>
          </table:table-cell>
          <table:table-cell table:style-name="ce23" table:formula="of:=IF([.$B$7]=&quot;Trips&quot;; VLOOKUP([.$B$8];INDIRECT(VLOOKUP([.$A18];[.$BA$14:.$BB$33];2;0));[.C$100];0); VLOOKUP([.$B$8];INDIRECT(VLOOKUP([.$A18];[.$BA$37:.$BB$55];2;0));[.C$100];0))" office:value-type="float" office:value="1182.06055694888" calcext:value-type="float">
            <text:p>1,182</text:p>
          </table:table-cell>
          <table:table-cell table:style-name="ce23" table:formula="of:=IF([.$B$7]=&quot;Trips&quot;; VLOOKUP([.$B$8];INDIRECT(VLOOKUP([.$A18];[.$BA$14:.$BB$33];2;0));[.D$100];0); VLOOKUP([.$B$8];INDIRECT(VLOOKUP([.$A18];[.$BA$37:.$BB$55];2;0));[.D$100];0))" office:value-type="float" office:value="969.674126209502" calcext:value-type="float">
            <text:p>970</text:p>
          </table:table-cell>
          <table:table-cell table:style-name="ce23" table:formula="of:=IF([.$B$7]=&quot;Trips&quot;; VLOOKUP([.$B$8];INDIRECT(VLOOKUP([.$A18];[.$BA$14:.$BB$33];2;0));[.E$100];0); VLOOKUP([.$B$8];INDIRECT(VLOOKUP([.$A18];[.$BA$37:.$BB$55];2;0));[.E$100];0))" office:value-type="float" office:value="910.107743107961" calcext:value-type="float">
            <text:p>910</text:p>
          </table:table-cell>
          <table:table-cell table:style-name="ce23" table:formula="of:=IF([.$B$7]=&quot;Trips&quot;; VLOOKUP([.$B$8];INDIRECT(VLOOKUP([.$A18];[.$BA$14:.$BB$33];2;0));[.F$100];0); VLOOKUP([.$B$8];INDIRECT(VLOOKUP([.$A18];[.$BA$37:.$BB$55];2;0));[.F$100];0))" office:value-type="float" office:value="1067.33601954226" calcext:value-type="float">
            <text:p>1,067</text:p>
          </table:table-cell>
          <table:table-cell table:style-name="ce23" table:formula="of:=IF([.$B$7]=&quot;Trips&quot;; VLOOKUP([.$B$8];INDIRECT(VLOOKUP([.$A18];[.$BA$14:.$BB$33];2;0));[.G$100];0); VLOOKUP([.$B$8];INDIRECT(VLOOKUP([.$A18];[.$BA$37:.$BB$55];2;0));[.G$100];0))" office:value-type="float" office:value="1014.16956460295" calcext:value-type="float">
            <text:p>1,014</text:p>
          </table:table-cell>
          <table:table-cell table:style-name="ce23" table:formula="of:=VLOOKUP([.H$11];INDIRECT(VLOOKUP([.$A18];[.$BA$37:.$BB$55];2;0));[.$G$100];0)" office:value-type="float" office:value="16360" calcext:value-type="float">
            <text:p>16,360</text:p>
          </table:table-cell>
          <table:table-cell table:style-name="ce24" table:formula="of:=VLOOKUP([.I$11];INDIRECT(VLOOKUP([.$A18];[.$BA$37:.$BB$55];2;0));[.$G$100];0)" office:value-type="float" office:value="294.605" calcext:value-type="float">
            <text:p>295</text:p>
          </table:table-cell>
          <table:table-cell table:style-name="ce24" table:formula="of:=VLOOKUP([.J$11];INDIRECT(VLOOKUP([.$A18];[.$BA$37:.$BB$55];2;0));[.$G$100];0)" office:value-type="float" office:value="321.557" calcext:value-type="float">
            <text:p>322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17]+1" office:value-type="float" office:value="2005" calcext:value-type="float">
            <text:p>2005</text:p>
          </table:table-cell>
          <table:table-cell table:style-name="ce7" table:formula="of:=&quot;A&quot;&amp;[.BC18]&amp;&quot;:H&quot;&amp;[.BD18]" office:value-type="string" office:string-value="A234:H249" calcext:value-type="string">
            <text:p>A234:H249</text:p>
          </table:table-cell>
          <table:table-cell table:formula="of:=[.BC17]+[.$BB$13]" office:value-type="float" office:value="234" calcext:value-type="float">
            <text:p>234</text:p>
          </table:table-cell>
          <table:table-cell table:formula="of:=[.BD17]+[.$BB$13]" office:value-type="float" office:value="249" calcext:value-type="float">
            <text:p>249</text:p>
          </table:table-cell>
          <table:table-cell table:number-columns-repeated="968"/>
        </table:table-row>
        <table:table-row table:style-name="ro1">
          <table:table-cell table:style-name="ce4" table:formula="of:=[.A18]+1" office:value-type="float" office:value="2009" calcext:value-type="float">
            <text:p>2009</text:p>
          </table:table-cell>
          <table:table-cell table:style-name="ce23" table:formula="of:=IF([.$B$7]=&quot;Trips&quot;; VLOOKUP([.$B$8];INDIRECT(VLOOKUP([.$A19];[.$BA$14:.$BB$33];2;0));[.B$100];0); VLOOKUP([.$B$8];INDIRECT(VLOOKUP([.$A19];[.$BA$37:.$BB$55];2;0));[.B$100];0))" office:value-type="float" office:value="766.383920020496" calcext:value-type="float">
            <text:p>766</text:p>
          </table:table-cell>
          <table:table-cell table:style-name="ce23" table:formula="of:=IF([.$B$7]=&quot;Trips&quot;; VLOOKUP([.$B$8];INDIRECT(VLOOKUP([.$A19];[.$BA$14:.$BB$33];2;0));[.C$100];0); VLOOKUP([.$B$8];INDIRECT(VLOOKUP([.$A19];[.$BA$37:.$BB$55];2;0));[.C$100];0))" office:value-type="float" office:value="1157.54450440769" calcext:value-type="float">
            <text:p>1,158</text:p>
          </table:table-cell>
          <table:table-cell table:style-name="ce23" table:formula="of:=IF([.$B$7]=&quot;Trips&quot;; VLOOKUP([.$B$8];INDIRECT(VLOOKUP([.$A19];[.$BA$14:.$BB$33];2;0));[.D$100];0); VLOOKUP([.$B$8];INDIRECT(VLOOKUP([.$A19];[.$BA$37:.$BB$55];2;0));[.D$100];0))" office:value-type="float" office:value="972.062924648934" calcext:value-type="float">
            <text:p>972</text:p>
          </table:table-cell>
          <table:table-cell table:style-name="ce23" table:formula="of:=IF([.$B$7]=&quot;Trips&quot;; VLOOKUP([.$B$8];INDIRECT(VLOOKUP([.$A19];[.$BA$14:.$BB$33];2;0));[.E$100];0); VLOOKUP([.$B$8];INDIRECT(VLOOKUP([.$A19];[.$BA$37:.$BB$55];2;0));[.E$100];0))" office:value-type="float" office:value="898.377172246035" calcext:value-type="float">
            <text:p>898</text:p>
          </table:table-cell>
          <table:table-cell table:style-name="ce23" table:formula="of:=IF([.$B$7]=&quot;Trips&quot;; VLOOKUP([.$B$8];INDIRECT(VLOOKUP([.$A19];[.$BA$14:.$BB$33];2;0));[.F$100];0); VLOOKUP([.$B$8];INDIRECT(VLOOKUP([.$A19];[.$BA$37:.$BB$55];2;0));[.F$100];0))" office:value-type="float" office:value="1050.06329770524" calcext:value-type="float">
            <text:p>1,050</text:p>
          </table:table-cell>
          <table:table-cell table:style-name="ce23" table:formula="of:=IF([.$B$7]=&quot;Trips&quot;; VLOOKUP([.$B$8];INDIRECT(VLOOKUP([.$A19];[.$BA$14:.$BB$33];2;0));[.G$100];0); VLOOKUP([.$B$8];INDIRECT(VLOOKUP([.$A19];[.$BA$37:.$BB$55];2;0));[.G$100];0))" office:value-type="float" office:value="996.653496403877" calcext:value-type="float">
            <text:p>997</text:p>
          </table:table-cell>
          <table:table-cell table:style-name="ce23" table:formula="of:=VLOOKUP([.H$11];INDIRECT(VLOOKUP([.$A19];[.$BA$37:.$BB$55];2;0));[.$G$100];0)" office:value-type="float" office:value="17299" calcext:value-type="float">
            <text:p>17,299</text:p>
          </table:table-cell>
          <table:table-cell table:style-name="ce24" table:formula="of:=VLOOKUP([.I$11];INDIRECT(VLOOKUP([.$A19];[.$BA$37:.$BB$55];2;0));[.$G$100];0)" office:value-type="float" office:value="312.263" calcext:value-type="float">
            <text:p>312</text:p>
          </table:table-cell>
          <table:table-cell table:style-name="ce24" table:formula="of:=VLOOKUP([.J$11];INDIRECT(VLOOKUP([.$A19];[.$BA$37:.$BB$55];2;0));[.$G$100];0)" office:value-type="float" office:value="341.528" calcext:value-type="float">
            <text:p>342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18]+1" office:value-type="float" office:value="2006" calcext:value-type="float">
            <text:p>2006</text:p>
          </table:table-cell>
          <table:table-cell table:style-name="ce7" table:formula="of:=&quot;A&quot;&amp;[.BC19]&amp;&quot;:H&quot;&amp;[.BD19]" office:value-type="string" office:string-value="A277:H292" calcext:value-type="string">
            <text:p>A277:H292</text:p>
          </table:table-cell>
          <table:table-cell table:formula="of:=[.BC18]+[.$BB$13]" office:value-type="float" office:value="277" calcext:value-type="float">
            <text:p>277</text:p>
          </table:table-cell>
          <table:table-cell table:formula="of:=[.BD18]+[.$BB$13]" office:value-type="float" office:value="292" calcext:value-type="float">
            <text:p>292</text:p>
          </table:table-cell>
          <table:table-cell table:number-columns-repeated="968"/>
        </table:table-row>
        <table:table-row table:style-name="ro1">
          <table:table-cell table:style-name="ce4" table:formula="of:=[.A19]+1" office:value-type="float" office:value="2010" calcext:value-type="float">
            <text:p>2010</text:p>
          </table:table-cell>
          <table:table-cell table:style-name="ce23" table:formula="of:=IF([.$B$7]=&quot;Trips&quot;; VLOOKUP([.$B$8];INDIRECT(VLOOKUP([.$A20];[.$BA$14:.$BB$33];2;0));[.B$100];0); VLOOKUP([.$B$8];INDIRECT(VLOOKUP([.$A20];[.$BA$37:.$BB$55];2;0));[.B$100];0))" office:value-type="float" office:value="762.352741233756" calcext:value-type="float">
            <text:p>762</text:p>
          </table:table-cell>
          <table:table-cell table:style-name="ce23" table:formula="of:=IF([.$B$7]=&quot;Trips&quot;; VLOOKUP([.$B$8];INDIRECT(VLOOKUP([.$A20];[.$BA$14:.$BB$33];2;0));[.C$100];0); VLOOKUP([.$B$8];INDIRECT(VLOOKUP([.$A20];[.$BA$37:.$BB$55];2;0));[.C$100];0))" office:value-type="float" office:value="1147.18328118738" calcext:value-type="float">
            <text:p>1,147</text:p>
          </table:table-cell>
          <table:table-cell table:style-name="ce23" table:formula="of:=IF([.$B$7]=&quot;Trips&quot;; VLOOKUP([.$B$8];INDIRECT(VLOOKUP([.$A20];[.$BA$14:.$BB$33];2;0));[.D$100];0); VLOOKUP([.$B$8];INDIRECT(VLOOKUP([.$A20];[.$BA$37:.$BB$55];2;0));[.D$100];0))" office:value-type="float" office:value="928.596904701456" calcext:value-type="float">
            <text:p>929</text:p>
          </table:table-cell>
          <table:table-cell table:style-name="ce23" table:formula="of:=IF([.$B$7]=&quot;Trips&quot;; VLOOKUP([.$B$8];INDIRECT(VLOOKUP([.$A20];[.$BA$14:.$BB$33];2;0));[.E$100];0); VLOOKUP([.$B$8];INDIRECT(VLOOKUP([.$A20];[.$BA$37:.$BB$55];2;0));[.E$100];0))" office:value-type="float" office:value="870.990076475342" calcext:value-type="float">
            <text:p>871</text:p>
          </table:table-cell>
          <table:table-cell table:style-name="ce23" table:formula="of:=IF([.$B$7]=&quot;Trips&quot;; VLOOKUP([.$B$8];INDIRECT(VLOOKUP([.$A20];[.$BA$14:.$BB$33];2;0));[.F$100];0); VLOOKUP([.$B$8];INDIRECT(VLOOKUP([.$A20];[.$BA$37:.$BB$55];2;0));[.F$100];0))" office:value-type="float" office:value="1032.79378482625" calcext:value-type="float">
            <text:p>1,033</text:p>
          </table:table-cell>
          <table:table-cell table:style-name="ce23" table:formula="of:=IF([.$B$7]=&quot;Trips&quot;; VLOOKUP([.$B$8];INDIRECT(VLOOKUP([.$A20];[.$BA$14:.$BB$33];2;0));[.G$100];0); VLOOKUP([.$B$8];INDIRECT(VLOOKUP([.$A20];[.$BA$37:.$BB$55];2;0));[.G$100];0))" office:value-type="float" office:value="981.900698100081" calcext:value-type="float">
            <text:p>982</text:p>
          </table:table-cell>
          <table:table-cell table:style-name="ce23" table:formula="of:=VLOOKUP([.H$11];INDIRECT(VLOOKUP([.$A20];[.$BA$37:.$BB$55];2;0));[.$G$100];0)" office:value-type="float" office:value="16553" calcext:value-type="float">
            <text:p>16,553</text:p>
          </table:table-cell>
          <table:table-cell table:style-name="ce24" table:formula="of:=VLOOKUP([.I$11];INDIRECT(VLOOKUP([.$A20];[.$BA$37:.$BB$55];2;0));[.$G$100];0)" office:value-type="float" office:value="292.332" calcext:value-type="float">
            <text:p>292</text:p>
          </table:table-cell>
          <table:table-cell table:style-name="ce24" table:formula="of:=VLOOKUP([.J$11];INDIRECT(VLOOKUP([.$A20];[.$BA$37:.$BB$55];2;0));[.$G$100];0)" office:value-type="float" office:value="321.633" calcext:value-type="float">
            <text:p>322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19]+1" office:value-type="float" office:value="2007" calcext:value-type="float">
            <text:p>2007</text:p>
          </table:table-cell>
          <table:table-cell table:style-name="ce7" table:formula="of:=&quot;A&quot;&amp;[.BC20]&amp;&quot;:H&quot;&amp;[.BD20]" office:value-type="string" office:string-value="A320:H335" calcext:value-type="string">
            <text:p>A320:H335</text:p>
          </table:table-cell>
          <table:table-cell table:formula="of:=[.BC19]+[.$BB$13]" office:value-type="float" office:value="320" calcext:value-type="float">
            <text:p>320</text:p>
          </table:table-cell>
          <table:table-cell table:formula="of:=[.BD19]+[.$BB$13]" office:value-type="float" office:value="335" calcext:value-type="float">
            <text:p>335</text:p>
          </table:table-cell>
          <table:table-cell table:number-columns-repeated="968"/>
        </table:table-row>
        <table:table-row table:style-name="ro1">
          <table:table-cell table:style-name="ce4" table:formula="of:=[.A20]+1" office:value-type="float" office:value="2011" calcext:value-type="float">
            <text:p>2011</text:p>
          </table:table-cell>
          <table:table-cell table:style-name="ce23" table:formula="of:=IF([.$B$7]=&quot;Trips&quot;; VLOOKUP([.$B$8];INDIRECT(VLOOKUP([.$A21];[.$BA$14:.$BB$33];2;0));[.B$100];0); VLOOKUP([.$B$8];INDIRECT(VLOOKUP([.$A21];[.$BA$37:.$BB$55];2;0));[.B$100];0))" office:value-type="float" office:value="760.043115050583" calcext:value-type="float">
            <text:p>760</text:p>
          </table:table-cell>
          <table:table-cell table:style-name="ce23" table:formula="of:=IF([.$B$7]=&quot;Trips&quot;; VLOOKUP([.$B$8];INDIRECT(VLOOKUP([.$A21];[.$BA$14:.$BB$33];2;0));[.C$100];0); VLOOKUP([.$B$8];INDIRECT(VLOOKUP([.$A21];[.$BA$37:.$BB$55];2;0));[.C$100];0))" office:value-type="float" office:value="1144.53113299625" calcext:value-type="float">
            <text:p>1,145</text:p>
          </table:table-cell>
          <table:table-cell table:style-name="ce23" table:formula="of:=IF([.$B$7]=&quot;Trips&quot;; VLOOKUP([.$B$8];INDIRECT(VLOOKUP([.$A21];[.$BA$14:.$BB$33];2;0));[.D$100];0); VLOOKUP([.$B$8];INDIRECT(VLOOKUP([.$A21];[.$BA$37:.$BB$55];2;0));[.D$100];0))" office:value-type="float" office:value="927.005018428007" calcext:value-type="float">
            <text:p>927</text:p>
          </table:table-cell>
          <table:table-cell table:style-name="ce23" table:formula="of:=IF([.$B$7]=&quot;Trips&quot;; VLOOKUP([.$B$8];INDIRECT(VLOOKUP([.$A21];[.$BA$14:.$BB$33];2;0));[.E$100];0); VLOOKUP([.$B$8];INDIRECT(VLOOKUP([.$A21];[.$BA$37:.$BB$55];2;0));[.E$100];0))" office:value-type="float" office:value="848.680832900601" calcext:value-type="float">
            <text:p>849</text:p>
          </table:table-cell>
          <table:table-cell table:style-name="ce23" table:formula="of:=IF([.$B$7]=&quot;Trips&quot;; VLOOKUP([.$B$8];INDIRECT(VLOOKUP([.$A21];[.$BA$14:.$BB$33];2;0));[.F$100];0); VLOOKUP([.$B$8];INDIRECT(VLOOKUP([.$A21];[.$BA$37:.$BB$55];2;0));[.F$100];0))" office:value-type="float" office:value="1022.11525005416" calcext:value-type="float">
            <text:p>1,022</text:p>
          </table:table-cell>
          <table:table-cell table:style-name="ce23" table:formula="of:=IF([.$B$7]=&quot;Trips&quot;; VLOOKUP([.$B$8];INDIRECT(VLOOKUP([.$A21];[.$BA$14:.$BB$33];2;0));[.G$100];0); VLOOKUP([.$B$8];INDIRECT(VLOOKUP([.$A21];[.$BA$37:.$BB$55];2;0));[.G$100];0))" office:value-type="float" office:value="971.819288687974" calcext:value-type="float">
            <text:p>972</text:p>
          </table:table-cell>
          <table:table-cell table:style-name="ce23" table:formula="of:=VLOOKUP([.H$11];INDIRECT(VLOOKUP([.$A21];[.$BA$37:.$BB$55];2;0));[.$G$100];0)" office:value-type="float" office:value="15730" calcext:value-type="float">
            <text:p>15,730</text:p>
          </table:table-cell>
          <table:table-cell table:style-name="ce24" table:formula="of:=VLOOKUP([.I$11];INDIRECT(VLOOKUP([.$A21];[.$BA$37:.$BB$55];2;0));[.$G$100];0)" office:value-type="float" office:value="273.411" calcext:value-type="float">
            <text:p>273</text:p>
          </table:table-cell>
          <table:table-cell table:style-name="ce24" table:formula="of:=VLOOKUP([.J$11];INDIRECT(VLOOKUP([.$A21];[.$BA$37:.$BB$55];2;0));[.$G$100];0)" office:value-type="float" office:value="299.059" calcext:value-type="float">
            <text:p>299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20]+1" office:value-type="float" office:value="2008" calcext:value-type="float">
            <text:p>2008</text:p>
          </table:table-cell>
          <table:table-cell table:style-name="ce7" table:formula="of:=&quot;A&quot;&amp;[.BC21]&amp;&quot;:H&quot;&amp;[.BD21]" office:value-type="string" office:string-value="A363:H378" calcext:value-type="string">
            <text:p>A363:H378</text:p>
          </table:table-cell>
          <table:table-cell table:formula="of:=[.BC20]+[.$BB$13]" office:value-type="float" office:value="363" calcext:value-type="float">
            <text:p>363</text:p>
          </table:table-cell>
          <table:table-cell table:formula="of:=[.BD20]+[.$BB$13]" office:value-type="float" office:value="378" calcext:value-type="float">
            <text:p>378</text:p>
          </table:table-cell>
          <table:table-cell table:number-columns-repeated="968"/>
        </table:table-row>
        <table:table-row table:style-name="ro1">
          <table:table-cell table:style-name="ce4" table:formula="of:=[.A21]+1" office:value-type="float" office:value="2012" calcext:value-type="float">
            <text:p>2012</text:p>
          </table:table-cell>
          <table:table-cell table:style-name="ce23" table:formula="of:=IF([.$B$7]=&quot;Trips&quot;; VLOOKUP([.$B$8];INDIRECT(VLOOKUP([.$A22];[.$BA$14:.$BB$33];2;0));[.B$100];0); VLOOKUP([.$B$8];INDIRECT(VLOOKUP([.$A22];[.$BA$37:.$BB$55];2;0));[.B$100];0))" office:value-type="float" office:value="704.024297207678" calcext:value-type="float">
            <text:p>704</text:p>
          </table:table-cell>
          <table:table-cell table:style-name="ce23" table:formula="of:=IF([.$B$7]=&quot;Trips&quot;; VLOOKUP([.$B$8];INDIRECT(VLOOKUP([.$A22];[.$BA$14:.$BB$33];2;0));[.C$100];0); VLOOKUP([.$B$8];INDIRECT(VLOOKUP([.$A22];[.$BA$37:.$BB$55];2;0));[.C$100];0))" office:value-type="float" office:value="1158.20515438232" calcext:value-type="float">
            <text:p>1,158</text:p>
          </table:table-cell>
          <table:table-cell table:style-name="ce23" table:formula="of:=IF([.$B$7]=&quot;Trips&quot;; VLOOKUP([.$B$8];INDIRECT(VLOOKUP([.$A22];[.$BA$14:.$BB$33];2;0));[.D$100];0); VLOOKUP([.$B$8];INDIRECT(VLOOKUP([.$A22];[.$BA$37:.$BB$55];2;0));[.D$100];0))" office:value-type="float" office:value="917.224217785618" calcext:value-type="float">
            <text:p>917</text:p>
          </table:table-cell>
          <table:table-cell table:style-name="ce23" table:formula="of:=IF([.$B$7]=&quot;Trips&quot;; VLOOKUP([.$B$8];INDIRECT(VLOOKUP([.$A22];[.$BA$14:.$BB$33];2;0));[.E$100];0); VLOOKUP([.$B$8];INDIRECT(VLOOKUP([.$A22];[.$BA$37:.$BB$55];2;0));[.E$100];0))" office:value-type="float" office:value="874.113629533743" calcext:value-type="float">
            <text:p>874</text:p>
          </table:table-cell>
          <table:table-cell table:style-name="ce23" table:formula="of:=IF([.$B$7]=&quot;Trips&quot;; VLOOKUP([.$B$8];INDIRECT(VLOOKUP([.$A22];[.$BA$14:.$BB$33];2;0));[.F$100];0); VLOOKUP([.$B$8];INDIRECT(VLOOKUP([.$A22];[.$BA$37:.$BB$55];2;0));[.F$100];0))" office:value-type="float" office:value="1036.42461553797" calcext:value-type="float">
            <text:p>1,036</text:p>
          </table:table-cell>
          <table:table-cell table:style-name="ce23" table:formula="of:=IF([.$B$7]=&quot;Trips&quot;; VLOOKUP([.$B$8];INDIRECT(VLOOKUP([.$A22];[.$BA$14:.$BB$33];2;0));[.G$100];0); VLOOKUP([.$B$8];INDIRECT(VLOOKUP([.$A22];[.$BA$37:.$BB$55];2;0));[.G$100];0))" office:value-type="float" office:value="971.479723388228" calcext:value-type="float">
            <text:p>971</text:p>
          </table:table-cell>
          <table:table-cell table:style-name="ce23" table:formula="of:=VLOOKUP([.H$11];INDIRECT(VLOOKUP([.$A22];[.$BA$37:.$BB$55];2;0));[.$G$100];0)" office:value-type="float" office:value="16670" calcext:value-type="float">
            <text:p>16,670</text:p>
          </table:table-cell>
          <table:table-cell table:style-name="ce24" table:formula="of:=VLOOKUP([.I$11];INDIRECT(VLOOKUP([.$A22];[.$BA$37:.$BB$55];2;0));[.$G$100];0)" office:value-type="float" office:value="290.893" calcext:value-type="float">
            <text:p>291</text:p>
          </table:table-cell>
          <table:table-cell table:style-name="ce24" table:formula="of:=VLOOKUP([.J$11];INDIRECT(VLOOKUP([.$A22];[.$BA$37:.$BB$55];2;0));[.$G$100];0)" office:value-type="float" office:value="319.09" calcext:value-type="float">
            <text:p>319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21]+1" office:value-type="float" office:value="2009" calcext:value-type="float">
            <text:p>2009</text:p>
          </table:table-cell>
          <table:table-cell table:style-name="ce7" table:formula="of:=&quot;A&quot;&amp;[.BC22]&amp;&quot;:H&quot;&amp;[.BD22]" office:value-type="string" office:string-value="A406:H421" calcext:value-type="string">
            <text:p>A406:H421</text:p>
          </table:table-cell>
          <table:table-cell table:formula="of:=[.BC21]+[.$BB$13]" office:value-type="float" office:value="406" calcext:value-type="float">
            <text:p>406</text:p>
          </table:table-cell>
          <table:table-cell table:formula="of:=[.BD21]+[.$BB$13]" office:value-type="float" office:value="421" calcext:value-type="float">
            <text:p>421</text:p>
          </table:table-cell>
          <table:table-cell table:number-columns-repeated="968"/>
        </table:table-row>
        <table:table-row table:style-name="ro1">
          <table:table-cell table:style-name="ce4" table:formula="of:=[.A22]+1" office:value-type="float" office:value="2013" calcext:value-type="float">
            <text:p>2013</text:p>
          </table:table-cell>
          <table:table-cell table:style-name="ce23" table:formula="of:=IF([.$B$7]=&quot;Trips&quot;; VLOOKUP([.$B$8];INDIRECT(VLOOKUP([.$A23];[.$BA$14:.$BB$33];2;0));[.B$100];0); VLOOKUP([.$B$8];INDIRECT(VLOOKUP([.$A23];[.$BA$37:.$BB$55];2;0));[.B$100];0))" office:value-type="float" office:value="741.888169659352" calcext:value-type="float">
            <text:p>742</text:p>
          </table:table-cell>
          <table:table-cell table:style-name="ce23" table:formula="of:=IF([.$B$7]=&quot;Trips&quot;; VLOOKUP([.$B$8];INDIRECT(VLOOKUP([.$A23];[.$BA$14:.$BB$33];2;0));[.C$100];0); VLOOKUP([.$B$8];INDIRECT(VLOOKUP([.$A23];[.$BA$37:.$BB$55];2;0));[.C$100];0))" office:value-type="float" office:value="1101.66096566645" calcext:value-type="float">
            <text:p>1,102</text:p>
          </table:table-cell>
          <table:table-cell table:style-name="ce23" table:formula="of:=IF([.$B$7]=&quot;Trips&quot;; VLOOKUP([.$B$8];INDIRECT(VLOOKUP([.$A23];[.$BA$14:.$BB$33];2;0));[.D$100];0); VLOOKUP([.$B$8];INDIRECT(VLOOKUP([.$A23];[.$BA$37:.$BB$55];2;0));[.D$100];0))" office:value-type="float" office:value="892.684396605099" calcext:value-type="float">
            <text:p>893</text:p>
          </table:table-cell>
          <table:table-cell table:style-name="ce23" table:formula="of:=IF([.$B$7]=&quot;Trips&quot;; VLOOKUP([.$B$8];INDIRECT(VLOOKUP([.$A23];[.$BA$14:.$BB$33];2;0));[.E$100];0); VLOOKUP([.$B$8];INDIRECT(VLOOKUP([.$A23];[.$BA$37:.$BB$55];2;0));[.E$100];0))" office:value-type="float" office:value="836.621845005942" calcext:value-type="float">
            <text:p>837</text:p>
          </table:table-cell>
          <table:table-cell table:style-name="ce23" table:formula="of:=IF([.$B$7]=&quot;Trips&quot;; VLOOKUP([.$B$8];INDIRECT(VLOOKUP([.$A23];[.$BA$14:.$BB$33];2;0));[.F$100];0); VLOOKUP([.$B$8];INDIRECT(VLOOKUP([.$A23];[.$BA$37:.$BB$55];2;0));[.F$100];0))" office:value-type="float" office:value="989.823567903392" calcext:value-type="float">
            <text:p>990</text:p>
          </table:table-cell>
          <table:table-cell table:style-name="ce23" table:formula="of:=IF([.$B$7]=&quot;Trips&quot;; VLOOKUP([.$B$8];INDIRECT(VLOOKUP([.$A23];[.$BA$14:.$BB$33];2;0));[.G$100];0); VLOOKUP([.$B$8];INDIRECT(VLOOKUP([.$A23];[.$BA$37:.$BB$55];2;0));[.G$100];0))" office:value-type="float" office:value="942.582437296036" calcext:value-type="float">
            <text:p>943</text:p>
          </table:table-cell>
          <table:table-cell table:style-name="ce23" table:formula="of:=VLOOKUP([.H$11];INDIRECT(VLOOKUP([.$A23];[.$BA$37:.$BB$55];2;0));[.$G$100];0)" office:value-type="float" office:value="16192" calcext:value-type="float">
            <text:p>16,192</text:p>
          </table:table-cell>
          <table:table-cell table:style-name="ce24" table:formula="of:=VLOOKUP([.I$11];INDIRECT(VLOOKUP([.$A23];[.$BA$37:.$BB$55];2;0));[.$G$100];0)" office:value-type="float" office:value="273.751" calcext:value-type="float">
            <text:p>274</text:p>
          </table:table-cell>
          <table:table-cell table:style-name="ce24" table:formula="of:=VLOOKUP([.J$11];INDIRECT(VLOOKUP([.$A23];[.$BA$37:.$BB$55];2;0));[.$G$100];0)" office:value-type="float" office:value="301.637" calcext:value-type="float">
            <text:p>302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22]+1" office:value-type="float" office:value="2010" calcext:value-type="float">
            <text:p>2010</text:p>
          </table:table-cell>
          <table:table-cell table:style-name="ce7" table:formula="of:=&quot;A&quot;&amp;[.BC23]&amp;&quot;:H&quot;&amp;[.BD23]" office:value-type="string" office:string-value="A449:H464" calcext:value-type="string">
            <text:p>A449:H464</text:p>
          </table:table-cell>
          <table:table-cell table:formula="of:=[.BC22]+[.$BB$13]" office:value-type="float" office:value="449" calcext:value-type="float">
            <text:p>449</text:p>
          </table:table-cell>
          <table:table-cell table:formula="of:=[.BD22]+[.$BB$13]" office:value-type="float" office:value="464" calcext:value-type="float">
            <text:p>464</text:p>
          </table:table-cell>
          <table:table-cell table:number-columns-repeated="968"/>
        </table:table-row>
        <table:table-row table:style-name="ro1">
          <table:table-cell table:style-name="ce4" table:formula="of:=[.A23]+1" office:value-type="float" office:value="2014" calcext:value-type="float">
            <text:p>2014</text:p>
          </table:table-cell>
          <table:table-cell table:style-name="ce23" table:formula="of:=IF([.$B$7]=&quot;Trips&quot;; VLOOKUP([.$B$8];INDIRECT(VLOOKUP([.$A24];[.$BA$14:.$BB$33];2;0));[.B$100];0); VLOOKUP([.$B$8];INDIRECT(VLOOKUP([.$A24];[.$BA$37:.$BB$55];2;0));[.B$100];0))" office:value-type="float" office:value="685.954545100064" calcext:value-type="float">
            <text:p>686</text:p>
          </table:table-cell>
          <table:table-cell table:style-name="ce23" table:formula="of:=IF([.$B$7]=&quot;Trips&quot;; VLOOKUP([.$B$8];INDIRECT(VLOOKUP([.$A24];[.$BA$14:.$BB$33];2;0));[.C$100];0); VLOOKUP([.$B$8];INDIRECT(VLOOKUP([.$A24];[.$BA$37:.$BB$55];2;0));[.C$100];0))" office:value-type="float" office:value="1119.11489825645" calcext:value-type="float">
            <text:p>1,119</text:p>
          </table:table-cell>
          <table:table-cell table:style-name="ce23" table:formula="of:=IF([.$B$7]=&quot;Trips&quot;; VLOOKUP([.$B$8];INDIRECT(VLOOKUP([.$A24];[.$BA$14:.$BB$33];2;0));[.D$100];0); VLOOKUP([.$B$8];INDIRECT(VLOOKUP([.$A24];[.$BA$37:.$BB$55];2;0));[.D$100];0))" office:value-type="float" office:value="876.905433056882" calcext:value-type="float">
            <text:p>877</text:p>
          </table:table-cell>
          <table:table-cell table:style-name="ce23" table:formula="of:=IF([.$B$7]=&quot;Trips&quot;; VLOOKUP([.$B$8];INDIRECT(VLOOKUP([.$A24];[.$BA$14:.$BB$33];2;0));[.E$100];0); VLOOKUP([.$B$8];INDIRECT(VLOOKUP([.$A24];[.$BA$37:.$BB$55];2;0));[.E$100];0))" office:value-type="float" office:value="847.870580068197" calcext:value-type="float">
            <text:p>848</text:p>
          </table:table-cell>
          <table:table-cell table:style-name="ce23" table:formula="of:=IF([.$B$7]=&quot;Trips&quot;; VLOOKUP([.$B$8];INDIRECT(VLOOKUP([.$A24];[.$BA$14:.$BB$33];2;0));[.F$100];0); VLOOKUP([.$B$8];INDIRECT(VLOOKUP([.$A24];[.$BA$37:.$BB$55];2;0));[.F$100];0))" office:value-type="float" office:value="1001.5213725459" calcext:value-type="float">
            <text:p>1,002</text:p>
          </table:table-cell>
          <table:table-cell table:style-name="ce23" table:formula="of:=IF([.$B$7]=&quot;Trips&quot;; VLOOKUP([.$B$8];INDIRECT(VLOOKUP([.$A24];[.$BA$14:.$BB$33];2;0));[.G$100];0); VLOOKUP([.$B$8];INDIRECT(VLOOKUP([.$A24];[.$BA$37:.$BB$55];2;0));[.G$100];0))" office:value-type="float" office:value="941.544246041326" calcext:value-type="float">
            <text:p>942</text:p>
          </table:table-cell>
          <table:table-cell table:style-name="ce23" table:formula="of:=VLOOKUP([.H$11];INDIRECT(VLOOKUP([.$A24];[.$BA$37:.$BB$55];2;0));[.$G$100];0)" office:value-type="float" office:value="16491" calcext:value-type="float">
            <text:p>16,491</text:p>
          </table:table-cell>
          <table:table-cell table:style-name="ce24" table:formula="of:=VLOOKUP([.I$11];INDIRECT(VLOOKUP([.$A24];[.$BA$37:.$BB$55];2;0));[.$G$100];0)" office:value-type="float" office:value="280.052" calcext:value-type="float">
            <text:p>280</text:p>
          </table:table-cell>
          <table:table-cell table:style-name="ce24" table:formula="of:=VLOOKUP([.J$11];INDIRECT(VLOOKUP([.$A24];[.$BA$37:.$BB$55];2;0));[.$G$100];0)" office:value-type="float" office:value="308.089" calcext:value-type="float">
            <text:p>308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23]+1" office:value-type="float" office:value="2011" calcext:value-type="float">
            <text:p>2011</text:p>
          </table:table-cell>
          <table:table-cell table:style-name="ce7" table:formula="of:=&quot;A&quot;&amp;[.BC24]&amp;&quot;:H&quot;&amp;[.BD24]" office:value-type="string" office:string-value="A492:H507" calcext:value-type="string">
            <text:p>A492:H507</text:p>
          </table:table-cell>
          <table:table-cell table:formula="of:=[.BC23]+[.$BB$13]" office:value-type="float" office:value="492" calcext:value-type="float">
            <text:p>492</text:p>
          </table:table-cell>
          <table:table-cell table:formula="of:=[.BD23]+[.$BB$13]" office:value-type="float" office:value="507" calcext:value-type="float">
            <text:p>507</text:p>
          </table:table-cell>
          <table:table-cell table:number-columns-repeated="968"/>
        </table:table-row>
        <table:table-row table:style-name="ro1">
          <table:table-cell table:style-name="ce4" table:formula="of:=[.A24]+1" office:value-type="float" office:value="2015" calcext:value-type="float">
            <text:p>2015</text:p>
          </table:table-cell>
          <table:table-cell table:style-name="ce23" table:formula="of:=IF([.$B$7]=&quot;Trips&quot;; VLOOKUP([.$B$8];INDIRECT(VLOOKUP([.$A25];[.$BA$14:.$BB$33];2;0));[.B$100];0); VLOOKUP([.$B$8];INDIRECT(VLOOKUP([.$A25];[.$BA$37:.$BB$55];2;0));[.B$100];0))" office:value-type="float" office:value="717.094740068457" calcext:value-type="float">
            <text:p>717</text:p>
          </table:table-cell>
          <table:table-cell table:style-name="ce23" table:formula="of:=IF([.$B$7]=&quot;Trips&quot;; VLOOKUP([.$B$8];INDIRECT(VLOOKUP([.$A25];[.$BA$14:.$BB$33];2;0));[.C$100];0); VLOOKUP([.$B$8];INDIRECT(VLOOKUP([.$A25];[.$BA$37:.$BB$55];2;0));[.C$100];0))" office:value-type="float" office:value="1099.35371868234" calcext:value-type="float">
            <text:p>1,099</text:p>
          </table:table-cell>
          <table:table-cell table:style-name="ce23" table:formula="of:=IF([.$B$7]=&quot;Trips&quot;; VLOOKUP([.$B$8];INDIRECT(VLOOKUP([.$A25];[.$BA$14:.$BB$33];2;0));[.D$100];0); VLOOKUP([.$B$8];INDIRECT(VLOOKUP([.$A25];[.$BA$37:.$BB$55];2;0));[.D$100];0))" office:value-type="float" office:value="878.176012681161" calcext:value-type="float">
            <text:p>878</text:p>
          </table:table-cell>
          <table:table-cell table:style-name="ce23" table:formula="of:=IF([.$B$7]=&quot;Trips&quot;; VLOOKUP([.$B$8];INDIRECT(VLOOKUP([.$A25];[.$BA$14:.$BB$33];2;0));[.E$100];0); VLOOKUP([.$B$8];INDIRECT(VLOOKUP([.$A25];[.$BA$37:.$BB$55];2;0));[.E$100];0))" office:value-type="float" office:value="825.313502305536" calcext:value-type="float">
            <text:p>825</text:p>
          </table:table-cell>
          <table:table-cell table:style-name="ce23" table:formula="of:=IF([.$B$7]=&quot;Trips&quot;; VLOOKUP([.$B$8];INDIRECT(VLOOKUP([.$A25];[.$BA$14:.$BB$33];2;0));[.F$100];0); VLOOKUP([.$B$8];INDIRECT(VLOOKUP([.$A25];[.$BA$37:.$BB$55];2;0));[.F$100];0))" office:value-type="float" office:value="983.928273886281" calcext:value-type="float">
            <text:p>984</text:p>
          </table:table-cell>
          <table:table-cell table:style-name="ce23" table:formula="of:=IF([.$B$7]=&quot;Trips&quot;; VLOOKUP([.$B$8];INDIRECT(VLOOKUP([.$A25];[.$BA$14:.$BB$33];2;0));[.G$100];0); VLOOKUP([.$B$8];INDIRECT(VLOOKUP([.$A25];[.$BA$37:.$BB$55];2;0));[.G$100];0))" office:value-type="float" office:value="933.841524579289" calcext:value-type="float">
            <text:p>934</text:p>
          </table:table-cell>
          <table:table-cell table:style-name="ce23" table:formula="of:=VLOOKUP([.H$11];INDIRECT(VLOOKUP([.$A25];[.$BA$37:.$BB$55];2;0));[.$G$100];0)" office:value-type="float" office:value="15525" calcext:value-type="float">
            <text:p>15,525</text:p>
          </table:table-cell>
          <table:table-cell table:style-name="ce24" table:formula="of:=VLOOKUP([.I$11];INDIRECT(VLOOKUP([.$A25];[.$BA$37:.$BB$55];2;0));[.$G$100];0)" office:value-type="float" office:value="259.465" calcext:value-type="float">
            <text:p>259</text:p>
          </table:table-cell>
          <table:table-cell table:style-name="ce24" table:formula="of:=VLOOKUP([.J$11];INDIRECT(VLOOKUP([.$A25];[.$BA$37:.$BB$55];2;0));[.$G$100];0)" office:value-type="float" office:value="287.331" calcext:value-type="float">
            <text:p>287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24]+1" office:value-type="float" office:value="2012" calcext:value-type="float">
            <text:p>2012</text:p>
          </table:table-cell>
          <table:table-cell table:style-name="ce7" table:formula="of:=&quot;A&quot;&amp;[.BC25]&amp;&quot;:H&quot;&amp;[.BD25]" office:value-type="string" office:string-value="A535:H550" calcext:value-type="string">
            <text:p>A535:H550</text:p>
          </table:table-cell>
          <table:table-cell table:formula="of:=[.BC24]+[.$BB$13]" office:value-type="float" office:value="535" calcext:value-type="float">
            <text:p>535</text:p>
          </table:table-cell>
          <table:table-cell table:formula="of:=[.BD24]+[.$BB$13]" office:value-type="float" office:value="550" calcext:value-type="float">
            <text:p>550</text:p>
          </table:table-cell>
          <table:table-cell table:number-columns-repeated="968"/>
        </table:table-row>
        <table:table-row table:style-name="ro1">
          <table:table-cell table:style-name="ce4" table:formula="of:=[.A25]+1" office:value-type="float" office:value="2016" calcext:value-type="float">
            <text:p>2016</text:p>
          </table:table-cell>
          <table:table-cell table:style-name="ce23" table:formula="of:=IF([.$B$7]=&quot;Trips&quot;; VLOOKUP([.$B$8];INDIRECT(VLOOKUP([.$A26];[.$BA$14:.$BB$33];2;0));[.B$100];0); VLOOKUP([.$B$8];INDIRECT(VLOOKUP([.$A26];[.$BA$37:.$BB$55];2;0));[.B$100];0))" office:value-type="float" office:value="701.51185652329" calcext:value-type="float">
            <text:p>702</text:p>
          </table:table-cell>
          <table:table-cell table:style-name="ce23" table:formula="of:=IF([.$B$7]=&quot;Trips&quot;; VLOOKUP([.$B$8];INDIRECT(VLOOKUP([.$A26];[.$BA$14:.$BB$33];2;0));[.C$100];0); VLOOKUP([.$B$8];INDIRECT(VLOOKUP([.$A26];[.$BA$37:.$BB$55];2;0));[.C$100];0))" office:value-type="float" office:value="1135.33051136589" calcext:value-type="float">
            <text:p>1,135</text:p>
          </table:table-cell>
          <table:table-cell table:style-name="ce23" table:formula="of:=IF([.$B$7]=&quot;Trips&quot;; VLOOKUP([.$B$8];INDIRECT(VLOOKUP([.$A26];[.$BA$14:.$BB$33];2;0));[.D$100];0); VLOOKUP([.$B$8];INDIRECT(VLOOKUP([.$A26];[.$BA$37:.$BB$55];2;0));[.D$100];0))" office:value-type="float" office:value="902.573153321021" calcext:value-type="float">
            <text:p>903</text:p>
          </table:table-cell>
          <table:table-cell table:style-name="ce23" table:formula="of:=IF([.$B$7]=&quot;Trips&quot;; VLOOKUP([.$B$8];INDIRECT(VLOOKUP([.$A26];[.$BA$14:.$BB$33];2;0));[.E$100];0); VLOOKUP([.$B$8];INDIRECT(VLOOKUP([.$A26];[.$BA$37:.$BB$55];2;0));[.E$100];0))" office:value-type="float" office:value="828.669984238186" calcext:value-type="float">
            <text:p>829</text:p>
          </table:table-cell>
          <table:table-cell table:style-name="ce23" table:formula="of:=IF([.$B$7]=&quot;Trips&quot;; VLOOKUP([.$B$8];INDIRECT(VLOOKUP([.$A26];[.$BA$14:.$BB$33];2;0));[.F$100];0); VLOOKUP([.$B$8];INDIRECT(VLOOKUP([.$A26];[.$BA$37:.$BB$55];2;0));[.F$100];0))" office:value-type="float" office:value="1008.16321888659" calcext:value-type="float">
            <text:p>1,008</text:p>
          </table:table-cell>
          <table:table-cell table:style-name="ce23" table:formula="of:=IF([.$B$7]=&quot;Trips&quot;; VLOOKUP([.$B$8];INDIRECT(VLOOKUP([.$A26];[.$BA$14:.$BB$33];2;0));[.G$100];0); VLOOKUP([.$B$8];INDIRECT(VLOOKUP([.$A26];[.$BA$37:.$BB$55];2;0));[.G$100];0))" office:value-type="float" office:value="954.152957215071" calcext:value-type="float">
            <text:p>954</text:p>
          </table:table-cell>
          <table:table-cell table:style-name="ce23" table:formula="of:=VLOOKUP([.H$11];INDIRECT(VLOOKUP([.$A26];[.$BA$37:.$BB$55];2;0));[.$G$100];0)" office:value-type="float" office:value="15840" calcext:value-type="float">
            <text:p>15,840</text:p>
          </table:table-cell>
          <table:table-cell table:style-name="ce24" table:formula="of:=VLOOKUP([.I$11];INDIRECT(VLOOKUP([.$A26];[.$BA$37:.$BB$55];2;0));[.$G$100];0)" office:value-type="float" office:value="276.45" calcext:value-type="float">
            <text:p>276</text:p>
          </table:table-cell>
          <table:table-cell table:style-name="ce24" table:formula="of:=VLOOKUP([.J$11];INDIRECT(VLOOKUP([.$A26];[.$BA$37:.$BB$55];2;0));[.$G$100];0)" office:value-type="float" office:value="308.921" calcext:value-type="float">
            <text:p>309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25]+1" office:value-type="float" office:value="2013" calcext:value-type="float">
            <text:p>2013</text:p>
          </table:table-cell>
          <table:table-cell table:style-name="ce7" table:formula="of:=&quot;A&quot;&amp;[.BC26]&amp;&quot;:H&quot;&amp;[.BD26]" office:value-type="string" office:string-value="A578:H593" calcext:value-type="string">
            <text:p>A578:H593</text:p>
          </table:table-cell>
          <table:table-cell table:formula="of:=[.BC25]+[.$BB$13]" office:value-type="float" office:value="578" calcext:value-type="float">
            <text:p>578</text:p>
          </table:table-cell>
          <table:table-cell table:formula="of:=[.BD25]+[.$BB$13]" office:value-type="float" office:value="593" calcext:value-type="float">
            <text:p>593</text:p>
          </table:table-cell>
          <table:table-cell table:number-columns-repeated="968"/>
        </table:table-row>
        <table:table-row table:style-name="ro1">
          <table:table-cell table:style-name="ce4" table:formula="of:=[.A26]+1" office:value-type="float" office:value="2017" calcext:value-type="float">
            <text:p>2017</text:p>
          </table:table-cell>
          <table:table-cell table:style-name="ce23" table:formula="of:=IF([.$B$7]=&quot;Trips&quot;; VLOOKUP([.$B$8];INDIRECT(VLOOKUP([.$A27];[.$BA$14:.$BB$33];2;0));[.B$100];0); VLOOKUP([.$B$8];INDIRECT(VLOOKUP([.$A27];[.$BA$37:.$BB$55];2;0));[.B$100];0))" office:value-type="float" office:value="740.019724736489" calcext:value-type="float">
            <text:p>740</text:p>
          </table:table-cell>
          <table:table-cell table:style-name="ce23" table:formula="of:=IF([.$B$7]=&quot;Trips&quot;; VLOOKUP([.$B$8];INDIRECT(VLOOKUP([.$A27];[.$BA$14:.$BB$33];2;0));[.C$100];0); VLOOKUP([.$B$8];INDIRECT(VLOOKUP([.$A27];[.$BA$37:.$BB$55];2;0));[.C$100];0))" office:value-type="float" office:value="1150.343148008" calcext:value-type="float">
            <text:p>1,150</text:p>
          </table:table-cell>
          <table:table-cell table:style-name="ce23" table:formula="of:=IF([.$B$7]=&quot;Trips&quot;; VLOOKUP([.$B$8];INDIRECT(VLOOKUP([.$A27];[.$BA$14:.$BB$33];2;0));[.D$100];0); VLOOKUP([.$B$8];INDIRECT(VLOOKUP([.$A27];[.$BA$37:.$BB$55];2;0));[.D$100];0))" office:value-type="float" office:value="924.005799409991" calcext:value-type="float">
            <text:p>924</text:p>
          </table:table-cell>
          <table:table-cell table:style-name="ce23" table:formula="of:=IF([.$B$7]=&quot;Trips&quot;; VLOOKUP([.$B$8];INDIRECT(VLOOKUP([.$A27];[.$BA$14:.$BB$33];2;0));[.E$100];0); VLOOKUP([.$B$8];INDIRECT(VLOOKUP([.$A27];[.$BA$37:.$BB$55];2;0));[.E$100];0))" office:value-type="float" office:value="846.255339917256" calcext:value-type="float">
            <text:p>846</text:p>
          </table:table-cell>
          <table:table-cell table:style-name="ce23" table:formula="of:=IF([.$B$7]=&quot;Trips&quot;; VLOOKUP([.$B$8];INDIRECT(VLOOKUP([.$A27];[.$BA$14:.$BB$33];2;0));[.F$100];0); VLOOKUP([.$B$8];INDIRECT(VLOOKUP([.$A27];[.$BA$37:.$BB$55];2;0));[.F$100];0))" office:value-type="float" office:value="1026.89859918401" calcext:value-type="float">
            <text:p>1,027</text:p>
          </table:table-cell>
          <table:table-cell table:style-name="ce23" table:formula="of:=IF([.$B$7]=&quot;Trips&quot;; VLOOKUP([.$B$8];INDIRECT(VLOOKUP([.$A27];[.$BA$14:.$BB$33];2;0));[.G$100];0); VLOOKUP([.$B$8];INDIRECT(VLOOKUP([.$A27];[.$BA$37:.$BB$55];2;0));[.G$100];0))" office:value-type="float" office:value="974.532167980585" calcext:value-type="float">
            <text:p>975</text:p>
          </table:table-cell>
          <table:table-cell table:style-name="ce23" table:formula="of:=VLOOKUP([.H$11];INDIRECT(VLOOKUP([.$A27];[.$BA$37:.$BB$55];2;0));[.$G$100];0)" office:value-type="float" office:value="14541" calcext:value-type="float">
            <text:p>14,541</text:p>
          </table:table-cell>
          <table:table-cell table:style-name="ce24" table:formula="of:=VLOOKUP([.I$11];INDIRECT(VLOOKUP([.$A27];[.$BA$37:.$BB$55];2;0));[.$G$100];0)" office:value-type="float" office:value="256.457" calcext:value-type="float">
            <text:p>256</text:p>
          </table:table-cell>
          <table:table-cell table:style-name="ce24" table:formula="of:=VLOOKUP([.J$11];INDIRECT(VLOOKUP([.$A27];[.$BA$37:.$BB$55];2;0));[.$G$100];0)" office:value-type="float" office:value="286.869" calcext:value-type="float">
            <text:p>287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26]+1" office:value-type="float" office:value="2014" calcext:value-type="float">
            <text:p>2014</text:p>
          </table:table-cell>
          <table:table-cell table:style-name="ce7" table:formula="of:=&quot;A&quot;&amp;[.BC27]&amp;&quot;:H&quot;&amp;[.BD27]" office:value-type="string" office:string-value="A621:H636" calcext:value-type="string">
            <text:p>A621:H636</text:p>
          </table:table-cell>
          <table:table-cell table:formula="of:=[.BC26]+[.$BB$13]" office:value-type="float" office:value="621" calcext:value-type="float">
            <text:p>621</text:p>
          </table:table-cell>
          <table:table-cell table:formula="of:=[.BD26]+[.$BB$13]" office:value-type="float" office:value="636" calcext:value-type="float">
            <text:p>636</text:p>
          </table:table-cell>
          <table:table-cell table:number-columns-repeated="968"/>
        </table:table-row>
        <table:table-row table:style-name="ro1">
          <table:table-cell table:style-name="ce48" table:formula="of:=[.A27]+1" office:value-type="float" office:value="2018" calcext:value-type="float">
            <text:p>2018</text:p>
          </table:table-cell>
          <table:table-cell table:style-name="ce23" table:formula="of:=IF([.$B$7]=&quot;Trips&quot;; VLOOKUP([.$B$8];INDIRECT(VLOOKUP([.$A28];[.$BA$14:.$BB$33];2;0));[.B$100];0); VLOOKUP([.$B$8];INDIRECT(VLOOKUP([.$A28];[.$BA$37:.$BB$55];2;0));[.B$100];0))" office:value-type="float" office:value="737.150434722944" calcext:value-type="float">
            <text:p>737</text:p>
          </table:table-cell>
          <table:table-cell table:style-name="ce23" table:formula="of:=IF([.$B$7]=&quot;Trips&quot;; VLOOKUP([.$B$8];INDIRECT(VLOOKUP([.$A28];[.$BA$14:.$BB$33];2;0));[.C$100];0); VLOOKUP([.$B$8];INDIRECT(VLOOKUP([.$A28];[.$BA$37:.$BB$55];2;0));[.C$100];0))" office:value-type="float" office:value="1163.35346081498" calcext:value-type="float">
            <text:p>1,163</text:p>
          </table:table-cell>
          <table:table-cell table:style-name="ce23" table:formula="of:=IF([.$B$7]=&quot;Trips&quot;; VLOOKUP([.$B$8];INDIRECT(VLOOKUP([.$A28];[.$BA$14:.$BB$33];2;0));[.D$100];0); VLOOKUP([.$B$8];INDIRECT(VLOOKUP([.$A28];[.$BA$37:.$BB$55];2;0));[.D$100];0))" office:value-type="float" office:value="973.63165362467" calcext:value-type="float">
            <text:p>974</text:p>
          </table:table-cell>
          <table:table-cell table:style-name="ce23" table:formula="of:=IF([.$B$7]=&quot;Trips&quot;; VLOOKUP([.$B$8];INDIRECT(VLOOKUP([.$A28];[.$BA$14:.$BB$33];2;0));[.E$100];0); VLOOKUP([.$B$8];INDIRECT(VLOOKUP([.$A28];[.$BA$37:.$BB$55];2;0));[.E$100];0))" office:value-type="float" office:value="847.859913541685" calcext:value-type="float">
            <text:p>848</text:p>
          </table:table-cell>
          <table:table-cell table:style-name="ce23" table:formula="of:=IF([.$B$7]=&quot;Trips&quot;; VLOOKUP([.$B$8];INDIRECT(VLOOKUP([.$A28];[.$BA$14:.$BB$33];2;0));[.F$100];0); VLOOKUP([.$B$8];INDIRECT(VLOOKUP([.$A28];[.$BA$37:.$BB$55];2;0));[.F$100];0))" office:value-type="float" office:value="1041.03565864843" calcext:value-type="float">
            <text:p>1,041</text:p>
          </table:table-cell>
          <table:table-cell table:style-name="ce23" table:formula="of:=IF([.$B$7]=&quot;Trips&quot;; VLOOKUP([.$B$8];INDIRECT(VLOOKUP([.$A28];[.$BA$14:.$BB$33];2;0));[.G$100];0); VLOOKUP([.$B$8];INDIRECT(VLOOKUP([.$A28];[.$BA$37:.$BB$55];2;0));[.G$100];0))" office:value-type="float" office:value="986.261677839699" calcext:value-type="float">
            <text:p>986</text:p>
          </table:table-cell>
          <table:table-cell table:style-name="ce35" table:formula="of:=VLOOKUP([.H$11];INDIRECT(VLOOKUP([.$A28];[.$BA$37:.$BB$55];2;0));[.$G$100];0)" office:value-type="float" office:value="14150" calcext:value-type="float">
            <text:p>14,150</text:p>
          </table:table-cell>
          <table:table-cell table:style-name="ce35" table:formula="of:=VLOOKUP([.I$11];INDIRECT(VLOOKUP([.$A28];[.$BA$37:.$BB$55];2;0));[.$G$100];0)" office:value-type="float" office:value="256.262" calcext:value-type="float">
            <text:p>256</text:p>
          </table:table-cell>
          <table:table-cell table:style-name="ce52" table:formula="of:=VLOOKUP([.J$11];INDIRECT(VLOOKUP([.$A28];[.$BA$37:.$BB$55];2;0));[.$G$100];0)" office:value-type="float" office:value="283.919" calcext:value-type="float">
            <text:p>284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27]+1" office:value-type="float" office:value="2015" calcext:value-type="float">
            <text:p>2015</text:p>
          </table:table-cell>
          <table:table-cell table:style-name="ce7" table:formula="of:=&quot;A&quot;&amp;[.BC28]&amp;&quot;:H&quot;&amp;[.BD28]" office:value-type="string" office:string-value="A664:H679" calcext:value-type="string">
            <text:p>A664:H679</text:p>
          </table:table-cell>
          <table:table-cell table:formula="of:=[.BC27]+[.$BB$13]" office:value-type="float" office:value="664" calcext:value-type="float">
            <text:p>664</text:p>
          </table:table-cell>
          <table:table-cell table:formula="of:=[.BD27]+[.$BB$13]" office:value-type="float" office:value="679" calcext:value-type="float">
            <text:p>679</text:p>
          </table:table-cell>
          <table:table-cell table:number-columns-repeated="968"/>
        </table:table-row>
        <table:table-row table:style-name="ro1">
          <table:table-cell table:style-name="ce48" table:formula="of:=[.A28]+1" office:value-type="float" office:value="2019" calcext:value-type="float">
            <text:p>2019</text:p>
          </table:table-cell>
          <table:table-cell table:style-name="ce23" table:formula="of:=IF([.$B$7]=&quot;Trips&quot;; VLOOKUP([.$B$8];INDIRECT(VLOOKUP([.$A29];[.$BA$14:.$BB$33];2;0));[.B$100];0); VLOOKUP([.$B$8];INDIRECT(VLOOKUP([.$A29];[.$BA$37:.$BB$55];2;0));[.B$100];0))" office:value-type="float" office:value="715.931807469272" calcext:value-type="float">
            <text:p>716</text:p>
          </table:table-cell>
          <table:table-cell table:style-name="ce23" table:formula="of:=IF([.$B$7]=&quot;Trips&quot;; VLOOKUP([.$B$8];INDIRECT(VLOOKUP([.$A29];[.$BA$14:.$BB$33];2;0));[.C$100];0); VLOOKUP([.$B$8];INDIRECT(VLOOKUP([.$A29];[.$BA$37:.$BB$55];2;0));[.C$100];0))" office:value-type="float" office:value="1117.93767223932" calcext:value-type="float">
            <text:p>1,118</text:p>
          </table:table-cell>
          <table:table-cell table:style-name="ce23" table:formula="of:=IF([.$B$7]=&quot;Trips&quot;; VLOOKUP([.$B$8];INDIRECT(VLOOKUP([.$A29];[.$BA$14:.$BB$33];2;0));[.D$100];0); VLOOKUP([.$B$8];INDIRECT(VLOOKUP([.$A29];[.$BA$37:.$BB$55];2;0));[.D$100];0))" office:value-type="float" office:value="933.835846428561" calcext:value-type="float">
            <text:p>934</text:p>
          </table:table-cell>
          <table:table-cell table:style-name="ce23" table:formula="of:=IF([.$B$7]=&quot;Trips&quot;; VLOOKUP([.$B$8];INDIRECT(VLOOKUP([.$A29];[.$BA$14:.$BB$33];2;0));[.E$100];0); VLOOKUP([.$B$8];INDIRECT(VLOOKUP([.$A29];[.$BA$37:.$BB$55];2;0));[.E$100];0))" office:value-type="float" office:value="828.359221072084" calcext:value-type="float">
            <text:p>828</text:p>
          </table:table-cell>
          <table:table-cell table:style-name="ce23" table:formula="of:=IF([.$B$7]=&quot;Trips&quot;; VLOOKUP([.$B$8];INDIRECT(VLOOKUP([.$A29];[.$BA$14:.$BB$33];2;0));[.F$100];0); VLOOKUP([.$B$8];INDIRECT(VLOOKUP([.$A29];[.$BA$37:.$BB$55];2;0));[.F$100];0))" office:value-type="float" office:value="1004.44262760762" calcext:value-type="float">
            <text:p>1,004</text:p>
          </table:table-cell>
          <table:table-cell table:style-name="ce23" table:formula="of:=IF([.$B$7]=&quot;Trips&quot;; VLOOKUP([.$B$8];INDIRECT(VLOOKUP([.$A29];[.$BA$14:.$BB$33];2;0));[.G$100];0); VLOOKUP([.$B$8];INDIRECT(VLOOKUP([.$A29];[.$BA$37:.$BB$55];2;0));[.G$100];0))" office:value-type="float" office:value="952.553834009599" calcext:value-type="float">
            <text:p>953</text:p>
          </table:table-cell>
          <table:table-cell table:style-name="ce35" table:formula="of:=VLOOKUP([.H$11];INDIRECT(VLOOKUP([.$A29];[.$BA$37:.$BB$55];2;0));[.$G$100];0)" office:value-type="float" office:value="14356" calcext:value-type="float">
            <text:p>14,356</text:p>
          </table:table-cell>
          <table:table-cell table:style-name="ce35" table:formula="of:=VLOOKUP([.I$11];INDIRECT(VLOOKUP([.$A29];[.$BA$37:.$BB$55];2;0));[.$G$100];0)" office:value-type="float" office:value="249.856" calcext:value-type="float">
            <text:p>250</text:p>
          </table:table-cell>
          <table:table-cell table:style-name="ce52" table:formula="of:=VLOOKUP([.J$11];INDIRECT(VLOOKUP([.$A29];[.$BA$37:.$BB$55];2;0));[.$G$100];0)" office:value-type="float" office:value="277.75" calcext:value-type="float">
            <text:p>278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28]+1" office:value-type="float" office:value="2016" calcext:value-type="float">
            <text:p>2016</text:p>
          </table:table-cell>
          <table:table-cell table:style-name="ce7" table:formula="of:=&quot;A&quot;&amp;[.BC29]&amp;&quot;:H&quot;&amp;[.BD29]" office:value-type="string" office:string-value="A707:H722" calcext:value-type="string">
            <text:p>A707:H722</text:p>
          </table:table-cell>
          <table:table-cell table:formula="of:=[.BC28]+[.$BB$13]" office:value-type="float" office:value="707" calcext:value-type="float">
            <text:p>707</text:p>
          </table:table-cell>
          <table:table-cell table:formula="of:=[.BD28]+[.$BB$13]" office:value-type="float" office:value="722" calcext:value-type="float">
            <text:p>722</text:p>
          </table:table-cell>
          <table:table-cell table:number-columns-repeated="968"/>
        </table:table-row>
        <table:table-row table:style-name="ro1">
          <table:table-cell table:style-name="ce48" table:formula="of:=[.A29]+1" office:value-type="float" office:value="2020" calcext:value-type="float">
            <text:p>2020</text:p>
          </table:table-cell>
          <table:table-cell table:style-name="ce23" table:formula="of:=IF([.$B$7]=&quot;Trips&quot;; VLOOKUP([.$B$8];INDIRECT(VLOOKUP([.$A30];[.$BA$14:.$BB$33];2;0));[.B$100];0); VLOOKUP([.$B$8];INDIRECT(VLOOKUP([.$A30];[.$BA$37:.$BB$55];2;0));[.B$100];0))" office:value-type="float" office:value="509.519532029745" calcext:value-type="float">
            <text:p>510</text:p>
          </table:table-cell>
          <table:table-cell table:style-name="ce23" table:formula="of:=IF([.$B$7]=&quot;Trips&quot;; VLOOKUP([.$B$8];INDIRECT(VLOOKUP([.$A30];[.$BA$14:.$BB$33];2;0));[.C$100];0); VLOOKUP([.$B$8];INDIRECT(VLOOKUP([.$A30];[.$BA$37:.$BB$55];2;0));[.C$100];0))" office:value-type="float" office:value="886.664419571405" calcext:value-type="float">
            <text:p>887</text:p>
          </table:table-cell>
          <table:table-cell table:style-name="ce23" table:formula="of:=IF([.$B$7]=&quot;Trips&quot;; VLOOKUP([.$B$8];INDIRECT(VLOOKUP([.$A30];[.$BA$14:.$BB$33];2;0));[.D$100];0); VLOOKUP([.$B$8];INDIRECT(VLOOKUP([.$A30];[.$BA$37:.$BB$55];2;0));[.D$100];0))" office:value-type="float" office:value="700.585213854355" calcext:value-type="float">
            <text:p>701</text:p>
          </table:table-cell>
          <table:table-cell table:style-name="ce23" table:formula="of:=IF([.$B$7]=&quot;Trips&quot;; VLOOKUP([.$B$8];INDIRECT(VLOOKUP([.$A30];[.$BA$14:.$BB$33];2;0));[.E$100];0); VLOOKUP([.$B$8];INDIRECT(VLOOKUP([.$A30];[.$BA$37:.$BB$55];2;0));[.E$100];0))" office:value-type="float" office:value="612.082124432239" calcext:value-type="float">
            <text:p>612</text:p>
          </table:table-cell>
          <table:table-cell table:style-name="ce23" table:formula="of:=IF([.$B$7]=&quot;Trips&quot;; VLOOKUP([.$B$8];INDIRECT(VLOOKUP([.$A30];[.$BA$14:.$BB$33];2;0));[.F$100];0); VLOOKUP([.$B$8];INDIRECT(VLOOKUP([.$A30];[.$BA$37:.$BB$55];2;0));[.F$100];0))" office:value-type="float" office:value="779.224207756013" calcext:value-type="float">
            <text:p>779</text:p>
          </table:table-cell>
          <table:table-cell table:style-name="ce23" table:formula="of:=IF([.$B$7]=&quot;Trips&quot;; VLOOKUP([.$B$8];INDIRECT(VLOOKUP([.$A30];[.$BA$14:.$BB$33];2;0));[.G$100];0); VLOOKUP([.$B$8];INDIRECT(VLOOKUP([.$A30];[.$BA$37:.$BB$55];2;0));[.G$100];0))" office:value-type="float" office:value="738.793374843329" calcext:value-type="float">
            <text:p>739</text:p>
          </table:table-cell>
          <table:table-cell table:style-name="ce35" table:formula="of:=VLOOKUP([.H$11];INDIRECT(VLOOKUP([.$A30];[.$BA$37:.$BB$55];2;0));[.$G$100];0)" office:value-type="float" office:value="6239" calcext:value-type="float">
            <text:p>6,239</text:p>
          </table:table-cell>
          <table:table-cell table:style-name="ce35" table:formula="of:=VLOOKUP([.I$11];INDIRECT(VLOOKUP([.$A30];[.$BA$37:.$BB$55];2;0));[.$G$100];0)" office:value-type="float" office:value="85.643" calcext:value-type="float">
            <text:p>86</text:p>
          </table:table-cell>
          <table:table-cell table:style-name="ce52" table:formula="of:=VLOOKUP([.J$11];INDIRECT(VLOOKUP([.$A30];[.$BA$37:.$BB$55];2;0));[.$G$100];0)" office:value-type="float" office:value="91.792" calcext:value-type="float">
            <text:p>92</text:p>
          </table:table-cell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29]+1" office:value-type="float" office:value="2017" calcext:value-type="float">
            <text:p>2017</text:p>
          </table:table-cell>
          <table:table-cell table:style-name="ce7" table:formula="of:=&quot;A&quot;&amp;[.BC30]&amp;&quot;:H&quot;&amp;[.BD30]" office:value-type="string" office:string-value="A750:H765" calcext:value-type="string">
            <text:p>A750:H765</text:p>
          </table:table-cell>
          <table:table-cell table:formula="of:=[.BC29]+[.$BB$13]" office:value-type="float" office:value="750" calcext:value-type="float">
            <text:p>750</text:p>
          </table:table-cell>
          <table:table-cell table:formula="of:=[.BD29]+[.$BB$13]" office:value-type="float" office:value="765" calcext:value-type="float">
            <text:p>765</text:p>
          </table:table-cell>
          <table:table-cell table:number-columns-repeated="968"/>
        </table:table-row>
        <table:table-row table:style-name="ro1">
          <table:table-cell table:style-name="ce50" table:number-columns-repeated="10"/>
          <table:table-cell table:number-columns-repeated="4"/>
          <table:table-cell table:style-name="ce62" table:number-columns-repeated="17"/>
          <table:table-cell table:number-columns-repeated="21"/>
          <table:table-cell table:style-name="ce4" table:formula="of:=[.BA30]+1" office:value-type="float" office:value="2018" calcext:value-type="float">
            <text:p>2018</text:p>
          </table:table-cell>
          <table:table-cell table:style-name="ce7" table:formula="of:=&quot;A&quot;&amp;[.BC31]&amp;&quot;:H&quot;&amp;[.BD31]" office:value-type="string" office:string-value="A793:H808" calcext:value-type="string">
            <text:p>A793:H808</text:p>
          </table:table-cell>
          <table:table-cell table:formula="of:=[.BC30]+[.$BB$13]" office:value-type="float" office:value="793" calcext:value-type="float">
            <text:p>793</text:p>
          </table:table-cell>
          <table:table-cell table:formula="of:=[.BD30]+[.$BB$13]" office:value-type="float" office:value="808" calcext:value-type="float">
            <text:p>808</text:p>
          </table:table-cell>
          <table:table-cell table:number-columns-repeated="968"/>
        </table:table-row>
        <table:table-row table:style-name="ro1">
          <table:table-cell table:style-name="ce3" office:value-type="string" calcext:value-type="string">
            <text:p>Select year:</text:p>
          </table:table-cell>
          <table:table-cell table:style-name="ce79" table:content-validation-name="val3" office:value-type="float" office:value="2020" calcext:value-type="float" table:number-columns-spanned="7" table:number-rows-spanned="1">
            <text:p>2020</text:p>
          </table:table-cell>
          <table:covered-table-cell table:number-columns-repeated="6"/>
          <table:table-cell table:number-columns-repeated="6"/>
          <table:table-cell table:style-name="ce62" table:number-columns-repeated="17"/>
          <table:table-cell table:number-columns-repeated="21"/>
          <table:table-cell table:style-name="ce4" table:formula="of:=[.BA31]+1" office:value-type="float" office:value="2019" calcext:value-type="float">
            <text:p>2019</text:p>
          </table:table-cell>
          <table:table-cell table:style-name="ce7" table:formula="of:=&quot;A&quot;&amp;[.BC32]&amp;&quot;:H&quot;&amp;[.BD32]" office:value-type="string" office:string-value="A836:H851" calcext:value-type="string">
            <text:p>A836:H851</text:p>
          </table:table-cell>
          <table:table-cell table:formula="of:=[.BC31]+[.$BB$13]" office:value-type="float" office:value="836" calcext:value-type="float">
            <text:p>836</text:p>
          </table:table-cell>
          <table:table-cell table:formula="of:=[.BD31]+[.$BB$13]" office:value-type="float" office:value="851" calcext:value-type="float">
            <text:p>851</text:p>
          </table:table-cell>
          <table:table-cell table:number-columns-repeated="968"/>
        </table:table-row>
        <table:table-row table:style-name="ro1">
          <table:table-cell table:style-name="ce8"/>
          <table:table-cell table:style-name="ce26" table:number-columns-repeated="5"/>
          <table:table-cell table:style-name="ce27"/>
          <table:table-cell table:style-name="ce28"/>
          <table:table-cell table:number-columns-repeated="6"/>
          <table:table-cell table:style-name="ce62" table:number-columns-repeated="17"/>
          <table:table-cell table:number-columns-repeated="21"/>
          <table:table-cell table:style-name="ce4" table:formula="of:=[.BA32]+1" office:value-type="float" office:value="2020" calcext:value-type="float">
            <text:p>2020</text:p>
          </table:table-cell>
          <table:table-cell table:style-name="ce7" table:formula="of:=&quot;A&quot;&amp;[.BC33]&amp;&quot;:H&quot;&amp;[.BD33]" office:value-type="string" office:string-value="A879:H894" calcext:value-type="string">
            <text:p>A879:H894</text:p>
          </table:table-cell>
          <table:table-cell table:formula="of:=[.BC32]+[.$BB$13]" office:value-type="float" office:value="879" calcext:value-type="float">
            <text:p>879</text:p>
          </table:table-cell>
          <table:table-cell table:formula="of:=[.BD32]+[.$BB$13]" office:value-type="float" office:value="894" calcext:value-type="float">
            <text:p>894</text:p>
          </table:table-cell>
          <table:table-cell table:number-columns-repeated="968"/>
        </table:table-row>
        <table:table-row table:style-name="ro1">
          <table:table-cell table:style-name="ce29"/>
          <table:table-cell table:style-name="ce77" table:number-columns-spanned="6" table:number-rows-spanned="1"/>
          <table:covered-table-cell table:number-columns-repeated="5"/>
          <table:table-cell table:number-columns-repeated="7"/>
          <table:table-cell table:style-name="ce62" table:number-columns-repeated="17"/>
          <table:table-cell table:number-columns-repeated="21"/>
          <table:table-cell table:style-name="ce5" office:value-type="string" calcext:value-type="string">
            <text:p>Distance</text:p>
          </table:table-cell>
          <table:table-cell table:number-columns-repeated="971"/>
        </table:table-row>
        <table:table-row table:style-name="ro6">
          <table:table-cell table:style-name="ce30"/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18"/>
          <table:table-cell table:style-name="ce31"/>
          <table:table-cell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6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21"/>
          <table:table-cell table:style-name="ce5" office:value-type="string" calcext:value-type="string">
            <text:p>Update lookup when adding a new year (numbers go up by 1)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office:value-type="float" office:value="2002" calcext:value-type="float">
            <text:p>2002</text:p>
          </table:table-cell>
          <table:table-cell table:style-name="ce7" table:formula="of:=&quot;A&quot;&amp;[.BC37]&amp;&quot;:H&quot;&amp;[.BD37]" office:value-type="string" office:string-value="A122:H141" calcext:value-type="string">
            <text:p>A122:H141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23" table:formula="of:=VLOOKUP([.$A38];INDIRECT(VLOOKUP([.$B$32];[.$BA$15:.$BB$33];2;0));[.B$100];0)" office:value-type="float" office:value="281.194435997582" calcext:value-type="float">
            <text:p>281</text:p>
          </table:table-cell>
          <table:table-cell table:style-name="ce23" table:formula="of:=VLOOKUP([.$A38];INDIRECT(VLOOKUP([.$B$32];[.$BA$15:.$BB$33];2;0));[.C$100];0)" office:value-type="float" office:value="215.270271206032" calcext:value-type="float">
            <text:p>215</text:p>
          </table:table-cell>
          <table:table-cell table:style-name="ce23" table:formula="of:=VLOOKUP([.$A38];INDIRECT(VLOOKUP([.$B$32];[.$BA$15:.$BB$33];2;0));[.D$100];0)" office:value-type="float" office:value="248.526265254089" calcext:value-type="float">
            <text:p>249</text:p>
          </table:table-cell>
          <table:table-cell table:style-name="ce23" table:formula="of:=VLOOKUP([.$A38];INDIRECT(VLOOKUP([.$B$32];[.$BA$15:.$BB$33];2;0));[.E$100];0)" office:value-type="float" office:value="245.902393442884" calcext:value-type="float">
            <text:p>246</text:p>
          </table:table-cell>
          <table:table-cell table:style-name="ce23" table:formula="of:=VLOOKUP([.$A38];INDIRECT(VLOOKUP([.$B$32];[.$BA$15:.$BB$33];2;0));[.F$100];0)" office:value-type="float" office:value="228.674960173612" calcext:value-type="float">
            <text:p>229</text:p>
          </table:table-cell>
          <table:table-cell table:style-name="ce23" table:formula="of:=VLOOKUP([.$A38];INDIRECT(VLOOKUP([.$B$32];[.$BA$15:.$BB$33];2;0));[.G$100];0)" office:value-type="float" office:value="236.433313412697" calcext:value-type="float">
            <text:p>236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37]+1" office:value-type="float" office:value="2003" calcext:value-type="float">
            <text:p>2003</text:p>
          </table:table-cell>
          <table:table-cell table:style-name="ce7" table:formula="of:=&quot;A&quot;&amp;[.BC38]&amp;&quot;:H&quot;&amp;[.BD38]" office:value-type="string" office:string-value="A165:H184" calcext:value-type="string">
            <text:p>A165:H184</text:p>
          </table:table-cell>
          <table:table-cell table:formula="of:=[.BC37]+[.$BB$13]" office:value-type="float" office:value="165" calcext:value-type="float">
            <text:p>165</text:p>
          </table:table-cell>
          <table:table-cell table:formula="of:=[.BD37]+[.$BB$13]" office:value-type="float" office:value="184" calcext:value-type="float">
            <text:p>184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23" table:formula="of:=VLOOKUP([.$A39];INDIRECT(VLOOKUP([.$B$32];[.$BA$15:.$BB$33];2;0));[.B$100];0)" office:value-type="float" office:value="33.7222730565405" calcext:value-type="float">
            <text:p>34</text:p>
          </table:table-cell>
          <table:table-cell table:style-name="ce23" table:formula="of:=VLOOKUP([.$A39];INDIRECT(VLOOKUP([.$B$32];[.$BA$15:.$BB$33];2;0));[.C$100];0)" office:value-type="float" office:value="15.428999287222" calcext:value-type="float">
            <text:p>15</text:p>
          </table:table-cell>
          <table:table-cell table:style-name="ce23" table:formula="of:=VLOOKUP([.$A39];INDIRECT(VLOOKUP([.$B$32];[.$BA$15:.$BB$33];2;0));[.D$100];0)" office:value-type="float" office:value="37.0875280908606" calcext:value-type="float">
            <text:p>37</text:p>
          </table:table-cell>
          <table:table-cell table:style-name="ce23" table:formula="of:=VLOOKUP([.$A39];INDIRECT(VLOOKUP([.$B$32];[.$BA$15:.$BB$33];2;0));[.E$100];0)" office:value-type="float" office:value="16.115405776054" calcext:value-type="float">
            <text:p>16</text:p>
          </table:table-cell>
          <table:table-cell table:style-name="ce23" table:formula="of:=VLOOKUP([.$A39];INDIRECT(VLOOKUP([.$B$32];[.$BA$15:.$BB$33];2;0));[.F$100];0)" office:value-type="float" office:value="18.1035993328083" calcext:value-type="float">
            <text:p>18</text:p>
          </table:table-cell>
          <table:table-cell table:style-name="ce23" table:formula="of:=VLOOKUP([.$A39];INDIRECT(VLOOKUP([.$B$32];[.$BA$15:.$BB$33];2;0));[.G$100];0)" office:value-type="float" office:value="20.4244670673518" calcext:value-type="float">
            <text:p>20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38]+1" office:value-type="float" office:value="2004" calcext:value-type="float">
            <text:p>2004</text:p>
          </table:table-cell>
          <table:table-cell table:style-name="ce7" table:formula="of:=&quot;A&quot;&amp;[.BC39]&amp;&quot;:H&quot;&amp;[.BD39]" office:value-type="string" office:string-value="A208:H227" calcext:value-type="string">
            <text:p>A208:H227</text:p>
          </table:table-cell>
          <table:table-cell table:formula="of:=[.BC38]+[.$BB$13]" office:value-type="float" office:value="208" calcext:value-type="float">
            <text:p>208</text:p>
          </table:table-cell>
          <table:table-cell table:formula="of:=[.BD38]+[.$BB$13]" office:value-type="float" office:value="227" calcext:value-type="float">
            <text:p>227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23" table:formula="of:=VLOOKUP([.$A40];INDIRECT(VLOOKUP([.$B$32];[.$BA$15:.$BB$33];2;0));[.B$100];0)" office:value-type="float" office:value="8.97492223714643" calcext:value-type="float">
            <text:p>9</text:p>
          </table:table-cell>
          <table:table-cell table:style-name="ce23" table:formula="of:=VLOOKUP([.$A40];INDIRECT(VLOOKUP([.$B$32];[.$BA$15:.$BB$33];2;0));[.C$100];0)" office:value-type="float" office:value="564.941395470884" calcext:value-type="float">
            <text:p>565</text:p>
          </table:table-cell>
          <table:table-cell table:style-name="ce23" table:formula="of:=VLOOKUP([.$A40];INDIRECT(VLOOKUP([.$B$32];[.$BA$15:.$BB$33];2;0));[.D$100];0)" office:value-type="float" office:value="177.767903651281" calcext:value-type="float">
            <text:p>178</text:p>
          </table:table-cell>
          <table:table-cell table:style-name="ce23" table:formula="of:=VLOOKUP([.$A40];INDIRECT(VLOOKUP([.$B$32];[.$BA$15:.$BB$33];2;0));[.E$100];0)" office:value-type="float" office:value="7.01264033421981" calcext:value-type="float">
            <text:p>7</text:p>
          </table:table-cell>
          <table:table-cell table:style-name="ce23" table:formula="of:=VLOOKUP([.$A40];INDIRECT(VLOOKUP([.$B$32];[.$BA$15:.$BB$33];2;0));[.F$100];0)" office:value-type="float" office:value="345.601331613798" calcext:value-type="float">
            <text:p>346</text:p>
          </table:table-cell>
          <table:table-cell table:style-name="ce23" table:formula="of:=VLOOKUP([.$A40];INDIRECT(VLOOKUP([.$B$32];[.$BA$15:.$BB$33];2;0));[.G$100];0)" office:value-type="float" office:value="295.318727900714" calcext:value-type="float">
            <text:p>295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39]+1" office:value-type="float" office:value="2005" calcext:value-type="float">
            <text:p>2005</text:p>
          </table:table-cell>
          <table:table-cell table:style-name="ce7" table:formula="of:=&quot;A&quot;&amp;[.BC40]&amp;&quot;:H&quot;&amp;[.BD40]" office:value-type="string" office:string-value="A251:H270" calcext:value-type="string">
            <text:p>A251:H270</text:p>
          </table:table-cell>
          <table:table-cell table:formula="of:=[.BC39]+[.$BB$13]" office:value-type="float" office:value="251" calcext:value-type="float">
            <text:p>251</text:p>
          </table:table-cell>
          <table:table-cell table:formula="of:=[.BD39]+[.$BB$13]" office:value-type="float" office:value="270" calcext:value-type="float">
            <text:p>270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23" table:formula="of:=VLOOKUP([.$A41];INDIRECT(VLOOKUP([.$B$32];[.$BA$15:.$BB$33];2;0));[.B$100];0)" office:value-type="float" office:value="37.7896498021975" calcext:value-type="float">
            <text:p>38</text:p>
          </table:table-cell>
          <table:table-cell table:style-name="ce23" table:formula="of:=VLOOKUP([.$A41];INDIRECT(VLOOKUP([.$B$32];[.$BA$15:.$BB$33];2;0));[.C$100];0)" office:value-type="float" office:value="67.9641305107136" calcext:value-type="float">
            <text:p>68</text:p>
          </table:table-cell>
          <table:table-cell table:style-name="ce23" table:formula="of:=VLOOKUP([.$A41];INDIRECT(VLOOKUP([.$B$32];[.$BA$15:.$BB$33];2;0));[.D$100];0)" office:value-type="float" office:value="176.649801079618" calcext:value-type="float">
            <text:p>177</text:p>
          </table:table-cell>
          <table:table-cell table:style-name="ce23" table:formula="of:=VLOOKUP([.$A41];INDIRECT(VLOOKUP([.$B$32];[.$BA$15:.$BB$33];2;0));[.E$100];0)" office:value-type="float" office:value="292.741284097311" calcext:value-type="float">
            <text:p>293</text:p>
          </table:table-cell>
          <table:table-cell table:style-name="ce23" table:formula="of:=VLOOKUP([.$A41];INDIRECT(VLOOKUP([.$B$32];[.$BA$15:.$BB$33];2;0));[.F$100];0)" office:value-type="float" office:value="150.96179481001" calcext:value-type="float">
            <text:p>151</text:p>
          </table:table-cell>
          <table:table-cell table:style-name="ce23" table:formula="of:=VLOOKUP([.$A41];INDIRECT(VLOOKUP([.$B$32];[.$BA$15:.$BB$33];2;0));[.G$100];0)" office:value-type="float" office:value="134.050915546247" calcext:value-type="float">
            <text:p>134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40]+1" office:value-type="float" office:value="2006" calcext:value-type="float">
            <text:p>2006</text:p>
          </table:table-cell>
          <table:table-cell table:style-name="ce7" table:formula="of:=&quot;A&quot;&amp;[.BC41]&amp;&quot;:H&quot;&amp;[.BD41]" office:value-type="string" office:string-value="A294:H313" calcext:value-type="string">
            <text:p>A294:H313</text:p>
          </table:table-cell>
          <table:table-cell table:formula="of:=[.BC40]+[.$BB$13]" office:value-type="float" office:value="294" calcext:value-type="float">
            <text:p>294</text:p>
          </table:table-cell>
          <table:table-cell table:formula="of:=[.BD40]+[.$BB$13]" office:value-type="float" office:value="313" calcext:value-type="float">
            <text:p>313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23" table:formula="of:=VLOOKUP([.$A42];INDIRECT(VLOOKUP([.$B$32];[.$BA$15:.$BB$33];2;0));[.B$100];0)" office:value-type="float" office:value="1.06396744162742" calcext:value-type="float">
            <text:p>1</text:p>
          </table:table-cell>
          <table:table-cell table:style-name="ce23" table:formula="of:=VLOOKUP([.$A42];INDIRECT(VLOOKUP([.$B$32];[.$BA$15:.$BB$33];2;0));[.C$100];0)" office:value-type="float" office:value="0.836298362973649" calcext:value-type="float">
            <text:p>1</text:p>
          </table:table-cell>
          <table:table-cell table:style-name="ce23" table:formula="of:=VLOOKUP([.$A42];INDIRECT(VLOOKUP([.$B$32];[.$BA$15:.$BB$33];2;0));[.D$100];0)" office:value-type="float" office:value="3.54488261352864" calcext:value-type="float">
            <text:p>4</text:p>
          </table:table-cell>
          <table:table-cell table:style-name="ce23" table:formula="of:=VLOOKUP([.$A42];INDIRECT(VLOOKUP([.$B$32];[.$BA$15:.$BB$33];2;0));[.E$100];0)" office:value-type="float" office:value="2.41145508591605" calcext:value-type="float">
            <text:p>2</text:p>
          </table:table-cell>
          <table:table-cell table:style-name="ce23" table:formula="of:=VLOOKUP([.$A42];INDIRECT(VLOOKUP([.$B$32];[.$BA$15:.$BB$33];2;0));[.F$100];0)" office:value-type="float" office:value="1.63894775572982" calcext:value-type="float">
            <text:p>2</text:p>
          </table:table-cell>
          <table:table-cell table:style-name="ce23" table:formula="of:=VLOOKUP([.$A42];INDIRECT(VLOOKUP([.$B$32];[.$BA$15:.$BB$33];2;0));[.G$100];0)" office:value-type="float" office:value="1.55268922211389" calcext:value-type="float">
            <text:p>2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41]+1" office:value-type="float" office:value="2007" calcext:value-type="float">
            <text:p>2007</text:p>
          </table:table-cell>
          <table:table-cell table:style-name="ce7" table:formula="of:=&quot;A&quot;&amp;[.BC42]&amp;&quot;:H&quot;&amp;[.BD42]" office:value-type="string" office:string-value="A337:H356" calcext:value-type="string">
            <text:p>A337:H356</text:p>
          </table:table-cell>
          <table:table-cell table:formula="of:=[.BC41]+[.$BB$13]" office:value-type="float" office:value="337" calcext:value-type="float">
            <text:p>337</text:p>
          </table:table-cell>
          <table:table-cell table:formula="of:=[.BD41]+[.$BB$13]" office:value-type="float" office:value="356" calcext:value-type="float">
            <text:p>356</text:p>
          </table:table-cell>
          <table:table-cell table:number-columns-repeated="968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23" table:formula="of:=VLOOKUP([.$A43];INDIRECT(VLOOKUP([.$B$32];[.$BA$15:.$BB$33];2;0));[.B$100];0)" office:value-type="float" office:value="7.19897123449937" calcext:value-type="float">
            <text:p>7</text:p>
          </table:table-cell>
          <table:table-cell table:style-name="ce23" table:formula="of:=VLOOKUP([.$A43];INDIRECT(VLOOKUP([.$B$32];[.$BA$15:.$BB$33];2;0));[.C$100];0)" office:value-type="float" office:value="4.71671668528536" calcext:value-type="float">
            <text:p>5</text:p>
          </table:table-cell>
          <table:table-cell table:style-name="ce23" table:formula="of:=VLOOKUP([.$A43];INDIRECT(VLOOKUP([.$B$32];[.$BA$15:.$BB$33];2;0));[.D$100];0)" office:value-type="float" office:value="4.79642273148945" calcext:value-type="float">
            <text:p>5</text:p>
          </table:table-cell>
          <table:table-cell table:style-name="ce23" table:formula="of:=VLOOKUP([.$A43];INDIRECT(VLOOKUP([.$B$32];[.$BA$15:.$BB$33];2;0));[.E$100];0)" office:value-type="float" office:value="9.29727194300628" calcext:value-type="float">
            <text:p>9</text:p>
          </table:table-cell>
          <table:table-cell table:style-name="ce23" table:formula="of:=VLOOKUP([.$A43];INDIRECT(VLOOKUP([.$B$32];[.$BA$15:.$BB$33];2;0));[.F$100];0)" office:value-type="float" office:value="6.16566728333643" calcext:value-type="float">
            <text:p>6</text:p>
          </table:table-cell>
          <table:table-cell table:style-name="ce23" table:formula="of:=VLOOKUP([.$A43];INDIRECT(VLOOKUP([.$B$32];[.$BA$15:.$BB$33];2;0));[.G$100];0)" office:value-type="float" office:value="6.31744707384714" calcext:value-type="float">
            <text:p>6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42]+1" office:value-type="float" office:value="2008" calcext:value-type="float">
            <text:p>2008</text:p>
          </table:table-cell>
          <table:table-cell table:style-name="ce7" table:formula="of:=&quot;A&quot;&amp;[.BC43]&amp;&quot;:H&quot;&amp;[.BD43]" office:value-type="string" office:string-value="A380:H399" calcext:value-type="string">
            <text:p>A380:H399</text:p>
          </table:table-cell>
          <table:table-cell table:formula="of:=[.BC42]+[.$BB$13]" office:value-type="float" office:value="380" calcext:value-type="float">
            <text:p>380</text:p>
          </table:table-cell>
          <table:table-cell table:formula="of:=[.BD42]+[.$BB$13]" office:value-type="float" office:value="399" calcext:value-type="float">
            <text:p>399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23" table:formula="of:=VLOOKUP([.$A44];INDIRECT(VLOOKUP([.$B$32];[.$BA$15:.$BB$33];2;0));[.B$100];0)" office:value-type="float" office:value="23.930607614945" calcext:value-type="float">
            <text:p>24</text:p>
          </table:table-cell>
          <table:table-cell table:style-name="ce23" table:formula="of:=VLOOKUP([.$A44];INDIRECT(VLOOKUP([.$B$32];[.$BA$15:.$BB$33];2;0));[.C$100];0)" office:value-type="float" office:value="2.57252468587597" calcext:value-type="float">
            <text:p>3</text:p>
          </table:table-cell>
          <table:table-cell table:style-name="ce23" table:formula="of:=VLOOKUP([.$A44];INDIRECT(VLOOKUP([.$B$32];[.$BA$15:.$BB$33];2;0));[.D$100];0)" office:value-type="float" office:value="8.95546559664498" calcext:value-type="float">
            <text:p>9</text:p>
          </table:table-cell>
          <table:table-cell table:style-name="ce23" table:formula="of:=VLOOKUP([.$A44];INDIRECT(VLOOKUP([.$B$32];[.$BA$15:.$BB$33];2;0));[.E$100];0)" office:value-type="float" office:value="3.72913701369519" calcext:value-type="float">
            <text:p>4</text:p>
          </table:table-cell>
          <table:table-cell table:style-name="ce23" table:formula="of:=VLOOKUP([.$A44];INDIRECT(VLOOKUP([.$B$32];[.$BA$15:.$BB$33];2;0));[.F$100];0)" office:value-type="float" office:value="3.66074290054362" calcext:value-type="float">
            <text:p>4</text:p>
          </table:table-cell>
          <table:table-cell table:style-name="ce23" table:formula="of:=VLOOKUP([.$A44];INDIRECT(VLOOKUP([.$B$32];[.$BA$15:.$BB$33];2;0));[.G$100];0)" office:value-type="float" office:value="6.6798031074578" calcext:value-type="float">
            <text:p>7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43]+1" office:value-type="float" office:value="2009" calcext:value-type="float">
            <text:p>2009</text:p>
          </table:table-cell>
          <table:table-cell table:style-name="ce7" table:formula="of:=&quot;A&quot;&amp;[.BC44]&amp;&quot;:H&quot;&amp;[.BD44]" office:value-type="string" office:string-value="A423:H442" calcext:value-type="string">
            <text:p>A423:H442</text:p>
          </table:table-cell>
          <table:table-cell table:formula="of:=[.BC43]+[.$BB$13]" office:value-type="float" office:value="423" calcext:value-type="float">
            <text:p>423</text:p>
          </table:table-cell>
          <table:table-cell table:formula="of:=[.BD43]+[.$BB$13]" office:value-type="float" office:value="442" calcext:value-type="float">
            <text:p>442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23" table:formula="of:=VLOOKUP([.$A45];INDIRECT(VLOOKUP([.$B$32];[.$BA$15:.$BB$33];2;0));[.B$100];0)" office:value-type="float" office:value="55.1919860223845" calcext:value-type="float">
            <text:p>55</text:p>
          </table:table-cell>
          <table:table-cell table:style-name="ce23" table:formula="of:=VLOOKUP([.$A45];INDIRECT(VLOOKUP([.$B$32];[.$BA$15:.$BB$33];2;0));[.C$100];0)" office:value-type="float" office:value="2.58666691823868" calcext:value-type="float">
            <text:p>3</text:p>
          </table:table-cell>
          <table:table-cell table:style-name="ce23" table:formula="of:=VLOOKUP([.$A45];INDIRECT(VLOOKUP([.$B$32];[.$BA$15:.$BB$33];2;0));[.D$100];0)" office:value-type="float" office:value="10.2276960811954" calcext:value-type="float">
            <text:p>10</text:p>
          </table:table-cell>
          <table:table-cell table:style-name="ce23" table:formula="of:=VLOOKUP([.$A45];INDIRECT(VLOOKUP([.$B$32];[.$BA$15:.$BB$33];2;0));[.E$100];0)" office:value-type="float" office:value="18.3113906406497" calcext:value-type="float">
            <text:p>18</text:p>
          </table:table-cell>
          <table:table-cell table:style-name="ce23" table:formula="of:=VLOOKUP([.$A45];INDIRECT(VLOOKUP([.$B$32];[.$BA$15:.$BB$33];2;0));[.F$100];0)" office:value-type="float" office:value="8.39721148500115" calcext:value-type="float">
            <text:p>8</text:p>
          </table:table-cell>
          <table:table-cell table:style-name="ce23" table:formula="of:=VLOOKUP([.$A45];INDIRECT(VLOOKUP([.$B$32];[.$BA$15:.$BB$33];2;0));[.G$100];0)" office:value-type="float" office:value="15.3732349907614" calcext:value-type="float">
            <text:p>15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44]+1" office:value-type="float" office:value="2010" calcext:value-type="float">
            <text:p>2010</text:p>
          </table:table-cell>
          <table:table-cell table:style-name="ce7" table:formula="of:=&quot;A&quot;&amp;[.BC45]&amp;&quot;:H&quot;&amp;[.BD45]" office:value-type="string" office:string-value="A466:H485" calcext:value-type="string">
            <text:p>A466:H485</text:p>
          </table:table-cell>
          <table:table-cell table:formula="of:=[.BC44]+[.$BB$13]" office:value-type="float" office:value="466" calcext:value-type="float">
            <text:p>466</text:p>
          </table:table-cell>
          <table:table-cell table:formula="of:=[.BD44]+[.$BB$13]" office:value-type="float" office:value="485" calcext:value-type="float">
            <text:p>485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23" table:formula="of:=VLOOKUP([.$A46];INDIRECT(VLOOKUP([.$B$32];[.$BA$15:.$BB$33];2;0));[.B$100];0)" office:value-type="float" office:value="0.0891080032315653" calcext:value-type="float">
            <text:p>0</text:p>
          </table:table-cell>
          <table:table-cell table:style-name="ce23" table:formula="of:=VLOOKUP([.$A46];INDIRECT(VLOOKUP([.$B$32];[.$BA$15:.$BB$33];2;0));[.C$100];0)" office:value-type="float" office:value="0.154494120802542" calcext:value-type="float">
            <text:p>0</text:p>
          </table:table-cell>
          <table:table-cell table:style-name="ce23" table:formula="of:=VLOOKUP([.$A46];INDIRECT(VLOOKUP([.$B$32];[.$BA$15:.$BB$33];2;0));[.D$100];0)" office:value-type="float" office:value="0.16231046868663" calcext:value-type="float">
            <text:p>0</text:p>
          </table:table-cell>
          <table:table-cell table:style-name="ce23" table:formula="of:=VLOOKUP([.$A46];INDIRECT(VLOOKUP([.$B$32];[.$BA$15:.$BB$33];2;0));[.E$100];0)" office:value-type="float" office:value="0" calcext:value-type="float">
            <text:p>0</text:p>
          </table:table-cell>
          <table:table-cell table:style-name="ce23" table:formula="of:=VLOOKUP([.$A46];INDIRECT(VLOOKUP([.$B$32];[.$BA$15:.$BB$33];2;0));[.F$100];0)" office:value-type="float" office:value="0.106816116488734" calcext:value-type="float">
            <text:p>0</text:p>
          </table:table-cell>
          <table:table-cell table:style-name="ce23" table:formula="of:=VLOOKUP([.$A46];INDIRECT(VLOOKUP([.$B$32];[.$BA$15:.$BB$33];2;0));[.G$100];0)" office:value-type="float" office:value="0.104139532453661" calcext:value-type="float">
            <text:p>0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45]+1" office:value-type="float" office:value="2011" calcext:value-type="float">
            <text:p>2011</text:p>
          </table:table-cell>
          <table:table-cell table:style-name="ce7" table:formula="of:=&quot;A&quot;&amp;[.BC46]&amp;&quot;:H&quot;&amp;[.BD46]" office:value-type="string" office:string-value="A509:H528" calcext:value-type="string">
            <text:p>A509:H528</text:p>
          </table:table-cell>
          <table:table-cell table:formula="of:=[.BC45]+[.$BB$13]" office:value-type="float" office:value="509" calcext:value-type="float">
            <text:p>509</text:p>
          </table:table-cell>
          <table:table-cell table:formula="of:=[.BD45]+[.$BB$13]" office:value-type="float" office:value="528" calcext:value-type="float">
            <text:p>528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23" table:formula="of:=VLOOKUP([.$A47];INDIRECT(VLOOKUP([.$B$32];[.$BA$15:.$BB$33];2;0));[.B$100];0)" office:value-type="float" office:value="18.99821864412" calcext:value-type="float">
            <text:p>19</text:p>
          </table:table-cell>
          <table:table-cell table:style-name="ce23" table:formula="of:=VLOOKUP([.$A47];INDIRECT(VLOOKUP([.$B$32];[.$BA$15:.$BB$33];2;0));[.C$100];0)" office:value-type="float" office:value="1.59848632810658" calcext:value-type="float">
            <text:p>2</text:p>
          </table:table-cell>
          <table:table-cell table:style-name="ce23" table:formula="of:=VLOOKUP([.$A47];INDIRECT(VLOOKUP([.$B$32];[.$BA$15:.$BB$33];2;0));[.D$100];0)" office:value-type="float" office:value="9.04055028452609" calcext:value-type="float">
            <text:p>9</text:p>
          </table:table-cell>
          <table:table-cell table:style-name="ce23" table:formula="of:=VLOOKUP([.$A47];INDIRECT(VLOOKUP([.$B$32];[.$BA$15:.$BB$33];2;0));[.E$100];0)" office:value-type="float" office:value="1.49270561730766" calcext:value-type="float">
            <text:p>1</text:p>
          </table:table-cell>
          <table:table-cell table:style-name="ce23" table:formula="of:=VLOOKUP([.$A47];INDIRECT(VLOOKUP([.$B$32];[.$BA$15:.$BB$33];2;0));[.F$100];0)" office:value-type="float" office:value="2.41010916418527" calcext:value-type="float">
            <text:p>2</text:p>
          </table:table-cell>
          <table:table-cell table:style-name="ce23" table:formula="of:=VLOOKUP([.$A47];INDIRECT(VLOOKUP([.$B$32];[.$BA$15:.$BB$33];2;0));[.G$100];0)" office:value-type="float" office:value="4.8810047138635" calcext:value-type="float">
            <text:p>5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46]+1" office:value-type="float" office:value="2012" calcext:value-type="float">
            <text:p>2012</text:p>
          </table:table-cell>
          <table:table-cell table:style-name="ce7" table:formula="of:=&quot;A&quot;&amp;[.BC47]&amp;&quot;:H&quot;&amp;[.BD47]" office:value-type="string" office:string-value="A552:H571" calcext:value-type="string">
            <text:p>A552:H571</text:p>
          </table:table-cell>
          <table:table-cell table:formula="of:=[.BC46]+[.$BB$13]" office:value-type="float" office:value="552" calcext:value-type="float">
            <text:p>552</text:p>
          </table:table-cell>
          <table:table-cell table:formula="of:=[.BD46]+[.$BB$13]" office:value-type="float" office:value="571" calcext:value-type="float">
            <text:p>571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23" table:formula="of:=VLOOKUP([.$A48];INDIRECT(VLOOKUP([.$B$32];[.$BA$15:.$BB$33];2;0));[.B$100];0)" office:value-type="float" office:value="20.3552544797282" calcext:value-type="float">
            <text:p>20</text:p>
          </table:table-cell>
          <table:table-cell table:style-name="ce23" table:formula="of:=VLOOKUP([.$A48];INDIRECT(VLOOKUP([.$B$32];[.$BA$15:.$BB$33];2;0));[.C$100];0)" office:value-type="float" office:value="7.55708864110135" calcext:value-type="float">
            <text:p>8</text:p>
          </table:table-cell>
          <table:table-cell table:style-name="ce23" table:formula="of:=VLOOKUP([.$A48];INDIRECT(VLOOKUP([.$B$32];[.$BA$15:.$BB$33];2;0));[.D$100];0)" office:value-type="float" office:value="16.1754523369649" calcext:value-type="float">
            <text:p>16</text:p>
          </table:table-cell>
          <table:table-cell table:style-name="ce23" table:formula="of:=VLOOKUP([.$A48];INDIRECT(VLOOKUP([.$B$32];[.$BA$15:.$BB$33];2;0));[.E$100];0)" office:value-type="float" office:value="9.13503400443523" calcext:value-type="float">
            <text:p>9</text:p>
          </table:table-cell>
          <table:table-cell table:style-name="ce23" table:formula="of:=VLOOKUP([.$A48];INDIRECT(VLOOKUP([.$B$32];[.$BA$15:.$BB$33];2;0));[.F$100];0)" office:value-type="float" office:value="9.03153410219567" calcext:value-type="float">
            <text:p>9</text:p>
          </table:table-cell>
          <table:table-cell table:style-name="ce23" table:formula="of:=VLOOKUP([.$A48];INDIRECT(VLOOKUP([.$B$32];[.$BA$15:.$BB$33];2;0));[.G$100];0)" office:value-type="float" office:value="10.7156444476986" calcext:value-type="float">
            <text:p>11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47]+1" office:value-type="float" office:value="2013" calcext:value-type="float">
            <text:p>2013</text:p>
          </table:table-cell>
          <table:table-cell table:style-name="ce7" table:formula="of:=&quot;A&quot;&amp;[.BC48]&amp;&quot;:H&quot;&amp;[.BD48]" office:value-type="string" office:string-value="A595:H614" calcext:value-type="string">
            <text:p>A595:H614</text:p>
          </table:table-cell>
          <table:table-cell table:formula="of:=[.BC47]+[.$BB$13]" office:value-type="float" office:value="595" calcext:value-type="float">
            <text:p>595</text:p>
          </table:table-cell>
          <table:table-cell table:formula="of:=[.BD47]+[.$BB$13]" office:value-type="float" office:value="614" calcext:value-type="float">
            <text:p>614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23" table:formula="of:=VLOOKUP([.$A49];INDIRECT(VLOOKUP([.$B$32];[.$BA$15:.$BB$33];2;0));[.B$100];0)" office:value-type="float" office:value="17.7932826313338" calcext:value-type="float">
            <text:p>18</text:p>
          </table:table-cell>
          <table:table-cell table:style-name="ce23" table:formula="of:=VLOOKUP([.$A49];INDIRECT(VLOOKUP([.$B$32];[.$BA$15:.$BB$33];2;0));[.C$100];0)" office:value-type="float" office:value="2.71187083488545" calcext:value-type="float">
            <text:p>3</text:p>
          </table:table-cell>
          <table:table-cell table:style-name="ce23" table:formula="of:=VLOOKUP([.$A49];INDIRECT(VLOOKUP([.$B$32];[.$BA$15:.$BB$33];2;0));[.D$100];0)" office:value-type="float" office:value="5.59262340965203" calcext:value-type="float">
            <text:p>6</text:p>
          </table:table-cell>
          <table:table-cell table:style-name="ce23" table:formula="of:=VLOOKUP([.$A49];INDIRECT(VLOOKUP([.$B$32];[.$BA$15:.$BB$33];2;0));[.E$100];0)" office:value-type="float" office:value="4.98815564190727" calcext:value-type="float">
            <text:p>5</text:p>
          </table:table-cell>
          <table:table-cell table:style-name="ce23" table:formula="of:=VLOOKUP([.$A49];INDIRECT(VLOOKUP([.$B$32];[.$BA$15:.$BB$33];2;0));[.F$100];0)" office:value-type="float" office:value="3.75446624494694" calcext:value-type="float">
            <text:p>4</text:p>
          </table:table-cell>
          <table:table-cell table:style-name="ce23" table:formula="of:=VLOOKUP([.$A49];INDIRECT(VLOOKUP([.$B$32];[.$BA$15:.$BB$33];2;0));[.G$100];0)" office:value-type="float" office:value="5.85272278250062" calcext:value-type="float">
            <text:p>6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48]+1" office:value-type="float" office:value="2014" calcext:value-type="float">
            <text:p>2014</text:p>
          </table:table-cell>
          <table:table-cell table:style-name="ce7" table:formula="of:=&quot;A&quot;&amp;[.BC49]&amp;&quot;:H&quot;&amp;[.BD49]" office:value-type="string" office:string-value="A638:H657" calcext:value-type="string">
            <text:p>A638:H657</text:p>
          </table:table-cell>
          <table:table-cell table:formula="of:=[.BC48]+[.$BB$13]" office:value-type="float" office:value="638" calcext:value-type="float">
            <text:p>638</text:p>
          </table:table-cell>
          <table:table-cell table:formula="of:=[.BD48]+[.$BB$13]" office:value-type="float" office:value="657" calcext:value-type="float">
            <text:p>657</text:p>
          </table:table-cell>
          <table:table-cell table:number-columns-repeated="968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23" table:formula="of:=VLOOKUP([.$A50];INDIRECT(VLOOKUP([.$B$32];[.$BA$15:.$BB$33];2;0));[.B$100];0)" office:value-type="float" office:value="3.21685486440925" calcext:value-type="float">
            <text:p>3</text:p>
          </table:table-cell>
          <table:table-cell table:style-name="ce23" table:formula="of:=VLOOKUP([.$A50];INDIRECT(VLOOKUP([.$B$32];[.$BA$15:.$BB$33];2;0));[.C$100];0)" office:value-type="float" office:value="0.325476519283476" calcext:value-type="float">
            <text:p>0</text:p>
          </table:table-cell>
          <table:table-cell table:style-name="ce23" table:formula="of:=VLOOKUP([.$A50];INDIRECT(VLOOKUP([.$B$32];[.$BA$15:.$BB$33];2;0));[.D$100];0)" office:value-type="float" office:value="2.05831225581807" calcext:value-type="float">
            <text:p>2</text:p>
          </table:table-cell>
          <table:table-cell table:style-name="ce23" table:formula="of:=VLOOKUP([.$A50];INDIRECT(VLOOKUP([.$B$32];[.$BA$15:.$BB$33];2;0));[.E$100];0)" office:value-type="float" office:value="0.945250834851909" calcext:value-type="float">
            <text:p>1</text:p>
          </table:table-cell>
          <table:table-cell table:style-name="ce23" table:formula="of:=VLOOKUP([.$A50];INDIRECT(VLOOKUP([.$B$32];[.$BA$15:.$BB$33];2;0));[.F$100];0)" office:value-type="float" office:value="0.717026773356501" calcext:value-type="float">
            <text:p>1</text:p>
          </table:table-cell>
          <table:table-cell table:style-name="ce23" table:formula="of:=VLOOKUP([.$A50];INDIRECT(VLOOKUP([.$B$32];[.$BA$15:.$BB$33];2;0));[.G$100];0)" office:value-type="float" office:value="1.08926504562273" calcext:value-type="float">
            <text:p>1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49]+1" office:value-type="float" office:value="2015" calcext:value-type="float">
            <text:p>2015</text:p>
          </table:table-cell>
          <table:table-cell table:style-name="ce7" table:formula="of:=&quot;A&quot;&amp;[.BC50]&amp;&quot;:H&quot;&amp;[.BD50]" office:value-type="string" office:string-value="A681:H700" calcext:value-type="string">
            <text:p>A681:H700</text:p>
          </table:table-cell>
          <table:table-cell table:formula="of:=[.BC49]+[.$BB$13]" office:value-type="float" office:value="681" calcext:value-type="float">
            <text:p>681</text:p>
          </table:table-cell>
          <table:table-cell table:formula="of:=[.BD49]+[.$BB$13]" office:value-type="float" office:value="700" calcext:value-type="float">
            <text:p>700</text:p>
          </table:table-cell>
          <table:table-cell table:number-columns-repeated="968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23" table:formula="of:=VLOOKUP([.$A51];INDIRECT(VLOOKUP([.$B$32];[.$BA$15:.$BB$33];2;0));[.B$100];0)" office:value-type="float" office:value="509.519532029745" calcext:value-type="float">
            <text:p>510</text:p>
          </table:table-cell>
          <table:table-cell table:style-name="ce23" table:formula="of:=VLOOKUP([.$A51];INDIRECT(VLOOKUP([.$B$32];[.$BA$15:.$BB$33];2;0));[.C$100];0)" office:value-type="float" office:value="886.664419571405" calcext:value-type="float">
            <text:p>887</text:p>
          </table:table-cell>
          <table:table-cell table:style-name="ce23" table:formula="of:=VLOOKUP([.$A51];INDIRECT(VLOOKUP([.$B$32];[.$BA$15:.$BB$33];2;0));[.D$100];0)" office:value-type="float" office:value="700.585213854355" calcext:value-type="float">
            <text:p>701</text:p>
          </table:table-cell>
          <table:table-cell table:style-name="ce23" table:formula="of:=VLOOKUP([.$A51];INDIRECT(VLOOKUP([.$B$32];[.$BA$15:.$BB$33];2;0));[.E$100];0)" office:value-type="float" office:value="612.082124432239" calcext:value-type="float">
            <text:p>612</text:p>
          </table:table-cell>
          <table:table-cell table:style-name="ce23" table:formula="of:=VLOOKUP([.$A51];INDIRECT(VLOOKUP([.$B$32];[.$BA$15:.$BB$33];2;0));[.F$100];0)" office:value-type="float" office:value="779.224207756013" calcext:value-type="float">
            <text:p>779</text:p>
          </table:table-cell>
          <table:table-cell table:style-name="ce23" table:formula="of:=VLOOKUP([.$A51];INDIRECT(VLOOKUP([.$B$32];[.$BA$15:.$BB$33];2;0));[.G$100];0)" office:value-type="float" office:value="738.793374843329" calcext:value-type="float">
            <text:p>739</text:p>
          </table:table-cell>
          <table:table-cell table:number-columns-repeated="7"/>
          <table:table-cell table:style-name="ce62" table:number-columns-repeated="17"/>
          <table:table-cell table:number-columns-repeated="21"/>
          <table:table-cell table:style-name="ce4" table:formula="of:=[.BA50]+1" office:value-type="float" office:value="2016" calcext:value-type="float">
            <text:p>2016</text:p>
          </table:table-cell>
          <table:table-cell table:style-name="ce7" table:formula="of:=&quot;A&quot;&amp;[.BC51]&amp;&quot;:H&quot;&amp;[.BD51]" office:value-type="string" office:string-value="A724:H743" calcext:value-type="string">
            <text:p>A724:H743</text:p>
          </table:table-cell>
          <table:table-cell table:formula="of:=[.BC50]+[.$BB$13]" office:value-type="float" office:value="724" calcext:value-type="float">
            <text:p>724</text:p>
          </table:table-cell>
          <table:table-cell table:formula="of:=[.BD50]+[.$BB$13]" office:value-type="float" office:value="743" calcext:value-type="float">
            <text:p>743</text:p>
          </table:table-cell>
          <table:table-cell table:number-columns-repeated="968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23" table:formula="of:=VLOOKUP([.$A52];INDIRECT(VLOOKUP([.$B$32];[.$BA$15:.$BB$33];2;0));[.B$100];0)" office:value-type="float" office:value="545.538916520799" calcext:value-type="float">
            <text:p>546</text:p>
          </table:table-cell>
          <table:table-cell table:style-name="ce23" table:formula="of:=VLOOKUP([.$A52];INDIRECT(VLOOKUP([.$B$32];[.$BA$15:.$BB$33];2;0));[.C$100];0)" office:value-type="float" office:value="857.790962334749" calcext:value-type="float">
            <text:p>858</text:p>
          </table:table-cell>
          <table:table-cell table:style-name="ce23" table:formula="of:=VLOOKUP([.$A52];INDIRECT(VLOOKUP([.$B$32];[.$BA$15:.$BB$33];2;0));[.D$100];0)" office:value-type="float" office:value="589.898280371258" calcext:value-type="float">
            <text:p>590</text:p>
          </table:table-cell>
          <table:table-cell table:style-name="ce23" table:formula="of:=VLOOKUP([.$A52];INDIRECT(VLOOKUP([.$B$32];[.$BA$15:.$BB$33];2;0));[.E$100];0)" office:value-type="float" office:value="598.472053174614" calcext:value-type="float">
            <text:p>598</text:p>
          </table:table-cell>
          <table:table-cell table:style-name="ce23" table:formula="of:=VLOOKUP([.$A52];INDIRECT(VLOOKUP([.$B$32];[.$BA$15:.$BB$33];2;0));[.F$100];0)" office:value-type="float" office:value="749.602060252322" calcext:value-type="float">
            <text:p>750</text:p>
          </table:table-cell>
          <table:table-cell table:style-name="ce23" table:formula="of:=VLOOKUP([.$A52];INDIRECT(VLOOKUP([.$B$32];[.$BA$15:.$BB$33];2;0));[.G$100];0)" office:value-type="float" office:value="722.091326225173" calcext:value-type="float">
            <text:p>722</text:p>
          </table:table-cell>
          <table:table-cell table:style-name="ce31"/>
          <table:table-cell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51]+1" office:value-type="float" office:value="2017" calcext:value-type="float">
            <text:p>2017</text:p>
          </table:table-cell>
          <table:table-cell table:style-name="ce7" table:formula="of:=&quot;A&quot;&amp;[.BC52]&amp;&quot;:H&quot;&amp;[.BD52]" office:value-type="string" office:string-value="A767:H786" calcext:value-type="string">
            <text:p>A767:H786</text:p>
          </table:table-cell>
          <table:table-cell table:formula="of:=[.BC51]+[.$BB$13]" office:value-type="float" office:value="767" calcext:value-type="float">
            <text:p>767</text:p>
          </table:table-cell>
          <table:table-cell table:formula="of:=[.BD51]+[.$BB$13]" office:value-type="float" office:value="786" calcext:value-type="float">
            <text:p>786</text:p>
          </table:table-cell>
          <table:table-cell table:number-columns-repeated="968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23" table:formula="of:=VLOOKUP([.$A53];INDIRECT(VLOOKUP([.$B$32];[.$BA$15:.$BB$33];2;0));[.B$100];0)" office:value-type="float" office:value="480.350401283234" calcext:value-type="float">
            <text:p>480</text:p>
          </table:table-cell>
          <table:table-cell table:style-name="ce23" table:formula="of:=VLOOKUP([.$A53];INDIRECT(VLOOKUP([.$B$32];[.$BA$15:.$BB$33];2;0));[.C$100];0)" office:value-type="float" office:value="917.37519908713" calcext:value-type="float">
            <text:p>917</text:p>
          </table:table-cell>
          <table:table-cell table:style-name="ce23" table:formula="of:=VLOOKUP([.$A53];INDIRECT(VLOOKUP([.$B$32];[.$BA$15:.$BB$33];2;0));[.D$100];0)" office:value-type="float" office:value="794.458509643697" calcext:value-type="float">
            <text:p>794</text:p>
          </table:table-cell>
          <table:table-cell table:style-name="ce23" table:formula="of:=VLOOKUP([.$A53];INDIRECT(VLOOKUP([.$B$32];[.$BA$15:.$BB$33];2;0));[.E$100];0)" office:value-type="float" office:value="625.497414023454" calcext:value-type="float">
            <text:p>625</text:p>
          </table:table-cell>
          <table:table-cell table:style-name="ce23" table:formula="of:=VLOOKUP([.$A53];INDIRECT(VLOOKUP([.$B$32];[.$BA$15:.$BB$33];2;0));[.F$100];0)" office:value-type="float" office:value="809.206659316153" calcext:value-type="float">
            <text:p>809</text:p>
          </table:table-cell>
          <table:table-cell table:style-name="ce23" table:formula="of:=VLOOKUP([.$A53];INDIRECT(VLOOKUP([.$B$32];[.$BA$15:.$BB$33];2;0));[.G$100];0)" office:value-type="float" office:value="755.136177613404" calcext:value-type="float">
            <text:p>755</text:p>
          </table:table-cell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52]+1" office:value-type="float" office:value="2018" calcext:value-type="float">
            <text:p>2018</text:p>
          </table:table-cell>
          <table:table-cell table:style-name="ce7" table:formula="of:=&quot;A&quot;&amp;[.BC53]&amp;&quot;:H&quot;&amp;[.BD53]" office:value-type="string" office:string-value="A810:H829" calcext:value-type="string">
            <text:p>A810:H829</text:p>
          </table:table-cell>
          <table:table-cell table:formula="of:=[.BC52]+[.$BB$13]" office:value-type="float" office:value="810" calcext:value-type="float">
            <text:p>810</text:p>
          </table:table-cell>
          <table:table-cell table:formula="of:=[.BD52]+[.$BB$13]" office:value-type="float" office:value="829" calcext:value-type="float">
            <text:p>829</text:p>
          </table:table-cell>
          <table:table-cell table:number-columns-repeated="968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53]+1" office:value-type="float" office:value="2019" calcext:value-type="float">
            <text:p>2019</text:p>
          </table:table-cell>
          <table:table-cell table:style-name="ce7" table:formula="of:=&quot;A&quot;&amp;[.BC54]&amp;&quot;:H&quot;&amp;[.BD54]" office:value-type="string" office:string-value="A853:H872" calcext:value-type="string">
            <text:p>A853:H872</text:p>
          </table:table-cell>
          <table:table-cell table:formula="of:=[.BC53]+[.$BB$13]" office:value-type="float" office:value="853" calcext:value-type="float">
            <text:p>853</text:p>
          </table:table-cell>
          <table:table-cell table:formula="of:=[.BD53]+[.$BB$13]" office:value-type="float" office:value="872" calcext:value-type="float">
            <text:p>872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23" table:formula="of:=VLOOKUP([.$A55];INDIRECT(VLOOKUP([.$B$32];[.$BA$37:.$BB$55];2;0));[.B$100];0)" office:value-type="float" office:value="276.418451564646" calcext:value-type="float">
            <text:p>276</text:p>
          </table:table-cell>
          <table:table-cell table:style-name="ce100" table:formula="of:=VLOOKUP([.$A55];INDIRECT(VLOOKUP([.$B$32];[.$BA$37:.$BB$55];2;0));[.C$100];0)" office:value-type="float" office:value="211.003044044152" calcext:value-type="float">
            <text:p>211</text:p>
          </table:table-cell>
          <table:table-cell table:style-name="ce100" table:formula="of:=VLOOKUP([.$A55];INDIRECT(VLOOKUP([.$B$32];[.$BA$37:.$BB$55];2;0));[.D$100];0)" office:value-type="float" office:value="245.551585553697" calcext:value-type="float">
            <text:p>246</text:p>
          </table:table-cell>
          <table:table-cell table:style-name="ce100" table:formula="of:=VLOOKUP([.$A55];INDIRECT(VLOOKUP([.$B$32];[.$BA$37:.$BB$55];2;0));[.E$100];0)" office:value-type="float" office:value="194.68086831361" calcext:value-type="float">
            <text:p>195</text:p>
          </table:table-cell>
          <table:table-cell table:style-name="ce100" table:formula="of:=VLOOKUP([.$A55];INDIRECT(VLOOKUP([.$B$32];[.$BA$37:.$BB$55];2;0));[.F$100];0)" office:value-type="float" office:value="209.794344740497" calcext:value-type="float">
            <text:p>210</text:p>
          </table:table-cell>
          <table:table-cell table:style-name="ce100" table:formula="of:=VLOOKUP([.$A55];INDIRECT(VLOOKUP([.$B$32];[.$BA$37:.$BB$55];2;0));[.G$100];0)" office:value-type="float" office:value="219.661099707357" calcext:value-type="float">
            <text:p>220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table:style-name="ce4" table:formula="of:=[.BA54]+1" office:value-type="float" office:value="2020" calcext:value-type="float">
            <text:p>2020</text:p>
          </table:table-cell>
          <table:table-cell table:style-name="ce7" table:formula="of:=&quot;A&quot;&amp;[.BC55]&amp;&quot;:H&quot;&amp;[.BD55]" office:value-type="string" office:string-value="A896:H915" calcext:value-type="string">
            <text:p>A896:H915</text:p>
          </table:table-cell>
          <table:table-cell table:formula="of:=[.BC54]+[.$BB$13]" office:value-type="float" office:value="896" calcext:value-type="float">
            <text:p>896</text:p>
          </table:table-cell>
          <table:table-cell table:formula="of:=[.BD54]+[.$BB$13]" office:value-type="float" office:value="915" calcext:value-type="float">
            <text:p>915</text:p>
          </table:table-cell>
          <table:table-cell table:number-columns-repeated="968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table:formula="of:=VLOOKUP([.$A56];INDIRECT(VLOOKUP([.$B$32];[.$BA$37:.$BB$55];2;0));[.B$100];0)" office:value-type="float" office:value="145.715059564611" calcext:value-type="float">
            <text:p>146</text:p>
          </table:table-cell>
          <table:table-cell table:style-name="ce100" table:formula="of:=VLOOKUP([.$A56];INDIRECT(VLOOKUP([.$B$32];[.$BA$37:.$BB$55];2;0));[.C$100];0)" office:value-type="float" office:value="84.917811638661" calcext:value-type="float">
            <text:p>85</text:p>
          </table:table-cell>
          <table:table-cell table:style-name="ce100" table:formula="of:=VLOOKUP([.$A56];INDIRECT(VLOOKUP([.$B$32];[.$BA$37:.$BB$55];2;0));[.D$100];0)" office:value-type="float" office:value="142.906555348268" calcext:value-type="float">
            <text:p>143</text:p>
          </table:table-cell>
          <table:table-cell table:style-name="ce100" table:formula="of:=VLOOKUP([.$A56];INDIRECT(VLOOKUP([.$B$32];[.$BA$37:.$BB$55];2;0));[.E$100];0)" office:value-type="float" office:value="42.6029244874224" calcext:value-type="float">
            <text:p>43</text:p>
          </table:table-cell>
          <table:table-cell table:style-name="ce100" table:formula="of:=VLOOKUP([.$A56];INDIRECT(VLOOKUP([.$B$32];[.$BA$37:.$BB$55];2;0));[.F$100];0)" office:value-type="float" office:value="78.1993748349577" calcext:value-type="float">
            <text:p>78</text:p>
          </table:table-cell>
          <table:table-cell table:style-name="ce100" table:formula="of:=VLOOKUP([.$A56];INDIRECT(VLOOKUP([.$B$32];[.$BA$37:.$BB$55];2;0));[.G$100];0)" office:value-type="float" office:value="88.2319357939861" calcext:value-type="float">
            <text:p>88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office:value-type="string" calcext:value-type="string">
            <text:p>Trips</text:p>
          </table:table-cell>
          <table:table-cell table:number-columns-repeated="971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table:formula="of:=VLOOKUP([.$A57];INDIRECT(VLOOKUP([.$B$32];[.$BA$37:.$BB$55];2;0));[.B$100];0)" office:value-type="float" office:value="109.684843192804" calcext:value-type="float">
            <text:p>110</text:p>
          </table:table-cell>
          <table:table-cell table:style-name="ce100" table:formula="of:=VLOOKUP([.$A57];INDIRECT(VLOOKUP([.$B$32];[.$BA$37:.$BB$55];2;0));[.C$100];0)" office:value-type="float" office:value="4418.45218474609" calcext:value-type="float">
            <text:p>4,418</text:p>
          </table:table-cell>
          <table:table-cell table:style-name="ce100" table:formula="of:=VLOOKUP([.$A57];INDIRECT(VLOOKUP([.$B$32];[.$BA$37:.$BB$55];2;0));[.D$100];0)" office:value-type="float" office:value="1400.07377438123" calcext:value-type="float">
            <text:p>1,400</text:p>
          </table:table-cell>
          <table:table-cell table:style-name="ce100" table:formula="of:=VLOOKUP([.$A57];INDIRECT(VLOOKUP([.$B$32];[.$BA$37:.$BB$55];2;0));[.E$100];0)" office:value-type="float" office:value="77.4395628496456" calcext:value-type="float">
            <text:p>77</text:p>
          </table:table-cell>
          <table:table-cell table:style-name="ce100" table:formula="of:=VLOOKUP([.$A57];INDIRECT(VLOOKUP([.$B$32];[.$BA$37:.$BB$55];2;0));[.F$100];0)" office:value-type="float" office:value="2711.18341686846" calcext:value-type="float">
            <text:p>2,711</text:p>
          </table:table-cell>
          <table:table-cell table:style-name="ce100" table:formula="of:=VLOOKUP([.$A57];INDIRECT(VLOOKUP([.$B$32];[.$BA$37:.$BB$55];2;0));[.G$100];0)" office:value-type="float" office:value="2322.57770981207" calcext:value-type="float">
            <text:p>2,323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21"/>
          <table:table-cell office:value-type="string" calcext:value-type="string">
            <text:p>Distance</text:p>
          </table:table-cell>
          <table:table-cell table:number-columns-repeated="971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table:formula="of:=VLOOKUP([.$A58];INDIRECT(VLOOKUP([.$B$32];[.$BA$37:.$BB$55];2;0));[.B$100];0)" office:value-type="float" office:value="471.315260885552" calcext:value-type="float">
            <text:p>471</text:p>
          </table:table-cell>
          <table:table-cell table:style-name="ce100" table:formula="of:=VLOOKUP([.$A58];INDIRECT(VLOOKUP([.$B$32];[.$BA$37:.$BB$55];2;0));[.C$100];0)" office:value-type="float" office:value="831.352005604425" calcext:value-type="float">
            <text:p>831</text:p>
          </table:table-cell>
          <table:table-cell table:style-name="ce100" table:formula="of:=VLOOKUP([.$A58];INDIRECT(VLOOKUP([.$B$32];[.$BA$37:.$BB$55];2;0));[.D$100];0)" office:value-type="float" office:value="1620.04363116887" calcext:value-type="float">
            <text:p>1,620</text:p>
          </table:table-cell>
          <table:table-cell table:style-name="ce100" table:formula="of:=VLOOKUP([.$A58];INDIRECT(VLOOKUP([.$B$32];[.$BA$37:.$BB$55];2;0));[.E$100];0)" office:value-type="float" office:value="2125.27769133491" calcext:value-type="float">
            <text:p>2,125</text:p>
          </table:table-cell>
          <table:table-cell table:style-name="ce100" table:formula="of:=VLOOKUP([.$A58];INDIRECT(VLOOKUP([.$B$32];[.$BA$37:.$BB$55];2;0));[.F$100];0)" office:value-type="float" office:value="1327.6365340765" calcext:value-type="float">
            <text:p>1,328</text:p>
          </table:table-cell>
          <table:table-cell table:style-name="ce100" table:formula="of:=VLOOKUP([.$A58];INDIRECT(VLOOKUP([.$B$32];[.$BA$37:.$BB$55];2;0));[.G$100];0)" office:value-type="float" office:value="1199.64153369007" calcext:value-type="float">
            <text:p>1,200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8">
          <table:table-cell table:style-name="ce10" office:value-type="string" calcext:value-type="string">
            <text:p>Motorcycle </text:p>
          </table:table-cell>
          <table:table-cell table:style-name="ce100" table:formula="of:=VLOOKUP([.$A59];INDIRECT(VLOOKUP([.$B$32];[.$BA$37:.$BB$55];2;0));[.B$100];0)" office:value-type="float" office:value="3.16901884054843" calcext:value-type="float">
            <text:p>3</text:p>
          </table:table-cell>
          <table:table-cell table:style-name="ce100" table:formula="of:=VLOOKUP([.$A59];INDIRECT(VLOOKUP([.$B$32];[.$BA$37:.$BB$55];2;0));[.C$100];0)" office:value-type="float" office:value="9.36478562807207" calcext:value-type="float">
            <text:p>9</text:p>
          </table:table-cell>
          <table:table-cell table:style-name="ce100" table:formula="of:=VLOOKUP([.$A59];INDIRECT(VLOOKUP([.$B$32];[.$BA$37:.$BB$55];2;0));[.D$100];0)" office:value-type="float" office:value="36.3215274052819" calcext:value-type="float">
            <text:p>36</text:p>
          </table:table-cell>
          <table:table-cell table:style-name="ce100" table:formula="of:=VLOOKUP([.$A59];INDIRECT(VLOOKUP([.$B$32];[.$BA$37:.$BB$55];2;0));[.E$100];0)" office:value-type="float" office:value="14.5816538981738" calcext:value-type="float">
            <text:p>15</text:p>
          </table:table-cell>
          <table:table-cell table:style-name="ce100" table:formula="of:=VLOOKUP([.$A59];INDIRECT(VLOOKUP([.$B$32];[.$BA$37:.$BB$55];2;0));[.F$100];0)" office:value-type="float" office:value="14.0650307109379" calcext:value-type="float">
            <text:p>14</text:p>
          </table:table-cell>
          <table:table-cell table:style-name="ce100" table:formula="of:=VLOOKUP([.$A59];INDIRECT(VLOOKUP([.$B$32];[.$BA$37:.$BB$55];2;0));[.G$100];0)" office:value-type="float" office:value="12.4364476984033" calcext:value-type="float">
            <text:p>12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table:formula="of:=VLOOKUP([.$A60];INDIRECT(VLOOKUP([.$B$32];[.$BA$37:.$BB$55];2;0));[.B$100];0)" office:value-type="float" office:value="15.8599822644375" calcext:value-type="float">
            <text:p>16</text:p>
          </table:table-cell>
          <table:table-cell table:style-name="ce100" table:formula="of:=VLOOKUP([.$A60];INDIRECT(VLOOKUP([.$B$32];[.$BA$37:.$BB$55];2;0));[.C$100];0)" office:value-type="float" office:value="45.5060580042564" calcext:value-type="float">
            <text:p>46</text:p>
          </table:table-cell>
          <table:table-cell table:style-name="ce100" table:formula="of:=VLOOKUP([.$A60];INDIRECT(VLOOKUP([.$B$32];[.$BA$37:.$BB$55];2;0));[.D$100];0)" office:value-type="float" office:value="55.3987015945228" calcext:value-type="float">
            <text:p>55</text:p>
          </table:table-cell>
          <table:table-cell table:style-name="ce100" table:formula="of:=VLOOKUP([.$A60];INDIRECT(VLOOKUP([.$B$32];[.$BA$37:.$BB$55];2;0));[.E$100];0)" office:value-type="float" office:value="69.8762927016242" calcext:value-type="float">
            <text:p>70</text:p>
          </table:table-cell>
          <table:table-cell table:style-name="ce100" table:formula="of:=VLOOKUP([.$A60];INDIRECT(VLOOKUP([.$B$32];[.$BA$37:.$BB$55];2;0));[.F$100];0)" office:value-type="float" office:value="54.2899459995515" calcext:value-type="float">
            <text:p>54</text:p>
          </table:table-cell>
          <table:table-cell table:style-name="ce100" table:formula="of:=VLOOKUP([.$A60];INDIRECT(VLOOKUP([.$B$32];[.$BA$37:.$BB$55];2;0));[.G$100];0)" office:value-type="float" office:value="48.5443106080927" calcext:value-type="float">
            <text:p>49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table:formula="of:=VLOOKUP([.$A61];INDIRECT(VLOOKUP([.$B$32];[.$BA$37:.$BB$55];2;0));[.B$100];0)" office:value-type="float" office:value="80.1960755340686" calcext:value-type="float">
            <text:p>80</text:p>
          </table:table-cell>
          <table:table-cell table:style-name="ce100" table:formula="of:=VLOOKUP([.$A61];INDIRECT(VLOOKUP([.$B$32];[.$BA$37:.$BB$55];2;0));[.C$100];0)" office:value-type="float" office:value="14.2583078789219" calcext:value-type="float">
            <text:p>14</text:p>
          </table:table-cell>
          <table:table-cell table:style-name="ce100" table:formula="of:=VLOOKUP([.$A61];INDIRECT(VLOOKUP([.$B$32];[.$BA$37:.$BB$55];2;0));[.D$100];0)" office:value-type="float" office:value="42.352437641286" calcext:value-type="float">
            <text:p>42</text:p>
          </table:table-cell>
          <table:table-cell table:style-name="ce100" table:formula="of:=VLOOKUP([.$A61];INDIRECT(VLOOKUP([.$B$32];[.$BA$37:.$BB$55];2;0));[.E$100];0)" office:value-type="float" office:value="21.1831492675695" calcext:value-type="float">
            <text:p>21</text:p>
          </table:table-cell>
          <table:table-cell table:style-name="ce100" table:formula="of:=VLOOKUP([.$A61];INDIRECT(VLOOKUP([.$B$32];[.$BA$37:.$BB$55];2;0));[.F$100];0)" office:value-type="float" office:value="19.6245801335548" calcext:value-type="float">
            <text:p>20</text:p>
          </table:table-cell>
          <table:table-cell table:style-name="ce100" table:formula="of:=VLOOKUP([.$A61];INDIRECT(VLOOKUP([.$B$32];[.$BA$37:.$BB$55];2;0));[.G$100];0)" office:value-type="float" office:value="28.6432123148194" calcext:value-type="float">
            <text:p>29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table:formula="of:=VLOOKUP([.$A62];INDIRECT(VLOOKUP([.$B$32];[.$BA$37:.$BB$55];2;0));[.B$100];0)" office:value-type="float" office:value="262.740596788493" calcext:value-type="float">
            <text:p>263</text:p>
          </table:table-cell>
          <table:table-cell table:style-name="ce100" table:formula="of:=VLOOKUP([.$A62];INDIRECT(VLOOKUP([.$B$32];[.$BA$37:.$BB$55];2;0));[.C$100];0)" office:value-type="float" office:value="14.518824744073" calcext:value-type="float">
            <text:p>15</text:p>
          </table:table-cell>
          <table:table-cell table:style-name="ce100" table:formula="of:=VLOOKUP([.$A62];INDIRECT(VLOOKUP([.$B$32];[.$BA$37:.$BB$55];2;0));[.D$100];0)" office:value-type="float" office:value="40.6944072666826" calcext:value-type="float">
            <text:p>41</text:p>
          </table:table-cell>
          <table:table-cell table:style-name="ce100" table:formula="of:=VLOOKUP([.$A62];INDIRECT(VLOOKUP([.$B$32];[.$BA$37:.$BB$55];2;0));[.E$100];0)" office:value-type="float" office:value="104.215786195476" calcext:value-type="float">
            <text:p>104</text:p>
          </table:table-cell>
          <table:table-cell table:style-name="ce100" table:formula="of:=VLOOKUP([.$A62];INDIRECT(VLOOKUP([.$B$32];[.$BA$37:.$BB$55];2;0));[.F$100];0)" office:value-type="float" office:value="45.6867831307827" calcext:value-type="float">
            <text:p>46</text:p>
          </table:table-cell>
          <table:table-cell table:style-name="ce100" table:formula="of:=VLOOKUP([.$A62];INDIRECT(VLOOKUP([.$B$32];[.$BA$37:.$BB$55];2;0));[.G$100];0)" office:value-type="float" office:value="78.0880302804306" calcext:value-type="float">
            <text:p>78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table:formula="of:=VLOOKUP([.$A63];INDIRECT(VLOOKUP([.$B$32];[.$BA$37:.$BB$55];2;0));[.B$100];0)" office:value-type="float" office:value="16.5740886010711" calcext:value-type="float">
            <text:p>17</text:p>
          </table:table-cell>
          <table:table-cell table:style-name="ce100" table:formula="of:=VLOOKUP([.$A63];INDIRECT(VLOOKUP([.$B$32];[.$BA$37:.$BB$55];2;0));[.C$100];0)" office:value-type="float" office:value="17.3137760956393" calcext:value-type="float">
            <text:p>17</text:p>
          </table:table-cell>
          <table:table-cell table:style-name="ce100" table:formula="of:=VLOOKUP([.$A63];INDIRECT(VLOOKUP([.$B$32];[.$BA$37:.$BB$55];2;0));[.D$100];0)" office:value-type="float" office:value="44.2969601925583" calcext:value-type="float">
            <text:p>44</text:p>
          </table:table-cell>
          <table:table-cell table:style-name="ce100" table:formula="of:=VLOOKUP([.$A63];INDIRECT(VLOOKUP([.$B$32];[.$BA$37:.$BB$55];2;0));[.E$100];0)" office:value-type="float" office:value="0" calcext:value-type="float">
            <text:p>0</text:p>
          </table:table-cell>
          <table:table-cell table:style-name="ce100" table:formula="of:=VLOOKUP([.$A63];INDIRECT(VLOOKUP([.$B$32];[.$BA$37:.$BB$55];2;0));[.F$100];0)" office:value-type="float" office:value="14.9344940581497" calcext:value-type="float">
            <text:p>15</text:p>
          </table:table-cell>
          <table:table-cell table:style-name="ce100" table:formula="of:=VLOOKUP([.$A63];INDIRECT(VLOOKUP([.$B$32];[.$BA$37:.$BB$55];2;0));[.G$100];0)" office:value-type="float" office:value="15.1735007726687" calcext:value-type="float">
            <text:p>15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table:formula="of:=VLOOKUP([.$A64];INDIRECT(VLOOKUP([.$B$32];[.$BA$37:.$BB$55];2;0));[.B$100];0)" office:value-type="float" office:value="145.493152614117" calcext:value-type="float">
            <text:p>145</text:p>
          </table:table-cell>
          <table:table-cell table:style-name="ce100" table:formula="of:=VLOOKUP([.$A64];INDIRECT(VLOOKUP([.$B$32];[.$BA$37:.$BB$55];2;0));[.C$100];0)" office:value-type="float" office:value="20.4250311076271" calcext:value-type="float">
            <text:p>20</text:p>
          </table:table-cell>
          <table:table-cell table:style-name="ce100" table:formula="of:=VLOOKUP([.$A64];INDIRECT(VLOOKUP([.$B$32];[.$BA$37:.$BB$55];2;0));[.D$100];0)" office:value-type="float" office:value="96.525006724193" calcext:value-type="float">
            <text:p>97</text:p>
          </table:table-cell>
          <table:table-cell table:style-name="ce100" table:formula="of:=VLOOKUP([.$A64];INDIRECT(VLOOKUP([.$B$32];[.$BA$37:.$BB$55];2;0));[.E$100];0)" office:value-type="float" office:value="12.5985407443331" calcext:value-type="float">
            <text:p>13</text:p>
          </table:table-cell>
          <table:table-cell table:style-name="ce100" table:formula="of:=VLOOKUP([.$A64];INDIRECT(VLOOKUP([.$B$32];[.$BA$37:.$BB$55];2;0));[.F$100];0)" office:value-type="float" office:value="26.6041675468681" calcext:value-type="float">
            <text:p>27</text:p>
          </table:table-cell>
          <table:table-cell table:style-name="ce100" table:formula="of:=VLOOKUP([.$A64];INDIRECT(VLOOKUP([.$B$32];[.$BA$37:.$BB$55];2;0));[.G$100];0)" office:value-type="float" office:value="44.3100600762345" calcext:value-type="float">
            <text:p>44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table:formula="of:=VLOOKUP([.$A65];INDIRECT(VLOOKUP([.$B$32];[.$BA$37:.$BB$55];2;0));[.B$100];0)" office:value-type="float" office:value="500.376525717349" calcext:value-type="float">
            <text:p>500</text:p>
          </table:table-cell>
          <table:table-cell table:style-name="ce100" table:formula="of:=VLOOKUP([.$A65];INDIRECT(VLOOKUP([.$B$32];[.$BA$37:.$BB$55];2;0));[.C$100];0)" office:value-type="float" office:value="216.525693186196" calcext:value-type="float">
            <text:p>217</text:p>
          </table:table-cell>
          <table:table-cell table:style-name="ce100" table:formula="of:=VLOOKUP([.$A65];INDIRECT(VLOOKUP([.$B$32];[.$BA$37:.$BB$55];2;0));[.D$100];0)" office:value-type="float" office:value="305.193240659264" calcext:value-type="float">
            <text:p>305</text:p>
          </table:table-cell>
          <table:table-cell table:style-name="ce100" table:formula="of:=VLOOKUP([.$A65];INDIRECT(VLOOKUP([.$B$32];[.$BA$37:.$BB$55];2;0));[.E$100];0)" office:value-type="float" office:value="118.127776777891" calcext:value-type="float">
            <text:p>118</text:p>
          </table:table-cell>
          <table:table-cell table:style-name="ce100" table:formula="of:=VLOOKUP([.$A65];INDIRECT(VLOOKUP([.$B$32];[.$BA$37:.$BB$55];2;0));[.F$100];0)" office:value-type="float" office:value="195.66037607851" calcext:value-type="float">
            <text:p>196</text:p>
          </table:table-cell>
          <table:table-cell table:style-name="ce100" table:formula="of:=VLOOKUP([.$A65];INDIRECT(VLOOKUP([.$B$32];[.$BA$37:.$BB$55];2;0));[.G$100];0)" office:value-type="float" office:value="240.995845541733" calcext:value-type="float">
            <text:p>241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table:formula="of:=VLOOKUP([.$A66];INDIRECT(VLOOKUP([.$B$32];[.$BA$37:.$BB$55];2;0));[.B$100];0)" office:value-type="float" office:value="60.5650496274864" calcext:value-type="float">
            <text:p>61</text:p>
          </table:table-cell>
          <table:table-cell table:style-name="ce100" table:formula="of:=VLOOKUP([.$A66];INDIRECT(VLOOKUP([.$B$32];[.$BA$37:.$BB$55];2;0));[.C$100];0)" office:value-type="float" office:value="16.6380047576147" calcext:value-type="float">
            <text:p>17</text:p>
          </table:table-cell>
          <table:table-cell table:style-name="ce100" table:formula="of:=VLOOKUP([.$A66];INDIRECT(VLOOKUP([.$B$32];[.$BA$37:.$BB$55];2;0));[.D$100];0)" office:value-type="float" office:value="29.5207397333236" calcext:value-type="float">
            <text:p>30</text:p>
          </table:table-cell>
          <table:table-cell table:style-name="ce100" table:formula="of:=VLOOKUP([.$A66];INDIRECT(VLOOKUP([.$B$32];[.$BA$37:.$BB$55];2;0));[.E$100];0)" office:value-type="float" office:value="31.0280836472592" calcext:value-type="float">
            <text:p>31</text:p>
          </table:table-cell>
          <table:table-cell table:style-name="ce100" table:formula="of:=VLOOKUP([.$A66];INDIRECT(VLOOKUP([.$B$32];[.$BA$37:.$BB$55];2;0));[.F$100];0)" office:value-type="float" office:value="22.624077548123" calcext:value-type="float">
            <text:p>23</text:p>
          </table:table-cell>
          <table:table-cell table:style-name="ce100" table:formula="of:=VLOOKUP([.$A66];INDIRECT(VLOOKUP([.$B$32];[.$BA$37:.$BB$55];2;0));[.G$100];0)" office:value-type="float" office:value="28.4851885304349" calcext:value-type="float">
            <text:p>28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table:formula="of:=VLOOKUP([.$A67];INDIRECT(VLOOKUP([.$B$32];[.$BA$37:.$BB$55];2;0));[.B$100];0)" office:value-type="float" office:value="29.7337074980104" calcext:value-type="float">
            <text:p>30</text:p>
          </table:table-cell>
          <table:table-cell table:style-name="ce100" table:formula="of:=VLOOKUP([.$A67];INDIRECT(VLOOKUP([.$B$32];[.$BA$37:.$BB$55];2;0));[.C$100];0)" office:value-type="float" office:value="2.2680807527436" calcext:value-type="float">
            <text:p>2</text:p>
          </table:table-cell>
          <table:table-cell table:style-name="ce100" table:formula="of:=VLOOKUP([.$A67];INDIRECT(VLOOKUP([.$B$32];[.$BA$37:.$BB$55];2;0));[.D$100];0)" office:value-type="float" office:value="10.8654231192529" calcext:value-type="float">
            <text:p>11</text:p>
          </table:table-cell>
          <table:table-cell table:style-name="ce100" table:formula="of:=VLOOKUP([.$A67];INDIRECT(VLOOKUP([.$B$32];[.$BA$37:.$BB$55];2;0));[.E$100];0)" office:value-type="float" office:value="4.12206570483517" calcext:value-type="float">
            <text:p>4</text:p>
          </table:table-cell>
          <table:table-cell table:style-name="ce100" table:formula="of:=VLOOKUP([.$A67];INDIRECT(VLOOKUP([.$B$32];[.$BA$37:.$BB$55];2;0));[.F$100];0)" office:value-type="float" office:value="3.82691302742344" calcext:value-type="float">
            <text:p>4</text:p>
          </table:table-cell>
          <table:table-cell table:style-name="ce100" table:formula="of:=VLOOKUP([.$A67];INDIRECT(VLOOKUP([.$B$32];[.$BA$37:.$BB$55];2;0));[.G$100];0)" office:value-type="float" office:value="7.68585866114789" calcext:value-type="float">
            <text:p>8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table:formula="of:=VLOOKUP([.$A68];INDIRECT(VLOOKUP([.$B$32];[.$BA$37:.$BB$55];2;0));[.B$100];0)" office:value-type="float" office:value="2117.84181269319" calcext:value-type="float">
            <text:p>2,118</text:p>
          </table:table-cell>
          <table:table-cell table:style-name="ce100" table:formula="of:=VLOOKUP([.$A68];INDIRECT(VLOOKUP([.$B$32];[.$BA$37:.$BB$55];2;0));[.C$100];0)" office:value-type="float" office:value="5902.54360818847" calcext:value-type="float">
            <text:p>5,903</text:p>
          </table:table-cell>
          <table:table-cell table:style-name="ce100" table:formula="of:=VLOOKUP([.$A68];INDIRECT(VLOOKUP([.$B$32];[.$BA$37:.$BB$55];2;0));[.D$100];0)" office:value-type="float" office:value="4069.74399078842" calcext:value-type="float">
            <text:p>4,070</text:p>
          </table:table-cell>
          <table:table-cell table:style-name="ce100" table:formula="of:=VLOOKUP([.$A68];INDIRECT(VLOOKUP([.$B$32];[.$BA$37:.$BB$55];2;0));[.E$100];0)" office:value-type="float" office:value="2815.73439592275" calcext:value-type="float">
            <text:p>2,816</text:p>
          </table:table-cell>
          <table:table-cell table:style-name="ce100" table:formula="of:=VLOOKUP([.$A68];INDIRECT(VLOOKUP([.$B$32];[.$BA$37:.$BB$55];2;0));[.F$100];0)" office:value-type="float" office:value="4724.13003875432" calcext:value-type="float">
            <text:p>4,724</text:p>
          </table:table-cell>
          <table:table-cell table:style-name="ce100" table:formula="of:=VLOOKUP([.$A68];INDIRECT(VLOOKUP([.$B$32];[.$BA$37:.$BB$55];2;0));[.G$100];0)" office:value-type="float" office:value="4334.47473348745" calcext:value-type="float">
            <text:p>4,334</text:p>
          </table:table-cell>
          <table:table-cell table:style-name="ce159"/>
          <table:table-cell table:style-name="ce34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35" table:formula="of:=VLOOKUP([.$A69];INDIRECT(VLOOKUP([.$B$32];[.$BA$37:.$BB$55];2;0));[.B$100];0)" office:value-type="float" office:value="2369.74643286093" calcext:value-type="float">
            <text:p>2,370</text:p>
          </table:table-cell>
          <table:table-cell table:style-name="ce35" table:formula="of:=VLOOKUP([.$A69];INDIRECT(VLOOKUP([.$B$32];[.$BA$37:.$BB$55];2;0));[.C$100];0)" office:value-type="float" office:value="6500.94469554297" calcext:value-type="float">
            <text:p>6,501</text:p>
          </table:table-cell>
          <table:table-cell table:style-name="ce35" table:formula="of:=VLOOKUP([.$A69];INDIRECT(VLOOKUP([.$B$32];[.$BA$37:.$BB$55];2;0));[.D$100];0)" office:value-type="float" office:value="4080.97476969632" calcext:value-type="float">
            <text:p>4,081</text:p>
          </table:table-cell>
          <table:table-cell table:style-name="ce35" table:formula="of:=VLOOKUP([.$A69];INDIRECT(VLOOKUP([.$B$32];[.$BA$37:.$BB$55];2;0));[.E$100];0)" office:value-type="float" office:value="2960.657658773" calcext:value-type="float">
            <text:p>2,961</text:p>
          </table:table-cell>
          <table:table-cell table:style-name="ce35" table:formula="of:=VLOOKUP([.$A69];INDIRECT(VLOOKUP([.$B$32];[.$BA$37:.$BB$55];2;0));[.F$100];0)" office:value-type="float" office:value="5152.07640848975" calcext:value-type="float">
            <text:p>5,152</text:p>
          </table:table-cell>
          <table:table-cell table:style-name="ce35" table:formula="of:=VLOOKUP([.$A69];INDIRECT(VLOOKUP([.$B$32];[.$BA$37:.$BB$55];2;0));[.G$100];0)" office:value-type="float" office:value="4776.97712041844" calcext:value-type="float">
            <text:p>4,777</text:p>
          </table:table-cell>
          <table:table-cell table:style-name="ce100"/>
          <table:table-cell table:number-columns-repeated="6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table:formula="of:=VLOOKUP([.$A70];INDIRECT(VLOOKUP([.$B$32];[.$BA$37:.$BB$55];2;0));[.B$100];0)" office:value-type="float" office:value="1913.84502304377" calcext:value-type="float">
            <text:p>1,914</text:p>
          </table:table-cell>
          <table:table-cell table:style-name="ce100" table:formula="of:=VLOOKUP([.$A70];INDIRECT(VLOOKUP([.$B$32];[.$BA$37:.$BB$55];2;0));[.C$100];0)" office:value-type="float" office:value="5266.06410020689" calcext:value-type="float">
            <text:p>5,266</text:p>
          </table:table-cell>
          <table:table-cell table:style-name="ce100" table:formula="of:=VLOOKUP([.$A70];INDIRECT(VLOOKUP([.$B$32];[.$BA$37:.$BB$55];2;0));[.D$100];0)" office:value-type="float" office:value="4060.21919687472" calcext:value-type="float">
            <text:p>4,060</text:p>
          </table:table-cell>
          <table:table-cell table:style-name="ce100" table:formula="of:=VLOOKUP([.$A70];INDIRECT(VLOOKUP([.$B$32];[.$BA$37:.$BB$55];2;0));[.E$100];0)" office:value-type="float" office:value="2672.88521439839" calcext:value-type="float">
            <text:p>2,673</text:p>
          </table:table-cell>
          <table:table-cell table:style-name="ce100" table:formula="of:=VLOOKUP([.$A70];INDIRECT(VLOOKUP([.$B$32];[.$BA$37:.$BB$55];2;0));[.F$100];0)" office:value-type="float" office:value="4290.97841464158" calcext:value-type="float">
            <text:p>4,291</text:p>
          </table:table-cell>
          <table:table-cell table:style-name="ce100" table:formula="of:=VLOOKUP([.$A70];INDIRECT(VLOOKUP([.$B$32];[.$BA$37:.$BB$55];2;0));[.G$100];0)" office:value-type="float" office:value="3901.49016972324" calcext:value-type="float">
            <text:p>3,901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formula="of:=VLOOKUP([.$A72];INDIRECT(VLOOKUP([.$B$32];[.$BA$37:.$BB$55];2;0));[.B$100];0)" office:value-type="float" office:value="768" calcext:value-type="float">
            <text:p>768</text:p>
          </table:table-cell>
          <table:table-cell table:formula="of:=VLOOKUP([.$A72];INDIRECT(VLOOKUP([.$B$32];[.$BA$37:.$BB$55];2;0));[.C$100];0)" office:value-type="float" office:value="3380" calcext:value-type="float">
            <text:p>3380</text:p>
          </table:table-cell>
          <table:table-cell table:formula="of:=VLOOKUP([.$A72];INDIRECT(VLOOKUP([.$B$32];[.$BA$37:.$BB$55];2;0));[.D$100];0)" office:value-type="float" office:value="656" calcext:value-type="float">
            <text:p>656</text:p>
          </table:table-cell>
          <table:table-cell table:formula="of:=VLOOKUP([.$A72];INDIRECT(VLOOKUP([.$B$32];[.$BA$37:.$BB$55];2;0));[.E$100];0)" office:value-type="float" office:value="1432" calcext:value-type="float">
            <text:p>1432</text:p>
          </table:table-cell>
          <table:table-cell table:formula="of:=VLOOKUP([.$A72];INDIRECT(VLOOKUP([.$B$32];[.$BA$37:.$BB$55];2;0));[.F$100];0)" office:value-type="float" office:value="5468" calcext:value-type="float">
            <text:p>5468</text:p>
          </table:table-cell>
          <table:table-cell table:formula="of:=VLOOKUP([.$A72];INDIRECT(VLOOKUP([.$B$32];[.$BA$37:.$BB$55];2;0));[.G$100];0)" office:value-type="float" office:value="6239" calcext:value-type="float">
            <text:p>6239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36" table:formula="of:=VLOOKUP([.$A73];INDIRECT(VLOOKUP([.$B$32];[.$BA$37:.$BB$55];2;0));[.B$100];0)" office:value-type="float" office:value="7.068" calcext:value-type="float">
            <text:p>7</text:p>
          </table:table-cell>
          <table:table-cell table:style-name="ce36" table:formula="of:=VLOOKUP([.$A73];INDIRECT(VLOOKUP([.$B$32];[.$BA$37:.$BB$55];2;0));[.C$100];0)" office:value-type="float" office:value="53.171" calcext:value-type="float">
            <text:p>53</text:p>
          </table:table-cell>
          <table:table-cell table:style-name="ce36" table:formula="of:=VLOOKUP([.$A73];INDIRECT(VLOOKUP([.$B$32];[.$BA$37:.$BB$55];2;0));[.D$100];0)" office:value-type="float" office:value="8.192" calcext:value-type="float">
            <text:p>8</text:p>
          </table:table-cell>
          <table:table-cell table:style-name="ce36" table:formula="of:=VLOOKUP([.$A73];INDIRECT(VLOOKUP([.$B$32];[.$BA$37:.$BB$55];2;0));[.E$100];0)" office:value-type="float" office:value="17.207" calcext:value-type="float">
            <text:p>17</text:p>
          </table:table-cell>
          <table:table-cell table:style-name="ce36" table:formula="of:=VLOOKUP([.$A73];INDIRECT(VLOOKUP([.$B$32];[.$BA$37:.$BB$55];2;0));[.F$100];0)" office:value-type="float" office:value="78.57" calcext:value-type="float">
            <text:p>79</text:p>
          </table:table-cell>
          <table:table-cell table:style-name="ce36" table:formula="of:=VLOOKUP([.$A73];INDIRECT(VLOOKUP([.$B$32];[.$BA$37:.$BB$55];2;0));[.G$100];0)" office:value-type="float" office:value="85.643" calcext:value-type="float">
            <text:p>86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25" table:formula="of:=VLOOKUP([.$A74];INDIRECT(VLOOKUP([.$B$32];[.$BA$37:.$BB$55];2;0));[.B$100];0)" office:value-type="float" office:value="8.776" calcext:value-type="float">
            <text:p>9</text:p>
          </table:table-cell>
          <table:table-cell table:style-name="ce25" table:formula="of:=VLOOKUP([.$A74];INDIRECT(VLOOKUP([.$B$32];[.$BA$37:.$BB$55];2;0));[.C$100];0)" office:value-type="float" office:value="55.558" calcext:value-type="float">
            <text:p>56</text:p>
          </table:table-cell>
          <table:table-cell table:style-name="ce25" table:formula="of:=VLOOKUP([.$A74];INDIRECT(VLOOKUP([.$B$32];[.$BA$37:.$BB$55];2;0));[.D$100];0)" office:value-type="float" office:value="8.989" calcext:value-type="float">
            <text:p>9</text:p>
          </table:table-cell>
          <table:table-cell table:style-name="ce25" table:formula="of:=VLOOKUP([.$A74];INDIRECT(VLOOKUP([.$B$32];[.$BA$37:.$BB$55];2;0));[.E$100];0)" office:value-type="float" office:value="18.464" calcext:value-type="float">
            <text:p>18</text:p>
          </table:table-cell>
          <table:table-cell table:style-name="ce25" table:formula="of:=VLOOKUP([.$A74];INDIRECT(VLOOKUP([.$B$32];[.$BA$37:.$BB$55];2;0));[.F$100];0)" office:value-type="float" office:value="83.011" calcext:value-type="float">
            <text:p>83</text:p>
          </table:table-cell>
          <table:table-cell table:style-name="ce25" table:formula="of:=VLOOKUP([.$A74];INDIRECT(VLOOKUP([.$B$32];[.$BA$37:.$BB$55];2;0));[.G$100];0)" office:value-type="float" office:value="91.792" calcext:value-type="float">
            <text:p>92</text:p>
          </table:table-cell>
          <table:table-cell table:style-name="ce100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/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54" office:value-type="string" calcext:value-type="string">
            <text:p>1 The member of the household reported to drive the most mileage in a vehicle is designated as the main driver. </text:p>
          </table:table-cell>
          <table:table-cell table:style-name="ce55" table:number-columns-repeated="6"/>
          <table:table-cell table:number-columns-repeated="2"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54" office:value-type="string" calcext:value-type="string">
            <text:p>2 Other private (mostly private hire bus).</text:p>
          </table:table-cell>
          <table:table-cell table:style-name="ce56" table:number-columns-repeated="6"/>
          <table:table-cell table:number-columns-repeated="2"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54" office:value-type="string" calcext:value-type="string">
            <text:p>3 Other public (air, ferries and light rail).</text:p>
          </table:table-cell>
          <table:table-cell table:style-name="ce56" table:number-columns-repeated="6"/>
          <table:table-cell table:number-columns-repeated="2"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9">
          <table:table-cell table:style-name="ce72" office:value-type="string" calcext:value-type="string" table:number-columns-spanned="7" table:number-rows-spanned="1">
            <text:p>Walk includes all travel on foot. It is also used when respondents ride in non-motorised wheelchairs, prams or pushchairs, as well as when they ride on toy bicycles, roller-skates, skateboards, non-motorised scooters, or when they jog. For example, children who accompany their parents on a visit to the shops on toy bicycles/tricycles (where the parents are walking) are coded as having walked there.</text:p>
          </table:table-cell>
          <table:covered-table-cell table:number-columns-repeated="6"/>
          <table:table-cell table:number-columns-repeated="2"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56" table:number-columns-repeated="7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56" office:value-type="string" calcext:value-type="string">
            <text:p>The figures in this table are National Statistics.</text:p>
          </table:table-cell>
          <table:table-cell table:style-name="ce56" table:number-columns-repeated="6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56" table:number-columns-repeated="7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57" office:value-type="string" calcext:value-type="string">
            <text:p>The results presented in this table are weighted. The base (unweighted sample size) is shown in the table for information. </text:p>
          </table:table-cell>
          <table:table-cell table:style-name="ce57"/>
          <table:table-cell table:style-name="ce54" table:number-columns-repeated="5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0">
          <table:table-cell table:style-name="ce72" office:value-type="string" calcext:value-type="string" table:number-columns-spanned="7" table:number-rows-spanned="1">
            <text:p>Weights are applied to adjust for non-response to ensure the characteristics of the achieved sample match the population of Great Britain (1995-2012) or England (2013 onwards) and for the drop off in trip recording in diary data. </text:p>
          </table:table-cell>
          <table:covered-table-cell table:number-columns-repeated="6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1">
          <table:table-cell table:style-name="ce54" office:value-type="string" calcext:value-type="string">
            <text:p>The survey results are subject to sampling error.</text:p>
          </table:table-cell>
          <table:table-cell table:style-name="ce54" table:number-columns-repeated="6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2">
          <table:table-cell table:style-name="ce73" office:value-type="string" calcext:value-type="string" table:number-columns-spanned="7" table:number-rows-spanned="1">
            <text:p><text:span text:style-name="T2">2020 Disclaimer: </text:span>Due to changes in the methodology of data collection, changes in travel behaviour and a reduction of data collected during 2020, as a result of the coronavirus (COVID-19) pandemic, care should be taken when interpreting this data and comparing to other years, due to the small sample sizes. Please see the background documentation for further details of these changes.</text:p>
          </table:table-cell>
          <table:covered-table-cell table:number-columns-repeated="6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3">
          <table:table-cell table:style-name="ce56" table:number-columns-repeated="7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59" office:value-type="string" calcext:value-type="string">
            <text:p>Email: national.travelsurvey@dft.gov.uk</text:p>
          </table:table-cell>
          <table:table-cell table:style-name="ce56" table:number-columns-repeated="5"/>
          <table:table-cell table:style-name="ce58" office:value-type="string" calcext:value-type="string">
            <text:p>Source: National Travel Survey</text:p>
          </table:table-cell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61" office:value-type="string" calcext:value-type="string">
            <text:p><text:a xlink:href="https://www.gov.uk/government/publications/national-travel-survey-2020" xlink:type="simple">Notes &amp; definitions</text:a></text:p>
          </table:table-cell>
          <table:table-cell table:style-name="ce56" table:number-columns-repeated="5"/>
          <table:table-cell table:style-name="ce60" office:value-type="string" calcext:value-type="string">
            <text:p>Last updated: 22 September 2021</text:p>
          </table:table-cell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>
          <table:table-cell/>
          <table:table-cell table:style-name="ce56" table:number-columns-repeated="5"/>
          <table:table-cell table:style-name="ce58" office:value-type="string" calcext:value-type="string">
            <text:p>Next update: Summer 2022</text:p>
          </table:table-cell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 table:number-rows-repeated="5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2" table:number-columns-repeated="8"/>
          <table:table-cell table:number-columns-repeated="6"/>
          <table:table-cell table:style-name="ce62" table:number-columns-repeated="17"/>
          <table:table-cell table:number-columns-repeated="993"/>
        </table:table-row>
        <table:table-row table:style-name="ro1" table:number-rows-repeated="3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style-name="ce37" table:number-columns-repeated="4"/>
          <table:table-cell table:style-name="ce38" table:number-columns-repeated="2"/>
          <table:table-cell table:style-name="ce28"/>
          <table:table-cell table:number-columns-repeated="6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02" calcext:value-type="float">
            <text:p>2002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96.514801547993" calcext:value-type="float">
            <text:p>397</text:p>
          </table:table-cell>
          <table:table-cell table:style-name="ce100" office:value-type="float" office:value="192.538631179357" calcext:value-type="float">
            <text:p>193</text:p>
          </table:table-cell>
          <table:table-cell table:style-name="ce100" office:value-type="float" office:value="269.028707251576" calcext:value-type="float">
            <text:p>269</text:p>
          </table:table-cell>
          <table:table-cell table:style-name="ce100" office:value-type="float" office:value="283.060752572038" calcext:value-type="float">
            <text:p>283</text:p>
          </table:table-cell>
          <table:table-cell table:style-name="ce100" office:value-type="float" office:value="232.90283038769" calcext:value-type="float">
            <text:p>233</text:p>
          </table:table-cell>
          <table:table-cell table:style-name="ce100" office:value-type="float" office:value="264.012616825594" calcext:value-type="float">
            <text:p>26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0.0097714589612" calcext:value-type="float">
            <text:p>20</text:p>
          </table:table-cell>
          <table:table-cell table:style-name="ce100" office:value-type="float" office:value="12.3094395124713" calcext:value-type="float">
            <text:p>12</text:p>
          </table:table-cell>
          <table:table-cell table:style-name="ce100" office:value-type="float" office:value="42.2533433007977" calcext:value-type="float">
            <text:p>42</text:p>
          </table:table-cell>
          <table:table-cell table:style-name="ce100" office:value-type="float" office:value="17.5345416045601" calcext:value-type="float">
            <text:p>18</text:p>
          </table:table-cell>
          <table:table-cell table:style-name="ce100" office:value-type="float" office:value="17.5644559316418" calcext:value-type="float">
            <text:p>18</text:p>
          </table:table-cell>
          <table:table-cell table:style-name="ce100" office:value-type="float" office:value="18.0294172867841" calcext:value-type="float">
            <text:p>1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9.56552879516875" calcext:value-type="float">
            <text:p>10</text:p>
          </table:table-cell>
          <table:table-cell table:style-name="ce100" office:value-type="float" office:value="931.034946000533" calcext:value-type="float">
            <text:p>931</text:p>
          </table:table-cell>
          <table:table-cell table:style-name="ce100" office:value-type="float" office:value="332.818264914109" calcext:value-type="float">
            <text:p>333</text:p>
          </table:table-cell>
          <table:table-cell table:style-name="ce100" office:value-type="float" office:value="4.645051739867" calcext:value-type="float">
            <text:p>5</text:p>
          </table:table-cell>
          <table:table-cell table:style-name="ce100" office:value-type="float" office:value="539.102196541501" calcext:value-type="float">
            <text:p>539</text:p>
          </table:table-cell>
          <table:table-cell table:style-name="ce100" office:value-type="float" office:value="438.414132411478" calcext:value-type="float">
            <text:p>43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109.676654191854" calcext:value-type="float">
            <text:p>110</text:p>
          </table:table-cell>
          <table:table-cell table:style-name="ce100" office:value-type="float" office:value="102.895834957204" calcext:value-type="float">
            <text:p>103</text:p>
          </table:table-cell>
          <table:table-cell table:style-name="ce100" office:value-type="float" office:value="319.751488680774" calcext:value-type="float">
            <text:p>320</text:p>
          </table:table-cell>
          <table:table-cell table:style-name="ce100" office:value-type="float" office:value="511.8939496895" calcext:value-type="float">
            <text:p>512</text:p>
          </table:table-cell>
          <table:table-cell table:style-name="ce100" office:value-type="float" office:value="270.51831305868" calcext:value-type="float">
            <text:p>271</text:p>
          </table:table-cell>
          <table:table-cell table:style-name="ce100" office:value-type="float" office:value="239.935284065266" calcext:value-type="float">
            <text:p>24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2.83527311222332" calcext:value-type="float">
            <text:p>3</text:p>
          </table:table-cell>
          <table:table-cell table:style-name="ce100" office:value-type="float" office:value="2.64890411215613" calcext:value-type="float">
            <text:p>3</text:p>
          </table:table-cell>
          <table:table-cell table:style-name="ce100" office:value-type="float" office:value="11.5223195966122" calcext:value-type="float">
            <text:p>12</text:p>
          </table:table-cell>
          <table:table-cell table:style-name="ce100" office:value-type="float" office:value="3.86664599105427" calcext:value-type="float">
            <text:p>4</text:p>
          </table:table-cell>
          <table:table-cell table:style-name="ce100" office:value-type="float" office:value="4.09072729413354" calcext:value-type="float">
            <text:p>4</text:p>
          </table:table-cell>
          <table:table-cell table:style-name="ce100" office:value-type="float" office:value="3.85201058407365" calcext:value-type="float">
            <text:p>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8.08190584581625" calcext:value-type="float">
            <text:p>8</text:p>
          </table:table-cell>
          <table:table-cell table:style-name="ce100" office:value-type="float" office:value="3.98111547092452" calcext:value-type="float">
            <text:p>4</text:p>
          </table:table-cell>
          <table:table-cell table:style-name="ce100" office:value-type="float" office:value="9.11268793924512" calcext:value-type="float">
            <text:p>9</text:p>
          </table:table-cell>
          <table:table-cell table:style-name="ce100" office:value-type="float" office:value="14.6036199023422" calcext:value-type="float">
            <text:p>15</text:p>
          </table:table-cell>
          <table:table-cell table:style-name="ce100" office:value-type="float" office:value="8.27724860365557" calcext:value-type="float">
            <text:p>8</text:p>
          </table:table-cell>
          <table:table-cell table:style-name="ce100" office:value-type="float" office:value="8.24010540786449" calcext:value-type="float">
            <text:p>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53.0806608247547" calcext:value-type="float">
            <text:p>53</text:p>
          </table:table-cell>
          <table:table-cell table:style-name="ce100" office:value-type="float" office:value="3.78404419683438" calcext:value-type="float">
            <text:p>4</text:p>
          </table:table-cell>
          <table:table-cell table:style-name="ce100" office:value-type="float" office:value="10.2406293110287" calcext:value-type="float">
            <text:p>10</text:p>
          </table:table-cell>
          <table:table-cell table:style-name="ce100" office:value-type="float" office:value="16.2334348474385" calcext:value-type="float">
            <text:p>16</text:p>
          </table:table-cell>
          <table:table-cell table:style-name="ce100" office:value-type="float" office:value="8.86973658467202" calcext:value-type="float">
            <text:p>9</text:p>
          </table:table-cell>
          <table:table-cell table:style-name="ce100" office:value-type="float" office:value="17.276165537134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23.889226630224" calcext:value-type="float">
            <text:p>124</text:p>
          </table:table-cell>
          <table:table-cell table:style-name="ce100" office:value-type="float" office:value="6.71748202661858" calcext:value-type="float">
            <text:p>7</text:p>
          </table:table-cell>
          <table:table-cell table:style-name="ce100" office:value-type="float" office:value="36.3296661742722" calcext:value-type="float">
            <text:p>36</text:p>
          </table:table-cell>
          <table:table-cell table:style-name="ce100" office:value-type="float" office:value="57.9248103453271" calcext:value-type="float">
            <text:p>58</text:p>
          </table:table-cell>
          <table:table-cell table:style-name="ce100" office:value-type="float" office:value="27.9861660934483" calcext:value-type="float">
            <text:p>28</text:p>
          </table:table-cell>
          <table:table-cell table:style-name="ce100" office:value-type="float" office:value="46.2215293794106" calcext:value-type="float">
            <text:p>4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18674852097077" calcext:value-type="float">
            <text:p>1</text:p>
          </table:table-cell>
          <table:table-cell table:style-name="ce100" office:value-type="float" office:value="0.608047090842987" calcext:value-type="float">
            <text:p>1</text:p>
          </table:table-cell>
          <table:table-cell table:style-name="ce100" office:value-type="float" office:value="1.56359458945685" calcext:value-type="float">
            <text:p>2</text:p>
          </table:table-cell>
          <table:table-cell table:style-name="ce100" office:value-type="float" office:value="0.504421951452774" calcext:value-type="float">
            <text:p>1</text:p>
          </table:table-cell>
          <table:table-cell table:style-name="ce100" office:value-type="float" office:value="0.681361160927071" calcext:value-type="float">
            <text:p>1</text:p>
          </table:table-cell>
          <table:table-cell table:style-name="ce100" office:value-type="float" office:value="0.777457386208602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3.8693581126702" calcext:value-type="float">
            <text:p>24</text:p>
          </table:table-cell>
          <table:table-cell table:style-name="ce100" office:value-type="float" office:value="6.85975922227679" calcext:value-type="float">
            <text:p>7</text:p>
          </table:table-cell>
          <table:table-cell table:style-name="ce100" office:value-type="float" office:value="18.5242355974359" calcext:value-type="float">
            <text:p>19</text:p>
          </table:table-cell>
          <table:table-cell table:style-name="ce100" office:value-type="float" office:value="5.32098379863528" calcext:value-type="float">
            <text:p>5</text:p>
          </table:table-cell>
          <table:table-cell table:style-name="ce100" office:value-type="float" office:value="7.65912900631668" calcext:value-type="float">
            <text:p>8</text:p>
          </table:table-cell>
          <table:table-cell table:style-name="ce100" office:value-type="float" office:value="10.7414020333561" calcext:value-type="float">
            <text:p>1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14.9061762222334" calcext:value-type="float">
            <text:p>15</text:p>
          </table:table-cell>
          <table:table-cell table:style-name="ce100" office:value-type="float" office:value="13.5115954608842" calcext:value-type="float">
            <text:p>14</text:p>
          </table:table-cell>
          <table:table-cell table:style-name="ce100" office:value-type="float" office:value="23.8499821829511" calcext:value-type="float">
            <text:p>24</text:p>
          </table:table-cell>
          <table:table-cell table:style-name="ce100" office:value-type="float" office:value="8.99002042337001" calcext:value-type="float">
            <text:p>9</text:p>
          </table:table-cell>
          <table:table-cell table:style-name="ce100" office:value-type="float" office:value="13.1177712836155" calcext:value-type="float">
            <text:p>13</text:p>
          </table:table-cell>
          <table:table-cell table:style-name="ce100" office:value-type="float" office:value="13.457825225331" calcext:value-type="float">
            <text:p>1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6.7533601981669" calcext:value-type="float">
            <text:p>27</text:p>
          </table:table-cell>
          <table:table-cell table:style-name="ce100" office:value-type="float" office:value="6.51832744001699" calcext:value-type="float">
            <text:p>7</text:p>
          </table:table-cell>
          <table:table-cell table:style-name="ce100" office:value-type="float" office:value="11.1332013494258" calcext:value-type="float">
            <text:p>11</text:p>
          </table:table-cell>
          <table:table-cell table:style-name="ce100" office:value-type="float" office:value="9.36092847171707" calcext:value-type="float">
            <text:p>9</text:p>
          </table:table-cell>
          <table:table-cell table:style-name="ce100" office:value-type="float" office:value="8.03941382889651" calcext:value-type="float">
            <text:p>8</text:p>
          </table:table-cell>
          <table:table-cell table:style-name="ce100" office:value-type="float" office:value="11.5977529334843" calcext:value-type="float">
            <text:p>1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4.53068907323029" calcext:value-type="float">
            <text:p>5</text:p>
          </table:table-cell>
          <table:table-cell table:style-name="ce100" office:value-type="float" office:value="0.822207718094602" calcext:value-type="float">
            <text:p>1</text:p>
          </table:table-cell>
          <table:table-cell table:style-name="ce100" office:value-type="float" office:value="3.35266094646894" calcext:value-type="float">
            <text:p>3</text:p>
          </table:table-cell>
          <table:table-cell table:style-name="ce100" office:value-type="float" office:value="1.19694564084811" calcext:value-type="float">
            <text:p>1</text:p>
          </table:table-cell>
          <table:table-cell table:style-name="ce100" office:value-type="float" office:value="1.24296578795613" calcext:value-type="float">
            <text:p>1</text:p>
          </table:table-cell>
          <table:table-cell table:style-name="ce100" office:value-type="float" office:value="1.86810567562115" calcext:value-type="float">
            <text:p>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94.900154534267" calcext:value-type="float">
            <text:p>795</text:p>
          </table:table-cell>
          <table:table-cell table:style-name="ce100" office:value-type="float" office:value="1284.23033438821" calcext:value-type="float">
            <text:p>1,284</text:p>
          </table:table-cell>
          <table:table-cell table:style-name="ce100" office:value-type="float" office:value="1089.48078183415" calcext:value-type="float">
            <text:p>1,089</text:p>
          </table:table-cell>
          <table:table-cell table:style-name="ce100" office:value-type="float" office:value="935.13610697815" calcext:value-type="float">
            <text:p>935</text:p>
          </table:table-cell>
          <table:table-cell table:style-name="ce100" office:value-type="float" office:value="1140.05231556313" calcext:value-type="float">
            <text:p>1,140</text:p>
          </table:table-cell>
          <table:table-cell table:style-name="ce100" office:value-type="float" office:value="1074.42380475161" calcext:value-type="float">
            <text:p>1,07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4" office:value-type="float" office:value="781.908220272381" calcext:value-type="float">
            <text:p>782</text:p>
          </table:table-cell>
          <table:table-cell table:style-name="ce104" office:value-type="float" office:value="1220.50593366958" calcext:value-type="float">
            <text:p>1,221</text:p>
          </table:table-cell>
          <table:table-cell table:style-name="ce104" office:value-type="float" office:value="1002.69167082411" calcext:value-type="float">
            <text:p>1,003</text:p>
          </table:table-cell>
          <table:table-cell table:style-name="ce104" office:value-type="float" office:value="930.446663601447" calcext:value-type="float">
            <text:p>930</text:p>
          </table:table-cell>
          <table:table-cell table:style-name="ce104" office:value-type="float" office:value="1113.50537193505" calcext:value-type="float">
            <text:p>1,114</text:p>
          </table:table-cell>
          <table:table-cell table:style-name="ce104" office:value-type="float" office:value="1060.59335148588" calcext:value-type="float">
            <text:p>1,061</text:p>
          </table:table-cell>
          <table:table-cell table:style-name="ce161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804.055029180341" calcext:value-type="float">
            <text:p>804</text:p>
          </table:table-cell>
          <table:table-cell table:style-name="ce100" office:value-type="float" office:value="1371.90523094109" calcext:value-type="float">
            <text:p>1,372</text:p>
          </table:table-cell>
          <table:table-cell table:style-name="ce100" office:value-type="float" office:value="1152.64057251119" calcext:value-type="float">
            <text:p>1,153</text:p>
          </table:table-cell>
          <table:table-cell table:style-name="ce100" office:value-type="float" office:value="938.76668453126" calcext:value-type="float">
            <text:p>939</text:p>
          </table:table-cell>
          <table:table-cell table:style-name="ce100" office:value-type="float" office:value="1167.81369997775" calcext:value-type="float">
            <text:p>1,168</text:p>
          </table:table-cell>
          <table:table-cell table:style-name="ce100" office:value-type="float" office:value="1087.84994746563" calcext:value-type="float">
            <text:p>1,08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03.066126031031" calcext:value-type="float">
            <text:p>303</text:p>
          </table:table-cell>
          <table:table-cell table:style-name="ce100" office:value-type="float" office:value="147.93390295686" calcext:value-type="float">
            <text:p>148</text:p>
          </table:table-cell>
          <table:table-cell table:style-name="ce100" office:value-type="float" office:value="237.602691686819" calcext:value-type="float">
            <text:p>238</text:p>
          </table:table-cell>
          <table:table-cell table:style-name="ce100" office:value-type="float" office:value="220.968430102487" calcext:value-type="float">
            <text:p>221</text:p>
          </table:table-cell>
          <table:table-cell table:style-name="ce100" office:value-type="float" office:value="183.70349188952" calcext:value-type="float">
            <text:p>184</text:p>
          </table:table-cell>
          <table:table-cell table:style-name="ce100" office:value-type="float" office:value="206.399545426886" calcext:value-type="float">
            <text:p>20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36.9188444084094" calcext:value-type="float">
            <text:p>37</text:p>
          </table:table-cell>
          <table:table-cell table:style-name="ce100" office:value-type="float" office:value="32.5054254132171" calcext:value-type="float">
            <text:p>33</text:p>
          </table:table-cell>
          <table:table-cell table:style-name="ce100" office:value-type="float" office:value="99.3671072916863" calcext:value-type="float">
            <text:p>99</text:p>
          </table:table-cell>
          <table:table-cell table:style-name="ce100" office:value-type="float" office:value="29.3006267237685" calcext:value-type="float">
            <text:p>29</text:p>
          </table:table-cell>
          <table:table-cell table:style-name="ce100" office:value-type="float" office:value="39.0477865542328" calcext:value-type="float">
            <text:p>39</text:p>
          </table:table-cell>
          <table:table-cell table:style-name="ce100" office:value-type="float" office:value="38.6429816061259" calcext:value-type="float">
            <text:p>3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81.986789711159" calcext:value-type="float">
            <text:p>182</text:p>
          </table:table-cell>
          <table:table-cell table:style-name="ce100" office:value-type="float" office:value="7899.99273097816" calcext:value-type="float">
            <text:p>7,900</text:p>
          </table:table-cell>
          <table:table-cell table:style-name="ce100" office:value-type="float" office:value="2314.79639166047" calcext:value-type="float">
            <text:p>2,315</text:p>
          </table:table-cell>
          <table:table-cell table:style-name="ce100" office:value-type="float" office:value="46.9759625168384" calcext:value-type="float">
            <text:p>47</text:p>
          </table:table-cell>
          <table:table-cell table:style-name="ce100" office:value-type="float" office:value="4518.66759305936" calcext:value-type="float">
            <text:p>4,519</text:p>
          </table:table-cell>
          <table:table-cell table:style-name="ce100" office:value-type="float" office:value="3694.07503614103" calcext:value-type="float">
            <text:p>3,69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916.259000875167" calcext:value-type="float">
            <text:p>916</text:p>
          </table:table-cell>
          <table:table-cell table:style-name="ce100" office:value-type="float" office:value="1409.12236861955" calcext:value-type="float">
            <text:p>1,409</text:p>
          </table:table-cell>
          <table:table-cell table:style-name="ce100" office:value-type="float" office:value="3450.80431341349" calcext:value-type="float">
            <text:p>3,451</text:p>
          </table:table-cell>
          <table:table-cell table:style-name="ce100" office:value-type="float" office:value="3565.89527205861" calcext:value-type="float">
            <text:p>3,566</text:p>
          </table:table-cell>
          <table:table-cell table:style-name="ce100" office:value-type="float" office:value="2395.95689371299" calcext:value-type="float">
            <text:p>2,396</text:p>
          </table:table-cell>
          <table:table-cell table:style-name="ce100" office:value-type="float" office:value="2114.60165355333" calcext:value-type="float">
            <text:p>2,11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16.6148331342435" calcext:value-type="float">
            <text:p>17</text:p>
          </table:table-cell>
          <table:table-cell table:style-name="ce100" office:value-type="float" office:value="44.6709472070673" calcext:value-type="float">
            <text:p>45</text:p>
          </table:table-cell>
          <table:table-cell table:style-name="ce100" office:value-type="float" office:value="81.883509372442" calcext:value-type="float">
            <text:p>82</text:p>
          </table:table-cell>
          <table:table-cell table:style-name="ce100" office:value-type="float" office:value="21.0058683066808" calcext:value-type="float">
            <text:p>21</text:p>
          </table:table-cell>
          <table:table-cell table:style-name="ce100" office:value-type="float" office:value="40.6737061238651" calcext:value-type="float">
            <text:p>41</text:p>
          </table:table-cell>
          <table:table-cell table:style-name="ce100" office:value-type="float" office:value="36.0990628667989" calcext:value-type="float">
            <text:p>3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115.249171325587" calcext:value-type="float">
            <text:p>115</text:p>
          </table:table-cell>
          <table:table-cell table:style-name="ce100" office:value-type="float" office:value="117.928479467719" calcext:value-type="float">
            <text:p>118</text:p>
          </table:table-cell>
          <table:table-cell table:style-name="ce100" office:value-type="float" office:value="130.678638976364" calcext:value-type="float">
            <text:p>131</text:p>
          </table:table-cell>
          <table:table-cell table:style-name="ce100" office:value-type="float" office:value="209.75486940689" calcext:value-type="float">
            <text:p>210</text:p>
          </table:table-cell>
          <table:table-cell table:style-name="ce100" office:value-type="float" office:value="151.444568458591" calcext:value-type="float">
            <text:p>151</text:p>
          </table:table-cell>
          <table:table-cell table:style-name="ce100" office:value-type="float" office:value="144.562241530694" calcext:value-type="float">
            <text:p>14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186.652781292906" calcext:value-type="float">
            <text:p>187</text:p>
          </table:table-cell>
          <table:table-cell table:style-name="ce100" office:value-type="float" office:value="16.5548732203107" calcext:value-type="float">
            <text:p>17</text:p>
          </table:table-cell>
          <table:table-cell table:style-name="ce100" office:value-type="float" office:value="43.7417804656999" calcext:value-type="float">
            <text:p>44</text:p>
          </table:table-cell>
          <table:table-cell table:style-name="ce100" office:value-type="float" office:value="63.6920554693625" calcext:value-type="float">
            <text:p>64</text:p>
          </table:table-cell>
          <table:table-cell table:style-name="ce100" office:value-type="float" office:value="36.1248412384559" calcext:value-type="float">
            <text:p>36</text:p>
          </table:table-cell>
          <table:table-cell table:style-name="ce100" office:value-type="float" office:value="64.7467815208295" calcext:value-type="float">
            <text:p>6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487.714305529155" calcext:value-type="float">
            <text:p>488</text:p>
          </table:table-cell>
          <table:table-cell table:style-name="ce100" office:value-type="float" office:value="38.0071526826278" calcext:value-type="float">
            <text:p>38</text:p>
          </table:table-cell>
          <table:table-cell table:style-name="ce100" office:value-type="float" office:value="193.949715877939" calcext:value-type="float">
            <text:p>194</text:p>
          </table:table-cell>
          <table:table-cell table:style-name="ce100" office:value-type="float" office:value="294.752452855028" calcext:value-type="float">
            <text:p>295</text:p>
          </table:table-cell>
          <table:table-cell table:style-name="ce100" office:value-type="float" office:value="145.501044415586" calcext:value-type="float">
            <text:p>146</text:p>
          </table:table-cell>
          <table:table-cell table:style-name="ce100" office:value-type="float" office:value="210.570741907533" calcext:value-type="float">
            <text:p>21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31.53289534538" calcext:value-type="float">
            <text:p>132</text:p>
          </table:table-cell>
          <table:table-cell table:style-name="ce100" office:value-type="float" office:value="45.9068820209792" calcext:value-type="float">
            <text:p>46</text:p>
          </table:table-cell>
          <table:table-cell table:style-name="ce100" office:value-type="float" office:value="73.3552334831065" calcext:value-type="float">
            <text:p>73</text:p>
          </table:table-cell>
          <table:table-cell table:style-name="ce100" office:value-type="float" office:value="34.4255023848978" calcext:value-type="float">
            <text:p>34</text:p>
          </table:table-cell>
          <table:table-cell table:style-name="ce100" office:value-type="float" office:value="45.0439828391339" calcext:value-type="float">
            <text:p>45</text:p>
          </table:table-cell>
          <table:table-cell table:style-name="ce100" office:value-type="float" office:value="61.4893051357504" calcext:value-type="float">
            <text:p>6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65.69067897161" calcext:value-type="float">
            <text:p>166</text:p>
          </table:table-cell>
          <table:table-cell table:style-name="ce100" office:value-type="float" office:value="73.6546738628375" calcext:value-type="float">
            <text:p>74</text:p>
          </table:table-cell>
          <table:table-cell table:style-name="ce100" office:value-type="float" office:value="188.988159345896" calcext:value-type="float">
            <text:p>189</text:p>
          </table:table-cell>
          <table:table-cell table:style-name="ce100" office:value-type="float" office:value="43.5043257418911" calcext:value-type="float">
            <text:p>44</text:p>
          </table:table-cell>
          <table:table-cell table:style-name="ce100" office:value-type="float" office:value="76.3447327689765" calcext:value-type="float">
            <text:p>76</text:p>
          </table:table-cell>
          <table:table-cell table:style-name="ce100" office:value-type="float" office:value="93.3333020389665" calcext:value-type="float">
            <text:p>9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365.083423113866" calcext:value-type="float">
            <text:p>365</text:p>
          </table:table-cell>
          <table:table-cell table:style-name="ce100" office:value-type="float" office:value="500.435445070745" calcext:value-type="float">
            <text:p>500</text:p>
          </table:table-cell>
          <table:table-cell table:style-name="ce100" office:value-type="float" office:value="876.610538170956" calcext:value-type="float">
            <text:p>877</text:p>
          </table:table-cell>
          <table:table-cell table:style-name="ce100" office:value-type="float" office:value="241.56562167904" calcext:value-type="float">
            <text:p>242</text:p>
          </table:table-cell>
          <table:table-cell table:style-name="ce100" office:value-type="float" office:value="453.170710756401" calcext:value-type="float">
            <text:p>453</text:p>
          </table:table-cell>
          <table:table-cell table:style-name="ce100" office:value-type="float" office:value="436.421467488813" calcext:value-type="float">
            <text:p>43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95.3959107947672" calcext:value-type="float">
            <text:p>95</text:p>
          </table:table-cell>
          <table:table-cell table:style-name="ce100" office:value-type="float" office:value="43.5955667668629" calcext:value-type="float">
            <text:p>44</text:p>
          </table:table-cell>
          <table:table-cell table:style-name="ce100" office:value-type="float" office:value="66.9870477633662" calcext:value-type="float">
            <text:p>67</text:p>
          </table:table-cell>
          <table:table-cell table:style-name="ce100" office:value-type="float" office:value="50.4947440390862" calcext:value-type="float">
            <text:p>50</text:p>
          </table:table-cell>
          <table:table-cell table:style-name="ce100" office:value-type="float" office:value="48.684190777795" calcext:value-type="float">
            <text:p>49</text:p>
          </table:table-cell>
          <table:table-cell table:style-name="ce100" office:value-type="float" office:value="57.5661303056269" calcext:value-type="float">
            <text:p>5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21.3624203606919" calcext:value-type="float">
            <text:p>21</text:p>
          </table:table-cell>
          <table:table-cell table:style-name="ce100" office:value-type="float" office:value="49.2537423004061" calcext:value-type="float">
            <text:p>49</text:p>
          </table:table-cell>
          <table:table-cell table:style-name="ce100" office:value-type="float" office:value="77.1038627587113" calcext:value-type="float">
            <text:p>77</text:p>
          </table:table-cell>
          <table:table-cell table:style-name="ce100" office:value-type="float" office:value="8.17933224216636" calcext:value-type="float">
            <text:p>8</text:p>
          </table:table-cell>
          <table:table-cell table:style-name="ce100" office:value-type="float" office:value="38.1064139463281" calcext:value-type="float">
            <text:p>38</text:p>
          </table:table-cell>
          <table:table-cell table:style-name="ce100" office:value-type="float" office:value="34.9226489634075" calcext:value-type="float">
            <text:p>3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5" office:value-type="float" office:value="3023.52718089397" calcext:value-type="float">
            <text:p>3,024</text:p>
          </table:table-cell>
          <table:table-cell table:style-name="ce105" office:value-type="float" office:value="10419.5621905673" calcext:value-type="float">
            <text:p>10,420</text:p>
          </table:table-cell>
          <table:table-cell table:style-name="ce105" office:value-type="float" office:value="7835.86899026695" calcext:value-type="float">
            <text:p>7,836</text:p>
          </table:table-cell>
          <table:table-cell table:style-name="ce105" office:value-type="float" office:value="4830.51506352675" calcext:value-type="float">
            <text:p>4,831</text:p>
          </table:table-cell>
          <table:table-cell table:style-name="ce105" office:value-type="float" office:value="8172.46995654124" calcext:value-type="float">
            <text:p>8,172</text:p>
          </table:table-cell>
          <table:table-cell table:style-name="ce105" office:value-type="float" office:value="7193.4308984858" calcext:value-type="float">
            <text:p>7,193</text:p>
          </table:table-cell>
          <table:table-cell table:style-name="ce162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243.88654988682" calcext:value-type="float">
            <text:p>3,244</text:p>
          </table:table-cell>
          <table:table-cell table:style-name="ce100" office:value-type="float" office:value="11339.0684362139" calcext:value-type="float">
            <text:p>11,339</text:p>
          </table:table-cell>
          <table:table-cell table:style-name="ce100" office:value-type="float" office:value="8337.3370981579" calcext:value-type="float">
            <text:p>8,337</text:p>
          </table:table-cell>
          <table:table-cell table:style-name="ce100" office:value-type="float" office:value="5092.33116219878" calcext:value-type="float">
            <text:p>5,092</text:p>
          </table:table-cell>
          <table:table-cell table:style-name="ce100" office:value-type="float" office:value="9194.17457050979" calcext:value-type="float">
            <text:p>9,194</text:p>
          </table:table-cell>
          <table:table-cell table:style-name="ce100" office:value-type="float" office:value="8244.70392564145" calcext:value-type="float">
            <text:p>8,245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868.2491168619" calcext:value-type="float">
            <text:p>2,868</text:p>
          </table:table-cell>
          <table:table-cell table:style-name="ce100" office:value-type="float" office:value="9154.46414244713" calcext:value-type="float">
            <text:p>9,154</text:p>
          </table:table-cell>
          <table:table-cell table:style-name="ce100" office:value-type="float" office:value="7470.9312652805" calcext:value-type="float">
            <text:p>7,471</text:p>
          </table:table-cell>
          <table:table-cell table:style-name="ce100" office:value-type="float" office:value="4627.81645421974" calcext:value-type="float">
            <text:p>4,628</text:p>
          </table:table-cell>
          <table:table-cell table:style-name="ce100" office:value-type="float" office:value="7104.02550794701" calcext:value-type="float">
            <text:p>7,104</text:p>
          </table:table-cell>
          <table:table-cell table:style-name="ce100" office:value-type="float" office:value="6172.89010905485" calcext:value-type="float">
            <text:p>6,17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1" office:value-type="float" office:value="2768" calcext:value-type="float">
            <text:p><text:s/>2768 </text:p>
          </table:table-cell>
          <table:table-cell table:style-name="ce41" office:value-type="float" office:value="6323" calcext:value-type="float">
            <text:p><text:s/>6323 </text:p>
          </table:table-cell>
          <table:table-cell table:style-name="ce41" office:value-type="float" office:value="1302" calcext:value-type="float">
            <text:p><text:s/>1302 </text:p>
          </table:table-cell>
          <table:table-cell table:style-name="ce41" office:value-type="float" office:value="3976" calcext:value-type="float">
            <text:p><text:s/>3976 </text:p>
          </table:table-cell>
          <table:table-cell table:style-name="ce41" office:value-type="float" office:value="11601" calcext:value-type="float">
            <text:p><text:s/>11601 </text:p>
          </table:table-cell>
          <table:table-cell table:style-name="ce41" office:value-type="float" office:value="14369" calcext:value-type="float">
            <text:p><text:s/>14369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38.688" calcext:value-type="float">
            <text:p>39</text:p>
          </table:table-cell>
          <table:table-cell table:style-name="ce42" office:value-type="float" office:value="147.788" calcext:value-type="float">
            <text:p>148</text:p>
          </table:table-cell>
          <table:table-cell table:style-name="ce42" office:value-type="float" office:value="25.536" calcext:value-type="float">
            <text:p>26</text:p>
          </table:table-cell>
          <table:table-cell table:style-name="ce42" office:value-type="float" office:value="67.395" calcext:value-type="float">
            <text:p>67</text:p>
          </table:table-cell>
          <table:table-cell table:style-name="ce42" office:value-type="float" office:value="240.719" calcext:value-type="float">
            <text:p>241</text:p>
          </table:table-cell>
          <table:table-cell table:style-name="ce42" office:value-type="float" office:value="279.407" calcext:value-type="float">
            <text:p>279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4.121" calcext:value-type="float">
            <text:p>44</text:p>
          </table:table-cell>
          <table:table-cell table:style-name="ce43" office:value-type="float" office:value="155.254" calcext:value-type="float">
            <text:p>155</text:p>
          </table:table-cell>
          <table:table-cell table:style-name="ce43" office:value-type="float" office:value="28.157" calcext:value-type="float">
            <text:p>28</text:p>
          </table:table-cell>
          <table:table-cell table:style-name="ce43" office:value-type="float" office:value="72.195" calcext:value-type="float">
            <text:p>72</text:p>
          </table:table-cell>
          <table:table-cell table:style-name="ce43" office:value-type="float" office:value="255.606" calcext:value-type="float">
            <text:p>256</text:p>
          </table:table-cell>
          <table:table-cell table:style-name="ce43" office:value-type="float" office:value="299.727" calcext:value-type="float">
            <text:p>300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03" calcext:value-type="float">
            <text:p>2003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78.054447551417" calcext:value-type="float">
            <text:p>378</text:p>
          </table:table-cell>
          <table:table-cell table:style-name="ce100" office:value-type="float" office:value="192.255405200275" calcext:value-type="float">
            <text:p>192</text:p>
          </table:table-cell>
          <table:table-cell table:style-name="ce100" office:value-type="float" office:value="287.592880075607" calcext:value-type="float">
            <text:p>288</text:p>
          </table:table-cell>
          <table:table-cell table:style-name="ce100" office:value-type="float" office:value="307.519809379265" calcext:value-type="float">
            <text:p>308</text:p>
          </table:table-cell>
          <table:table-cell table:style-name="ce100" office:value-type="float" office:value="242.85392189264" calcext:value-type="float">
            <text:p>243</text:p>
          </table:table-cell>
          <table:table-cell table:style-name="ce100" office:value-type="float" office:value="269.029016316859" calcext:value-type="float">
            <text:p>26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17.7024069704661" calcext:value-type="float">
            <text:p>18</text:p>
          </table:table-cell>
          <table:table-cell table:style-name="ce100" office:value-type="float" office:value="10.8207857199102" calcext:value-type="float">
            <text:p>11</text:p>
          </table:table-cell>
          <table:table-cell table:style-name="ce100" office:value-type="float" office:value="26.2753902579588" calcext:value-type="float">
            <text:p>26</text:p>
          </table:table-cell>
          <table:table-cell table:style-name="ce100" office:value-type="float" office:value="21.1706102903959" calcext:value-type="float">
            <text:p>21</text:p>
          </table:table-cell>
          <table:table-cell table:style-name="ce100" office:value-type="float" office:value="16.0900160148048" calcext:value-type="float">
            <text:p>16</text:p>
          </table:table-cell>
          <table:table-cell table:style-name="ce100" office:value-type="float" office:value="16.4021781555032" calcext:value-type="float">
            <text:p>1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2.6930986188942" calcext:value-type="float">
            <text:p>13</text:p>
          </table:table-cell>
          <table:table-cell table:style-name="ce100" office:value-type="float" office:value="904.565487170158" calcext:value-type="float">
            <text:p>905</text:p>
          </table:table-cell>
          <table:table-cell table:style-name="ce100" office:value-type="float" office:value="321.096017748897" calcext:value-type="float">
            <text:p>321</text:p>
          </table:table-cell>
          <table:table-cell table:style-name="ce100" office:value-type="float" office:value="3.61586795085537" calcext:value-type="float">
            <text:p>4</text:p>
          </table:table-cell>
          <table:table-cell table:style-name="ce100" office:value-type="float" office:value="526.096757689532" calcext:value-type="float">
            <text:p>526</text:p>
          </table:table-cell>
          <table:table-cell table:style-name="ce100" office:value-type="float" office:value="426.700773920728" calcext:value-type="float">
            <text:p>42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104.120937560333" calcext:value-type="float">
            <text:p>104</text:p>
          </table:table-cell>
          <table:table-cell table:style-name="ce100" office:value-type="float" office:value="100.466881658112" calcext:value-type="float">
            <text:p>100</text:p>
          </table:table-cell>
          <table:table-cell table:style-name="ce100" office:value-type="float" office:value="301.841030614172" calcext:value-type="float">
            <text:p>302</text:p>
          </table:table-cell>
          <table:table-cell table:style-name="ce100" office:value-type="float" office:value="503.756197017877" calcext:value-type="float">
            <text:p>504</text:p>
          </table:table-cell>
          <table:table-cell table:style-name="ce100" office:value-type="float" office:value="263.582974551698" calcext:value-type="float">
            <text:p>264</text:p>
          </table:table-cell>
          <table:table-cell table:style-name="ce100" office:value-type="float" office:value="232.710802605698" calcext:value-type="float">
            <text:p>23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3.60939707367447" calcext:value-type="float">
            <text:p>4</text:p>
          </table:table-cell>
          <table:table-cell table:style-name="ce100" office:value-type="float" office:value="2.78258061045684" calcext:value-type="float">
            <text:p>3</text:p>
          </table:table-cell>
          <table:table-cell table:style-name="ce100" office:value-type="float" office:value="13.2734213355135" calcext:value-type="float">
            <text:p>13</text:p>
          </table:table-cell>
          <table:table-cell table:style-name="ce100" office:value-type="float" office:value="3.54957256886159" calcext:value-type="float">
            <text:p>4</text:p>
          </table:table-cell>
          <table:table-cell table:style-name="ce100" office:value-type="float" office:value="4.15707457672601" calcext:value-type="float">
            <text:p>4</text:p>
          </table:table-cell>
          <table:table-cell table:style-name="ce100" office:value-type="float" office:value="4.051043107643" calcext:value-type="float">
            <text:p>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8.57965421419821" calcext:value-type="float">
            <text:p>9</text:p>
          </table:table-cell>
          <table:table-cell table:style-name="ce100" office:value-type="float" office:value="2.88283529932984" calcext:value-type="float">
            <text:p>3</text:p>
          </table:table-cell>
          <table:table-cell table:style-name="ce100" office:value-type="float" office:value="5.63514558494755" calcext:value-type="float">
            <text:p>6</text:p>
          </table:table-cell>
          <table:table-cell table:style-name="ce100" office:value-type="float" office:value="15.2704226688331" calcext:value-type="float">
            <text:p>15</text:p>
          </table:table-cell>
          <table:table-cell table:style-name="ce100" office:value-type="float" office:value="7.53168640262749" calcext:value-type="float">
            <text:p>8</text:p>
          </table:table-cell>
          <table:table-cell table:style-name="ce100" office:value-type="float" office:value="7.73457508436706" calcext:value-type="float">
            <text:p>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54.3549464959664" calcext:value-type="float">
            <text:p>54</text:p>
          </table:table-cell>
          <table:table-cell table:style-name="ce100" office:value-type="float" office:value="2.93020799007273" calcext:value-type="float">
            <text:p>3</text:p>
          </table:table-cell>
          <table:table-cell table:style-name="ce100" office:value-type="float" office:value="15.5262242607922" calcext:value-type="float">
            <text:p>16</text:p>
          </table:table-cell>
          <table:table-cell table:style-name="ce100" office:value-type="float" office:value="13.2761107681214" calcext:value-type="float">
            <text:p>13</text:p>
          </table:table-cell>
          <table:table-cell table:style-name="ce100" office:value-type="float" office:value="7.89707277447617" calcext:value-type="float">
            <text:p>8</text:p>
          </table:table-cell>
          <table:table-cell table:style-name="ce100" office:value-type="float" office:value="16.8914108177877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31.101909783827" calcext:value-type="float">
            <text:p>131</text:p>
          </table:table-cell>
          <table:table-cell table:style-name="ce100" office:value-type="float" office:value="6.17058997325233" calcext:value-type="float">
            <text:p>6</text:p>
          </table:table-cell>
          <table:table-cell table:style-name="ce100" office:value-type="float" office:value="35.1114412844388" calcext:value-type="float">
            <text:p>35</text:p>
          </table:table-cell>
          <table:table-cell table:style-name="ce100" office:value-type="float" office:value="56.1178786572976" calcext:value-type="float">
            <text:p>56</text:p>
          </table:table-cell>
          <table:table-cell table:style-name="ce100" office:value-type="float" office:value="26.7937217480386" calcext:value-type="float">
            <text:p>27</text:p>
          </table:table-cell>
          <table:table-cell table:style-name="ce100" office:value-type="float" office:value="46.9879973083771" calcext:value-type="float">
            <text:p>4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73170783817361" calcext:value-type="float">
            <text:p>2</text:p>
          </table:table-cell>
          <table:table-cell table:style-name="ce100" office:value-type="float" office:value="0.755045704804325" calcext:value-type="float">
            <text:p>1</text:p>
          </table:table-cell>
          <table:table-cell table:style-name="ce100" office:value-type="float" office:value="1.24586213542872" calcext:value-type="float">
            <text:p>1</text:p>
          </table:table-cell>
          <table:table-cell table:style-name="ce100" office:value-type="float" office:value="0.7881760527436" calcext:value-type="float">
            <text:p>1</text:p>
          </table:table-cell>
          <table:table-cell table:style-name="ce100" office:value-type="float" office:value="0.818382781769191" calcext:value-type="float">
            <text:p>1</text:p>
          </table:table-cell>
          <table:table-cell table:style-name="ce100" office:value-type="float" office:value="0.99520435457673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5.2043705430916" calcext:value-type="float">
            <text:p>25</text:p>
          </table:table-cell>
          <table:table-cell table:style-name="ce100" office:value-type="float" office:value="5.17766850710026" calcext:value-type="float">
            <text:p>5</text:p>
          </table:table-cell>
          <table:table-cell table:style-name="ce100" office:value-type="float" office:value="12.7785177718405" calcext:value-type="float">
            <text:p>13</text:p>
          </table:table-cell>
          <table:table-cell table:style-name="ce100" office:value-type="float" office:value="3.1213188034417" calcext:value-type="float">
            <text:p>3</text:p>
          </table:table-cell>
          <table:table-cell table:style-name="ce100" office:value-type="float" office:value="5.25436761202705" calcext:value-type="float">
            <text:p>5</text:p>
          </table:table-cell>
          <table:table-cell table:style-name="ce100" office:value-type="float" office:value="9.11672841232444" calcext:value-type="float">
            <text:p>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19.2147970919367" calcext:value-type="float">
            <text:p>19</text:p>
          </table:table-cell>
          <table:table-cell table:style-name="ce100" office:value-type="float" office:value="12.7045837099693" calcext:value-type="float">
            <text:p>13</text:p>
          </table:table-cell>
          <table:table-cell table:style-name="ce100" office:value-type="float" office:value="27.1717134293543" calcext:value-type="float">
            <text:p>27</text:p>
          </table:table-cell>
          <table:table-cell table:style-name="ce100" office:value-type="float" office:value="9.66921800754289" calcext:value-type="float">
            <text:p>10</text:p>
          </table:table-cell>
          <table:table-cell table:style-name="ce100" office:value-type="float" office:value="13.1597398449872" calcext:value-type="float">
            <text:p>13</text:p>
          </table:table-cell>
          <table:table-cell table:style-name="ce100" office:value-type="float" office:value="14.3320111391311" calcext:value-type="float">
            <text:p>1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9.0938922751213" calcext:value-type="float">
            <text:p>29</text:p>
          </table:table-cell>
          <table:table-cell table:style-name="ce100" office:value-type="float" office:value="6.15442873500191" calcext:value-type="float">
            <text:p>6</text:p>
          </table:table-cell>
          <table:table-cell table:style-name="ce100" office:value-type="float" office:value="9.18095601897898" calcext:value-type="float">
            <text:p>9</text:p>
          </table:table-cell>
          <table:table-cell table:style-name="ce100" office:value-type="float" office:value="9.17993164070076" calcext:value-type="float">
            <text:p>9</text:p>
          </table:table-cell>
          <table:table-cell table:style-name="ce100" office:value-type="float" office:value="7.53773799765551" calcext:value-type="float">
            <text:p>8</text:p>
          </table:table-cell>
          <table:table-cell table:style-name="ce100" office:value-type="float" office:value="11.7110529377152" calcext:value-type="float">
            <text:p>1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7.76916320259671" calcext:value-type="float">
            <text:p>8</text:p>
          </table:table-cell>
          <table:table-cell table:style-name="ce100" office:value-type="float" office:value="1.85025928506221" calcext:value-type="float">
            <text:p>2</text:p>
          </table:table-cell>
          <table:table-cell table:style-name="ce100" office:value-type="float" office:value="2.23127509057722" calcext:value-type="float">
            <text:p>2</text:p>
          </table:table-cell>
          <table:table-cell table:style-name="ce100" office:value-type="float" office:value="1.73449426136031" calcext:value-type="float">
            <text:p>2</text:p>
          </table:table-cell>
          <table:table-cell table:style-name="ce100" office:value-type="float" office:value="1.84964062865668" calcext:value-type="float">
            <text:p>2</text:p>
          </table:table-cell>
          <table:table-cell table:style-name="ce100" office:value-type="float" office:value="2.99567213677544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93.230729219697" calcext:value-type="float">
            <text:p>793</text:p>
          </table:table-cell>
          <table:table-cell table:style-name="ce100" office:value-type="float" office:value="1249.5167595635" calcext:value-type="float">
            <text:p>1,250</text:p>
          </table:table-cell>
          <table:table-cell table:style-name="ce100" office:value-type="float" office:value="1058.95987560851" calcext:value-type="float">
            <text:p>1,059</text:p>
          </table:table-cell>
          <table:table-cell table:style-name="ce100" office:value-type="float" office:value="948.769608067296" calcext:value-type="float">
            <text:p>949</text:p>
          </table:table-cell>
          <table:table-cell table:style-name="ce100" office:value-type="float" office:value="1123.62309451564" calcext:value-type="float">
            <text:p>1,124</text:p>
          </table:table-cell>
          <table:table-cell table:style-name="ce100" office:value-type="float" office:value="1059.65846629749" calcext:value-type="float">
            <text:p>1,06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9" office:value-type="float" office:value="811.503267117462" calcext:value-type="float">
            <text:p>812</text:p>
          </table:table-cell>
          <table:table-cell table:style-name="ce109" office:value-type="float" office:value="1179.01317758295" calcext:value-type="float">
            <text:p>1,179</text:p>
          </table:table-cell>
          <table:table-cell table:style-name="ce109" office:value-type="float" office:value="1009.51443385689" calcext:value-type="float">
            <text:p>1,010</text:p>
          </table:table-cell>
          <table:table-cell table:style-name="ce109" office:value-type="float" office:value="943.832328011391" calcext:value-type="float">
            <text:p>944</text:p>
          </table:table-cell>
          <table:table-cell table:style-name="ce109" office:value-type="float" office:value="1095.36266132361" calcext:value-type="float">
            <text:p>1,095</text:p>
          </table:table-cell>
          <table:table-cell table:style-name="ce109" office:value-type="float" office:value="1048.35249165988" calcext:value-type="float">
            <text:p>1,048</text:p>
          </table:table-cell>
          <table:table-cell table:style-name="ce163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780.016295340194" calcext:value-type="float">
            <text:p>780</text:p>
          </table:table-cell>
          <table:table-cell table:style-name="ce100" office:value-type="float" office:value="1346.97359803405" calcext:value-type="float">
            <text:p>1,347</text:p>
          </table:table-cell>
          <table:table-cell table:style-name="ce100" office:value-type="float" office:value="1093.61621532129" calcext:value-type="float">
            <text:p>1,094</text:p>
          </table:table-cell>
          <table:table-cell table:style-name="ce100" office:value-type="float" office:value="952.407797774232" calcext:value-type="float">
            <text:p>952</text:p>
          </table:table-cell>
          <table:table-cell table:style-name="ce100" office:value-type="float" office:value="1152.76089807655" calcext:value-type="float">
            <text:p>1,153</text:p>
          </table:table-cell>
          <table:table-cell table:style-name="ce100" office:value-type="float" office:value="1070.54774452488" calcext:value-type="float">
            <text:p>1,07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04.471525584992" calcext:value-type="float">
            <text:p>304</text:p>
          </table:table-cell>
          <table:table-cell table:style-name="ce100" office:value-type="float" office:value="148.348396207549" calcext:value-type="float">
            <text:p>148</text:p>
          </table:table-cell>
          <table:table-cell table:style-name="ce100" office:value-type="float" office:value="251.977651663361" calcext:value-type="float">
            <text:p>252</text:p>
          </table:table-cell>
          <table:table-cell table:style-name="ce100" office:value-type="float" office:value="231.720482243371" calcext:value-type="float">
            <text:p>232</text:p>
          </table:table-cell>
          <table:table-cell table:style-name="ce100" office:value-type="float" office:value="188.59741201061" calcext:value-type="float">
            <text:p>189</text:p>
          </table:table-cell>
          <table:table-cell table:style-name="ce100" office:value-type="float" office:value="211.030874080032" calcext:value-type="float">
            <text:p>21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44.4132973191699" calcext:value-type="float">
            <text:p>44</text:p>
          </table:table-cell>
          <table:table-cell table:style-name="ce100" office:value-type="float" office:value="29.5227990086027" calcext:value-type="float">
            <text:p>30</text:p>
          </table:table-cell>
          <table:table-cell table:style-name="ce100" office:value-type="float" office:value="72.7047023344424" calcext:value-type="float">
            <text:p>73</text:p>
          </table:table-cell>
          <table:table-cell table:style-name="ce100" office:value-type="float" office:value="38.8880111584445" calcext:value-type="float">
            <text:p>39</text:p>
          </table:table-cell>
          <table:table-cell table:style-name="ce100" office:value-type="float" office:value="37.3650080516484" calcext:value-type="float">
            <text:p>37</text:p>
          </table:table-cell>
          <table:table-cell table:style-name="ce100" office:value-type="float" office:value="38.7295710680098" calcext:value-type="float">
            <text:p>3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86.390568333137" calcext:value-type="float">
            <text:p>186</text:p>
          </table:table-cell>
          <table:table-cell table:style-name="ce100" office:value-type="float" office:value="7857.4015251514" calcext:value-type="float">
            <text:p>7,857</text:p>
          </table:table-cell>
          <table:table-cell table:style-name="ce100" office:value-type="float" office:value="2465.7711142886" calcext:value-type="float">
            <text:p>2,466</text:p>
          </table:table-cell>
          <table:table-cell table:style-name="ce100" office:value-type="float" office:value="26.6694407432679" calcext:value-type="float">
            <text:p>27</text:p>
          </table:table-cell>
          <table:table-cell table:style-name="ce100" office:value-type="float" office:value="4534.15933051474" calcext:value-type="float">
            <text:p>4,534</text:p>
          </table:table-cell>
          <table:table-cell table:style-name="ce100" office:value-type="float" office:value="3692.42253008252" calcext:value-type="float">
            <text:p>3,69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880.356071434658" calcext:value-type="float">
            <text:p>880</text:p>
          </table:table-cell>
          <table:table-cell table:style-name="ce100" office:value-type="float" office:value="1482.60777241165" calcext:value-type="float">
            <text:p>1,483</text:p>
          </table:table-cell>
          <table:table-cell table:style-name="ce100" office:value-type="float" office:value="3180.95823081933" calcext:value-type="float">
            <text:p>3,181</text:p>
          </table:table-cell>
          <table:table-cell table:style-name="ce100" office:value-type="float" office:value="3533.77385599293" calcext:value-type="float">
            <text:p>3,534</text:p>
          </table:table-cell>
          <table:table-cell table:style-name="ce100" office:value-type="float" office:value="2383.21268949829" calcext:value-type="float">
            <text:p>2,383</text:p>
          </table:table-cell>
          <table:table-cell table:style-name="ce100" office:value-type="float" office:value="2092.25661745491" calcext:value-type="float">
            <text:p>2,09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35.8752583089471" calcext:value-type="float">
            <text:p>36</text:p>
          </table:table-cell>
          <table:table-cell table:style-name="ce100" office:value-type="float" office:value="44.2423577644941" calcext:value-type="float">
            <text:p>44</text:p>
          </table:table-cell>
          <table:table-cell table:style-name="ce100" office:value-type="float" office:value="151.168601657719" calcext:value-type="float">
            <text:p>151</text:p>
          </table:table-cell>
          <table:table-cell table:style-name="ce100" office:value-type="float" office:value="19.5176388759829" calcext:value-type="float">
            <text:p>20</text:p>
          </table:table-cell>
          <table:table-cell table:style-name="ce100" office:value-type="float" office:value="46.8004416280802" calcext:value-type="float">
            <text:p>47</text:p>
          </table:table-cell>
          <table:table-cell table:style-name="ce100" office:value-type="float" office:value="44.6853041048583" calcext:value-type="float">
            <text:p>4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122.672549017943" calcext:value-type="float">
            <text:p>123</text:p>
          </table:table-cell>
          <table:table-cell table:style-name="ce100" office:value-type="float" office:value="125.474459639747" calcext:value-type="float">
            <text:p>125</text:p>
          </table:table-cell>
          <table:table-cell table:style-name="ce100" office:value-type="float" office:value="178.026794058938" calcext:value-type="float">
            <text:p>178</text:p>
          </table:table-cell>
          <table:table-cell table:style-name="ce100" office:value-type="float" office:value="206.473610158512" calcext:value-type="float">
            <text:p>206</text:p>
          </table:table-cell>
          <table:table-cell table:style-name="ce100" office:value-type="float" office:value="159.510492237111" calcext:value-type="float">
            <text:p>160</text:p>
          </table:table-cell>
          <table:table-cell table:style-name="ce100" office:value-type="float" office:value="152.378592139405" calcext:value-type="float">
            <text:p>15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25.012085189864" calcext:value-type="float">
            <text:p>225</text:p>
          </table:table-cell>
          <table:table-cell table:style-name="ce100" office:value-type="float" office:value="13.6967053475395" calcext:value-type="float">
            <text:p>14</text:p>
          </table:table-cell>
          <table:table-cell table:style-name="ce100" office:value-type="float" office:value="60.5173320691064" calcext:value-type="float">
            <text:p>61</text:p>
          </table:table-cell>
          <table:table-cell table:style-name="ce100" office:value-type="float" office:value="50.8056114435028" calcext:value-type="float">
            <text:p>51</text:p>
          </table:table-cell>
          <table:table-cell table:style-name="ce100" office:value-type="float" office:value="31.6847424797531" calcext:value-type="float">
            <text:p>32</text:p>
          </table:table-cell>
          <table:table-cell table:style-name="ce100" office:value-type="float" office:value="69.1133059085079" calcext:value-type="float">
            <text:p>6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504.605701195919" calcext:value-type="float">
            <text:p>505</text:p>
          </table:table-cell>
          <table:table-cell table:style-name="ce100" office:value-type="float" office:value="36.7203948156294" calcext:value-type="float">
            <text:p>37</text:p>
          </table:table-cell>
          <table:table-cell table:style-name="ce100" office:value-type="float" office:value="183.156083613041" calcext:value-type="float">
            <text:p>183</text:p>
          </table:table-cell>
          <table:table-cell table:style-name="ce100" office:value-type="float" office:value="274.975719740605" calcext:value-type="float">
            <text:p>275</text:p>
          </table:table-cell>
          <table:table-cell table:style-name="ce100" office:value-type="float" office:value="135.978279665937" calcext:value-type="float">
            <text:p>136</text:p>
          </table:table-cell>
          <table:table-cell table:style-name="ce100" office:value-type="float" office:value="207.345291879009" calcext:value-type="float">
            <text:p>20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51.454876531335" calcext:value-type="float">
            <text:p>151</text:p>
          </table:table-cell>
          <table:table-cell table:style-name="ce100" office:value-type="float" office:value="54.5030863798746" calcext:value-type="float">
            <text:p>55</text:p>
          </table:table-cell>
          <table:table-cell table:style-name="ce100" office:value-type="float" office:value="122.843695042747" calcext:value-type="float">
            <text:p>123</text:p>
          </table:table-cell>
          <table:table-cell table:style-name="ce100" office:value-type="float" office:value="85.7620249192298" calcext:value-type="float">
            <text:p>86</text:p>
          </table:table-cell>
          <table:table-cell table:style-name="ce100" office:value-type="float" office:value="72.6984586433632" calcext:value-type="float">
            <text:p>73</text:p>
          </table:table-cell>
          <table:table-cell table:style-name="ce100" office:value-type="float" office:value="87.9458599732492" calcext:value-type="float">
            <text:p>8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77.868637959201" calcext:value-type="float">
            <text:p>178</text:p>
          </table:table-cell>
          <table:table-cell table:style-name="ce100" office:value-type="float" office:value="62.3635682363759" calcext:value-type="float">
            <text:p>62</text:p>
          </table:table-cell>
          <table:table-cell table:style-name="ce100" office:value-type="float" office:value="122.868835503801" calcext:value-type="float">
            <text:p>123</text:p>
          </table:table-cell>
          <table:table-cell table:style-name="ce100" office:value-type="float" office:value="23.2947691408051" calcext:value-type="float">
            <text:p>23</text:p>
          </table:table-cell>
          <table:table-cell table:style-name="ce100" office:value-type="float" office:value="54.98638675106" calcext:value-type="float">
            <text:p>55</text:p>
          </table:table-cell>
          <table:table-cell table:style-name="ce100" office:value-type="float" office:value="78.7766383995741" calcext:value-type="float">
            <text:p>7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461.065394387351" calcext:value-type="float">
            <text:p>461</text:p>
          </table:table-cell>
          <table:table-cell table:style-name="ce100" office:value-type="float" office:value="436.732663018005" calcext:value-type="float">
            <text:p>437</text:p>
          </table:table-cell>
          <table:table-cell table:style-name="ce100" office:value-type="float" office:value="706.299163358491" calcext:value-type="float">
            <text:p>706</text:p>
          </table:table-cell>
          <table:table-cell table:style-name="ce100" office:value-type="float" office:value="226.133514850833" calcext:value-type="float">
            <text:p>226</text:p>
          </table:table-cell>
          <table:table-cell table:style-name="ce100" office:value-type="float" office:value="391.008239557299" calcext:value-type="float">
            <text:p>391</text:p>
          </table:table-cell>
          <table:table-cell table:style-name="ce100" office:value-type="float" office:value="404.571446015511" calcext:value-type="float">
            <text:p>40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99.784618195604" calcext:value-type="float">
            <text:p>100</text:p>
          </table:table-cell>
          <table:table-cell table:style-name="ce100" office:value-type="float" office:value="45.2476133593617" calcext:value-type="float">
            <text:p>45</text:p>
          </table:table-cell>
          <table:table-cell table:style-name="ce100" office:value-type="float" office:value="60.4246825588199" calcext:value-type="float">
            <text:p>60</text:p>
          </table:table-cell>
          <table:table-cell table:style-name="ce100" office:value-type="float" office:value="38.6910871543308" calcext:value-type="float">
            <text:p>39</text:p>
          </table:table-cell>
          <table:table-cell table:style-name="ce100" office:value-type="float" office:value="44.5384625224979" calcext:value-type="float">
            <text:p>45</text:p>
          </table:table-cell>
          <table:table-cell table:style-name="ce100" office:value-type="float" office:value="55.2342296748262" calcext:value-type="float">
            <text:p>5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127.085673580009" calcext:value-type="float">
            <text:p>127</text:p>
          </table:table-cell>
          <table:table-cell table:style-name="ce100" office:value-type="float" office:value="97.8375858895694" calcext:value-type="float">
            <text:p>98</text:p>
          </table:table-cell>
          <table:table-cell table:style-name="ce100" office:value-type="float" office:value="32.9274602176316" calcext:value-type="float">
            <text:p>33</text:p>
          </table:table-cell>
          <table:table-cell table:style-name="ce100" office:value-type="float" office:value="22.4627277450518" calcext:value-type="float">
            <text:p>22</text:p>
          </table:table-cell>
          <table:table-cell table:style-name="ce100" office:value-type="float" office:value="64.479507718856" calcext:value-type="float">
            <text:p>64</text:p>
          </table:table-cell>
          <table:table-cell table:style-name="ce100" office:value-type="float" office:value="76.6001876864018" calcext:value-type="float">
            <text:p>7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10" office:value-type="float" office:value="3321.05625703813" calcext:value-type="float">
            <text:p>3,321</text:p>
          </table:table-cell>
          <table:table-cell table:style-name="ce110" office:value-type="float" office:value="10434.6989272298" calcext:value-type="float">
            <text:p>10,435</text:p>
          </table:table-cell>
          <table:table-cell table:style-name="ce110" office:value-type="float" office:value="7589.64434718603" calcext:value-type="float">
            <text:p>7,590</text:p>
          </table:table-cell>
          <table:table-cell table:style-name="ce110" office:value-type="float" office:value="4779.16849416687" calcext:value-type="float">
            <text:p>4,779</text:p>
          </table:table-cell>
          <table:table-cell table:style-name="ce110" office:value-type="float" office:value="8145.01945127925" calcext:value-type="float">
            <text:p>8,145</text:p>
          </table:table-cell>
          <table:table-cell table:style-name="ce110" office:value-type="float" office:value="7211.09044846682" calcext:value-type="float">
            <text:p>7,211</text:p>
          </table:table-cell>
          <table:table-cell table:style-name="ce164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720.77895365205" calcext:value-type="float">
            <text:p>3,721</text:p>
          </table:table-cell>
          <table:table-cell table:style-name="ce100" office:value-type="float" office:value="11315.0699182297" calcext:value-type="float">
            <text:p>11,315</text:p>
          </table:table-cell>
          <table:table-cell table:style-name="ce100" office:value-type="float" office:value="8707.65675987307" calcext:value-type="float">
            <text:p>8,708</text:p>
          </table:table-cell>
          <table:table-cell table:style-name="ce100" office:value-type="float" office:value="4913.07581296969" calcext:value-type="float">
            <text:p>4,913</text:p>
          </table:table-cell>
          <table:table-cell table:style-name="ce100" office:value-type="float" office:value="9209.4755421211" calcext:value-type="float">
            <text:p>9,209</text:p>
          </table:table-cell>
          <table:table-cell table:style-name="ce100" office:value-type="float" office:value="8300.48833534476" calcext:value-type="float">
            <text:p>8,300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3031.98261143428" calcext:value-type="float">
            <text:p>3,032</text:p>
          </table:table-cell>
          <table:table-cell table:style-name="ce100" office:value-type="float" office:value="9217.76538919074" calcext:value-type="float">
            <text:p>9,218</text:p>
          </table:table-cell>
          <table:table-cell table:style-name="ce100" office:value-type="float" office:value="6806.0287780943" calcext:value-type="float">
            <text:p>6,806</text:p>
          </table:table-cell>
          <table:table-cell table:style-name="ce100" office:value-type="float" office:value="4680.49468522036" calcext:value-type="float">
            <text:p>4,680</text:p>
          </table:table-cell>
          <table:table-cell table:style-name="ce100" office:value-type="float" office:value="7047.51637114538" calcext:value-type="float">
            <text:p>7,048</text:p>
          </table:table-cell>
          <table:table-cell table:style-name="ce100" office:value-type="float" office:value="6161.84373858262" calcext:value-type="float">
            <text:p>6,16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3205" calcext:value-type="float">
            <text:p><text:s/>3205 </text:p>
          </table:table-cell>
          <table:table-cell table:style-name="ce44" office:value-type="float" office:value="7253" calcext:value-type="float">
            <text:p><text:s/>7253 </text:p>
          </table:table-cell>
          <table:table-cell table:style-name="ce44" office:value-type="float" office:value="1376" calcext:value-type="float">
            <text:p><text:s/>1376 </text:p>
          </table:table-cell>
          <table:table-cell table:style-name="ce44" office:value-type="float" office:value="4851" calcext:value-type="float">
            <text:p><text:s/>4851 </text:p>
          </table:table-cell>
          <table:table-cell table:style-name="ce44" office:value-type="float" office:value="13480" calcext:value-type="float">
            <text:p><text:s/>13480 </text:p>
          </table:table-cell>
          <table:table-cell table:style-name="ce44" office:value-type="float" office:value="16685" calcext:value-type="float">
            <text:p><text:s/>16685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44.592" calcext:value-type="float">
            <text:p>45</text:p>
          </table:table-cell>
          <table:table-cell table:style-name="ce42" office:value-type="float" office:value="164.253" calcext:value-type="float">
            <text:p>164</text:p>
          </table:table-cell>
          <table:table-cell table:style-name="ce42" office:value-type="float" office:value="26.135" calcext:value-type="float">
            <text:p>26</text:p>
          </table:table-cell>
          <table:table-cell table:style-name="ce42" office:value-type="float" office:value="82.667" calcext:value-type="float">
            <text:p>83</text:p>
          </table:table-cell>
          <table:table-cell table:style-name="ce42" office:value-type="float" office:value="273.055" calcext:value-type="float">
            <text:p>273</text:p>
          </table:table-cell>
          <table:table-cell table:style-name="ce42" office:value-type="float" office:value="317.647" calcext:value-type="float">
            <text:p>318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51.569" calcext:value-type="float">
            <text:p>52</text:p>
          </table:table-cell>
          <table:table-cell table:style-name="ce43" office:value-type="float" office:value="172.77" calcext:value-type="float">
            <text:p>173</text:p>
          </table:table-cell>
          <table:table-cell table:style-name="ce43" office:value-type="float" office:value="28.975" calcext:value-type="float">
            <text:p>29</text:p>
          </table:table-cell>
          <table:table-cell table:style-name="ce43" office:value-type="float" office:value="88.231" calcext:value-type="float">
            <text:p>88</text:p>
          </table:table-cell>
          <table:table-cell table:style-name="ce43" office:value-type="float" office:value="289.976" calcext:value-type="float">
            <text:p>290</text:p>
          </table:table-cell>
          <table:table-cell table:style-name="ce43" office:value-type="float" office:value="341.545" calcext:value-type="float">
            <text:p>342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04" calcext:value-type="float">
            <text:p>2004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405.27010903147" calcext:value-type="float">
            <text:p>405</text:p>
          </table:table-cell>
          <table:table-cell table:style-name="ce100" office:value-type="float" office:value="190.057024522184" calcext:value-type="float">
            <text:p>190</text:p>
          </table:table-cell>
          <table:table-cell table:style-name="ce100" office:value-type="float" office:value="275.194535405047" calcext:value-type="float">
            <text:p>275</text:p>
          </table:table-cell>
          <table:table-cell table:style-name="ce100" office:value-type="float" office:value="312.241727233733" calcext:value-type="float">
            <text:p>312</text:p>
          </table:table-cell>
          <table:table-cell table:style-name="ce100" office:value-type="float" office:value="242.441575389705" calcext:value-type="float">
            <text:p>242</text:p>
          </table:table-cell>
          <table:table-cell table:style-name="ce100" office:value-type="float" office:value="273.111664469476" calcext:value-type="float">
            <text:p>27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0.8052416450152" calcext:value-type="float">
            <text:p>21</text:p>
          </table:table-cell>
          <table:table-cell table:style-name="ce100" office:value-type="float" office:value="12.5998394189984" calcext:value-type="float">
            <text:p>13</text:p>
          </table:table-cell>
          <table:table-cell table:style-name="ce100" office:value-type="float" office:value="32.929253214204" calcext:value-type="float">
            <text:p>33</text:p>
          </table:table-cell>
          <table:table-cell table:style-name="ce100" office:value-type="float" office:value="17.0333196321916" calcext:value-type="float">
            <text:p>17</text:p>
          </table:table-cell>
          <table:table-cell table:style-name="ce100" office:value-type="float" office:value="16.2962511556462" calcext:value-type="float">
            <text:p>16</text:p>
          </table:table-cell>
          <table:table-cell table:style-name="ce100" office:value-type="float" office:value="17.1455564762544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1.5138208376105" calcext:value-type="float">
            <text:p>12</text:p>
          </table:table-cell>
          <table:table-cell table:style-name="ce100" office:value-type="float" office:value="889.081829637823" calcext:value-type="float">
            <text:p>889</text:p>
          </table:table-cell>
          <table:table-cell table:style-name="ce100" office:value-type="float" office:value="328.121972859709" calcext:value-type="float">
            <text:p>328</text:p>
          </table:table-cell>
          <table:table-cell table:style-name="ce100" office:value-type="float" office:value="6.41803798250548" calcext:value-type="float">
            <text:p>6</text:p>
          </table:table-cell>
          <table:table-cell table:style-name="ce100" office:value-type="float" office:value="516.287272696982" calcext:value-type="float">
            <text:p>516</text:p>
          </table:table-cell>
          <table:table-cell table:style-name="ce100" office:value-type="float" office:value="421.209055216434" calcext:value-type="float">
            <text:p>42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101.813824420278" calcext:value-type="float">
            <text:p>102</text:p>
          </table:table-cell>
          <table:table-cell table:style-name="ce100" office:value-type="float" office:value="95.2256244874928" calcext:value-type="float">
            <text:p>95</text:p>
          </table:table-cell>
          <table:table-cell table:style-name="ce100" office:value-type="float" office:value="299.839681106479" calcext:value-type="float">
            <text:p>300</text:p>
          </table:table-cell>
          <table:table-cell table:style-name="ce100" office:value-type="float" office:value="489.181552992967" calcext:value-type="float">
            <text:p>489</text:p>
          </table:table-cell>
          <table:table-cell table:style-name="ce100" office:value-type="float" office:value="256.847809331166" calcext:value-type="float">
            <text:p>257</text:p>
          </table:table-cell>
          <table:table-cell table:style-name="ce100" office:value-type="float" office:value="227.64588739978" calcext:value-type="float">
            <text:p>22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2.77241961947449" calcext:value-type="float">
            <text:p>3</text:p>
          </table:table-cell>
          <table:table-cell table:style-name="ce100" office:value-type="float" office:value="2.51628608212664" calcext:value-type="float">
            <text:p>3</text:p>
          </table:table-cell>
          <table:table-cell table:style-name="ce100" office:value-type="float" office:value="11.4545552359049" calcext:value-type="float">
            <text:p>11</text:p>
          </table:table-cell>
          <table:table-cell table:style-name="ce100" office:value-type="float" office:value="3.28319812091695" calcext:value-type="float">
            <text:p>3</text:p>
          </table:table-cell>
          <table:table-cell table:style-name="ce100" office:value-type="float" office:value="3.72038475316322" calcext:value-type="float">
            <text:p>4</text:p>
          </table:table-cell>
          <table:table-cell table:style-name="ce100" office:value-type="float" office:value="3.54182774939682" calcext:value-type="float">
            <text:p>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10.4573333278085" calcext:value-type="float">
            <text:p>10</text:p>
          </table:table-cell>
          <table:table-cell table:style-name="ce100" office:value-type="float" office:value="3.98631980095561" calcext:value-type="float">
            <text:p>4</text:p>
          </table:table-cell>
          <table:table-cell table:style-name="ce100" office:value-type="float" office:value="6.14408171739033" calcext:value-type="float">
            <text:p>6</text:p>
          </table:table-cell>
          <table:table-cell table:style-name="ce100" office:value-type="float" office:value="13.8616217271555" calcext:value-type="float">
            <text:p>14</text:p>
          </table:table-cell>
          <table:table-cell table:style-name="ce100" office:value-type="float" office:value="7.72823361631883" calcext:value-type="float">
            <text:p>8</text:p>
          </table:table-cell>
          <table:table-cell table:style-name="ce100" office:value-type="float" office:value="8.24228191846171" calcext:value-type="float">
            <text:p>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57.5201092625268" calcext:value-type="float">
            <text:p>58</text:p>
          </table:table-cell>
          <table:table-cell table:style-name="ce100" office:value-type="float" office:value="3.1050103543504" calcext:value-type="float">
            <text:p>3</text:p>
          </table:table-cell>
          <table:table-cell table:style-name="ce100" office:value-type="float" office:value="13.9616261373278" calcext:value-type="float">
            <text:p>14</text:p>
          </table:table-cell>
          <table:table-cell table:style-name="ce100" office:value-type="float" office:value="16.7719669014335" calcext:value-type="float">
            <text:p>17</text:p>
          </table:table-cell>
          <table:table-cell table:style-name="ce100" office:value-type="float" office:value="9.10337505771301" calcext:value-type="float">
            <text:p>9</text:p>
          </table:table-cell>
          <table:table-cell table:style-name="ce100" office:value-type="float" office:value="18.2230638358495" calcext:value-type="float">
            <text:p>1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22.757672416994" calcext:value-type="float">
            <text:p>123</text:p>
          </table:table-cell>
          <table:table-cell table:style-name="ce100" office:value-type="float" office:value="6.33967883287344" calcext:value-type="float">
            <text:p>6</text:p>
          </table:table-cell>
          <table:table-cell table:style-name="ce100" office:value-type="float" office:value="32.3349946426684" calcext:value-type="float">
            <text:p>32</text:p>
          </table:table-cell>
          <table:table-cell table:style-name="ce100" office:value-type="float" office:value="56.995983451152" calcext:value-type="float">
            <text:p>57</text:p>
          </table:table-cell>
          <table:table-cell table:style-name="ce100" office:value-type="float" office:value="27.0888761233632" calcext:value-type="float">
            <text:p>27</text:p>
          </table:table-cell>
          <table:table-cell table:style-name="ce100" office:value-type="float" office:value="45.1088781393214" calcext:value-type="float">
            <text:p>4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12397428173607" calcext:value-type="float">
            <text:p>1</text:p>
          </table:table-cell>
          <table:table-cell table:style-name="ce100" office:value-type="float" office:value="0.759459850543923" calcext:value-type="float">
            <text:p>1</text:p>
          </table:table-cell>
          <table:table-cell table:style-name="ce100" office:value-type="float" office:value="0.592722816730659" calcext:value-type="float">
            <text:p>1</text:p>
          </table:table-cell>
          <table:table-cell table:style-name="ce100" office:value-type="float" office:value="0.571075537852612" calcext:value-type="float">
            <text:p>1</text:p>
          </table:table-cell>
          <table:table-cell table:style-name="ce100" office:value-type="float" office:value="0.674998820073055" calcext:value-type="float">
            <text:p>1</text:p>
          </table:table-cell>
          <table:table-cell table:style-name="ce100" office:value-type="float" office:value="0.759567028702454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6.9168964347379" calcext:value-type="float">
            <text:p>17</text:p>
          </table:table-cell>
          <table:table-cell table:style-name="ce100" office:value-type="float" office:value="6.23034009800933" calcext:value-type="float">
            <text:p>6</text:p>
          </table:table-cell>
          <table:table-cell table:style-name="ce100" office:value-type="float" office:value="18.6691879689415" calcext:value-type="float">
            <text:p>19</text:p>
          </table:table-cell>
          <table:table-cell table:style-name="ce100" office:value-type="float" office:value="3.63860178007336" calcext:value-type="float">
            <text:p>4</text:p>
          </table:table-cell>
          <table:table-cell table:style-name="ce100" office:value-type="float" office:value="6.60282555583079" calcext:value-type="float">
            <text:p>7</text:p>
          </table:table-cell>
          <table:table-cell table:style-name="ce100" office:value-type="float" office:value="8.54556535429332" calcext:value-type="float">
            <text:p>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18.1100784286916" calcext:value-type="float">
            <text:p>18</text:p>
          </table:table-cell>
          <table:table-cell table:style-name="ce100" office:value-type="float" office:value="16.9207251777974" calcext:value-type="float">
            <text:p>17</text:p>
          </table:table-cell>
          <table:table-cell table:style-name="ce100" office:value-type="float" office:value="30.9426281148359" calcext:value-type="float">
            <text:p>31</text:p>
          </table:table-cell>
          <table:table-cell table:style-name="ce100" office:value-type="float" office:value="12.1649851807863" calcext:value-type="float">
            <text:p>12</text:p>
          </table:table-cell>
          <table:table-cell table:style-name="ce100" office:value-type="float" office:value="16.6873641777251" calcext:value-type="float">
            <text:p>17</text:p>
          </table:table-cell>
          <table:table-cell table:style-name="ce100" office:value-type="float" office:value="16.9553440694325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4.7458964932814" calcext:value-type="float">
            <text:p>25</text:p>
          </table:table-cell>
          <table:table-cell table:style-name="ce100" office:value-type="float" office:value="5.72599825466577" calcext:value-type="float">
            <text:p>6</text:p>
          </table:table-cell>
          <table:table-cell table:style-name="ce100" office:value-type="float" office:value="12.0918575887553" calcext:value-type="float">
            <text:p>12</text:p>
          </table:table-cell>
          <table:table-cell table:style-name="ce100" office:value-type="float" office:value="8.78602096778627" calcext:value-type="float">
            <text:p>9</text:p>
          </table:table-cell>
          <table:table-cell table:style-name="ce100" office:value-type="float" office:value="7.47888143559171" calcext:value-type="float">
            <text:p>7</text:p>
          </table:table-cell>
          <table:table-cell table:style-name="ce100" office:value-type="float" office:value="10.7312652660953" calcext:value-type="float">
            <text:p>1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5.95898099370505" calcext:value-type="float">
            <text:p>6</text:p>
          </table:table-cell>
          <table:table-cell table:style-name="ce100" office:value-type="float" office:value="1.38078049091998" calcext:value-type="float">
            <text:p>1</text:p>
          </table:table-cell>
          <table:table-cell table:style-name="ce100" office:value-type="float" office:value="0.84416147217678" calcext:value-type="float">
            <text:p>1</text:p>
          </table:table-cell>
          <table:table-cell table:style-name="ce100" office:value-type="float" office:value="1.74905383468708" calcext:value-type="float">
            <text:p>2</text:p>
          </table:table-cell>
          <table:table-cell table:style-name="ce100" office:value-type="float" office:value="1.45605322595629" calcext:value-type="float">
            <text:p>1</text:p>
          </table:table-cell>
          <table:table-cell table:style-name="ce100" office:value-type="float" office:value="2.30421658324888" calcext:value-type="float">
            <text:p>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99.76635719333" calcext:value-type="float">
            <text:p>800</text:p>
          </table:table-cell>
          <table:table-cell table:style-name="ce100" office:value-type="float" office:value="1233.92891700874" calcext:value-type="float">
            <text:p>1,234</text:p>
          </table:table-cell>
          <table:table-cell table:style-name="ce100" office:value-type="float" office:value="1063.12125828017" calcext:value-type="float">
            <text:p>1,063</text:p>
          </table:table-cell>
          <table:table-cell table:style-name="ce100" office:value-type="float" office:value="942.697145343241" calcext:value-type="float">
            <text:p>943</text:p>
          </table:table-cell>
          <table:table-cell table:style-name="ce100" office:value-type="float" office:value="1112.41390133923" calcext:value-type="float">
            <text:p>1,112</text:p>
          </table:table-cell>
          <table:table-cell table:style-name="ce100" office:value-type="float" office:value="1053.52417350675" calcext:value-type="float">
            <text:p>1,05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12" office:value-type="float" office:value="799.007601151055" calcext:value-type="float">
            <text:p>799</text:p>
          </table:table-cell>
          <table:table-cell table:style-name="ce112" office:value-type="float" office:value="1166.51957405481" calcext:value-type="float">
            <text:p>1,167</text:p>
          </table:table-cell>
          <table:table-cell table:style-name="ce112" office:value-type="float" office:value="1023.34963770972" calcext:value-type="float">
            <text:p>1,023</text:p>
          </table:table-cell>
          <table:table-cell table:style-name="ce112" office:value-type="float" office:value="929.983271162927" calcext:value-type="float">
            <text:p>930</text:p>
          </table:table-cell>
          <table:table-cell table:style-name="ce112" office:value-type="float" office:value="1081.43977335864" calcext:value-type="float">
            <text:p>1,081</text:p>
          </table:table-cell>
          <table:table-cell table:style-name="ce112" office:value-type="float" office:value="1038.07594280167" calcext:value-type="float">
            <text:p>1,038</text:p>
          </table:table-cell>
          <table:table-cell table:style-name="ce165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800.269777907115" calcext:value-type="float">
            <text:p>800</text:p>
          </table:table-cell>
          <table:table-cell table:style-name="ce100" office:value-type="float" office:value="1324.53157934174" calcext:value-type="float">
            <text:p>1,325</text:p>
          </table:table-cell>
          <table:table-cell table:style-name="ce100" office:value-type="float" office:value="1092.01085704544" calcext:value-type="float">
            <text:p>1,092</text:p>
          </table:table-cell>
          <table:table-cell table:style-name="ce100" office:value-type="float" office:value="952.722507960201" calcext:value-type="float">
            <text:p>953</text:p>
          </table:table-cell>
          <table:table-cell table:style-name="ce100" office:value-type="float" office:value="1144.69098703743" calcext:value-type="float">
            <text:p>1,145</text:p>
          </table:table-cell>
          <table:table-cell table:style-name="ce100" office:value-type="float" office:value="1068.3255226363" calcext:value-type="float">
            <text:p>1,06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18.821787560703" calcext:value-type="float">
            <text:p>319</text:p>
          </table:table-cell>
          <table:table-cell table:style-name="ce100" office:value-type="float" office:value="152.588956790105" calcext:value-type="float">
            <text:p>153</text:p>
          </table:table-cell>
          <table:table-cell table:style-name="ce100" office:value-type="float" office:value="240.099552647316" calcext:value-type="float">
            <text:p>240</text:p>
          </table:table-cell>
          <table:table-cell table:style-name="ce100" office:value-type="float" office:value="234.576960201946" calcext:value-type="float">
            <text:p>235</text:p>
          </table:table-cell>
          <table:table-cell table:style-name="ce100" office:value-type="float" office:value="190.904271249118" calcext:value-type="float">
            <text:p>191</text:p>
          </table:table-cell>
          <table:table-cell table:style-name="ce100" office:value-type="float" office:value="214.998584035664" calcext:value-type="float">
            <text:p>21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39.3697458593954" calcext:value-type="float">
            <text:p>39</text:p>
          </table:table-cell>
          <table:table-cell table:style-name="ce100" office:value-type="float" office:value="35.4221061249011" calcext:value-type="float">
            <text:p>35</text:p>
          </table:table-cell>
          <table:table-cell table:style-name="ce100" office:value-type="float" office:value="107.723001601641" calcext:value-type="float">
            <text:p>108</text:p>
          </table:table-cell>
          <table:table-cell table:style-name="ce100" office:value-type="float" office:value="31.572533485397" calcext:value-type="float">
            <text:p>32</text:p>
          </table:table-cell>
          <table:table-cell table:style-name="ce100" office:value-type="float" office:value="41.5814734922984" calcext:value-type="float">
            <text:p>42</text:p>
          </table:table-cell>
          <table:table-cell table:style-name="ce100" office:value-type="float" office:value="41.1648764622559" calcext:value-type="float">
            <text:p>4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26.808389314072" calcext:value-type="float">
            <text:p>127</text:p>
          </table:table-cell>
          <table:table-cell table:style-name="ce100" office:value-type="float" office:value="7806.25846579803" calcext:value-type="float">
            <text:p>7,806</text:p>
          </table:table-cell>
          <table:table-cell table:style-name="ce100" office:value-type="float" office:value="2426.97427352837" calcext:value-type="float">
            <text:p>2,427</text:p>
          </table:table-cell>
          <table:table-cell table:style-name="ce100" office:value-type="float" office:value="40.7834557563612" calcext:value-type="float">
            <text:p>41</text:p>
          </table:table-cell>
          <table:table-cell table:style-name="ce100" office:value-type="float" office:value="4480.24341651937" calcext:value-type="float">
            <text:p>4,480</text:p>
          </table:table-cell>
          <table:table-cell table:style-name="ce100" office:value-type="float" office:value="3660.23824235784" calcext:value-type="float">
            <text:p>3,66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850.253343111329" calcext:value-type="float">
            <text:p>850</text:p>
          </table:table-cell>
          <table:table-cell table:style-name="ce100" office:value-type="float" office:value="1317.64495417532" calcext:value-type="float">
            <text:p>1,318</text:p>
          </table:table-cell>
          <table:table-cell table:style-name="ce100" office:value-type="float" office:value="2938.51960354811" calcext:value-type="float">
            <text:p>2,939</text:p>
          </table:table-cell>
          <table:table-cell table:style-name="ce100" office:value-type="float" office:value="3485.72805766375" calcext:value-type="float">
            <text:p>3,486</text:p>
          </table:table-cell>
          <table:table-cell table:style-name="ce100" office:value-type="float" office:value="2258.64707769527" calcext:value-type="float">
            <text:p>2,259</text:p>
          </table:table-cell>
          <table:table-cell table:style-name="ce100" office:value-type="float" office:value="1993.36457263928" calcext:value-type="float">
            <text:p>1,99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20.3617129363186" calcext:value-type="float">
            <text:p>20</text:p>
          </table:table-cell>
          <table:table-cell table:style-name="ce100" office:value-type="float" office:value="35.8403443778287" calcext:value-type="float">
            <text:p>36</text:p>
          </table:table-cell>
          <table:table-cell table:style-name="ce100" office:value-type="float" office:value="134.483637323947" calcext:value-type="float">
            <text:p>134</text:p>
          </table:table-cell>
          <table:table-cell table:style-name="ce100" office:value-type="float" office:value="28.3685367865698" calcext:value-type="float">
            <text:p>28</text:p>
          </table:table-cell>
          <table:table-cell table:style-name="ce100" office:value-type="float" office:value="43.4532869248597" calcext:value-type="float">
            <text:p>43</text:p>
          </table:table-cell>
          <table:table-cell table:style-name="ce100" office:value-type="float" office:value="39.1037996735723" calcext:value-type="float">
            <text:p>3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123.951974748672" calcext:value-type="float">
            <text:p>124</text:p>
          </table:table-cell>
          <table:table-cell table:style-name="ce100" office:value-type="float" office:value="123.747360862475" calcext:value-type="float">
            <text:p>124</text:p>
          </table:table-cell>
          <table:table-cell table:style-name="ce100" office:value-type="float" office:value="205.350714891222" calcext:value-type="float">
            <text:p>205</text:p>
          </table:table-cell>
          <table:table-cell table:style-name="ce100" office:value-type="float" office:value="181.589309303433" calcext:value-type="float">
            <text:p>182</text:p>
          </table:table-cell>
          <table:table-cell table:style-name="ce100" office:value-type="float" office:value="152.847585936012" calcext:value-type="float">
            <text:p>153</text:p>
          </table:table-cell>
          <table:table-cell table:style-name="ce100" office:value-type="float" office:value="147.404860700397" calcext:value-type="float">
            <text:p>14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01.895894114334" calcext:value-type="float">
            <text:p>202</text:p>
          </table:table-cell>
          <table:table-cell table:style-name="ce100" office:value-type="float" office:value="16.8451241206221" calcext:value-type="float">
            <text:p>17</text:p>
          </table:table-cell>
          <table:table-cell table:style-name="ce100" office:value-type="float" office:value="66.4431246333698" calcext:value-type="float">
            <text:p>66</text:p>
          </table:table-cell>
          <table:table-cell table:style-name="ce100" office:value-type="float" office:value="60.4727444599011" calcext:value-type="float">
            <text:p>60</text:p>
          </table:table-cell>
          <table:table-cell table:style-name="ce100" office:value-type="float" office:value="37.5493081668076" calcext:value-type="float">
            <text:p>38</text:p>
          </table:table-cell>
          <table:table-cell table:style-name="ce100" office:value-type="float" office:value="68.5053348424295" calcext:value-type="float">
            <text:p>6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461.643158510102" calcext:value-type="float">
            <text:p>462</text:p>
          </table:table-cell>
          <table:table-cell table:style-name="ce100" office:value-type="float" office:value="32.6738428918098" calcext:value-type="float">
            <text:p>33</text:p>
          </table:table-cell>
          <table:table-cell table:style-name="ce100" office:value-type="float" office:value="159.129155808309" calcext:value-type="float">
            <text:p>159</text:p>
          </table:table-cell>
          <table:table-cell table:style-name="ce100" office:value-type="float" office:value="274.548080689111" calcext:value-type="float">
            <text:p>275</text:p>
          </table:table-cell>
          <table:table-cell table:style-name="ce100" office:value-type="float" office:value="131.990271991243" calcext:value-type="float">
            <text:p>132</text:p>
          </table:table-cell>
          <table:table-cell table:style-name="ce100" office:value-type="float" office:value="194.083095459031" calcext:value-type="float">
            <text:p>19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18.020447802933" calcext:value-type="float">
            <text:p>118</text:p>
          </table:table-cell>
          <table:table-cell table:style-name="ce100" office:value-type="float" office:value="63.9948639672775" calcext:value-type="float">
            <text:p>64</text:p>
          </table:table-cell>
          <table:table-cell table:style-name="ce100" office:value-type="float" office:value="58.0796256329392" calcext:value-type="float">
            <text:p>58</text:p>
          </table:table-cell>
          <table:table-cell table:style-name="ce100" office:value-type="float" office:value="53.2114488758349" calcext:value-type="float">
            <text:p>53</text:p>
          </table:table-cell>
          <table:table-cell table:style-name="ce100" office:value-type="float" office:value="59.5381616586816" calcext:value-type="float">
            <text:p>60</text:p>
          </table:table-cell>
          <table:table-cell table:style-name="ce100" office:value-type="float" office:value="70.5537796558258" calcext:value-type="float">
            <text:p>7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25.835272490308" calcext:value-type="float">
            <text:p>126</text:p>
          </table:table-cell>
          <table:table-cell table:style-name="ce100" office:value-type="float" office:value="73.5802077017607" calcext:value-type="float">
            <text:p>74</text:p>
          </table:table-cell>
          <table:table-cell table:style-name="ce100" office:value-type="float" office:value="167.94123167174" calcext:value-type="float">
            <text:p>168</text:p>
          </table:table-cell>
          <table:table-cell table:style-name="ce100" office:value-type="float" office:value="29.9053513960207" calcext:value-type="float">
            <text:p>30</text:p>
          </table:table-cell>
          <table:table-cell table:style-name="ce100" office:value-type="float" office:value="67.8531054894421" calcext:value-type="float">
            <text:p>68</text:p>
          </table:table-cell>
          <table:table-cell table:style-name="ce100" office:value-type="float" office:value="78.7745219462601" calcext:value-type="float">
            <text:p>7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429.23401208289" calcext:value-type="float">
            <text:p>429</text:p>
          </table:table-cell>
          <table:table-cell table:style-name="ce100" office:value-type="float" office:value="543.673415269047" calcext:value-type="float">
            <text:p>544</text:p>
          </table:table-cell>
          <table:table-cell table:style-name="ce100" office:value-type="float" office:value="750.927636101471" calcext:value-type="float">
            <text:p>751</text:p>
          </table:table-cell>
          <table:table-cell table:style-name="ce100" office:value-type="float" office:value="249.363176442668" calcext:value-type="float">
            <text:p>249</text:p>
          </table:table-cell>
          <table:table-cell table:style-name="ce100" office:value-type="float" office:value="460.438626232214" calcext:value-type="float">
            <text:p>460</text:p>
          </table:table-cell>
          <table:table-cell table:style-name="ce100" office:value-type="float" office:value="454.560981360921" calcext:value-type="float">
            <text:p>45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75.5867884647738" calcext:value-type="float">
            <text:p>76</text:p>
          </table:table-cell>
          <table:table-cell table:style-name="ce100" office:value-type="float" office:value="40.1918077970408" calcext:value-type="float">
            <text:p>40</text:p>
          </table:table-cell>
          <table:table-cell table:style-name="ce100" office:value-type="float" office:value="58.0100515736893" calcext:value-type="float">
            <text:p>58</text:p>
          </table:table-cell>
          <table:table-cell table:style-name="ce100" office:value-type="float" office:value="46.4617378962017" calcext:value-type="float">
            <text:p>46</text:p>
          </table:table-cell>
          <table:table-cell table:style-name="ce100" office:value-type="float" office:value="44.2807387170636" calcext:value-type="float">
            <text:p>44</text:p>
          </table:table-cell>
          <table:table-cell table:style-name="ce100" office:value-type="float" office:value="50.1774898148192" calcext:value-type="float">
            <text:p>5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32.2457805015046" calcext:value-type="float">
            <text:p>32</text:p>
          </table:table-cell>
          <table:table-cell table:style-name="ce100" office:value-type="float" office:value="78.2413652558893" calcext:value-type="float">
            <text:p>78</text:p>
          </table:table-cell>
          <table:table-cell table:style-name="ce100" office:value-type="float" office:value="18.6311215726523" calcext:value-type="float">
            <text:p>19</text:p>
          </table:table-cell>
          <table:table-cell table:style-name="ce100" office:value-type="float" office:value="18.7734141276367" calcext:value-type="float">
            <text:p>19</text:p>
          </table:table-cell>
          <table:table-cell table:style-name="ce100" office:value-type="float" office:value="50.8526952116365" calcext:value-type="float">
            <text:p>51</text:p>
          </table:table-cell>
          <table:table-cell table:style-name="ce100" office:value-type="float" office:value="47.3479302979208" calcext:value-type="float">
            <text:p>4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13" office:value-type="float" office:value="2924.02830749733" calcext:value-type="float">
            <text:p>2,924</text:p>
          </table:table-cell>
          <table:table-cell table:style-name="ce113" office:value-type="float" office:value="10320.7028151321" calcext:value-type="float">
            <text:p>10,321</text:p>
          </table:table-cell>
          <table:table-cell table:style-name="ce113" office:value-type="float" office:value="7332.31273053477" calcext:value-type="float">
            <text:p>7,332</text:p>
          </table:table-cell>
          <table:table-cell table:style-name="ce113" office:value-type="float" office:value="4735.35480708483" calcext:value-type="float">
            <text:p>4,735</text:p>
          </table:table-cell>
          <table:table-cell table:style-name="ce113" office:value-type="float" office:value="8020.18001928402" calcext:value-type="float">
            <text:p>8,020</text:p>
          </table:table-cell>
          <table:table-cell table:style-name="ce113" office:value-type="float" office:value="7060.27806924622" calcext:value-type="float">
            <text:p>7,060</text:p>
          </table:table-cell>
          <table:table-cell table:style-name="ce166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144.62931406218" calcext:value-type="float">
            <text:p>3,145</text:p>
          </table:table-cell>
          <table:table-cell table:style-name="ce100" office:value-type="float" office:value="11234.668332592" calcext:value-type="float">
            <text:p>11,235</text:p>
          </table:table-cell>
          <table:table-cell table:style-name="ce100" office:value-type="float" office:value="8507.29206700932" calcext:value-type="float">
            <text:p>8,507</text:p>
          </table:table-cell>
          <table:table-cell table:style-name="ce100" office:value-type="float" office:value="4888.26305178099" calcext:value-type="float">
            <text:p>4,888</text:p>
          </table:table-cell>
          <table:table-cell table:style-name="ce100" office:value-type="float" office:value="9047.59221161101" calcext:value-type="float">
            <text:p>9,048</text:p>
          </table:table-cell>
          <table:table-cell table:style-name="ce100" office:value-type="float" office:value="8141.26811661633" calcext:value-type="float">
            <text:p>8,141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777.66358682455" calcext:value-type="float">
            <text:p>2,778</text:p>
          </table:table-cell>
          <table:table-cell table:style-name="ce100" office:value-type="float" office:value="9092.27207343189" calcext:value-type="float">
            <text:p>9,092</text:p>
          </table:table-cell>
          <table:table-cell table:style-name="ce100" office:value-type="float" office:value="6478.82270168104" calcext:value-type="float">
            <text:p>6,479</text:p>
          </table:table-cell>
          <table:table-cell table:style-name="ce100" office:value-type="float" office:value="4614.78096952275" calcext:value-type="float">
            <text:p>4,615</text:p>
          </table:table-cell>
          <table:table-cell table:style-name="ce100" office:value-type="float" office:value="6949.54870401683" calcext:value-type="float">
            <text:p>6,950</text:p>
          </table:table-cell>
          <table:table-cell table:style-name="ce100" office:value-type="float" office:value="6024.55356446947" calcext:value-type="float">
            <text:p>6,02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3127" calcext:value-type="float">
            <text:p><text:s/>3127 </text:p>
          </table:table-cell>
          <table:table-cell table:style-name="ce44" office:value-type="float" office:value="7132" calcext:value-type="float">
            <text:p><text:s/>7132 </text:p>
          </table:table-cell>
          <table:table-cell table:style-name="ce44" office:value-type="float" office:value="1367" calcext:value-type="float">
            <text:p><text:s/>1367 </text:p>
          </table:table-cell>
          <table:table-cell table:style-name="ce44" office:value-type="float" office:value="4861" calcext:value-type="float">
            <text:p><text:s/>4861 </text:p>
          </table:table-cell>
          <table:table-cell table:style-name="ce44" office:value-type="float" office:value="13360" calcext:value-type="float">
            <text:p><text:s/>13360 </text:p>
          </table:table-cell>
          <table:table-cell table:style-name="ce44" office:value-type="float" office:value="16487" calcext:value-type="float">
            <text:p><text:s/>16487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44.234" calcext:value-type="float">
            <text:p>44</text:p>
          </table:table-cell>
          <table:table-cell table:style-name="ce42" office:value-type="float" office:value="160.325" calcext:value-type="float">
            <text:p>160</text:p>
          </table:table-cell>
          <table:table-cell table:style-name="ce42" office:value-type="float" office:value="26.145" calcext:value-type="float">
            <text:p>26</text:p>
          </table:table-cell>
          <table:table-cell table:style-name="ce42" office:value-type="float" office:value="82.962" calcext:value-type="float">
            <text:p>83</text:p>
          </table:table-cell>
          <table:table-cell table:style-name="ce42" office:value-type="float" office:value="269.432" calcext:value-type="float">
            <text:p>269</text:p>
          </table:table-cell>
          <table:table-cell table:style-name="ce42" office:value-type="float" office:value="313.666" calcext:value-type="float">
            <text:p>314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9.702" calcext:value-type="float">
            <text:p>50</text:p>
          </table:table-cell>
          <table:table-cell table:style-name="ce43" office:value-type="float" office:value="170.395" calcext:value-type="float">
            <text:p>170</text:p>
          </table:table-cell>
          <table:table-cell table:style-name="ce43" office:value-type="float" office:value="29.153" calcext:value-type="float">
            <text:p>29</text:p>
          </table:table-cell>
          <table:table-cell table:style-name="ce43" office:value-type="float" office:value="89.09" calcext:value-type="float">
            <text:p>89</text:p>
          </table:table-cell>
          <table:table-cell table:style-name="ce43" office:value-type="float" office:value="288.638" calcext:value-type="float">
            <text:p>289</text:p>
          </table:table-cell>
          <table:table-cell table:style-name="ce43" office:value-type="float" office:value="338.34" calcext:value-type="float">
            <text:p>338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05" calcext:value-type="float">
            <text:p>2005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95.896538562559" calcext:value-type="float">
            <text:p>396</text:p>
          </table:table-cell>
          <table:table-cell table:style-name="ce100" office:value-type="float" office:value="193.140839692374" calcext:value-type="float">
            <text:p>193</text:p>
          </table:table-cell>
          <table:table-cell table:style-name="ce100" office:value-type="float" office:value="295.846182346114" calcext:value-type="float">
            <text:p>296</text:p>
          </table:table-cell>
          <table:table-cell table:style-name="ce100" office:value-type="float" office:value="311.288410388557" calcext:value-type="float">
            <text:p>311</text:p>
          </table:table-cell>
          <table:table-cell table:style-name="ce100" office:value-type="float" office:value="244.194881170252" calcext:value-type="float">
            <text:p>244</text:p>
          </table:table-cell>
          <table:table-cell table:style-name="ce100" office:value-type="float" office:value="271.592064462762" calcext:value-type="float">
            <text:p>27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1.7872249899917" calcext:value-type="float">
            <text:p>22</text:p>
          </table:table-cell>
          <table:table-cell table:style-name="ce100" office:value-type="float" office:value="9.91702653793841" calcext:value-type="float">
            <text:p>10</text:p>
          </table:table-cell>
          <table:table-cell table:style-name="ce100" office:value-type="float" office:value="25.9309866719561" calcext:value-type="float">
            <text:p>26</text:p>
          </table:table-cell>
          <table:table-cell table:style-name="ce100" office:value-type="float" office:value="16.6573162303972" calcext:value-type="float">
            <text:p>17</text:p>
          </table:table-cell>
          <table:table-cell table:style-name="ce100" office:value-type="float" office:value="13.8590153807359" calcext:value-type="float">
            <text:p>14</text:p>
          </table:table-cell>
          <table:table-cell table:style-name="ce100" office:value-type="float" office:value="15.2908429268549" calcext:value-type="float">
            <text:p>1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9.10436855018102" calcext:value-type="float">
            <text:p>9</text:p>
          </table:table-cell>
          <table:table-cell table:style-name="ce100" office:value-type="float" office:value="895.277038073253" calcext:value-type="float">
            <text:p>895</text:p>
          </table:table-cell>
          <table:table-cell table:style-name="ce100" office:value-type="float" office:value="289.240662928627" calcext:value-type="float">
            <text:p>289</text:p>
          </table:table-cell>
          <table:table-cell table:style-name="ce100" office:value-type="float" office:value="6.26665817604005" calcext:value-type="float">
            <text:p>6</text:p>
          </table:table-cell>
          <table:table-cell table:style-name="ce100" office:value-type="float" office:value="528.023152846299" calcext:value-type="float">
            <text:p>528</text:p>
          </table:table-cell>
          <table:table-cell table:style-name="ce100" office:value-type="float" office:value="434.306885722587" calcext:value-type="float">
            <text:p>43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107.540270680422" calcext:value-type="float">
            <text:p>108</text:p>
          </table:table-cell>
          <table:table-cell table:style-name="ce100" office:value-type="float" office:value="101.695514571584" calcext:value-type="float">
            <text:p>102</text:p>
          </table:table-cell>
          <table:table-cell table:style-name="ce100" office:value-type="float" office:value="304.835230171021" calcext:value-type="float">
            <text:p>305</text:p>
          </table:table-cell>
          <table:table-cell table:style-name="ce100" office:value-type="float" office:value="508.791963524866" calcext:value-type="float">
            <text:p>509</text:p>
          </table:table-cell>
          <table:table-cell table:style-name="ce100" office:value-type="float" office:value="262.329211308755" calcext:value-type="float">
            <text:p>262</text:p>
          </table:table-cell>
          <table:table-cell table:style-name="ce100" office:value-type="float" office:value="234.374467432219" calcext:value-type="float">
            <text:p>23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2.53697623103473" calcext:value-type="float">
            <text:p>3</text:p>
          </table:table-cell>
          <table:table-cell table:style-name="ce100" office:value-type="float" office:value="2.50463385331669" calcext:value-type="float">
            <text:p>3</text:p>
          </table:table-cell>
          <table:table-cell table:style-name="ce100" office:value-type="float" office:value="15.3650906125128" calcext:value-type="float">
            <text:p>15</text:p>
          </table:table-cell>
          <table:table-cell table:style-name="ce100" office:value-type="float" office:value="3.52436929298235" calcext:value-type="float">
            <text:p>4</text:p>
          </table:table-cell>
          <table:table-cell table:style-name="ce100" office:value-type="float" office:value="4.15907818530427" calcext:value-type="float">
            <text:p>4</text:p>
          </table:table-cell>
          <table:table-cell table:style-name="ce100" office:value-type="float" office:value="3.86612802691981" calcext:value-type="float">
            <text:p>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9.11118241113472" calcext:value-type="float">
            <text:p>9</text:p>
          </table:table-cell>
          <table:table-cell table:style-name="ce100" office:value-type="float" office:value="4.16787969890694" calcext:value-type="float">
            <text:p>4</text:p>
          </table:table-cell>
          <table:table-cell table:style-name="ce100" office:value-type="float" office:value="4.74458255239876" calcext:value-type="float">
            <text:p>5</text:p>
          </table:table-cell>
          <table:table-cell table:style-name="ce100" office:value-type="float" office:value="15.8752896529254" calcext:value-type="float">
            <text:p>16</text:p>
          </table:table-cell>
          <table:table-cell table:style-name="ce100" office:value-type="float" office:value="8.25370031362649" calcext:value-type="float">
            <text:p>8</text:p>
          </table:table-cell>
          <table:table-cell table:style-name="ce100" office:value-type="float" office:value="8.40856081152287" calcext:value-type="float">
            <text:p>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64.3626101895009" calcext:value-type="float">
            <text:p>64</text:p>
          </table:table-cell>
          <table:table-cell table:style-name="ce100" office:value-type="float" office:value="4.14640763099516" calcext:value-type="float">
            <text:p>4</text:p>
          </table:table-cell>
          <table:table-cell table:style-name="ce100" office:value-type="float" office:value="14.3565479030869" calcext:value-type="float">
            <text:p>14</text:p>
          </table:table-cell>
          <table:table-cell table:style-name="ce100" office:value-type="float" office:value="15.3664368773458" calcext:value-type="float">
            <text:p>15</text:p>
          </table:table-cell>
          <table:table-cell table:style-name="ce100" office:value-type="float" office:value="9.04110272300818" calcext:value-type="float">
            <text:p>9</text:p>
          </table:table-cell>
          <table:table-cell table:style-name="ce100" office:value-type="float" office:value="19.0321173640541" calcext:value-type="float">
            <text:p>1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20.05736212747" calcext:value-type="float">
            <text:p>120</text:p>
          </table:table-cell>
          <table:table-cell table:style-name="ce100" office:value-type="float" office:value="6.32238017884276" calcext:value-type="float">
            <text:p>6</text:p>
          </table:table-cell>
          <table:table-cell table:style-name="ce100" office:value-type="float" office:value="30.6438998677696" calcext:value-type="float">
            <text:p>31</text:p>
          </table:table-cell>
          <table:table-cell table:style-name="ce100" office:value-type="float" office:value="55.6434847939002" calcext:value-type="float">
            <text:p>56</text:p>
          </table:table-cell>
          <table:table-cell table:style-name="ce100" office:value-type="float" office:value="25.7543425686232" calcext:value-type="float">
            <text:p>26</text:p>
          </table:table-cell>
          <table:table-cell table:style-name="ce100" office:value-type="float" office:value="42.7853833383987" calcext:value-type="float">
            <text:p>4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65588887216237" calcext:value-type="float">
            <text:p>2</text:p>
          </table:table-cell>
          <table:table-cell table:style-name="ce100" office:value-type="float" office:value="0.708193070431723" calcext:value-type="float">
            <text:p>1</text:p>
          </table:table-cell>
          <table:table-cell table:style-name="ce100" office:value-type="float" office:value="1.57154839709821" calcext:value-type="float">
            <text:p>2</text:p>
          </table:table-cell>
          <table:table-cell table:style-name="ce100" office:value-type="float" office:value="0.464470472899406" calcext:value-type="float">
            <text:p>0</text:p>
          </table:table-cell>
          <table:table-cell table:style-name="ce100" office:value-type="float" office:value="0.711869899933191" calcext:value-type="float">
            <text:p>1</text:p>
          </table:table-cell>
          <table:table-cell table:style-name="ce100" office:value-type="float" office:value="0.882358879805612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8.7780480069013" calcext:value-type="float">
            <text:p>19</text:p>
          </table:table-cell>
          <table:table-cell table:style-name="ce100" office:value-type="float" office:value="5.44553637493342" calcext:value-type="float">
            <text:p>5</text:p>
          </table:table-cell>
          <table:table-cell table:style-name="ce100" office:value-type="float" office:value="13.9267884465248" calcext:value-type="float">
            <text:p>14</text:p>
          </table:table-cell>
          <table:table-cell table:style-name="ce100" office:value-type="float" office:value="5.61682927878289" calcext:value-type="float">
            <text:p>6</text:p>
          </table:table-cell>
          <table:table-cell table:style-name="ce100" office:value-type="float" office:value="6.36419911489682" calcext:value-type="float">
            <text:p>6</text:p>
          </table:table-cell>
          <table:table-cell table:style-name="ce100" office:value-type="float" office:value="8.60612909315833" calcext:value-type="float">
            <text:p>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19.1784919971575" calcext:value-type="float">
            <text:p>19</text:p>
          </table:table-cell>
          <table:table-cell table:style-name="ce100" office:value-type="float" office:value="14.0612203373874" calcext:value-type="float">
            <text:p>14</text:p>
          </table:table-cell>
          <table:table-cell table:style-name="ce100" office:value-type="float" office:value="31.51740043223" calcext:value-type="float">
            <text:p>32</text:p>
          </table:table-cell>
          <table:table-cell table:style-name="ce100" office:value-type="float" office:value="13.0820578237385" calcext:value-type="float">
            <text:p>13</text:p>
          </table:table-cell>
          <table:table-cell table:style-name="ce100" office:value-type="float" office:value="15.4939066167726" calcext:value-type="float">
            <text:p>15</text:p>
          </table:table-cell>
          <table:table-cell table:style-name="ce100" office:value-type="float" office:value="16.159339432462" calcext:value-type="float">
            <text:p>1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6.7443951530884" calcext:value-type="float">
            <text:p>27</text:p>
          </table:table-cell>
          <table:table-cell table:style-name="ce100" office:value-type="float" office:value="6.64481924790298" calcext:value-type="float">
            <text:p>7</text:p>
          </table:table-cell>
          <table:table-cell table:style-name="ce100" office:value-type="float" office:value="9.60624126381526" calcext:value-type="float">
            <text:p>10</text:p>
          </table:table-cell>
          <table:table-cell table:style-name="ce100" office:value-type="float" office:value="9.38663547874769" calcext:value-type="float">
            <text:p>9</text:p>
          </table:table-cell>
          <table:table-cell table:style-name="ce100" office:value-type="float" office:value="7.88820377239604" calcext:value-type="float">
            <text:p>8</text:p>
          </table:table-cell>
          <table:table-cell table:style-name="ce100" office:value-type="float" office:value="11.2936150271954" calcext:value-type="float">
            <text:p>1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8.36348585243345" calcext:value-type="float">
            <text:p>8</text:p>
          </table:table-cell>
          <table:table-cell table:style-name="ce100" office:value-type="float" office:value="1.87429121302354" calcext:value-type="float">
            <text:p>2</text:p>
          </table:table-cell>
          <table:table-cell table:style-name="ce100" office:value-type="float" office:value="3.02205252478752" calcext:value-type="float">
            <text:p>3</text:p>
          </table:table-cell>
          <table:table-cell table:style-name="ce100" office:value-type="float" office:value="2.12247426914195" calcext:value-type="float">
            <text:p>2</text:p>
          </table:table-cell>
          <table:table-cell table:style-name="ce100" office:value-type="float" office:value="2.07601408770165" calcext:value-type="float">
            <text:p>2</text:p>
          </table:table-cell>
          <table:table-cell table:style-name="ce100" office:value-type="float" office:value="3.2115258503673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805.116843624038" calcext:value-type="float">
            <text:p>805</text:p>
          </table:table-cell>
          <table:table-cell table:style-name="ce100" office:value-type="float" office:value="1245.90578048089" calcext:value-type="float">
            <text:p>1,246</text:p>
          </table:table-cell>
          <table:table-cell table:style-name="ce100" office:value-type="float" office:value="1040.60721411794" calcext:value-type="float">
            <text:p>1,041</text:p>
          </table:table-cell>
          <table:table-cell table:style-name="ce100" office:value-type="float" office:value="964.086396260324" calcext:value-type="float">
            <text:p>964</text:p>
          </table:table-cell>
          <table:table-cell table:style-name="ce100" office:value-type="float" office:value="1128.1486779883" calcext:value-type="float">
            <text:p>1,128</text:p>
          </table:table-cell>
          <table:table-cell table:style-name="ce100" office:value-type="float" office:value="1069.80941836831" calcext:value-type="float">
            <text:p>1,07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14" office:value-type="float" office:value="824.262256172337" calcext:value-type="float">
            <text:p>824</text:p>
          </table:table-cell>
          <table:table-cell table:style-name="ce114" office:value-type="float" office:value="1178.47597865033" calcext:value-type="float">
            <text:p>1,178</text:p>
          </table:table-cell>
          <table:table-cell table:style-name="ce114" office:value-type="float" office:value="964.222909123287" calcext:value-type="float">
            <text:p>964</text:p>
          </table:table-cell>
          <table:table-cell table:style-name="ce114" office:value-type="float" office:value="955.322405211827" calcext:value-type="float">
            <text:p>955</text:p>
          </table:table-cell>
          <table:table-cell table:style-name="ce114" office:value-type="float" office:value="1093.73207438146" calcext:value-type="float">
            <text:p>1,094</text:p>
          </table:table-cell>
          <table:table-cell table:style-name="ce114" office:value-type="float" office:value="1051.9134364961" calcext:value-type="float">
            <text:p>1,052</text:p>
          </table:table-cell>
          <table:table-cell table:style-name="ce167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791.108095922306" calcext:value-type="float">
            <text:p>791</text:p>
          </table:table-cell>
          <table:table-cell table:style-name="ce100" office:value-type="float" office:value="1333.0807249901" calcext:value-type="float">
            <text:p>1,333</text:p>
          </table:table-cell>
          <table:table-cell table:style-name="ce100" office:value-type="float" office:value="1096.70466228024" calcext:value-type="float">
            <text:p>1,097</text:p>
          </table:table-cell>
          <table:table-cell table:style-name="ce100" office:value-type="float" office:value="970.968519431953" calcext:value-type="float">
            <text:p>971</text:p>
          </table:table-cell>
          <table:table-cell table:style-name="ce100" office:value-type="float" office:value="1163.53808383985" calcext:value-type="float">
            <text:p>1,164</text:p>
          </table:table-cell>
          <table:table-cell table:style-name="ce100" office:value-type="float" office:value="1087.12228153577" calcext:value-type="float">
            <text:p>1,08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291.44842918352" calcext:value-type="float">
            <text:p>291</text:p>
          </table:table-cell>
          <table:table-cell table:style-name="ce100" office:value-type="float" office:value="157.905025592497" calcext:value-type="float">
            <text:p>158</text:p>
          </table:table-cell>
          <table:table-cell table:style-name="ce100" office:value-type="float" office:value="241.641431366861" calcext:value-type="float">
            <text:p>242</text:p>
          </table:table-cell>
          <table:table-cell table:style-name="ce100" office:value-type="float" office:value="229.957288653607" calcext:value-type="float">
            <text:p>230</text:p>
          </table:table-cell>
          <table:table-cell table:style-name="ce100" office:value-type="float" office:value="191.179369142797" calcext:value-type="float">
            <text:p>191</text:p>
          </table:table-cell>
          <table:table-cell table:style-name="ce100" office:value-type="float" office:value="209.287871473785" calcext:value-type="float">
            <text:p>20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48.7618500051221" calcext:value-type="float">
            <text:p>49</text:p>
          </table:table-cell>
          <table:table-cell table:style-name="ce100" office:value-type="float" office:value="32.6191100200867" calcext:value-type="float">
            <text:p>33</text:p>
          </table:table-cell>
          <table:table-cell table:style-name="ce100" office:value-type="float" office:value="79.9834558303007" calcext:value-type="float">
            <text:p>80</text:p>
          </table:table-cell>
          <table:table-cell table:style-name="ce100" office:value-type="float" office:value="28.447226297792" calcext:value-type="float">
            <text:p>28</text:p>
          </table:table-cell>
          <table:table-cell table:style-name="ce100" office:value-type="float" office:value="35.9852641071059" calcext:value-type="float">
            <text:p>36</text:p>
          </table:table-cell>
          <table:table-cell table:style-name="ce100" office:value-type="float" office:value="38.2927040633829" calcext:value-type="float">
            <text:p>3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87.9086871747214" calcext:value-type="float">
            <text:p>88</text:p>
          </table:table-cell>
          <table:table-cell table:style-name="ce100" office:value-type="float" office:value="7561.6476188043" calcext:value-type="float">
            <text:p>7,562</text:p>
          </table:table-cell>
          <table:table-cell table:style-name="ce100" office:value-type="float" office:value="2155.5295427544" calcext:value-type="float">
            <text:p>2,156</text:p>
          </table:table-cell>
          <table:table-cell table:style-name="ce100" office:value-type="float" office:value="51.1471193294955" calcext:value-type="float">
            <text:p>51</text:p>
          </table:table-cell>
          <table:table-cell table:style-name="ce100" office:value-type="float" office:value="4430.01404410613" calcext:value-type="float">
            <text:p>4,430</text:p>
          </table:table-cell>
          <table:table-cell table:style-name="ce100" office:value-type="float" office:value="3645.83371025783" calcext:value-type="float">
            <text:p>3,64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791.696317091807" calcext:value-type="float">
            <text:p>792</text:p>
          </table:table-cell>
          <table:table-cell table:style-name="ce100" office:value-type="float" office:value="1437.57172012065" calcext:value-type="float">
            <text:p>1,438</text:p>
          </table:table-cell>
          <table:table-cell table:style-name="ce100" office:value-type="float" office:value="3007.27779732047" calcext:value-type="float">
            <text:p>3,007</text:p>
          </table:table-cell>
          <table:table-cell table:style-name="ce100" office:value-type="float" office:value="3614.36047747806" calcext:value-type="float">
            <text:p>3,614</text:p>
          </table:table-cell>
          <table:table-cell table:style-name="ce100" office:value-type="float" office:value="2345.50908683292" calcext:value-type="float">
            <text:p>2,346</text:p>
          </table:table-cell>
          <table:table-cell table:style-name="ce100" office:value-type="float" office:value="2064.89189393864" calcext:value-type="float">
            <text:p>2,06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10.7265150488344" calcext:value-type="float">
            <text:p>11</text:p>
          </table:table-cell>
          <table:table-cell table:style-name="ce100" office:value-type="float" office:value="45.9099823689561" calcext:value-type="float">
            <text:p>46</text:p>
          </table:table-cell>
          <table:table-cell table:style-name="ce100" office:value-type="float" office:value="109.237082694497" calcext:value-type="float">
            <text:p>109</text:p>
          </table:table-cell>
          <table:table-cell table:style-name="ce100" office:value-type="float" office:value="21.3525714868433" calcext:value-type="float">
            <text:p>21</text:p>
          </table:table-cell>
          <table:table-cell table:style-name="ce100" office:value-type="float" office:value="43.881626569253" calcext:value-type="float">
            <text:p>44</text:p>
          </table:table-cell>
          <table:table-cell table:style-name="ce100" office:value-type="float" office:value="37.8938431592177" calcext:value-type="float">
            <text:p>3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88.1774858758083" calcext:value-type="float">
            <text:p>88</text:p>
          </table:table-cell>
          <table:table-cell table:style-name="ce100" office:value-type="float" office:value="127.552848493995" calcext:value-type="float">
            <text:p>128</text:p>
          </table:table-cell>
          <table:table-cell table:style-name="ce100" office:value-type="float" office:value="120.781514863009" calcext:value-type="float">
            <text:p>121</text:p>
          </table:table-cell>
          <table:table-cell table:style-name="ce100" office:value-type="float" office:value="244.548410482822" calcext:value-type="float">
            <text:p>245</text:p>
          </table:table-cell>
          <table:table-cell table:style-name="ce100" office:value-type="float" office:value="167.113033795677" calcext:value-type="float">
            <text:p>167</text:p>
          </table:table-cell>
          <table:table-cell table:style-name="ce100" office:value-type="float" office:value="152.85734462372" calcext:value-type="float">
            <text:p>15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42.265681311567" calcext:value-type="float">
            <text:p>242</text:p>
          </table:table-cell>
          <table:table-cell table:style-name="ce100" office:value-type="float" office:value="20.3426175016942" calcext:value-type="float">
            <text:p>20</text:p>
          </table:table-cell>
          <table:table-cell table:style-name="ce100" office:value-type="float" office:value="73.1176109846066" calcext:value-type="float">
            <text:p>73</text:p>
          </table:table-cell>
          <table:table-cell table:style-name="ce100" office:value-type="float" office:value="67.9645400234352" calcext:value-type="float">
            <text:p>68</text:p>
          </table:table-cell>
          <table:table-cell table:style-name="ce100" office:value-type="float" office:value="42.0743656758767" calcext:value-type="float">
            <text:p>42</text:p>
          </table:table-cell>
          <table:table-cell table:style-name="ce100" office:value-type="float" office:value="78.2287377659333" calcext:value-type="float">
            <text:p>7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456.417996867015" calcext:value-type="float">
            <text:p>456</text:p>
          </table:table-cell>
          <table:table-cell table:style-name="ce100" office:value-type="float" office:value="32.7677113295749" calcext:value-type="float">
            <text:p>33</text:p>
          </table:table-cell>
          <table:table-cell table:style-name="ce100" office:value-type="float" office:value="157.907346292828" calcext:value-type="float">
            <text:p>158</text:p>
          </table:table-cell>
          <table:table-cell table:style-name="ce100" office:value-type="float" office:value="274.869351002183" calcext:value-type="float">
            <text:p>275</text:p>
          </table:table-cell>
          <table:table-cell table:style-name="ce100" office:value-type="float" office:value="128.736222641644" calcext:value-type="float">
            <text:p>129</text:p>
          </table:table-cell>
          <table:table-cell table:style-name="ce100" office:value-type="float" office:value="187.915257230904" calcext:value-type="float">
            <text:p>18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49.916958374174" calcext:value-type="float">
            <text:p>150</text:p>
          </table:table-cell>
          <table:table-cell table:style-name="ce100" office:value-type="float" office:value="59.6343219336362" calcext:value-type="float">
            <text:p>60</text:p>
          </table:table-cell>
          <table:table-cell table:style-name="ce100" office:value-type="float" office:value="168.790370071438" calcext:value-type="float">
            <text:p>169</text:p>
          </table:table-cell>
          <table:table-cell table:style-name="ce100" office:value-type="float" office:value="45.161359188477" calcext:value-type="float">
            <text:p>45</text:p>
          </table:table-cell>
          <table:table-cell table:style-name="ce100" office:value-type="float" office:value="65.7206705220144" calcext:value-type="float">
            <text:p>66</text:p>
          </table:table-cell>
          <table:table-cell table:style-name="ce100" office:value-type="float" office:value="80.9264446083794" calcext:value-type="float">
            <text:p>8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47.675001611849" calcext:value-type="float">
            <text:p>148</text:p>
          </table:table-cell>
          <table:table-cell table:style-name="ce100" office:value-type="float" office:value="59.1359130631024" calcext:value-type="float">
            <text:p>59</text:p>
          </table:table-cell>
          <table:table-cell table:style-name="ce100" office:value-type="float" office:value="131.328774493866" calcext:value-type="float">
            <text:p>131</text:p>
          </table:table-cell>
          <table:table-cell table:style-name="ce100" office:value-type="float" office:value="46.7195075500001" calcext:value-type="float">
            <text:p>47</text:p>
          </table:table-cell>
          <table:table-cell table:style-name="ce100" office:value-type="float" office:value="62.1827904081636" calcext:value-type="float">
            <text:p>62</text:p>
          </table:table-cell>
          <table:table-cell table:style-name="ce100" office:value-type="float" office:value="77.6226070897454" calcext:value-type="float">
            <text:p>7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545.794865782971" calcext:value-type="float">
            <text:p>546</text:p>
          </table:table-cell>
          <table:table-cell table:style-name="ce100" office:value-type="float" office:value="504.726534199168" calcext:value-type="float">
            <text:p>505</text:p>
          </table:table-cell>
          <table:table-cell table:style-name="ce100" office:value-type="float" office:value="884.684163650634" calcext:value-type="float">
            <text:p>885</text:p>
          </table:table-cell>
          <table:table-cell table:style-name="ce100" office:value-type="float" office:value="276.578381555017" calcext:value-type="float">
            <text:p>277</text:p>
          </table:table-cell>
          <table:table-cell table:style-name="ce100" office:value-type="float" office:value="464.759346287941" calcext:value-type="float">
            <text:p>465</text:p>
          </table:table-cell>
          <table:table-cell table:style-name="ce100" office:value-type="float" office:value="479.394288443304" calcext:value-type="float">
            <text:p>47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86.3594712181657" calcext:value-type="float">
            <text:p>86</text:p>
          </table:table-cell>
          <table:table-cell table:style-name="ce100" office:value-type="float" office:value="51.2289786539854" calcext:value-type="float">
            <text:p>51</text:p>
          </table:table-cell>
          <table:table-cell table:style-name="ce100" office:value-type="float" office:value="74.0594644211992" calcext:value-type="float">
            <text:p>74</text:p>
          </table:table-cell>
          <table:table-cell table:style-name="ce100" office:value-type="float" office:value="51.0347873102674" calcext:value-type="float">
            <text:p>51</text:p>
          </table:table-cell>
          <table:table-cell table:style-name="ce100" office:value-type="float" office:value="53.4764849114859" calcext:value-type="float">
            <text:p>53</text:p>
          </table:table-cell>
          <table:table-cell table:style-name="ce100" office:value-type="float" office:value="59.4151227519377" calcext:value-type="float">
            <text:p>5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59.3008663791226" calcext:value-type="float">
            <text:p>59</text:p>
          </table:table-cell>
          <table:table-cell table:style-name="ce100" office:value-type="float" office:value="91.3797011551659" calcext:value-type="float">
            <text:p>91</text:p>
          </table:table-cell>
          <table:table-cell table:style-name="ce100" office:value-type="float" office:value="102.034734075537" calcext:value-type="float">
            <text:p>102</text:p>
          </table:table-cell>
          <table:table-cell table:style-name="ce100" office:value-type="float" office:value="32.46660846901" calcext:value-type="float">
            <text:p>32</text:p>
          </table:table-cell>
          <table:table-cell table:style-name="ce100" office:value-type="float" office:value="72.1936307569178" calcext:value-type="float">
            <text:p>72</text:p>
          </table:table-cell>
          <table:table-cell table:style-name="ce100" office:value-type="float" office:value="69.8652090713713" calcext:value-type="float">
            <text:p>7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15" office:value-type="float" office:value="3006.45012592468" calcext:value-type="float">
            <text:p>3,006</text:p>
          </table:table-cell>
          <table:table-cell table:style-name="ce115" office:value-type="float" office:value="10182.4220832368" calcext:value-type="float">
            <text:p>10,182</text:p>
          </table:table-cell>
          <table:table-cell table:style-name="ce115" office:value-type="float" office:value="7306.37328881965" calcext:value-type="float">
            <text:p>7,306</text:p>
          </table:table-cell>
          <table:table-cell table:style-name="ce115" office:value-type="float" office:value="4984.60762882701" calcext:value-type="float">
            <text:p>4,985</text:p>
          </table:table-cell>
          <table:table-cell table:style-name="ce115" office:value-type="float" office:value="8102.82593575793" calcext:value-type="float">
            <text:p>8,103</text:p>
          </table:table-cell>
          <table:table-cell table:style-name="ce115" office:value-type="float" office:value="7182.42503447815" calcext:value-type="float">
            <text:p>7,182</text:p>
          </table:table-cell>
          <table:table-cell table:style-name="ce168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379.44217063657" calcext:value-type="float">
            <text:p>3,379</text:p>
          </table:table-cell>
          <table:table-cell table:style-name="ce100" office:value-type="float" office:value="11010.0851997982" calcext:value-type="float">
            <text:p>11,010</text:p>
          </table:table-cell>
          <table:table-cell table:style-name="ce100" office:value-type="float" office:value="7889.61451257839" calcext:value-type="float">
            <text:p>7,890</text:p>
          </table:table-cell>
          <table:table-cell table:style-name="ce100" office:value-type="float" office:value="5146.22955074257" calcext:value-type="float">
            <text:p>5,146</text:p>
          </table:table-cell>
          <table:table-cell table:style-name="ce100" office:value-type="float" office:value="8995.72240580304" calcext:value-type="float">
            <text:p>8,996</text:p>
          </table:table-cell>
          <table:table-cell table:style-name="ce100" office:value-type="float" office:value="8124.13986280045" calcext:value-type="float">
            <text:p>8,124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733.53088556146" calcext:value-type="float">
            <text:p>2,734</text:p>
          </table:table-cell>
          <table:table-cell table:style-name="ce100" office:value-type="float" office:value="9112.39838006972" calcext:value-type="float">
            <text:p>9,112</text:p>
          </table:table-cell>
          <table:table-cell table:style-name="ce100" office:value-type="float" office:value="6878.0347143152" calcext:value-type="float">
            <text:p>6,878</text:p>
          </table:table-cell>
          <table:table-cell table:style-name="ce100" office:value-type="float" office:value="4857.69034106357" calcext:value-type="float">
            <text:p>4,858</text:p>
          </table:table-cell>
          <table:table-cell table:style-name="ce100" office:value-type="float" office:value="7184.6913074021" calcext:value-type="float">
            <text:p>7,185</text:p>
          </table:table-cell>
          <table:table-cell table:style-name="ce100" office:value-type="float" office:value="6271.39483328894" calcext:value-type="float">
            <text:p>6,27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3049" calcext:value-type="float">
            <text:p><text:s/>3049 </text:p>
          </table:table-cell>
          <table:table-cell table:style-name="ce44" office:value-type="float" office:value="7670" calcext:value-type="float">
            <text:p><text:s/>7670 </text:p>
          </table:table-cell>
          <table:table-cell table:style-name="ce44" office:value-type="float" office:value="1372" calcext:value-type="float">
            <text:p><text:s/>1372 </text:p>
          </table:table-cell>
          <table:table-cell table:style-name="ce44" office:value-type="float" office:value="4865" calcext:value-type="float">
            <text:p><text:s/>4865 </text:p>
          </table:table-cell>
          <table:table-cell table:style-name="ce44" office:value-type="float" office:value="13907" calcext:value-type="float">
            <text:p><text:s/>13907 </text:p>
          </table:table-cell>
          <table:table-cell table:style-name="ce44" office:value-type="float" office:value="16956" calcext:value-type="float">
            <text:p><text:s/>16956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42.874" calcext:value-type="float">
            <text:p>43</text:p>
          </table:table-cell>
          <table:table-cell table:style-name="ce42" office:value-type="float" office:value="171.882" calcext:value-type="float">
            <text:p>172</text:p>
          </table:table-cell>
          <table:table-cell table:style-name="ce42" office:value-type="float" office:value="25.448" calcext:value-type="float">
            <text:p>25</text:p>
          </table:table-cell>
          <table:table-cell table:style-name="ce42" office:value-type="float" office:value="83.912" calcext:value-type="float">
            <text:p>84</text:p>
          </table:table-cell>
          <table:table-cell table:style-name="ce42" office:value-type="float" office:value="281.242" calcext:value-type="float">
            <text:p>281</text:p>
          </table:table-cell>
          <table:table-cell table:style-name="ce42" office:value-type="float" office:value="324.116" calcext:value-type="float">
            <text:p>324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9.833" calcext:value-type="float">
            <text:p>50</text:p>
          </table:table-cell>
          <table:table-cell table:style-name="ce43" office:value-type="float" office:value="182.114" calcext:value-type="float">
            <text:p>182</text:p>
          </table:table-cell>
          <table:table-cell table:style-name="ce43" office:value-type="float" office:value="28.353" calcext:value-type="float">
            <text:p>28</text:p>
          </table:table-cell>
          <table:table-cell table:style-name="ce43" office:value-type="float" office:value="90.295" calcext:value-type="float">
            <text:p>90</text:p>
          </table:table-cell>
          <table:table-cell table:style-name="ce43" office:value-type="float" office:value="300.762" calcext:value-type="float">
            <text:p>301</text:p>
          </table:table-cell>
          <table:table-cell table:style-name="ce43" office:value-type="float" office:value="350.595" calcext:value-type="float">
            <text:p>351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06" calcext:value-type="float">
            <text:p>2006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405.268035125835" calcext:value-type="float">
            <text:p>405</text:p>
          </table:table-cell>
          <table:table-cell table:style-name="ce100" office:value-type="float" office:value="200.893051699531" calcext:value-type="float">
            <text:p>201</text:p>
          </table:table-cell>
          <table:table-cell table:style-name="ce100" office:value-type="float" office:value="271.489845716176" calcext:value-type="float">
            <text:p>271</text:p>
          </table:table-cell>
          <table:table-cell table:style-name="ce100" office:value-type="float" office:value="313.318781046035" calcext:value-type="float">
            <text:p>313</text:p>
          </table:table-cell>
          <table:table-cell table:style-name="ce100" office:value-type="float" office:value="247.149373787772" calcext:value-type="float">
            <text:p>247</text:p>
          </table:table-cell>
          <table:table-cell table:style-name="ce100" office:value-type="float" office:value="275.205515145561" calcext:value-type="float">
            <text:p>27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2.2378130992599" calcext:value-type="float">
            <text:p>22</text:p>
          </table:table-cell>
          <table:table-cell table:style-name="ce100" office:value-type="float" office:value="11.8113177714593" calcext:value-type="float">
            <text:p>12</text:p>
          </table:table-cell>
          <table:table-cell table:style-name="ce100" office:value-type="float" office:value="26.3289452213596" calcext:value-type="float">
            <text:p>26</text:p>
          </table:table-cell>
          <table:table-cell table:style-name="ce100" office:value-type="float" office:value="20.8495578858393" calcext:value-type="float">
            <text:p>21</text:p>
          </table:table-cell>
          <table:table-cell table:style-name="ce100" office:value-type="float" office:value="16.456628009702" calcext:value-type="float">
            <text:p>16</text:p>
          </table:table-cell>
          <table:table-cell table:style-name="ce100" office:value-type="float" office:value="17.4824256272355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8.95591411026255" calcext:value-type="float">
            <text:p>9</text:p>
          </table:table-cell>
          <table:table-cell table:style-name="ce100" office:value-type="float" office:value="889.308674826805" calcext:value-type="float">
            <text:p>889</text:p>
          </table:table-cell>
          <table:table-cell table:style-name="ce100" office:value-type="float" office:value="309.71052000745" calcext:value-type="float">
            <text:p>310</text:p>
          </table:table-cell>
          <table:table-cell table:style-name="ce100" office:value-type="float" office:value="5.41839721906327" calcext:value-type="float">
            <text:p>5</text:p>
          </table:table-cell>
          <table:table-cell table:style-name="ce100" office:value-type="float" office:value="523.067298906599" calcext:value-type="float">
            <text:p>523</text:p>
          </table:table-cell>
          <table:table-cell table:style-name="ce100" office:value-type="float" office:value="431.84478561542" calcext:value-type="float">
            <text:p>43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103.669551549963" calcext:value-type="float">
            <text:p>104</text:p>
          </table:table-cell>
          <table:table-cell table:style-name="ce100" office:value-type="float" office:value="98.5370591575838" calcext:value-type="float">
            <text:p>99</text:p>
          </table:table-cell>
          <table:table-cell table:style-name="ce100" office:value-type="float" office:value="305.48212995554" calcext:value-type="float">
            <text:p>305</text:p>
          </table:table-cell>
          <table:table-cell table:style-name="ce100" office:value-type="float" office:value="483.298967000187" calcext:value-type="float">
            <text:p>483</text:p>
          </table:table-cell>
          <table:table-cell table:style-name="ce100" office:value-type="float" office:value="253.210528803451" calcext:value-type="float">
            <text:p>253</text:p>
          </table:table-cell>
          <table:table-cell table:style-name="ce100" office:value-type="float" office:value="226.676388170704" calcext:value-type="float">
            <text:p>22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3.15640964790084" calcext:value-type="float">
            <text:p>3</text:p>
          </table:table-cell>
          <table:table-cell table:style-name="ce100" office:value-type="float" office:value="2.32004688032057" calcext:value-type="float">
            <text:p>2</text:p>
          </table:table-cell>
          <table:table-cell table:style-name="ce100" office:value-type="float" office:value="11.0473689338466" calcext:value-type="float">
            <text:p>11</text:p>
          </table:table-cell>
          <table:table-cell table:style-name="ce100" office:value-type="float" office:value="2.45943567363779" calcext:value-type="float">
            <text:p>2</text:p>
          </table:table-cell>
          <table:table-cell table:style-name="ce100" office:value-type="float" office:value="3.28281801874216" calcext:value-type="float">
            <text:p>3</text:p>
          </table:table-cell>
          <table:table-cell table:style-name="ce100" office:value-type="float" office:value="3.26038846431057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11.5685499913367" calcext:value-type="float">
            <text:p>12</text:p>
          </table:table-cell>
          <table:table-cell table:style-name="ce100" office:value-type="float" office:value="4.3693284230627" calcext:value-type="float">
            <text:p>4</text:p>
          </table:table-cell>
          <table:table-cell table:style-name="ce100" office:value-type="float" office:value="3.82859962485353" calcext:value-type="float">
            <text:p>4</text:p>
          </table:table-cell>
          <table:table-cell table:style-name="ce100" office:value-type="float" office:value="10.5755864966743" calcext:value-type="float">
            <text:p>11</text:p>
          </table:table-cell>
          <table:table-cell table:style-name="ce100" office:value-type="float" office:value="6.45774809177555" calcext:value-type="float">
            <text:p>6</text:p>
          </table:table-cell>
          <table:table-cell table:style-name="ce100" office:value-type="float" office:value="7.36459475574506" calcext:value-type="float">
            <text:p>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56.8599884527454" calcext:value-type="float">
            <text:p>57</text:p>
          </table:table-cell>
          <table:table-cell table:style-name="ce100" office:value-type="float" office:value="3.98906227129901" calcext:value-type="float">
            <text:p>4</text:p>
          </table:table-cell>
          <table:table-cell table:style-name="ce100" office:value-type="float" office:value="10.9811547143263" calcext:value-type="float">
            <text:p>11</text:p>
          </table:table-cell>
          <table:table-cell table:style-name="ce100" office:value-type="float" office:value="18.7155167385632" calcext:value-type="float">
            <text:p>19</text:p>
          </table:table-cell>
          <table:table-cell table:style-name="ce100" office:value-type="float" office:value="9.8117552463596" calcext:value-type="float">
            <text:p>10</text:p>
          </table:table-cell>
          <table:table-cell table:style-name="ce100" office:value-type="float" office:value="18.1598646364993" calcext:value-type="float">
            <text:p>1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26.03138491082" calcext:value-type="float">
            <text:p>126</text:p>
          </table:table-cell>
          <table:table-cell table:style-name="ce100" office:value-type="float" office:value="8.21346523193687" calcext:value-type="float">
            <text:p>8</text:p>
          </table:table-cell>
          <table:table-cell table:style-name="ce100" office:value-type="float" office:value="38.3633821224531" calcext:value-type="float">
            <text:p>38</text:p>
          </table:table-cell>
          <table:table-cell table:style-name="ce100" office:value-type="float" office:value="59.3596733618841" calcext:value-type="float">
            <text:p>59</text:p>
          </table:table-cell>
          <table:table-cell table:style-name="ce100" office:value-type="float" office:value="29.050880417402" calcext:value-type="float">
            <text:p>29</text:p>
          </table:table-cell>
          <table:table-cell table:style-name="ce100" office:value-type="float" office:value="46.2588350003193" calcext:value-type="float">
            <text:p>4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0.82066688760004" calcext:value-type="float">
            <text:p>1</text:p>
          </table:table-cell>
          <table:table-cell table:style-name="ce100" office:value-type="float" office:value="0.501771902321661" calcext:value-type="float">
            <text:p>1</text:p>
          </table:table-cell>
          <table:table-cell table:style-name="ce100" office:value-type="float" office:value="1.19458044673268" calcext:value-type="float">
            <text:p>1</text:p>
          </table:table-cell>
          <table:table-cell table:style-name="ce100" office:value-type="float" office:value="0.568798749277423" calcext:value-type="float">
            <text:p>1</text:p>
          </table:table-cell>
          <table:table-cell table:style-name="ce100" office:value-type="float" office:value="0.597542567377442" calcext:value-type="float">
            <text:p>1</text:p>
          </table:table-cell>
          <table:table-cell table:style-name="ce100" office:value-type="float" office:value="0.637133134458843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2.8568848686752" calcext:value-type="float">
            <text:p>23</text:p>
          </table:table-cell>
          <table:table-cell table:style-name="ce100" office:value-type="float" office:value="5.19328693160543" calcext:value-type="float">
            <text:p>5</text:p>
          </table:table-cell>
          <table:table-cell table:style-name="ce100" office:value-type="float" office:value="20.2686277236723" calcext:value-type="float">
            <text:p>20</text:p>
          </table:table-cell>
          <table:table-cell table:style-name="ce100" office:value-type="float" office:value="5.07492216374449" calcext:value-type="float">
            <text:p>5</text:p>
          </table:table-cell>
          <table:table-cell table:style-name="ce100" office:value-type="float" office:value="6.73222086172194" calcext:value-type="float">
            <text:p>7</text:p>
          </table:table-cell>
          <table:table-cell table:style-name="ce100" office:value-type="float" office:value="9.59333699373055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19.7883541892892" calcext:value-type="float">
            <text:p>20</text:p>
          </table:table-cell>
          <table:table-cell table:style-name="ce100" office:value-type="float" office:value="14.0738649115077" calcext:value-type="float">
            <text:p>14</text:p>
          </table:table-cell>
          <table:table-cell table:style-name="ce100" office:value-type="float" office:value="38.6826604363249" calcext:value-type="float">
            <text:p>39</text:p>
          </table:table-cell>
          <table:table-cell table:style-name="ce100" office:value-type="float" office:value="13.0939307836564" calcext:value-type="float">
            <text:p>13</text:p>
          </table:table-cell>
          <table:table-cell table:style-name="ce100" office:value-type="float" office:value="16.3140860087513" calcext:value-type="float">
            <text:p>16</text:p>
          </table:table-cell>
          <table:table-cell table:style-name="ce100" office:value-type="float" office:value="16.9305506206015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4.057333361797" calcext:value-type="float">
            <text:p>24</text:p>
          </table:table-cell>
          <table:table-cell table:style-name="ce100" office:value-type="float" office:value="5.56388777993174" calcext:value-type="float">
            <text:p>6</text:p>
          </table:table-cell>
          <table:table-cell table:style-name="ce100" office:value-type="float" office:value="7.92925512885505" calcext:value-type="float">
            <text:p>8</text:p>
          </table:table-cell>
          <table:table-cell table:style-name="ce100" office:value-type="float" office:value="9.47695914292522" calcext:value-type="float">
            <text:p>9</text:p>
          </table:table-cell>
          <table:table-cell table:style-name="ce100" office:value-type="float" office:value="7.16425599337005" calcext:value-type="float">
            <text:p>7</text:p>
          </table:table-cell>
          <table:table-cell table:style-name="ce100" office:value-type="float" office:value="10.1617172835547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8.7676361276717" calcext:value-type="float">
            <text:p>9</text:p>
          </table:table-cell>
          <table:table-cell table:style-name="ce100" office:value-type="float" office:value="1.84305486768983" calcext:value-type="float">
            <text:p>2</text:p>
          </table:table-cell>
          <table:table-cell table:style-name="ce100" office:value-type="float" office:value="3.53917456794977" calcext:value-type="float">
            <text:p>4</text:p>
          </table:table-cell>
          <table:table-cell table:style-name="ce100" office:value-type="float" office:value="2.63488993315818" calcext:value-type="float">
            <text:p>3</text:p>
          </table:table-cell>
          <table:table-cell table:style-name="ce100" office:value-type="float" office:value="2.29448662264646" calcext:value-type="float">
            <text:p>2</text:p>
          </table:table-cell>
          <table:table-cell table:style-name="ce100" office:value-type="float" office:value="3.44306450716827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814.038522323156" calcext:value-type="float">
            <text:p>814</text:p>
          </table:table-cell>
          <table:table-cell table:style-name="ce100" office:value-type="float" office:value="1246.61787265505" calcext:value-type="float">
            <text:p>1,247</text:p>
          </table:table-cell>
          <table:table-cell table:style-name="ce100" office:value-type="float" office:value="1048.84624459954" calcext:value-type="float">
            <text:p>1,049</text:p>
          </table:table-cell>
          <table:table-cell table:style-name="ce100" office:value-type="float" office:value="944.845416194645" calcext:value-type="float">
            <text:p>945</text:p>
          </table:table-cell>
          <table:table-cell table:style-name="ce100" office:value-type="float" office:value="1121.58962333567" calcext:value-type="float">
            <text:p>1,122</text:p>
          </table:table-cell>
          <table:table-cell table:style-name="ce100" office:value-type="float" office:value="1067.01859995531" calcext:value-type="float">
            <text:p>1,06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16" office:value-type="float" office:value="817.151743836272" calcext:value-type="float">
            <text:p>817</text:p>
          </table:table-cell>
          <table:table-cell table:style-name="ce116" office:value-type="float" office:value="1160.55872557817" calcext:value-type="float">
            <text:p>1,161</text:p>
          </table:table-cell>
          <table:table-cell table:style-name="ce116" office:value-type="float" office:value="949.254417264396" calcext:value-type="float">
            <text:p>949</text:p>
          </table:table-cell>
          <table:table-cell table:style-name="ce116" office:value-type="float" office:value="947.864541103086" calcext:value-type="float">
            <text:p>948</text:p>
          </table:table-cell>
          <table:table-cell table:style-name="ce116" office:value-type="float" office:value="1079.02856411224" calcext:value-type="float">
            <text:p>1,079</text:p>
          </table:table-cell>
          <table:table-cell table:style-name="ce116" office:value-type="float" office:value="1039.29333926812" calcext:value-type="float">
            <text:p>1,039</text:p>
          </table:table-cell>
          <table:table-cell table:style-name="ce169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811.793663561193" calcext:value-type="float">
            <text:p>812</text:p>
          </table:table-cell>
          <table:table-cell table:style-name="ce100" office:value-type="float" office:value="1359.05623778666" calcext:value-type="float">
            <text:p>1,359</text:p>
          </table:table-cell>
          <table:table-cell table:style-name="ce100" office:value-type="float" office:value="1116.40174134464" calcext:value-type="float">
            <text:p>1,116</text:p>
          </table:table-cell>
          <table:table-cell table:style-name="ce100" office:value-type="float" office:value="942.486652898142" calcext:value-type="float">
            <text:p>942</text:p>
          </table:table-cell>
          <table:table-cell table:style-name="ce100" office:value-type="float" office:value="1165.05465153799" calcext:value-type="float">
            <text:p>1,165</text:p>
          </table:table-cell>
          <table:table-cell table:style-name="ce100" office:value-type="float" office:value="1093.65057384364" calcext:value-type="float">
            <text:p>1,09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13.470053871048" calcext:value-type="float">
            <text:p>313</text:p>
          </table:table-cell>
          <table:table-cell table:style-name="ce100" office:value-type="float" office:value="157.138660170245" calcext:value-type="float">
            <text:p>157</text:p>
          </table:table-cell>
          <table:table-cell table:style-name="ce100" office:value-type="float" office:value="238.745824047912" calcext:value-type="float">
            <text:p>239</text:p>
          </table:table-cell>
          <table:table-cell table:style-name="ce100" office:value-type="float" office:value="234.636678564745" calcext:value-type="float">
            <text:p>235</text:p>
          </table:table-cell>
          <table:table-cell table:style-name="ce100" office:value-type="float" office:value="192.476669992738" calcext:value-type="float">
            <text:p>192</text:p>
          </table:table-cell>
          <table:table-cell table:style-name="ce100" office:value-type="float" office:value="213.945403997444" calcext:value-type="float">
            <text:p>21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55.0955758860561" calcext:value-type="float">
            <text:p>55</text:p>
          </table:table-cell>
          <table:table-cell table:style-name="ce100" office:value-type="float" office:value="36.6527103615728" calcext:value-type="float">
            <text:p>37</text:p>
          </table:table-cell>
          <table:table-cell table:style-name="ce100" office:value-type="float" office:value="65.1701667062533" calcext:value-type="float">
            <text:p>65</text:p>
          </table:table-cell>
          <table:table-cell table:style-name="ce100" office:value-type="float" office:value="35.6744896092913" calcext:value-type="float">
            <text:p>36</text:p>
          </table:table-cell>
          <table:table-cell table:style-name="ce100" office:value-type="float" office:value="39.3031380777259" calcext:value-type="float">
            <text:p>39</text:p>
          </table:table-cell>
          <table:table-cell table:style-name="ce100" office:value-type="float" office:value="42.1053049047477" calcext:value-type="float">
            <text:p>4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01.605047782199" calcext:value-type="float">
            <text:p>102</text:p>
          </table:table-cell>
          <table:table-cell table:style-name="ce100" office:value-type="float" office:value="7621.26581735274" calcext:value-type="float">
            <text:p>7,621</text:p>
          </table:table-cell>
          <table:table-cell table:style-name="ce100" office:value-type="float" office:value="2087.2089522862" calcext:value-type="float">
            <text:p>2,087</text:p>
          </table:table-cell>
          <table:table-cell table:style-name="ce100" office:value-type="float" office:value="48.6524873269814" calcext:value-type="float">
            <text:p>49</text:p>
          </table:table-cell>
          <table:table-cell table:style-name="ce100" office:value-type="float" office:value="4423.97201651289" calcext:value-type="float">
            <text:p>4,424</text:p>
          </table:table-cell>
          <table:table-cell table:style-name="ce100" office:value-type="float" office:value="3657.02308304278" calcext:value-type="float">
            <text:p>3,65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716.633255614902" calcext:value-type="float">
            <text:p>717</text:p>
          </table:table-cell>
          <table:table-cell table:style-name="ce100" office:value-type="float" office:value="1330.69930159064" calcext:value-type="float">
            <text:p>1,331</text:p>
          </table:table-cell>
          <table:table-cell table:style-name="ce100" office:value-type="float" office:value="3063.71512329359" calcext:value-type="float">
            <text:p>3,064</text:p>
          </table:table-cell>
          <table:table-cell table:style-name="ce100" office:value-type="float" office:value="3506.64749822923" calcext:value-type="float">
            <text:p>3,507</text:p>
          </table:table-cell>
          <table:table-cell table:style-name="ce100" office:value-type="float" office:value="2264.39251108185" calcext:value-type="float">
            <text:p>2,264</text:p>
          </table:table-cell>
          <table:table-cell table:style-name="ce100" office:value-type="float" office:value="1989.76235616063" calcext:value-type="float">
            <text:p>1,99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24.3704270690248" calcext:value-type="float">
            <text:p>24</text:p>
          </table:table-cell>
          <table:table-cell table:style-name="ce100" office:value-type="float" office:value="38.3077124080266" calcext:value-type="float">
            <text:p>38</text:p>
          </table:table-cell>
          <table:table-cell table:style-name="ce100" office:value-type="float" office:value="122.069718905497" calcext:value-type="float">
            <text:p>122</text:p>
          </table:table-cell>
          <table:table-cell table:style-name="ce100" office:value-type="float" office:value="16.9942861832515" calcext:value-type="float">
            <text:p>17</text:p>
          </table:table-cell>
          <table:table-cell table:style-name="ce100" office:value-type="float" office:value="39.719068386758" calcext:value-type="float">
            <text:p>40</text:p>
          </table:table-cell>
          <table:table-cell table:style-name="ce100" office:value-type="float" office:value="36.9956475911592" calcext:value-type="float">
            <text:p>3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96.5373971979618" calcext:value-type="float">
            <text:p>97</text:p>
          </table:table-cell>
          <table:table-cell table:style-name="ce100" office:value-type="float" office:value="96.8996947131028" calcext:value-type="float">
            <text:p>97</text:p>
          </table:table-cell>
          <table:table-cell table:style-name="ce100" office:value-type="float" office:value="104.076980830225" calcext:value-type="float">
            <text:p>104</text:p>
          </table:table-cell>
          <table:table-cell table:style-name="ce100" office:value-type="float" office:value="142.398289142889" calcext:value-type="float">
            <text:p>142</text:p>
          </table:table-cell>
          <table:table-cell table:style-name="ce100" office:value-type="float" office:value="113.377655563676" calcext:value-type="float">
            <text:p>113</text:p>
          </table:table-cell>
          <table:table-cell table:style-name="ce100" office:value-type="float" office:value="110.389566332387" calcext:value-type="float">
            <text:p>11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09.592049363803" calcext:value-type="float">
            <text:p>210</text:p>
          </table:table-cell>
          <table:table-cell table:style-name="ce100" office:value-type="float" office:value="19.3384453406277" calcext:value-type="float">
            <text:p>19</text:p>
          </table:table-cell>
          <table:table-cell table:style-name="ce100" office:value-type="float" office:value="56.6141272905831" calcext:value-type="float">
            <text:p>57</text:p>
          </table:table-cell>
          <table:table-cell table:style-name="ce100" office:value-type="float" office:value="79.2101920210012" calcext:value-type="float">
            <text:p>79</text:p>
          </table:table-cell>
          <table:table-cell table:style-name="ce100" office:value-type="float" office:value="43.9384487027686" calcext:value-type="float">
            <text:p>44</text:p>
          </table:table-cell>
          <table:table-cell table:style-name="ce100" office:value-type="float" office:value="73.3315690166072" calcext:value-type="float">
            <text:p>7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505.119500557955" calcext:value-type="float">
            <text:p>505</text:p>
          </table:table-cell>
          <table:table-cell table:style-name="ce100" office:value-type="float" office:value="42.3580588392858" calcext:value-type="float">
            <text:p>42</text:p>
          </table:table-cell>
          <table:table-cell table:style-name="ce100" office:value-type="float" office:value="210.190701711042" calcext:value-type="float">
            <text:p>210</text:p>
          </table:table-cell>
          <table:table-cell table:style-name="ce100" office:value-type="float" office:value="308.803215866234" calcext:value-type="float">
            <text:p>309</text:p>
          </table:table-cell>
          <table:table-cell table:style-name="ce100" office:value-type="float" office:value="152.038531252015" calcext:value-type="float">
            <text:p>152</text:p>
          </table:table-cell>
          <table:table-cell table:style-name="ce100" office:value-type="float" office:value="214.688249519065" calcext:value-type="float">
            <text:p>21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78.2011584356817" calcext:value-type="float">
            <text:p>78</text:p>
          </table:table-cell>
          <table:table-cell table:style-name="ce100" office:value-type="float" office:value="54.2897096668853" calcext:value-type="float">
            <text:p>54</text:p>
          </table:table-cell>
          <table:table-cell table:style-name="ce100" office:value-type="float" office:value="97.2664241242538" calcext:value-type="float">
            <text:p>97</text:p>
          </table:table-cell>
          <table:table-cell table:style-name="ce100" office:value-type="float" office:value="40.9635697844015" calcext:value-type="float">
            <text:p>41</text:p>
          </table:table-cell>
          <table:table-cell table:style-name="ce100" office:value-type="float" office:value="54.1875730921705" calcext:value-type="float">
            <text:p>54</text:p>
          </table:table-cell>
          <table:table-cell table:style-name="ce100" office:value-type="float" office:value="58.4484777773198" calcext:value-type="float">
            <text:p>5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73.847262942118" calcext:value-type="float">
            <text:p>174</text:p>
          </table:table-cell>
          <table:table-cell table:style-name="ce100" office:value-type="float" office:value="53.1647642861124" calcext:value-type="float">
            <text:p>53</text:p>
          </table:table-cell>
          <table:table-cell table:style-name="ce100" office:value-type="float" office:value="192.314283992694" calcext:value-type="float">
            <text:p>192</text:p>
          </table:table-cell>
          <table:table-cell table:style-name="ce100" office:value-type="float" office:value="50.4904787052781" calcext:value-type="float">
            <text:p>50</text:p>
          </table:table-cell>
          <table:table-cell table:style-name="ce100" office:value-type="float" office:value="66.8228420719448" calcext:value-type="float">
            <text:p>67</text:p>
          </table:table-cell>
          <table:table-cell table:style-name="ce100" office:value-type="float" office:value="85.8129616141871" calcext:value-type="float">
            <text:p>8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559.117454668831" calcext:value-type="float">
            <text:p>559</text:p>
          </table:table-cell>
          <table:table-cell table:style-name="ce100" office:value-type="float" office:value="490.421726256754" calcext:value-type="float">
            <text:p>490</text:p>
          </table:table-cell>
          <table:table-cell table:style-name="ce100" office:value-type="float" office:value="1018.89202433534" calcext:value-type="float">
            <text:p>1,019</text:p>
          </table:table-cell>
          <table:table-cell table:style-name="ce100" office:value-type="float" office:value="306.509410044871" calcext:value-type="float">
            <text:p>307</text:p>
          </table:table-cell>
          <table:table-cell table:style-name="ce100" office:value-type="float" office:value="482.237499551757" calcext:value-type="float">
            <text:p>482</text:p>
          </table:table-cell>
          <table:table-cell table:style-name="ce100" office:value-type="float" office:value="495.878867813366" calcext:value-type="float">
            <text:p>49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78.1216990782995" calcext:value-type="float">
            <text:p>78</text:p>
          </table:table-cell>
          <table:table-cell table:style-name="ce100" office:value-type="float" office:value="46.8509228408736" calcext:value-type="float">
            <text:p>47</text:p>
          </table:table-cell>
          <table:table-cell table:style-name="ce100" office:value-type="float" office:value="48.4576836388621" calcext:value-type="float">
            <text:p>48</text:p>
          </table:table-cell>
          <table:table-cell table:style-name="ce100" office:value-type="float" office:value="50.0714799126746" calcext:value-type="float">
            <text:p>50</text:p>
          </table:table-cell>
          <table:table-cell table:style-name="ce100" office:value-type="float" office:value="48.1324360182928" calcext:value-type="float">
            <text:p>48</text:p>
          </table:table-cell>
          <table:table-cell table:style-name="ce100" office:value-type="float" office:value="53.4536485589719" calcext:value-type="float">
            <text:p>5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98.5067976451227" calcext:value-type="float">
            <text:p>99</text:p>
          </table:table-cell>
          <table:table-cell table:style-name="ce100" office:value-type="float" office:value="96.9639622547916" calcext:value-type="float">
            <text:p>97</text:p>
          </table:table-cell>
          <table:table-cell table:style-name="ce100" office:value-type="float" office:value="64.0448132115419" calcext:value-type="float">
            <text:p>64</text:p>
          </table:table-cell>
          <table:table-cell table:style-name="ce100" office:value-type="float" office:value="34.6166817179403" calcext:value-type="float">
            <text:p>35</text:p>
          </table:table-cell>
          <table:table-cell table:style-name="ce100" office:value-type="float" office:value="71.9648831484591" calcext:value-type="float">
            <text:p>72</text:p>
          </table:table-cell>
          <table:table-cell table:style-name="ce100" office:value-type="float" office:value="76.67440762029" calcext:value-type="float">
            <text:p>7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17" office:value-type="float" office:value="3010.217680113" calcext:value-type="float">
            <text:p>3,010</text:p>
          </table:table-cell>
          <table:table-cell table:style-name="ce117" office:value-type="float" office:value="10084.3514860817" calcext:value-type="float">
            <text:p>10,084</text:p>
          </table:table-cell>
          <table:table-cell table:style-name="ce117" office:value-type="float" office:value="7368.766824374" calcext:value-type="float">
            <text:p>7,369</text:p>
          </table:table-cell>
          <table:table-cell table:style-name="ce117" office:value-type="float" office:value="4855.66875710878" calcext:value-type="float">
            <text:p>4,856</text:p>
          </table:table-cell>
          <table:table-cell table:style-name="ce117" office:value-type="float" office:value="7992.56327345304" calcext:value-type="float">
            <text:p>7,993</text:p>
          </table:table-cell>
          <table:table-cell table:style-name="ce117" office:value-type="float" office:value="7108.50954394895" calcext:value-type="float">
            <text:p>7,109</text:p>
          </table:table-cell>
          <table:table-cell table:style-name="ce170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309.63285506564" calcext:value-type="float">
            <text:p>3,310</text:p>
          </table:table-cell>
          <table:table-cell table:style-name="ce100" office:value-type="float" office:value="10763.6131290453" calcext:value-type="float">
            <text:p>10,764</text:p>
          </table:table-cell>
          <table:table-cell table:style-name="ce100" office:value-type="float" office:value="8202.44598514683" calcext:value-type="float">
            <text:p>8,202</text:p>
          </table:table-cell>
          <table:table-cell table:style-name="ce100" office:value-type="float" office:value="4840.61644297268" calcext:value-type="float">
            <text:p>4,841</text:p>
          </table:table-cell>
          <table:table-cell table:style-name="ce100" office:value-type="float" office:value="8771.78081726157" calcext:value-type="float">
            <text:p>8,772</text:p>
          </table:table-cell>
          <table:table-cell table:style-name="ce100" office:value-type="float" office:value="7942.99544717419" calcext:value-type="float">
            <text:p>7,943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794.31759843707" calcext:value-type="float">
            <text:p>2,794</text:p>
          </table:table-cell>
          <table:table-cell table:style-name="ce100" office:value-type="float" office:value="9196.87965739617" calcext:value-type="float">
            <text:p>9,197</text:p>
          </table:table-cell>
          <table:table-cell table:style-name="ce100" office:value-type="float" office:value="6803.26249195003" calcext:value-type="float">
            <text:p>6,803</text:p>
          </table:table-cell>
          <table:table-cell table:style-name="ce100" office:value-type="float" office:value="4867.42873630423" calcext:value-type="float">
            <text:p>4,867</text:p>
          </table:table-cell>
          <table:table-cell table:style-name="ce100" office:value-type="float" office:value="7196.79566016166" calcext:value-type="float">
            <text:p>7,197</text:p>
          </table:table-cell>
          <table:table-cell table:style-name="ce100" office:value-type="float" office:value="6306.92982083583" calcext:value-type="float">
            <text:p>6,30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2921" calcext:value-type="float">
            <text:p><text:s/>2921 </text:p>
          </table:table-cell>
          <table:table-cell table:style-name="ce44" office:value-type="float" office:value="7571" calcext:value-type="float">
            <text:p><text:s/>7571 </text:p>
          </table:table-cell>
          <table:table-cell table:style-name="ce44" office:value-type="float" office:value="1430" calcext:value-type="float">
            <text:p><text:s/>1430 </text:p>
          </table:table-cell>
          <table:table-cell table:style-name="ce44" office:value-type="float" office:value="4726" calcext:value-type="float">
            <text:p><text:s/>4726 </text:p>
          </table:table-cell>
          <table:table-cell table:style-name="ce44" office:value-type="float" office:value="13727" calcext:value-type="float">
            <text:p><text:s/>13727 </text:p>
          </table:table-cell>
          <table:table-cell table:style-name="ce44" office:value-type="float" office:value="16648" calcext:value-type="float">
            <text:p><text:s/>16648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41.278" calcext:value-type="float">
            <text:p>41</text:p>
          </table:table-cell>
          <table:table-cell table:style-name="ce42" office:value-type="float" office:value="168.743" calcext:value-type="float">
            <text:p>169</text:p>
          </table:table-cell>
          <table:table-cell table:style-name="ce42" office:value-type="float" office:value="26.747" calcext:value-type="float">
            <text:p>27</text:p>
          </table:table-cell>
          <table:table-cell table:style-name="ce42" office:value-type="float" office:value="79.953" calcext:value-type="float">
            <text:p>80</text:p>
          </table:table-cell>
          <table:table-cell table:style-name="ce42" office:value-type="float" office:value="275.443" calcext:value-type="float">
            <text:p>275</text:p>
          </table:table-cell>
          <table:table-cell table:style-name="ce42" office:value-type="float" office:value="316.721" calcext:value-type="float">
            <text:p>317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8.126" calcext:value-type="float">
            <text:p>48</text:p>
          </table:table-cell>
          <table:table-cell table:style-name="ce43" office:value-type="float" office:value="178.952" calcext:value-type="float">
            <text:p>179</text:p>
          </table:table-cell>
          <table:table-cell table:style-name="ce43" office:value-type="float" office:value="30.661" calcext:value-type="float">
            <text:p>31</text:p>
          </table:table-cell>
          <table:table-cell table:style-name="ce43" office:value-type="float" office:value="86.74" calcext:value-type="float">
            <text:p>87</text:p>
          </table:table-cell>
          <table:table-cell table:style-name="ce43" office:value-type="float" office:value="296.353" calcext:value-type="float">
            <text:p>296</text:p>
          </table:table-cell>
          <table:table-cell table:style-name="ce43" office:value-type="float" office:value="344.479" calcext:value-type="float">
            <text:p>344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07" calcext:value-type="float">
            <text:p>2007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60.962694151105" calcext:value-type="float">
            <text:p>361</text:p>
          </table:table-cell>
          <table:table-cell table:style-name="ce100" office:value-type="float" office:value="167.05798347667" calcext:value-type="float">
            <text:p>167</text:p>
          </table:table-cell>
          <table:table-cell table:style-name="ce100" office:value-type="float" office:value="272.728491653043" calcext:value-type="float">
            <text:p>273</text:p>
          </table:table-cell>
          <table:table-cell table:style-name="ce100" office:value-type="float" office:value="269.961048943906" calcext:value-type="float">
            <text:p>270</text:p>
          </table:table-cell>
          <table:table-cell table:style-name="ce100" office:value-type="float" office:value="213.197651460015" calcext:value-type="float">
            <text:p>213</text:p>
          </table:table-cell>
          <table:table-cell table:style-name="ce100" office:value-type="float" office:value="239.6063386066" calcext:value-type="float">
            <text:p>24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19.7228657474687" calcext:value-type="float">
            <text:p>20</text:p>
          </table:table-cell>
          <table:table-cell table:style-name="ce100" office:value-type="float" office:value="11.3664248575342" calcext:value-type="float">
            <text:p>11</text:p>
          </table:table-cell>
          <table:table-cell table:style-name="ce100" office:value-type="float" office:value="20.4072604900225" calcext:value-type="float">
            <text:p>20</text:p>
          </table:table-cell>
          <table:table-cell table:style-name="ce100" office:value-type="float" office:value="14.870366863632" calcext:value-type="float">
            <text:p>15</text:p>
          </table:table-cell>
          <table:table-cell table:style-name="ce100" office:value-type="float" office:value="13.5063064982034" calcext:value-type="float">
            <text:p>14</text:p>
          </table:table-cell>
          <table:table-cell table:style-name="ce100" office:value-type="float" office:value="14.6173349617167" calcext:value-type="float">
            <text:p>1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8.29361262248938" calcext:value-type="float">
            <text:p>8</text:p>
          </table:table-cell>
          <table:table-cell table:style-name="ce100" office:value-type="float" office:value="836.735784531692" calcext:value-type="float">
            <text:p>837</text:p>
          </table:table-cell>
          <table:table-cell table:style-name="ce100" office:value-type="float" office:value="291.279968494303" calcext:value-type="float">
            <text:p>291</text:p>
          </table:table-cell>
          <table:table-cell table:style-name="ce100" office:value-type="float" office:value="6.26657830231223" calcext:value-type="float">
            <text:p>6</text:p>
          </table:table-cell>
          <table:table-cell table:style-name="ce100" office:value-type="float" office:value="496.489407281819" calcext:value-type="float">
            <text:p>496</text:p>
          </table:table-cell>
          <table:table-cell table:style-name="ce100" office:value-type="float" office:value="409.238662635879" calcext:value-type="float">
            <text:p>40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100.453547376834" calcext:value-type="float">
            <text:p>100</text:p>
          </table:table-cell>
          <table:table-cell table:style-name="ce100" office:value-type="float" office:value="100.57026012134" calcext:value-type="float">
            <text:p>101</text:p>
          </table:table-cell>
          <table:table-cell table:style-name="ce100" office:value-type="float" office:value="286.930049923127" calcext:value-type="float">
            <text:p>287</text:p>
          </table:table-cell>
          <table:table-cell table:style-name="ce100" office:value-type="float" office:value="465.075684967348" calcext:value-type="float">
            <text:p>465</text:p>
          </table:table-cell>
          <table:table-cell table:style-name="ce100" office:value-type="float" office:value="244.365636831546" calcext:value-type="float">
            <text:p>244</text:p>
          </table:table-cell>
          <table:table-cell table:style-name="ce100" office:value-type="float" office:value="218.645552582892" calcext:value-type="float">
            <text:p>21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3.29574050148899" calcext:value-type="float">
            <text:p>3</text:p>
          </table:table-cell>
          <table:table-cell table:style-name="ce100" office:value-type="float" office:value="1.77542680758025" calcext:value-type="float">
            <text:p>2</text:p>
          </table:table-cell>
          <table:table-cell table:style-name="ce100" office:value-type="float" office:value="9.61784135881636" calcext:value-type="float">
            <text:p>10</text:p>
          </table:table-cell>
          <table:table-cell table:style-name="ce100" office:value-type="float" office:value="4.11901136458709" calcext:value-type="float">
            <text:p>4</text:p>
          </table:table-cell>
          <table:table-cell table:style-name="ce100" office:value-type="float" office:value="3.39431084544267" calcext:value-type="float">
            <text:p>3</text:p>
          </table:table-cell>
          <table:table-cell table:style-name="ce100" office:value-type="float" office:value="3.37669427437825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9.91622335009019" calcext:value-type="float">
            <text:p>10</text:p>
          </table:table-cell>
          <table:table-cell table:style-name="ce100" office:value-type="float" office:value="3.20087215198456" calcext:value-type="float">
            <text:p>3</text:p>
          </table:table-cell>
          <table:table-cell table:style-name="ce100" office:value-type="float" office:value="3.13662591460546" calcext:value-type="float">
            <text:p>3</text:p>
          </table:table-cell>
          <table:table-cell table:style-name="ce100" office:value-type="float" office:value="14.4857760430214" calcext:value-type="float">
            <text:p>14</text:p>
          </table:table-cell>
          <table:table-cell table:style-name="ce100" office:value-type="float" office:value="7.04303857365114" calcext:value-type="float">
            <text:p>7</text:p>
          </table:table-cell>
          <table:table-cell table:style-name="ce100" office:value-type="float" office:value="7.5565364652596" calcext:value-type="float">
            <text:p>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64.0974794178463" calcext:value-type="float">
            <text:p>64</text:p>
          </table:table-cell>
          <table:table-cell table:style-name="ce100" office:value-type="float" office:value="4.9506142278644" calcext:value-type="float">
            <text:p>5</text:p>
          </table:table-cell>
          <table:table-cell table:style-name="ce100" office:value-type="float" office:value="15.3696775560281" calcext:value-type="float">
            <text:p>15</text:p>
          </table:table-cell>
          <table:table-cell table:style-name="ce100" office:value-type="float" office:value="17.8795868685451" calcext:value-type="float">
            <text:p>18</text:p>
          </table:table-cell>
          <table:table-cell table:style-name="ce100" office:value-type="float" office:value="10.4490710305548" calcext:value-type="float">
            <text:p>10</text:p>
          </table:table-cell>
          <table:table-cell table:style-name="ce100" office:value-type="float" office:value="20.0371576795336" calcext:value-type="float">
            <text:p>2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17.763598407826" calcext:value-type="float">
            <text:p>118</text:p>
          </table:table-cell>
          <table:table-cell table:style-name="ce100" office:value-type="float" office:value="8.88552825299031" calcext:value-type="float">
            <text:p>9</text:p>
          </table:table-cell>
          <table:table-cell table:style-name="ce100" office:value-type="float" office:value="32.767342918956" calcext:value-type="float">
            <text:p>33</text:p>
          </table:table-cell>
          <table:table-cell table:style-name="ce100" office:value-type="float" office:value="56.9915560631733" calcext:value-type="float">
            <text:p>57</text:p>
          </table:table-cell>
          <table:table-cell table:style-name="ce100" office:value-type="float" office:value="27.7885539193372" calcext:value-type="float">
            <text:p>28</text:p>
          </table:table-cell>
          <table:table-cell table:style-name="ce100" office:value-type="float" office:value="43.8689661577309" calcext:value-type="float">
            <text:p>4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04152248436531" calcext:value-type="float">
            <text:p>1</text:p>
          </table:table-cell>
          <table:table-cell table:style-name="ce100" office:value-type="float" office:value="0.98605889029044" calcext:value-type="float">
            <text:p>1</text:p>
          </table:table-cell>
          <table:table-cell table:style-name="ce100" office:value-type="float" office:value="1.10439013124626" calcext:value-type="float">
            <text:p>1</text:p>
          </table:table-cell>
          <table:table-cell table:style-name="ce100" office:value-type="float" office:value="0.868978356591105" calcext:value-type="float">
            <text:p>1</text:p>
          </table:table-cell>
          <table:table-cell table:style-name="ce100" office:value-type="float" office:value="0.958493063102216" calcext:value-type="float">
            <text:p>1</text:p>
          </table:table-cell>
          <table:table-cell table:style-name="ce100" office:value-type="float" office:value="0.973332147977541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5.5737506945556" calcext:value-type="float">
            <text:p>26</text:p>
          </table:table-cell>
          <table:table-cell table:style-name="ce100" office:value-type="float" office:value="5.32735465573903" calcext:value-type="float">
            <text:p>5</text:p>
          </table:table-cell>
          <table:table-cell table:style-name="ce100" office:value-type="float" office:value="17.4502109892247" calcext:value-type="float">
            <text:p>17</text:p>
          </table:table-cell>
          <table:table-cell table:style-name="ce100" office:value-type="float" office:value="4.17590525979468" calcext:value-type="float">
            <text:p>4</text:p>
          </table:table-cell>
          <table:table-cell table:style-name="ce100" office:value-type="float" office:value="6.20153356058427" calcext:value-type="float">
            <text:p>6</text:p>
          </table:table-cell>
          <table:table-cell table:style-name="ce100" office:value-type="float" office:value="9.66375177072128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25.8037987159991" calcext:value-type="float">
            <text:p>26</text:p>
          </table:table-cell>
          <table:table-cell table:style-name="ce100" office:value-type="float" office:value="14.6017683512138" calcext:value-type="float">
            <text:p>15</text:p>
          </table:table-cell>
          <table:table-cell table:style-name="ce100" office:value-type="float" office:value="33.5301308653463" calcext:value-type="float">
            <text:p>34</text:p>
          </table:table-cell>
          <table:table-cell table:style-name="ce100" office:value-type="float" office:value="12.2339182167055" calcext:value-type="float">
            <text:p>12</text:p>
          </table:table-cell>
          <table:table-cell table:style-name="ce100" office:value-type="float" office:value="15.7722846062042" calcext:value-type="float">
            <text:p>16</text:p>
          </table:table-cell>
          <table:table-cell table:style-name="ce100" office:value-type="float" office:value="17.565124867388" calcext:value-type="float">
            <text:p>1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2.5604435910743" calcext:value-type="float">
            <text:p>23</text:p>
          </table:table-cell>
          <table:table-cell table:style-name="ce100" office:value-type="float" office:value="6.56842041854482" calcext:value-type="float">
            <text:p>7</text:p>
          </table:table-cell>
          <table:table-cell table:style-name="ce100" office:value-type="float" office:value="10.1379593984986" calcext:value-type="float">
            <text:p>10</text:p>
          </table:table-cell>
          <table:table-cell table:style-name="ce100" office:value-type="float" office:value="8.93932483796737" calcext:value-type="float">
            <text:p>9</text:p>
          </table:table-cell>
          <table:table-cell table:style-name="ce100" office:value-type="float" office:value="7.75008601134839" calcext:value-type="float">
            <text:p>8</text:p>
          </table:table-cell>
          <table:table-cell table:style-name="ce100" office:value-type="float" office:value="10.3970050168786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5.50952343467762" calcext:value-type="float">
            <text:p>6</text:p>
          </table:table-cell>
          <table:table-cell table:style-name="ce100" office:value-type="float" office:value="1.31856084404651" calcext:value-type="float">
            <text:p>1</text:p>
          </table:table-cell>
          <table:table-cell table:style-name="ce100" office:value-type="float" office:value="3.87956319221656" calcext:value-type="float">
            <text:p>4</text:p>
          </table:table-cell>
          <table:table-cell table:style-name="ce100" office:value-type="float" office:value="1.18882839573122" calcext:value-type="float">
            <text:p>1</text:p>
          </table:table-cell>
          <table:table-cell table:style-name="ce100" office:value-type="float" office:value="1.54195090976748" calcext:value-type="float">
            <text:p>2</text:p>
          </table:table-cell>
          <table:table-cell table:style-name="ce100" office:value-type="float" office:value="2.25103865903158" calcext:value-type="float">
            <text:p>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64.99480049582" calcext:value-type="float">
            <text:p>765</text:p>
          </table:table-cell>
          <table:table-cell table:style-name="ce100" office:value-type="float" office:value="1163.34505758749" calcext:value-type="float">
            <text:p>1,163</text:p>
          </table:table-cell>
          <table:table-cell table:style-name="ce100" office:value-type="float" office:value="998.339512885435" calcext:value-type="float">
            <text:p>998</text:p>
          </table:table-cell>
          <table:table-cell table:style-name="ce100" office:value-type="float" office:value="877.056564483315" calcext:value-type="float">
            <text:p>877</text:p>
          </table:table-cell>
          <table:table-cell table:style-name="ce100" office:value-type="float" office:value="1048.45832459158" calcext:value-type="float">
            <text:p>1,048</text:p>
          </table:table-cell>
          <table:table-cell table:style-name="ce100" office:value-type="float" office:value="997.797495825987" calcext:value-type="float">
            <text:p>99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18" office:value-type="float" office:value="771.333511822827" calcext:value-type="float">
            <text:p>771</text:p>
          </table:table-cell>
          <table:table-cell table:style-name="ce118" office:value-type="float" office:value="1075.74598450243" calcext:value-type="float">
            <text:p>1,076</text:p>
          </table:table-cell>
          <table:table-cell table:style-name="ce118" office:value-type="float" office:value="976.869142326465" calcext:value-type="float">
            <text:p>977</text:p>
          </table:table-cell>
          <table:table-cell table:style-name="ce118" office:value-type="float" office:value="882.922895411243" calcext:value-type="float">
            <text:p>883</text:p>
          </table:table-cell>
          <table:table-cell table:style-name="ce118" office:value-type="float" office:value="1011.00749912501" calcext:value-type="float">
            <text:p>1,011</text:p>
          </table:table-cell>
          <table:table-cell table:style-name="ce118" office:value-type="float" office:value="973.822829237839" calcext:value-type="float">
            <text:p>974</text:p>
          </table:table-cell>
          <table:table-cell table:style-name="ce171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760.288112496058" calcext:value-type="float">
            <text:p>760</text:p>
          </table:table-cell>
          <table:table-cell table:style-name="ce100" office:value-type="float" office:value="1277.46378513861" calcext:value-type="float">
            <text:p>1,277</text:p>
          </table:table-cell>
          <table:table-cell table:style-name="ce100" office:value-type="float" office:value="1014.36799108078" calcext:value-type="float">
            <text:p>1,014</text:p>
          </table:table-cell>
          <table:table-cell table:style-name="ce100" office:value-type="float" office:value="872.632588393361" calcext:value-type="float">
            <text:p>873</text:p>
          </table:table-cell>
          <table:table-cell table:style-name="ce100" office:value-type="float" office:value="1086.65952734967" calcext:value-type="float">
            <text:p>1,087</text:p>
          </table:table-cell>
          <table:table-cell table:style-name="ce100" office:value-type="float" office:value="1020.91226430397" calcext:value-type="float">
            <text:p>1,02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05.60223874333" calcext:value-type="float">
            <text:p>306</text:p>
          </table:table-cell>
          <table:table-cell table:style-name="ce100" office:value-type="float" office:value="142.995063597919" calcext:value-type="float">
            <text:p>143</text:p>
          </table:table-cell>
          <table:table-cell table:style-name="ce100" office:value-type="float" office:value="240.902212846578" calcext:value-type="float">
            <text:p>241</text:p>
          </table:table-cell>
          <table:table-cell table:style-name="ce100" office:value-type="float" office:value="217.611241798744" calcext:value-type="float">
            <text:p>218</text:p>
          </table:table-cell>
          <table:table-cell table:style-name="ce100" office:value-type="float" office:value="178.675768839538" calcext:value-type="float">
            <text:p>179</text:p>
          </table:table-cell>
          <table:table-cell table:style-name="ce100" office:value-type="float" office:value="201.36016951553" calcext:value-type="float">
            <text:p>20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51.4329329589261" calcext:value-type="float">
            <text:p>51</text:p>
          </table:table-cell>
          <table:table-cell table:style-name="ce100" office:value-type="float" office:value="43.6157114661449" calcext:value-type="float">
            <text:p>44</text:p>
          </table:table-cell>
          <table:table-cell table:style-name="ce100" office:value-type="float" office:value="63.1672658262334" calcext:value-type="float">
            <text:p>63</text:p>
          </table:table-cell>
          <table:table-cell table:style-name="ce100" office:value-type="float" office:value="30.596976225646" calcext:value-type="float">
            <text:p>31</text:p>
          </table:table-cell>
          <table:table-cell table:style-name="ce100" office:value-type="float" office:value="41.2187151546636" calcext:value-type="float">
            <text:p>41</text:p>
          </table:table-cell>
          <table:table-cell table:style-name="ce100" office:value-type="float" office:value="43.0442083669097" calcext:value-type="float">
            <text:p>4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76.3196816235235" calcext:value-type="float">
            <text:p>76</text:p>
          </table:table-cell>
          <table:table-cell table:style-name="ce100" office:value-type="float" office:value="7558.33129535821" calcext:value-type="float">
            <text:p>7,558</text:p>
          </table:table-cell>
          <table:table-cell table:style-name="ce100" office:value-type="float" office:value="2166.04173635573" calcext:value-type="float">
            <text:p>2,166</text:p>
          </table:table-cell>
          <table:table-cell table:style-name="ce100" office:value-type="float" office:value="59.7992789492114" calcext:value-type="float">
            <text:p>60</text:p>
          </table:table-cell>
          <table:table-cell table:style-name="ce100" office:value-type="float" office:value="4437.32749347661" calcext:value-type="float">
            <text:p>4,437</text:p>
          </table:table-cell>
          <table:table-cell table:style-name="ce100" office:value-type="float" office:value="3657.92467363777" calcext:value-type="float">
            <text:p>3,65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826.413673949342" calcext:value-type="float">
            <text:p>826</text:p>
          </table:table-cell>
          <table:table-cell table:style-name="ce100" office:value-type="float" office:value="1438.46326566067" calcext:value-type="float">
            <text:p>1,438</text:p>
          </table:table-cell>
          <table:table-cell table:style-name="ce100" office:value-type="float" office:value="2910.28670398026" calcext:value-type="float">
            <text:p>2,910</text:p>
          </table:table-cell>
          <table:table-cell table:style-name="ce100" office:value-type="float" office:value="3392.17735025404" calcext:value-type="float">
            <text:p>3,392</text:p>
          </table:table-cell>
          <table:table-cell table:style-name="ce100" office:value-type="float" office:value="2258.61855437128" calcext:value-type="float">
            <text:p>2,259</text:p>
          </table:table-cell>
          <table:table-cell table:style-name="ce100" office:value-type="float" office:value="2002.65374748563" calcext:value-type="float">
            <text:p>2,00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24.4969617709088" calcext:value-type="float">
            <text:p>24</text:p>
          </table:table-cell>
          <table:table-cell table:style-name="ce100" office:value-type="float" office:value="31.4493853498668" calcext:value-type="float">
            <text:p>31</text:p>
          </table:table-cell>
          <table:table-cell table:style-name="ce100" office:value-type="float" office:value="117.671173287473" calcext:value-type="float">
            <text:p>118</text:p>
          </table:table-cell>
          <table:table-cell table:style-name="ce100" office:value-type="float" office:value="25.4010396104609" calcext:value-type="float">
            <text:p>25</text:p>
          </table:table-cell>
          <table:table-cell table:style-name="ce100" office:value-type="float" office:value="38.3971053760686" calcext:value-type="float">
            <text:p>38</text:p>
          </table:table-cell>
          <table:table-cell table:style-name="ce100" office:value-type="float" office:value="35.9128605433535" calcext:value-type="float">
            <text:p>3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79.1952180716018" calcext:value-type="float">
            <text:p>79</text:p>
          </table:table-cell>
          <table:table-cell table:style-name="ce100" office:value-type="float" office:value="82.003534329838" calcext:value-type="float">
            <text:p>82</text:p>
          </table:table-cell>
          <table:table-cell table:style-name="ce100" office:value-type="float" office:value="51.6312875461111" calcext:value-type="float">
            <text:p>52</text:p>
          </table:table-cell>
          <table:table-cell table:style-name="ce100" office:value-type="float" office:value="177.271910893789" calcext:value-type="float">
            <text:p>177</text:p>
          </table:table-cell>
          <table:table-cell table:style-name="ce100" office:value-type="float" office:value="111.322151087116" calcext:value-type="float">
            <text:p>111</text:p>
          </table:table-cell>
          <table:table-cell table:style-name="ce100" office:value-type="float" office:value="105.580399807284" calcext:value-type="float">
            <text:p>10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21.231208386155" calcext:value-type="float">
            <text:p>221</text:p>
          </table:table-cell>
          <table:table-cell table:style-name="ce100" office:value-type="float" office:value="23.3962460348115" calcext:value-type="float">
            <text:p>23</text:p>
          </table:table-cell>
          <table:table-cell table:style-name="ce100" office:value-type="float" office:value="71.3251128790514" calcext:value-type="float">
            <text:p>71</text:p>
          </table:table-cell>
          <table:table-cell table:style-name="ce100" office:value-type="float" office:value="77.306536432472" calcext:value-type="float">
            <text:p>77</text:p>
          </table:table-cell>
          <table:table-cell table:style-name="ce100" office:value-type="float" office:value="46.7919337263978" calcext:value-type="float">
            <text:p>47</text:p>
          </table:table-cell>
          <table:table-cell table:style-name="ce100" office:value-type="float" office:value="77.9678610409341" calcext:value-type="float">
            <text:p>7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517.901385379804" calcext:value-type="float">
            <text:p>518</text:p>
          </table:table-cell>
          <table:table-cell table:style-name="ce100" office:value-type="float" office:value="53.0195184032363" calcext:value-type="float">
            <text:p>53</text:p>
          </table:table-cell>
          <table:table-cell table:style-name="ce100" office:value-type="float" office:value="181.842658973318" calcext:value-type="float">
            <text:p>182</text:p>
          </table:table-cell>
          <table:table-cell table:style-name="ce100" office:value-type="float" office:value="293.999721976401" calcext:value-type="float">
            <text:p>294</text:p>
          </table:table-cell>
          <table:table-cell table:style-name="ce100" office:value-type="float" office:value="148.671963598832" calcext:value-type="float">
            <text:p>149</text:p>
          </table:table-cell>
          <table:table-cell table:style-name="ce100" office:value-type="float" office:value="214.660942504437" calcext:value-type="float">
            <text:p>21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84.2514113161534" calcext:value-type="float">
            <text:p>84</text:p>
          </table:table-cell>
          <table:table-cell table:style-name="ce100" office:value-type="float" office:value="57.5578094883585" calcext:value-type="float">
            <text:p>58</text:p>
          </table:table-cell>
          <table:table-cell table:style-name="ce100" office:value-type="float" office:value="91.9926280967188" calcext:value-type="float">
            <text:p>92</text:p>
          </table:table-cell>
          <table:table-cell table:style-name="ce100" office:value-type="float" office:value="43.3733236050316" calcext:value-type="float">
            <text:p>43</text:p>
          </table:table-cell>
          <table:table-cell table:style-name="ce100" office:value-type="float" office:value="56.3185904878075" calcext:value-type="float">
            <text:p>56</text:p>
          </table:table-cell>
          <table:table-cell table:style-name="ce100" office:value-type="float" office:value="61.3107666679311" calcext:value-type="float">
            <text:p>6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97.670230382841" calcext:value-type="float">
            <text:p>198</text:p>
          </table:table-cell>
          <table:table-cell table:style-name="ce100" office:value-type="float" office:value="54.2254652265174" calcext:value-type="float">
            <text:p>54</text:p>
          </table:table-cell>
          <table:table-cell table:style-name="ce100" office:value-type="float" office:value="139.040414967375" calcext:value-type="float">
            <text:p>139</text:p>
          </table:table-cell>
          <table:table-cell table:style-name="ce100" office:value-type="float" office:value="35.101191058554" calcext:value-type="float">
            <text:p>35</text:p>
          </table:table-cell>
          <table:table-cell table:style-name="ce100" office:value-type="float" office:value="56.5664284061331" calcext:value-type="float">
            <text:p>57</text:p>
          </table:table-cell>
          <table:table-cell table:style-name="ce100" office:value-type="float" office:value="81.784613260495" calcext:value-type="float">
            <text:p>8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618.608434904418" calcext:value-type="float">
            <text:p>619</text:p>
          </table:table-cell>
          <table:table-cell table:style-name="ce100" office:value-type="float" office:value="552.738509361342" calcext:value-type="float">
            <text:p>553</text:p>
          </table:table-cell>
          <table:table-cell table:style-name="ce100" office:value-type="float" office:value="809.994178676589" calcext:value-type="float">
            <text:p>810</text:p>
          </table:table-cell>
          <table:table-cell table:style-name="ce100" office:value-type="float" office:value="318.083639079137" calcext:value-type="float">
            <text:p>318</text:p>
          </table:table-cell>
          <table:table-cell table:style-name="ce100" office:value-type="float" office:value="499.590524587696" calcext:value-type="float">
            <text:p>500</text:p>
          </table:table-cell>
          <table:table-cell table:style-name="ce100" office:value-type="float" office:value="520.861501140421" calcext:value-type="float">
            <text:p>52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84.5858535700944" calcext:value-type="float">
            <text:p>85</text:p>
          </table:table-cell>
          <table:table-cell table:style-name="ce100" office:value-type="float" office:value="50.2925386747455" calcext:value-type="float">
            <text:p>50</text:p>
          </table:table-cell>
          <table:table-cell table:style-name="ce100" office:value-type="float" office:value="59.4154256706051" calcext:value-type="float">
            <text:p>59</text:p>
          </table:table-cell>
          <table:table-cell table:style-name="ce100" office:value-type="float" office:value="38.8756453888288" calcext:value-type="float">
            <text:p>39</text:p>
          </table:table-cell>
          <table:table-cell table:style-name="ce100" office:value-type="float" office:value="47.3520273738102" calcext:value-type="float">
            <text:p>47</text:p>
          </table:table-cell>
          <table:table-cell table:style-name="ce100" office:value-type="float" office:value="54.0064867058703" calcext:value-type="float">
            <text:p>5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78.6124053307151" calcext:value-type="float">
            <text:p>79</text:p>
          </table:table-cell>
          <table:table-cell table:style-name="ce100" office:value-type="float" office:value="108.678331084484" calcext:value-type="float">
            <text:p>109</text:p>
          </table:table-cell>
          <table:table-cell table:style-name="ce100" office:value-type="float" office:value="54.0343810945886" calcext:value-type="float">
            <text:p>54</text:p>
          </table:table-cell>
          <table:table-cell table:style-name="ce100" office:value-type="float" office:value="27.3031880008628" calcext:value-type="float">
            <text:p>27</text:p>
          </table:table-cell>
          <table:table-cell table:style-name="ce100" office:value-type="float" office:value="75.2135974089732" calcext:value-type="float">
            <text:p>75</text:p>
          </table:table-cell>
          <table:table-cell table:style-name="ce100" office:value-type="float" office:value="75.8210350914044" calcext:value-type="float">
            <text:p>7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19" office:value-type="float" office:value="3166.32163638781" calcext:value-type="float">
            <text:p>3,166</text:p>
          </table:table-cell>
          <table:table-cell table:style-name="ce119" office:value-type="float" office:value="10196.7666740361" calcext:value-type="float">
            <text:p>10,197</text:p>
          </table:table-cell>
          <table:table-cell table:style-name="ce119" office:value-type="float" office:value="6957.34518020063" calcext:value-type="float">
            <text:p>6,957</text:p>
          </table:table-cell>
          <table:table-cell table:style-name="ce119" office:value-type="float" office:value="4736.90104327318" calcext:value-type="float">
            <text:p>4,737</text:p>
          </table:table-cell>
          <table:table-cell table:style-name="ce119" office:value-type="float" office:value="7996.06485389492" calcext:value-type="float">
            <text:p>7,996</text:p>
          </table:table-cell>
          <table:table-cell table:style-name="ce119" office:value-type="float" office:value="7132.88926576796" calcext:value-type="float">
            <text:p>7,133</text:p>
          </table:table-cell>
          <table:table-cell table:style-name="ce172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447.27882654182" calcext:value-type="float">
            <text:p>3,447</text:p>
          </table:table-cell>
          <table:table-cell table:style-name="ce100" office:value-type="float" office:value="10970.9839444118" calcext:value-type="float">
            <text:p>10,971</text:p>
          </table:table-cell>
          <table:table-cell table:style-name="ce100" office:value-type="float" office:value="7618.66067714733" calcext:value-type="float">
            <text:p>7,619</text:p>
          </table:table-cell>
          <table:table-cell table:style-name="ce100" office:value-type="float" office:value="4764.85855701754" calcext:value-type="float">
            <text:p>4,765</text:p>
          </table:table-cell>
          <table:table-cell table:style-name="ce100" office:value-type="float" office:value="8872.30662185416" calcext:value-type="float">
            <text:p>8,872</text:p>
          </table:table-cell>
          <table:table-cell table:style-name="ce100" office:value-type="float" office:value="8030.63051854349" calcext:value-type="float">
            <text:p>8,031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957.70228662964" calcext:value-type="float">
            <text:p>2,958</text:p>
          </table:table-cell>
          <table:table-cell table:style-name="ce100" office:value-type="float" office:value="9188.16365311635" calcext:value-type="float">
            <text:p>9,188</text:p>
          </table:table-cell>
          <table:table-cell table:style-name="ce100" office:value-type="float" office:value="6463.64708617187" calcext:value-type="float">
            <text:p>6,464</text:p>
          </table:table-cell>
          <table:table-cell table:style-name="ce100" office:value-type="float" office:value="4715.81744368441" calcext:value-type="float">
            <text:p>4,716</text:p>
          </table:table-cell>
          <table:table-cell table:style-name="ce100" office:value-type="float" office:value="7102.26641218076" calcext:value-type="float">
            <text:p>7,102</text:p>
          </table:table-cell>
          <table:table-cell table:style-name="ce100" office:value-type="float" office:value="6267.34725146129" calcext:value-type="float">
            <text:p>6,26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2965" calcext:value-type="float">
            <text:p><text:s/>2965 </text:p>
          </table:table-cell>
          <table:table-cell table:style-name="ce44" office:value-type="float" office:value="7692" calcext:value-type="float">
            <text:p><text:s/>7692 </text:p>
          </table:table-cell>
          <table:table-cell table:style-name="ce44" office:value-type="float" office:value="1457" calcext:value-type="float">
            <text:p><text:s/>1457 </text:p>
          </table:table-cell>
          <table:table-cell table:style-name="ce44" office:value-type="float" office:value="4744" calcext:value-type="float">
            <text:p><text:s/>4744 </text:p>
          </table:table-cell>
          <table:table-cell table:style-name="ce44" office:value-type="float" office:value="13893" calcext:value-type="float">
            <text:p><text:s/>13893 </text:p>
          </table:table-cell>
          <table:table-cell table:style-name="ce44" office:value-type="float" office:value="16858" calcext:value-type="float">
            <text:p><text:s/>16858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39.97" calcext:value-type="float">
            <text:p>40</text:p>
          </table:table-cell>
          <table:table-cell table:style-name="ce42" office:value-type="float" office:value="161.533" calcext:value-type="float">
            <text:p>162</text:p>
          </table:table-cell>
          <table:table-cell table:style-name="ce42" office:value-type="float" office:value="25.993" calcext:value-type="float">
            <text:p>26</text:p>
          </table:table-cell>
          <table:table-cell table:style-name="ce42" office:value-type="float" office:value="75.605" calcext:value-type="float">
            <text:p>76</text:p>
          </table:table-cell>
          <table:table-cell table:style-name="ce42" office:value-type="float" office:value="263.131" calcext:value-type="float">
            <text:p>263</text:p>
          </table:table-cell>
          <table:table-cell table:style-name="ce42" office:value-type="float" office:value="303.101" calcext:value-type="float">
            <text:p>303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8.025" calcext:value-type="float">
            <text:p>48</text:p>
          </table:table-cell>
          <table:table-cell table:style-name="ce43" office:value-type="float" office:value="171.662" calcext:value-type="float">
            <text:p>172</text:p>
          </table:table-cell>
          <table:table-cell table:style-name="ce43" office:value-type="float" office:value="29.315" calcext:value-type="float">
            <text:p>29</text:p>
          </table:table-cell>
          <table:table-cell table:style-name="ce43" office:value-type="float" office:value="81.934" calcext:value-type="float">
            <text:p>82</text:p>
          </table:table-cell>
          <table:table-cell table:style-name="ce43" office:value-type="float" office:value="282.911" calcext:value-type="float">
            <text:p>283</text:p>
          </table:table-cell>
          <table:table-cell table:style-name="ce43" office:value-type="float" office:value="330.936" calcext:value-type="float">
            <text:p>331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08" calcext:value-type="float">
            <text:p>2008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48.622414944551" calcext:value-type="float">
            <text:p>349</text:p>
          </table:table-cell>
          <table:table-cell table:style-name="ce100" office:value-type="float" office:value="179.394857894518" calcext:value-type="float">
            <text:p>179</text:p>
          </table:table-cell>
          <table:table-cell table:style-name="ce100" office:value-type="float" office:value="238.059947707645" calcext:value-type="float">
            <text:p>238</text:p>
          </table:table-cell>
          <table:table-cell table:style-name="ce100" office:value-type="float" office:value="276.091039156401" calcext:value-type="float">
            <text:p>276</text:p>
          </table:table-cell>
          <table:table-cell table:style-name="ce100" office:value-type="float" office:value="218.411502269868" calcext:value-type="float">
            <text:p>218</text:p>
          </table:table-cell>
          <table:table-cell table:style-name="ce100" office:value-type="float" office:value="241.850637399568" calcext:value-type="float">
            <text:p>24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4.7099685611946" calcext:value-type="float">
            <text:p>25</text:p>
          </table:table-cell>
          <table:table-cell table:style-name="ce100" office:value-type="float" office:value="10.1028750767295" calcext:value-type="float">
            <text:p>10</text:p>
          </table:table-cell>
          <table:table-cell table:style-name="ce100" office:value-type="float" office:value="33.6415022838445" calcext:value-type="float">
            <text:p>34</text:p>
          </table:table-cell>
          <table:table-cell table:style-name="ce100" office:value-type="float" office:value="17.5912676670618" calcext:value-type="float">
            <text:p>18</text:p>
          </table:table-cell>
          <table:table-cell table:style-name="ce100" office:value-type="float" office:value="15.1253365967436" calcext:value-type="float">
            <text:p>15</text:p>
          </table:table-cell>
          <table:table-cell table:style-name="ce100" office:value-type="float" office:value="16.8485565567227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1.8930135174148" calcext:value-type="float">
            <text:p>12</text:p>
          </table:table-cell>
          <table:table-cell table:style-name="ce100" office:value-type="float" office:value="839.732840490699" calcext:value-type="float">
            <text:p>840</text:p>
          </table:table-cell>
          <table:table-cell table:style-name="ce100" office:value-type="float" office:value="282.513756612431" calcext:value-type="float">
            <text:p>283</text:p>
          </table:table-cell>
          <table:table-cell table:style-name="ce100" office:value-type="float" office:value="4.90196833463519" calcext:value-type="float">
            <text:p>5</text:p>
          </table:table-cell>
          <table:table-cell table:style-name="ce100" office:value-type="float" office:value="497.537003006438" calcext:value-type="float">
            <text:p>498</text:p>
          </table:table-cell>
          <table:table-cell table:style-name="ce100" office:value-type="float" office:value="409.965384410237" calcext:value-type="float">
            <text:p>4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96.9244418985979" calcext:value-type="float">
            <text:p>97</text:p>
          </table:table-cell>
          <table:table-cell table:style-name="ce100" office:value-type="float" office:value="103.681405963512" calcext:value-type="float">
            <text:p>104</text:p>
          </table:table-cell>
          <table:table-cell table:style-name="ce100" office:value-type="float" office:value="282.909675826727" calcext:value-type="float">
            <text:p>283</text:p>
          </table:table-cell>
          <table:table-cell table:style-name="ce100" office:value-type="float" office:value="491.677261148119" calcext:value-type="float">
            <text:p>492</text:p>
          </table:table-cell>
          <table:table-cell table:style-name="ce100" office:value-type="float" office:value="254.320247037083" calcext:value-type="float">
            <text:p>254</text:p>
          </table:table-cell>
          <table:table-cell table:style-name="ce100" office:value-type="float" office:value="225.982518569473" calcext:value-type="float">
            <text:p>22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2.23810694908253" calcext:value-type="float">
            <text:p>2</text:p>
          </table:table-cell>
          <table:table-cell table:style-name="ce100" office:value-type="float" office:value="3.22842349134799" calcext:value-type="float">
            <text:p>3</text:p>
          </table:table-cell>
          <table:table-cell table:style-name="ce100" office:value-type="float" office:value="11.331356756361" calcext:value-type="float">
            <text:p>11</text:p>
          </table:table-cell>
          <table:table-cell table:style-name="ce100" office:value-type="float" office:value="4.16277001004733" calcext:value-type="float">
            <text:p>4</text:p>
          </table:table-cell>
          <table:table-cell table:style-name="ce100" office:value-type="float" office:value="4.39925324752027" calcext:value-type="float">
            <text:p>4</text:p>
          </table:table-cell>
          <table:table-cell table:style-name="ce100" office:value-type="float" office:value="4.00910843748326" calcext:value-type="float">
            <text:p>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11.5126401052236" calcext:value-type="float">
            <text:p>12</text:p>
          </table:table-cell>
          <table:table-cell table:style-name="ce100" office:value-type="float" office:value="2.74325717457137" calcext:value-type="float">
            <text:p>3</text:p>
          </table:table-cell>
          <table:table-cell table:style-name="ce100" office:value-type="float" office:value="3.82628751473028" calcext:value-type="float">
            <text:p>4</text:p>
          </table:table-cell>
          <table:table-cell table:style-name="ce100" office:value-type="float" office:value="17.6091937126208" calcext:value-type="float">
            <text:p>18</text:p>
          </table:table-cell>
          <table:table-cell table:style-name="ce100" office:value-type="float" office:value="7.90566489841286" calcext:value-type="float">
            <text:p>8</text:p>
          </table:table-cell>
          <table:table-cell table:style-name="ce100" office:value-type="float" office:value="8.5537112002013" calcext:value-type="float">
            <text:p>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66.7547326208525" calcext:value-type="float">
            <text:p>67</text:p>
          </table:table-cell>
          <table:table-cell table:style-name="ce100" office:value-type="float" office:value="4.64442666813643" calcext:value-type="float">
            <text:p>5</text:p>
          </table:table-cell>
          <table:table-cell table:style-name="ce100" office:value-type="float" office:value="15.9746673152085" calcext:value-type="float">
            <text:p>16</text:p>
          </table:table-cell>
          <table:table-cell table:style-name="ce100" office:value-type="float" office:value="18.401803182915" calcext:value-type="float">
            <text:p>18</text:p>
          </table:table-cell>
          <table:table-cell table:style-name="ce100" office:value-type="float" office:value="10.5097840004856" calcext:value-type="float">
            <text:p>11</text:p>
          </table:table-cell>
          <table:table-cell table:style-name="ce100" office:value-type="float" office:value="20.6380138244322" calcext:value-type="float">
            <text:p>2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24.493537549069" calcext:value-type="float">
            <text:p>124</text:p>
          </table:table-cell>
          <table:table-cell table:style-name="ce100" office:value-type="float" office:value="8.58610765885841" calcext:value-type="float">
            <text:p>9</text:p>
          </table:table-cell>
          <table:table-cell table:style-name="ce100" office:value-type="float" office:value="35.3591444424975" calcext:value-type="float">
            <text:p>35</text:p>
          </table:table-cell>
          <table:table-cell table:style-name="ce100" office:value-type="float" office:value="53.201931109584" calcext:value-type="float">
            <text:p>53</text:p>
          </table:table-cell>
          <table:table-cell table:style-name="ce100" office:value-type="float" office:value="26.5573790972126" calcext:value-type="float">
            <text:p>27</text:p>
          </table:table-cell>
          <table:table-cell table:style-name="ce100" office:value-type="float" office:value="44.1977900197275" calcext:value-type="float">
            <text:p>4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05806681951684" calcext:value-type="float">
            <text:p>1</text:p>
          </table:table-cell>
          <table:table-cell table:style-name="ce100" office:value-type="float" office:value="0.524669000482501" calcext:value-type="float">
            <text:p>1</text:p>
          </table:table-cell>
          <table:table-cell table:style-name="ce100" office:value-type="float" office:value="0.834649296876017" calcext:value-type="float">
            <text:p>1</text:p>
          </table:table-cell>
          <table:table-cell table:style-name="ce100" office:value-type="float" office:value="0.586522321553298" calcext:value-type="float">
            <text:p>1</text:p>
          </table:table-cell>
          <table:table-cell table:style-name="ce100" office:value-type="float" office:value="0.578326027207745" calcext:value-type="float">
            <text:p>1</text:p>
          </table:table-cell>
          <table:table-cell table:style-name="ce100" office:value-type="float" office:value="0.664615022458665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7.4031308226976" calcext:value-type="float">
            <text:p>27</text:p>
          </table:table-cell>
          <table:table-cell table:style-name="ce100" office:value-type="float" office:value="6.05137717722145" calcext:value-type="float">
            <text:p>6</text:p>
          </table:table-cell>
          <table:table-cell table:style-name="ce100" office:value-type="float" office:value="19.3477869444702" calcext:value-type="float">
            <text:p>19</text:p>
          </table:table-cell>
          <table:table-cell table:style-name="ce100" office:value-type="float" office:value="4.13366849443816" calcext:value-type="float">
            <text:p>4</text:p>
          </table:table-cell>
          <table:table-cell table:style-name="ce100" office:value-type="float" office:value="6.80074000843659" calcext:value-type="float">
            <text:p>7</text:p>
          </table:table-cell>
          <table:table-cell table:style-name="ce100" office:value-type="float" office:value="10.5100847171365" calcext:value-type="float">
            <text:p>1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25.301274493617" calcext:value-type="float">
            <text:p>25</text:p>
          </table:table-cell>
          <table:table-cell table:style-name="ce100" office:value-type="float" office:value="16.0395959594021" calcext:value-type="float">
            <text:p>16</text:p>
          </table:table-cell>
          <table:table-cell table:style-name="ce100" office:value-type="float" office:value="35.2065986283237" calcext:value-type="float">
            <text:p>35</text:p>
          </table:table-cell>
          <table:table-cell table:style-name="ce100" office:value-type="float" office:value="12.4865540959536" calcext:value-type="float">
            <text:p>12</text:p>
          </table:table-cell>
          <table:table-cell table:style-name="ce100" office:value-type="float" office:value="16.852003729074" calcext:value-type="float">
            <text:p>17</text:p>
          </table:table-cell>
          <table:table-cell table:style-name="ce100" office:value-type="float" office:value="18.37037976067" calcext:value-type="float">
            <text:p>1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7.1665132836747" calcext:value-type="float">
            <text:p>27</text:p>
          </table:table-cell>
          <table:table-cell table:style-name="ce100" office:value-type="float" office:value="6.07656316569969" calcext:value-type="float">
            <text:p>6</text:p>
          </table:table-cell>
          <table:table-cell table:style-name="ce100" office:value-type="float" office:value="7.75643392509451" calcext:value-type="float">
            <text:p>8</text:p>
          </table:table-cell>
          <table:table-cell table:style-name="ce100" office:value-type="float" office:value="7.61355505161889" calcext:value-type="float">
            <text:p>8</text:p>
          </table:table-cell>
          <table:table-cell table:style-name="ce100" office:value-type="float" office:value="6.77546217875829" calcext:value-type="float">
            <text:p>7</text:p>
          </table:table-cell>
          <table:table-cell table:style-name="ce100" office:value-type="float" office:value="10.4467472890577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4.72257228429289" calcext:value-type="float">
            <text:p>5</text:p>
          </table:table-cell>
          <table:table-cell table:style-name="ce100" office:value-type="float" office:value="1.2541572277045" calcext:value-type="float">
            <text:p>1</text:p>
          </table:table-cell>
          <table:table-cell table:style-name="ce100" office:value-type="float" office:value="2.91231895529332" calcext:value-type="float">
            <text:p>3</text:p>
          </table:table-cell>
          <table:table-cell table:style-name="ce100" office:value-type="float" office:value="1.65020882301315" calcext:value-type="float">
            <text:p>2</text:p>
          </table:table-cell>
          <table:table-cell table:style-name="ce100" office:value-type="float" office:value="1.56331744502224" calcext:value-type="float">
            <text:p>2</text:p>
          </table:table-cell>
          <table:table-cell table:style-name="ce100" office:value-type="float" office:value="2.13201739578495" calcext:value-type="float">
            <text:p>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72.800413849785" calcext:value-type="float">
            <text:p>773</text:p>
          </table:table-cell>
          <table:table-cell table:style-name="ce100" office:value-type="float" office:value="1182.06055694888" calcext:value-type="float">
            <text:p>1,182</text:p>
          </table:table-cell>
          <table:table-cell table:style-name="ce100" office:value-type="float" office:value="969.674126209502" calcext:value-type="float">
            <text:p>970</text:p>
          </table:table-cell>
          <table:table-cell table:style-name="ce100" office:value-type="float" office:value="910.107743107961" calcext:value-type="float">
            <text:p>910</text:p>
          </table:table-cell>
          <table:table-cell table:style-name="ce100" office:value-type="float" office:value="1067.33601954226" calcext:value-type="float">
            <text:p>1,067</text:p>
          </table:table-cell>
          <table:table-cell table:style-name="ce100" office:value-type="float" office:value="1014.16956460295" calcext:value-type="float">
            <text:p>1,01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20" office:value-type="float" office:value="783.64176225441" calcext:value-type="float">
            <text:p>784</text:p>
          </table:table-cell>
          <table:table-cell table:style-name="ce120" office:value-type="float" office:value="1109.43656866776" calcext:value-type="float">
            <text:p>1,109</text:p>
          </table:table-cell>
          <table:table-cell table:style-name="ce120" office:value-type="float" office:value="909.26985308429" calcext:value-type="float">
            <text:p>909</text:p>
          </table:table-cell>
          <table:table-cell table:style-name="ce120" office:value-type="float" office:value="896.451170911607" calcext:value-type="float">
            <text:p>896</text:p>
          </table:table-cell>
          <table:table-cell table:style-name="ce120" office:value-type="float" office:value="1027.35319443581" calcext:value-type="float">
            <text:p>1,027</text:p>
          </table:table-cell>
          <table:table-cell table:style-name="ce120" office:value-type="float" office:value="987.812171905105" calcext:value-type="float">
            <text:p>988</text:p>
          </table:table-cell>
          <table:table-cell table:style-name="ce173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764.17211999712" calcext:value-type="float">
            <text:p>764</text:p>
          </table:table-cell>
          <table:table-cell table:style-name="ce100" office:value-type="float" office:value="1271.4173819871" calcext:value-type="float">
            <text:p>1,271</text:p>
          </table:table-cell>
          <table:table-cell table:style-name="ce100" office:value-type="float" office:value="1018.24112353631" calcext:value-type="float">
            <text:p>1,018</text:p>
          </table:table-cell>
          <table:table-cell table:style-name="ce100" office:value-type="float" office:value="920.868776647976" calcext:value-type="float">
            <text:p>921</text:p>
          </table:table-cell>
          <table:table-cell table:style-name="ce100" office:value-type="float" office:value="1107.77139091407" calcext:value-type="float">
            <text:p>1,108</text:p>
          </table:table-cell>
          <table:table-cell table:style-name="ce100" office:value-type="float" office:value="1039.69353704518" calcext:value-type="float">
            <text:p>1,04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286.921099791004" calcext:value-type="float">
            <text:p>287</text:p>
          </table:table-cell>
          <table:table-cell table:style-name="ce100" office:value-type="float" office:value="149.465808625504" calcext:value-type="float">
            <text:p>149</text:p>
          </table:table-cell>
          <table:table-cell table:style-name="ce100" office:value-type="float" office:value="226.815844355982" calcext:value-type="float">
            <text:p>227</text:p>
          </table:table-cell>
          <table:table-cell table:style-name="ce100" office:value-type="float" office:value="222.897583891825" calcext:value-type="float">
            <text:p>223</text:p>
          </table:table-cell>
          <table:table-cell table:style-name="ce100" office:value-type="float" office:value="182.550298221034" calcext:value-type="float">
            <text:p>183</text:p>
          </table:table-cell>
          <table:table-cell table:style-name="ce100" office:value-type="float" office:value="201.348882917213" calcext:value-type="float">
            <text:p>20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67.4827166184245" calcext:value-type="float">
            <text:p>67</text:p>
          </table:table-cell>
          <table:table-cell table:style-name="ce100" office:value-type="float" office:value="31.8850198179786" calcext:value-type="float">
            <text:p>32</text:p>
          </table:table-cell>
          <table:table-cell table:style-name="ce100" office:value-type="float" office:value="91.0515650522106" calcext:value-type="float">
            <text:p>91</text:p>
          </table:table-cell>
          <table:table-cell table:style-name="ce100" office:value-type="float" office:value="33.7112166540145" calcext:value-type="float">
            <text:p>34</text:p>
          </table:table-cell>
          <table:table-cell table:style-name="ce100" office:value-type="float" office:value="38.7375770944123" calcext:value-type="float">
            <text:p>39</text:p>
          </table:table-cell>
          <table:table-cell table:style-name="ce100" office:value-type="float" office:value="43.9070135498569" calcext:value-type="float">
            <text:p>4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44.729160306392" calcext:value-type="float">
            <text:p>145</text:p>
          </table:table-cell>
          <table:table-cell table:style-name="ce100" office:value-type="float" office:value="7196.59031976911" calcext:value-type="float">
            <text:p>7,197</text:p>
          </table:table-cell>
          <table:table-cell table:style-name="ce100" office:value-type="float" office:value="2017.75012878804" calcext:value-type="float">
            <text:p>2,018</text:p>
          </table:table-cell>
          <table:table-cell table:style-name="ce100" office:value-type="float" office:value="43.3391017639738" calcext:value-type="float">
            <text:p>43</text:p>
          </table:table-cell>
          <table:table-cell table:style-name="ce100" office:value-type="float" office:value="4221.89585134068" calcext:value-type="float">
            <text:p>4,222</text:p>
          </table:table-cell>
          <table:table-cell table:style-name="ce100" office:value-type="float" office:value="3486.68952948334" calcext:value-type="float">
            <text:p>3,48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694.012227978181" calcext:value-type="float">
            <text:p>694</text:p>
          </table:table-cell>
          <table:table-cell table:style-name="ce100" office:value-type="float" office:value="1356.63448402939" calcext:value-type="float">
            <text:p>1,357</text:p>
          </table:table-cell>
          <table:table-cell table:style-name="ce100" office:value-type="float" office:value="2643.7328946153" calcext:value-type="float">
            <text:p>2,644</text:p>
          </table:table-cell>
          <table:table-cell table:style-name="ce100" office:value-type="float" office:value="3526.09998389799" calcext:value-type="float">
            <text:p>3,526</text:p>
          </table:table-cell>
          <table:table-cell table:style-name="ce100" office:value-type="float" office:value="2228.94200431498" calcext:value-type="float">
            <text:p>2,229</text:p>
          </table:table-cell>
          <table:table-cell table:style-name="ce100" office:value-type="float" office:value="1952.72120915303" calcext:value-type="float">
            <text:p>1,95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9.57892707217837" calcext:value-type="float">
            <text:p>10</text:p>
          </table:table-cell>
          <table:table-cell table:style-name="ce100" office:value-type="float" office:value="43.4987628034365" calcext:value-type="float">
            <text:p>43</text:p>
          </table:table-cell>
          <table:table-cell table:style-name="ce100" office:value-type="float" office:value="108.661402553386" calcext:value-type="float">
            <text:p>109</text:p>
          </table:table-cell>
          <table:table-cell table:style-name="ce100" office:value-type="float" office:value="27.8513110358529" calcext:value-type="float">
            <text:p>28</text:p>
          </table:table-cell>
          <table:table-cell table:style-name="ce100" office:value-type="float" office:value="45.0490496086513" calcext:value-type="float">
            <text:p>45</text:p>
          </table:table-cell>
          <table:table-cell table:style-name="ce100" office:value-type="float" office:value="38.6512794188283" calcext:value-type="float">
            <text:p>3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83.8583125429082" calcext:value-type="float">
            <text:p>84</text:p>
          </table:table-cell>
          <table:table-cell table:style-name="ce100" office:value-type="float" office:value="67.866755116841" calcext:value-type="float">
            <text:p>68</text:p>
          </table:table-cell>
          <table:table-cell table:style-name="ce100" office:value-type="float" office:value="62.8067046419102" calcext:value-type="float">
            <text:p>63</text:p>
          </table:table-cell>
          <table:table-cell table:style-name="ce100" office:value-type="float" office:value="213.13123507793" calcext:value-type="float">
            <text:p>213</text:p>
          </table:table-cell>
          <table:table-cell table:style-name="ce100" office:value-type="float" office:value="116.664128010145" calcext:value-type="float">
            <text:p>117</text:p>
          </table:table-cell>
          <table:table-cell table:style-name="ce100" office:value-type="float" office:value="110.731627031591" calcext:value-type="float">
            <text:p>11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35.405687408013" calcext:value-type="float">
            <text:p>235</text:p>
          </table:table-cell>
          <table:table-cell table:style-name="ce100" office:value-type="float" office:value="24.1983533261594" calcext:value-type="float">
            <text:p>24</text:p>
          </table:table-cell>
          <table:table-cell table:style-name="ce100" office:value-type="float" office:value="77.9973900273516" calcext:value-type="float">
            <text:p>78</text:p>
          </table:table-cell>
          <table:table-cell table:style-name="ce100" office:value-type="float" office:value="69.8999164220121" calcext:value-type="float">
            <text:p>70</text:p>
          </table:table-cell>
          <table:table-cell table:style-name="ce100" office:value-type="float" office:value="45.3851564101615" calcext:value-type="float">
            <text:p>45</text:p>
          </table:table-cell>
          <table:table-cell table:style-name="ce100" office:value-type="float" office:value="79.6008212295168" calcext:value-type="float">
            <text:p>8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530.154691160903" calcext:value-type="float">
            <text:p>530</text:p>
          </table:table-cell>
          <table:table-cell table:style-name="ce100" office:value-type="float" office:value="50.4282392172688" calcext:value-type="float">
            <text:p>50</text:p>
          </table:table-cell>
          <table:table-cell table:style-name="ce100" office:value-type="float" office:value="200.161729357909" calcext:value-type="float">
            <text:p>200</text:p>
          </table:table-cell>
          <table:table-cell table:style-name="ce100" office:value-type="float" office:value="286.631633153008" calcext:value-type="float">
            <text:p>287</text:p>
          </table:table-cell>
          <table:table-cell table:style-name="ce100" office:value-type="float" office:value="146.412983403253" calcext:value-type="float">
            <text:p>146</text:p>
          </table:table-cell>
          <table:table-cell table:style-name="ce100" office:value-type="float" office:value="215.544149616006" calcext:value-type="float">
            <text:p>21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79.5867535334746" calcext:value-type="float">
            <text:p>80</text:p>
          </table:table-cell>
          <table:table-cell table:style-name="ce100" office:value-type="float" office:value="36.5188512232435" calcext:value-type="float">
            <text:p>37</text:p>
          </table:table-cell>
          <table:table-cell table:style-name="ce100" office:value-type="float" office:value="68.3086454795517" calcext:value-type="float">
            <text:p>68</text:p>
          </table:table-cell>
          <table:table-cell table:style-name="ce100" office:value-type="float" office:value="53.5740346534855" calcext:value-type="float">
            <text:p>54</text:p>
          </table:table-cell>
          <table:table-cell table:style-name="ce100" office:value-type="float" office:value="45.6592496701123" calcext:value-type="float">
            <text:p>46</text:p>
          </table:table-cell>
          <table:table-cell table:style-name="ce100" office:value-type="float" office:value="51.76067908678" calcext:value-type="float">
            <text:p>5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86.630953606695" calcext:value-type="float">
            <text:p>187</text:p>
          </table:table-cell>
          <table:table-cell table:style-name="ce100" office:value-type="float" office:value="62.2140794437937" calcext:value-type="float">
            <text:p>62</text:p>
          </table:table-cell>
          <table:table-cell table:style-name="ce100" office:value-type="float" office:value="176.365756205955" calcext:value-type="float">
            <text:p>176</text:p>
          </table:table-cell>
          <table:table-cell table:style-name="ce100" office:value-type="float" office:value="32.9005940670225" calcext:value-type="float">
            <text:p>33</text:p>
          </table:table-cell>
          <table:table-cell table:style-name="ce100" office:value-type="float" office:value="64.2838517917543" calcext:value-type="float">
            <text:p>64</text:p>
          </table:table-cell>
          <table:table-cell table:style-name="ce100" office:value-type="float" office:value="86.3068868588336" calcext:value-type="float">
            <text:p>8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476.278494292073" calcext:value-type="float">
            <text:p>476</text:p>
          </table:table-cell>
          <table:table-cell table:style-name="ce100" office:value-type="float" office:value="565.251307135587" calcext:value-type="float">
            <text:p>565</text:p>
          </table:table-cell>
          <table:table-cell table:style-name="ce100" office:value-type="float" office:value="1055.5646028936" calcext:value-type="float">
            <text:p>1,056</text:p>
          </table:table-cell>
          <table:table-cell table:style-name="ce100" office:value-type="float" office:value="252.975824467612" calcext:value-type="float">
            <text:p>253</text:p>
          </table:table-cell>
          <table:table-cell table:style-name="ce100" office:value-type="float" office:value="510.853544717345" calcext:value-type="float">
            <text:p>511</text:p>
          </table:table-cell>
          <table:table-cell table:style-name="ce100" office:value-type="float" office:value="504.522001272657" calcext:value-type="float">
            <text:p>50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89.8817800216212" calcext:value-type="float">
            <text:p>90</text:p>
          </table:table-cell>
          <table:table-cell table:style-name="ce100" office:value-type="float" office:value="44.8697541832561" calcext:value-type="float">
            <text:p>45</text:p>
          </table:table-cell>
          <table:table-cell table:style-name="ce100" office:value-type="float" office:value="55.9187055504782" calcext:value-type="float">
            <text:p>56</text:p>
          </table:table-cell>
          <table:table-cell table:style-name="ce100" office:value-type="float" office:value="39.9419321111429" calcext:value-type="float">
            <text:p>40</text:p>
          </table:table-cell>
          <table:table-cell table:style-name="ce100" office:value-type="float" office:value="44.3601727888638" calcext:value-type="float">
            <text:p>44</text:p>
          </table:table-cell>
          <table:table-cell table:style-name="ce100" office:value-type="float" office:value="52.5501007076266" calcext:value-type="float">
            <text:p>5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66.0906934415391" calcext:value-type="float">
            <text:p>66</text:p>
          </table:table-cell>
          <table:table-cell table:style-name="ce100" office:value-type="float" office:value="96.0629901048279" calcext:value-type="float">
            <text:p>96</text:p>
          </table:table-cell>
          <table:table-cell table:style-name="ce100" office:value-type="float" office:value="37.074483847437" calcext:value-type="float">
            <text:p>37</text:p>
          </table:table-cell>
          <table:table-cell table:style-name="ce100" office:value-type="float" office:value="17.4080437874402" calcext:value-type="float">
            <text:p>17</text:p>
          </table:table-cell>
          <table:table-cell table:style-name="ce100" office:value-type="float" office:value="63.1389031645838" calcext:value-type="float">
            <text:p>63</text:p>
          </table:table-cell>
          <table:table-cell table:style-name="ce100" office:value-type="float" office:value="63.6576799132788" calcext:value-type="float">
            <text:p>6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21" office:value-type="float" office:value="2950.61149777341" calcext:value-type="float">
            <text:p>2,951</text:p>
          </table:table-cell>
          <table:table-cell table:style-name="ce121" office:value-type="float" office:value="9725.4847247964" calcext:value-type="float">
            <text:p>9,725</text:p>
          </table:table-cell>
          <table:table-cell table:style-name="ce121" office:value-type="float" office:value="6822.20985336911" calcext:value-type="float">
            <text:p>6,822</text:p>
          </table:table-cell>
          <table:table-cell table:style-name="ce121" office:value-type="float" office:value="4820.36241098331" calcext:value-type="float">
            <text:p>4,820</text:p>
          </table:table-cell>
          <table:table-cell table:style-name="ce121" office:value-type="float" office:value="7753.93277053597" calcext:value-type="float">
            <text:p>7,754</text:p>
          </table:table-cell>
          <table:table-cell table:style-name="ce121" office:value-type="float" office:value="6887.99186023857" calcext:value-type="float">
            <text:p>6,888</text:p>
          </table:table-cell>
          <table:table-cell table:style-name="ce174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2998.80071202279" calcext:value-type="float">
            <text:p>2,999</text:p>
          </table:table-cell>
          <table:table-cell table:style-name="ce100" office:value-type="float" office:value="10396.2202704312" calcext:value-type="float">
            <text:p>10,396</text:p>
          </table:table-cell>
          <table:table-cell table:style-name="ce100" office:value-type="float" office:value="6946.50562998784" calcext:value-type="float">
            <text:p>6,947</text:p>
          </table:table-cell>
          <table:table-cell table:style-name="ce100" office:value-type="float" office:value="4852.53544463598" calcext:value-type="float">
            <text:p>4,853</text:p>
          </table:table-cell>
          <table:table-cell table:style-name="ce100" office:value-type="float" office:value="8424.07400473157" calcext:value-type="float">
            <text:p>8,424</text:p>
          </table:table-cell>
          <table:table-cell table:style-name="ce100" office:value-type="float" office:value="7543.84917661365" calcext:value-type="float">
            <text:p>7,544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912.25919273215" calcext:value-type="float">
            <text:p>2,912</text:p>
          </table:table-cell>
          <table:table-cell table:style-name="ce100" office:value-type="float" office:value="8900.20921711978" calcext:value-type="float">
            <text:p>8,900</text:p>
          </table:table-cell>
          <table:table-cell table:style-name="ce100" office:value-type="float" office:value="6722.27201224549" calcext:value-type="float">
            <text:p>6,722</text:p>
          </table:table-cell>
          <table:table-cell table:style-name="ce100" office:value-type="float" office:value="4795.0108740645" calcext:value-type="float">
            <text:p>4,795</text:p>
          </table:table-cell>
          <table:table-cell table:style-name="ce100" office:value-type="float" office:value="7076.20653172919" calcext:value-type="float">
            <text:p>7,076</text:p>
          </table:table-cell>
          <table:table-cell table:style-name="ce100" office:value-type="float" office:value="6252.87273972862" calcext:value-type="float">
            <text:p>6,25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2876" calcext:value-type="float">
            <text:p><text:s/>2876 </text:p>
          </table:table-cell>
          <table:table-cell table:style-name="ce44" office:value-type="float" office:value="7460" calcext:value-type="float">
            <text:p><text:s/>7460 </text:p>
          </table:table-cell>
          <table:table-cell table:style-name="ce44" office:value-type="float" office:value="1413" calcext:value-type="float">
            <text:p><text:s/>1413 </text:p>
          </table:table-cell>
          <table:table-cell table:style-name="ce44" office:value-type="float" office:value="4609" calcext:value-type="float">
            <text:p><text:s/>4609 </text:p>
          </table:table-cell>
          <table:table-cell table:style-name="ce44" office:value-type="float" office:value="13482" calcext:value-type="float">
            <text:p><text:s/>13482 </text:p>
          </table:table-cell>
          <table:table-cell table:style-name="ce44" office:value-type="float" office:value="16360" calcext:value-type="float">
            <text:p><text:s/>16360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38.478" calcext:value-type="float">
            <text:p>38</text:p>
          </table:table-cell>
          <table:table-cell table:style-name="ce42" office:value-type="float" office:value="157.372" calcext:value-type="float">
            <text:p>157</text:p>
          </table:table-cell>
          <table:table-cell table:style-name="ce42" office:value-type="float" office:value="24.326" calcext:value-type="float">
            <text:p>24</text:p>
          </table:table-cell>
          <table:table-cell table:style-name="ce42" office:value-type="float" office:value="74.409" calcext:value-type="float">
            <text:p>74</text:p>
          </table:table-cell>
          <table:table-cell table:style-name="ce42" office:value-type="float" office:value="256.107" calcext:value-type="float">
            <text:p>256</text:p>
          </table:table-cell>
          <table:table-cell table:style-name="ce42" office:value-type="float" office:value="294.605" calcext:value-type="float">
            <text:p>295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6.208" calcext:value-type="float">
            <text:p>46</text:p>
          </table:table-cell>
          <table:table-cell table:style-name="ce43" office:value-type="float" office:value="167.176" calcext:value-type="float">
            <text:p>167</text:p>
          </table:table-cell>
          <table:table-cell table:style-name="ce43" office:value-type="float" office:value="27.663" calcext:value-type="float">
            <text:p>28</text:p>
          </table:table-cell>
          <table:table-cell table:style-name="ce43" office:value-type="float" office:value="80.49" calcext:value-type="float">
            <text:p>80</text:p>
          </table:table-cell>
          <table:table-cell table:style-name="ce43" office:value-type="float" office:value="275.329" calcext:value-type="float">
            <text:p>275</text:p>
          </table:table-cell>
          <table:table-cell table:style-name="ce43" office:value-type="float" office:value="321.557" calcext:value-type="float">
            <text:p>322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09" calcext:value-type="float">
            <text:p>2009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53.503817915903" calcext:value-type="float">
            <text:p>354</text:p>
          </table:table-cell>
          <table:table-cell table:style-name="ce100" office:value-type="float" office:value="183.317211245391" calcext:value-type="float">
            <text:p>183</text:p>
          </table:table-cell>
          <table:table-cell table:style-name="ce100" office:value-type="float" office:value="254.46361579837" calcext:value-type="float">
            <text:p>254</text:p>
          </table:table-cell>
          <table:table-cell table:style-name="ce100" office:value-type="float" office:value="287.685761054892" calcext:value-type="float">
            <text:p>288</text:p>
          </table:table-cell>
          <table:table-cell table:style-name="ce100" office:value-type="float" office:value="226.215269084376" calcext:value-type="float">
            <text:p>226</text:p>
          </table:table-cell>
          <table:table-cell table:style-name="ce100" office:value-type="float" office:value="250.173782868633" calcext:value-type="float">
            <text:p>25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0.0656052991917" calcext:value-type="float">
            <text:p>20</text:p>
          </table:table-cell>
          <table:table-cell table:style-name="ce100" office:value-type="float" office:value="10.746684400025" calcext:value-type="float">
            <text:p>11</text:p>
          </table:table-cell>
          <table:table-cell table:style-name="ce100" office:value-type="float" office:value="35.5436977881448" calcext:value-type="float">
            <text:p>36</text:p>
          </table:table-cell>
          <table:table-cell table:style-name="ce100" office:value-type="float" office:value="17.0305398992927" calcext:value-type="float">
            <text:p>17</text:p>
          </table:table-cell>
          <table:table-cell table:style-name="ce100" office:value-type="float" office:value="15.557523367294" calcext:value-type="float">
            <text:p>16</text:p>
          </table:table-cell>
          <table:table-cell table:style-name="ce100" office:value-type="float" office:value="16.4032798872839" calcext:value-type="float">
            <text:p>1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0.4818433692244" calcext:value-type="float">
            <text:p>10</text:p>
          </table:table-cell>
          <table:table-cell table:style-name="ce100" office:value-type="float" office:value="811.239155366466" calcext:value-type="float">
            <text:p>811</text:p>
          </table:table-cell>
          <table:table-cell table:style-name="ce100" office:value-type="float" office:value="276.744300754968" calcext:value-type="float">
            <text:p>277</text:p>
          </table:table-cell>
          <table:table-cell table:style-name="ce100" office:value-type="float" office:value="5.08843436948772" calcext:value-type="float">
            <text:p>5</text:p>
          </table:table-cell>
          <table:table-cell table:style-name="ce100" office:value-type="float" office:value="481.525380309349" calcext:value-type="float">
            <text:p>482</text:p>
          </table:table-cell>
          <table:table-cell table:style-name="ce100" office:value-type="float" office:value="392.809667285201" calcext:value-type="float">
            <text:p>39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100.060469611556" calcext:value-type="float">
            <text:p>100</text:p>
          </table:table-cell>
          <table:table-cell table:style-name="ce100" office:value-type="float" office:value="102.450870220495" calcext:value-type="float">
            <text:p>102</text:p>
          </table:table-cell>
          <table:table-cell table:style-name="ce100" office:value-type="float" office:value="270.024249705186" calcext:value-type="float">
            <text:p>270</text:p>
          </table:table-cell>
          <table:table-cell table:style-name="ce100" office:value-type="float" office:value="474.123337363351" calcext:value-type="float">
            <text:p>474</text:p>
          </table:table-cell>
          <table:table-cell table:style-name="ce100" office:value-type="float" office:value="245.899572160851" calcext:value-type="float">
            <text:p>246</text:p>
          </table:table-cell>
          <table:table-cell table:style-name="ce100" office:value-type="float" office:value="218.430332572426" calcext:value-type="float">
            <text:p>21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2.15918908089125" calcext:value-type="float">
            <text:p>2</text:p>
          </table:table-cell>
          <table:table-cell table:style-name="ce100" office:value-type="float" office:value="2.63397763132331" calcext:value-type="float">
            <text:p>3</text:p>
          </table:table-cell>
          <table:table-cell table:style-name="ce100" office:value-type="float" office:value="7.04955536716321" calcext:value-type="float">
            <text:p>7</text:p>
          </table:table-cell>
          <table:table-cell table:style-name="ce100" office:value-type="float" office:value="3.23043961060038" calcext:value-type="float">
            <text:p>3</text:p>
          </table:table-cell>
          <table:table-cell table:style-name="ce100" office:value-type="float" office:value="3.31456473033468" calcext:value-type="float">
            <text:p>3</text:p>
          </table:table-cell>
          <table:table-cell table:style-name="ce100" office:value-type="float" office:value="3.09650132059263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12.771167838495" calcext:value-type="float">
            <text:p>13</text:p>
          </table:table-cell>
          <table:table-cell table:style-name="ce100" office:value-type="float" office:value="4.00921875896021" calcext:value-type="float">
            <text:p>4</text:p>
          </table:table-cell>
          <table:table-cell table:style-name="ce100" office:value-type="float" office:value="8.58248608461752" calcext:value-type="float">
            <text:p>9</text:p>
          </table:table-cell>
          <table:table-cell table:style-name="ce100" office:value-type="float" office:value="13.2044341420961" calcext:value-type="float">
            <text:p>13</text:p>
          </table:table-cell>
          <table:table-cell table:style-name="ce100" office:value-type="float" office:value="7.60458481778561" calcext:value-type="float">
            <text:p>8</text:p>
          </table:table-cell>
          <table:table-cell table:style-name="ce100" office:value-type="float" office:value="8.57570899397241" calcext:value-type="float">
            <text:p>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69.0594498489892" calcext:value-type="float">
            <text:p>69</text:p>
          </table:table-cell>
          <table:table-cell table:style-name="ce100" office:value-type="float" office:value="4.70235802376675" calcext:value-type="float">
            <text:p>5</text:p>
          </table:table-cell>
          <table:table-cell table:style-name="ce100" office:value-type="float" office:value="20.5081430909966" calcext:value-type="float">
            <text:p>21</text:p>
          </table:table-cell>
          <table:table-cell table:style-name="ce100" office:value-type="float" office:value="17.4998646264368" calcext:value-type="float">
            <text:p>17</text:p>
          </table:table-cell>
          <table:table-cell table:style-name="ce100" office:value-type="float" office:value="10.7316378666907" calcext:value-type="float">
            <text:p>11</text:p>
          </table:table-cell>
          <table:table-cell table:style-name="ce100" office:value-type="float" office:value="21.7085042827941" calcext:value-type="float">
            <text:p>2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22.636867773477" calcext:value-type="float">
            <text:p>123</text:p>
          </table:table-cell>
          <table:table-cell table:style-name="ce100" office:value-type="float" office:value="10.2033329821891" calcext:value-type="float">
            <text:p>10</text:p>
          </table:table-cell>
          <table:table-cell table:style-name="ce100" office:value-type="float" office:value="32.774974280099" calcext:value-type="float">
            <text:p>33</text:p>
          </table:table-cell>
          <table:table-cell table:style-name="ce100" office:value-type="float" office:value="53.3211499793253" calcext:value-type="float">
            <text:p>53</text:p>
          </table:table-cell>
          <table:table-cell table:style-name="ce100" office:value-type="float" office:value="27.1849645597253" calcext:value-type="float">
            <text:p>27</text:p>
          </table:table-cell>
          <table:table-cell table:style-name="ce100" office:value-type="float" office:value="45.2133393535495" calcext:value-type="float">
            <text:p>4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0974921775372" calcext:value-type="float">
            <text:p>1</text:p>
          </table:table-cell>
          <table:table-cell table:style-name="ce100" office:value-type="float" office:value="0.404095234755617" calcext:value-type="float">
            <text:p>0</text:p>
          </table:table-cell>
          <table:table-cell table:style-name="ce100" office:value-type="float" office:value="0.662534534962554" calcext:value-type="float">
            <text:p>1</text:p>
          </table:table-cell>
          <table:table-cell table:style-name="ce100" office:value-type="float" office:value="0.458650787822227" calcext:value-type="float">
            <text:p>0</text:p>
          </table:table-cell>
          <table:table-cell table:style-name="ce100" office:value-type="float" office:value="0.450549461669121" calcext:value-type="float">
            <text:p>0</text:p>
          </table:table-cell>
          <table:table-cell table:style-name="ce100" office:value-type="float" office:value="0.572240103990635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3.9107719899873" calcext:value-type="float">
            <text:p>24</text:p>
          </table:table-cell>
          <table:table-cell table:style-name="ce100" office:value-type="float" office:value="6.32391625433251" calcext:value-type="float">
            <text:p>6</text:p>
          </table:table-cell>
          <table:table-cell table:style-name="ce100" office:value-type="float" office:value="20.5995514527988" calcext:value-type="float">
            <text:p>21</text:p>
          </table:table-cell>
          <table:table-cell table:style-name="ce100" office:value-type="float" office:value="4.52051368964724" calcext:value-type="float">
            <text:p>5</text:p>
          </table:table-cell>
          <table:table-cell table:style-name="ce100" office:value-type="float" office:value="7.26671326094016" calcext:value-type="float">
            <text:p>7</text:p>
          </table:table-cell>
          <table:table-cell table:style-name="ce100" office:value-type="float" office:value="10.3982518486581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21.7888156729558" calcext:value-type="float">
            <text:p>22</text:p>
          </table:table-cell>
          <table:table-cell table:style-name="ce100" office:value-type="float" office:value="14.4764696945427" calcext:value-type="float">
            <text:p>14</text:p>
          </table:table-cell>
          <table:table-cell table:style-name="ce100" office:value-type="float" office:value="35.336646430215" calcext:value-type="float">
            <text:p>35</text:p>
          </table:table-cell>
          <table:table-cell table:style-name="ce100" office:value-type="float" office:value="12.0821949963232" calcext:value-type="float">
            <text:p>12</text:p>
          </table:table-cell>
          <table:table-cell table:style-name="ce100" office:value-type="float" office:value="15.935317132613" calcext:value-type="float">
            <text:p>16</text:p>
          </table:table-cell>
          <table:table-cell table:style-name="ce100" office:value-type="float" office:value="17.0342479185198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4.5443346898047" calcext:value-type="float">
            <text:p>25</text:p>
          </table:table-cell>
          <table:table-cell table:style-name="ce100" office:value-type="float" office:value="5.7771479826602" calcext:value-type="float">
            <text:p>6</text:p>
          </table:table-cell>
          <table:table-cell table:style-name="ce100" office:value-type="float" office:value="7.60673098086794" calcext:value-type="float">
            <text:p>8</text:p>
          </table:table-cell>
          <table:table-cell table:style-name="ce100" office:value-type="float" office:value="8.05507536274123" calcext:value-type="float">
            <text:p>8</text:p>
          </table:table-cell>
          <table:table-cell table:style-name="ce100" office:value-type="float" office:value="6.74349173428316" calcext:value-type="float">
            <text:p>7</text:p>
          </table:table-cell>
          <table:table-cell table:style-name="ce100" office:value-type="float" office:value="10.1015716535474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4.30409475248323" calcext:value-type="float">
            <text:p>4</text:p>
          </table:table-cell>
          <table:table-cell table:style-name="ce100" office:value-type="float" office:value="1.26006661278535" calcext:value-type="float">
            <text:p>1</text:p>
          </table:table-cell>
          <table:table-cell table:style-name="ce100" office:value-type="float" office:value="2.16643838054375" calcext:value-type="float">
            <text:p>2</text:p>
          </table:table-cell>
          <table:table-cell table:style-name="ce100" office:value-type="float" office:value="2.07677636401959" calcext:value-type="float">
            <text:p>2</text:p>
          </table:table-cell>
          <table:table-cell table:style-name="ce100" office:value-type="float" office:value="1.6337292193297" calcext:value-type="float">
            <text:p>2</text:p>
          </table:table-cell>
          <table:table-cell table:style-name="ce100" office:value-type="float" office:value="2.13606831470887" calcext:value-type="float">
            <text:p>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66.383920020496" calcext:value-type="float">
            <text:p>766</text:p>
          </table:table-cell>
          <table:table-cell table:style-name="ce100" office:value-type="float" office:value="1157.54450440769" calcext:value-type="float">
            <text:p>1,158</text:p>
          </table:table-cell>
          <table:table-cell table:style-name="ce100" office:value-type="float" office:value="972.062924648934" calcext:value-type="float">
            <text:p>972</text:p>
          </table:table-cell>
          <table:table-cell table:style-name="ce100" office:value-type="float" office:value="898.377172246035" calcext:value-type="float">
            <text:p>898</text:p>
          </table:table-cell>
          <table:table-cell table:style-name="ce100" office:value-type="float" office:value="1050.06329770524" calcext:value-type="float">
            <text:p>1,050</text:p>
          </table:table-cell>
          <table:table-cell table:style-name="ce100" office:value-type="float" office:value="996.653496403877" calcext:value-type="float">
            <text:p>99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22" office:value-type="float" office:value="770.128874372458" calcext:value-type="float">
            <text:p>770</text:p>
          </table:table-cell>
          <table:table-cell table:style-name="ce122" office:value-type="float" office:value="1087.81979669418" calcext:value-type="float">
            <text:p>1,088</text:p>
          </table:table-cell>
          <table:table-cell table:style-name="ce122" office:value-type="float" office:value="906.614393177878" calcext:value-type="float">
            <text:p>907</text:p>
          </table:table-cell>
          <table:table-cell table:style-name="ce122" office:value-type="float" office:value="878.181750232091" calcext:value-type="float">
            <text:p>878</text:p>
          </table:table-cell>
          <table:table-cell table:style-name="ce122" office:value-type="float" office:value="1007.969646903" calcext:value-type="float">
            <text:p>1,008</text:p>
          </table:table-cell>
          <table:table-cell table:style-name="ce122" office:value-type="float" office:value="967.638553681763" calcext:value-type="float">
            <text:p>968</text:p>
          </table:table-cell>
          <table:table-cell table:style-name="ce175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763.413482976821" calcext:value-type="float">
            <text:p>763</text:p>
          </table:table-cell>
          <table:table-cell table:style-name="ce100" office:value-type="float" office:value="1242.52106372006" calcext:value-type="float">
            <text:p>1,243</text:p>
          </table:table-cell>
          <table:table-cell table:style-name="ce100" office:value-type="float" office:value="1023.72733815105" calcext:value-type="float">
            <text:p>1,024</text:p>
          </table:table-cell>
          <table:table-cell table:style-name="ce100" office:value-type="float" office:value="914.566289753774" calcext:value-type="float">
            <text:p>915</text:p>
          </table:table-cell>
          <table:table-cell table:style-name="ce100" office:value-type="float" office:value="1092.56034998355" calcext:value-type="float">
            <text:p>1,093</text:p>
          </table:table-cell>
          <table:table-cell table:style-name="ce100" office:value-type="float" office:value="1024.64140703036" calcext:value-type="float">
            <text:p>1,02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297.787411492857" calcext:value-type="float">
            <text:p>298</text:p>
          </table:table-cell>
          <table:table-cell table:style-name="ce100" office:value-type="float" office:value="153.858860699905" calcext:value-type="float">
            <text:p>154</text:p>
          </table:table-cell>
          <table:table-cell table:style-name="ce100" office:value-type="float" office:value="240.234740524723" calcext:value-type="float">
            <text:p>240</text:p>
          </table:table-cell>
          <table:table-cell table:style-name="ce100" office:value-type="float" office:value="223.80636791366" calcext:value-type="float">
            <text:p>224</text:p>
          </table:table-cell>
          <table:table-cell table:style-name="ce100" office:value-type="float" office:value="186.811655821162" calcext:value-type="float">
            <text:p>187</text:p>
          </table:table-cell>
          <table:table-cell table:style-name="ce100" office:value-type="float" office:value="207.708087077376" calcext:value-type="float">
            <text:p>20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53.1589259835042" calcext:value-type="float">
            <text:p>53</text:p>
          </table:table-cell>
          <table:table-cell table:style-name="ce100" office:value-type="float" office:value="43.2519726667721" calcext:value-type="float">
            <text:p>43</text:p>
          </table:table-cell>
          <table:table-cell table:style-name="ce100" office:value-type="float" office:value="102.322712419423" calcext:value-type="float">
            <text:p>102</text:p>
          </table:table-cell>
          <table:table-cell table:style-name="ce100" office:value-type="float" office:value="33.8845944100561" calcext:value-type="float">
            <text:p>34</text:p>
          </table:table-cell>
          <table:table-cell table:style-name="ce100" office:value-type="float" office:value="46.5111445646038" calcext:value-type="float">
            <text:p>47</text:p>
          </table:table-cell>
          <table:table-cell table:style-name="ce100" office:value-type="float" office:value="47.7541167564639" calcext:value-type="float">
            <text:p>4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95.3806865364884" calcext:value-type="float">
            <text:p>95</text:p>
          </table:table-cell>
          <table:table-cell table:style-name="ce100" office:value-type="float" office:value="6790.09108515988" calcext:value-type="float">
            <text:p>6,790</text:p>
          </table:table-cell>
          <table:table-cell table:style-name="ce100" office:value-type="float" office:value="2186.13618002281" calcext:value-type="float">
            <text:p>2,186</text:p>
          </table:table-cell>
          <table:table-cell table:style-name="ce100" office:value-type="float" office:value="50.6528617206867" calcext:value-type="float">
            <text:p>51</text:p>
          </table:table-cell>
          <table:table-cell table:style-name="ce100" office:value-type="float" office:value="4018.95229536083" calcext:value-type="float">
            <text:p>4,019</text:p>
          </table:table-cell>
          <table:table-cell table:style-name="ce100" office:value-type="float" office:value="3279.74748378097" calcext:value-type="float">
            <text:p>3,28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759.562404698236" calcext:value-type="float">
            <text:p>760</text:p>
          </table:table-cell>
          <table:table-cell table:style-name="ce100" office:value-type="float" office:value="1431.00808362367" calcext:value-type="float">
            <text:p>1,431</text:p>
          </table:table-cell>
          <table:table-cell table:style-name="ce100" office:value-type="float" office:value="2589.98762643616" calcext:value-type="float">
            <text:p>2,590</text:p>
          </table:table-cell>
          <table:table-cell table:style-name="ce100" office:value-type="float" office:value="3540.23482599271" calcext:value-type="float">
            <text:p>3,540</text:p>
          </table:table-cell>
          <table:table-cell table:style-name="ce100" office:value-type="float" office:value="2267.66610857844" calcext:value-type="float">
            <text:p>2,268</text:p>
          </table:table-cell>
          <table:table-cell table:style-name="ce100" office:value-type="float" office:value="1983.53931909235" calcext:value-type="float">
            <text:p>1,98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20.7165581968089" calcext:value-type="float">
            <text:p>21</text:p>
          </table:table-cell>
          <table:table-cell table:style-name="ce100" office:value-type="float" office:value="33.6835169145858" calcext:value-type="float">
            <text:p>34</text:p>
          </table:table-cell>
          <table:table-cell table:style-name="ce100" office:value-type="float" office:value="128.128502619784" calcext:value-type="float">
            <text:p>128</text:p>
          </table:table-cell>
          <table:table-cell table:style-name="ce100" office:value-type="float" office:value="26.1847789974706" calcext:value-type="float">
            <text:p>26</text:p>
          </table:table-cell>
          <table:table-cell table:style-name="ce100" office:value-type="float" office:value="41.4144889420995" calcext:value-type="float">
            <text:p>41</text:p>
          </table:table-cell>
          <table:table-cell table:style-name="ce100" office:value-type="float" office:value="37.5112103470928" calcext:value-type="float">
            <text:p>3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158.655348926739" calcext:value-type="float">
            <text:p>159</text:p>
          </table:table-cell>
          <table:table-cell table:style-name="ce100" office:value-type="float" office:value="116.004575252802" calcext:value-type="float">
            <text:p>116</text:p>
          </table:table-cell>
          <table:table-cell table:style-name="ce100" office:value-type="float" office:value="170.677209994687" calcext:value-type="float">
            <text:p>171</text:p>
          </table:table-cell>
          <table:table-cell table:style-name="ce100" office:value-type="float" office:value="159.342830429121" calcext:value-type="float">
            <text:p>159</text:p>
          </table:table-cell>
          <table:table-cell table:style-name="ce100" office:value-type="float" office:value="136.547070231576" calcext:value-type="float">
            <text:p>137</text:p>
          </table:table-cell>
          <table:table-cell table:style-name="ce100" office:value-type="float" office:value="140.684016324509" calcext:value-type="float">
            <text:p>14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53.031971986478" calcext:value-type="float">
            <text:p>253</text:p>
          </table:table-cell>
          <table:table-cell table:style-name="ce100" office:value-type="float" office:value="20.7144435992034" calcext:value-type="float">
            <text:p>21</text:p>
          </table:table-cell>
          <table:table-cell table:style-name="ce100" office:value-type="float" office:value="80.7925163027934" calcext:value-type="float">
            <text:p>81</text:p>
          </table:table-cell>
          <table:table-cell table:style-name="ce100" office:value-type="float" office:value="65.7529305899225" calcext:value-type="float">
            <text:p>66</text:p>
          </table:table-cell>
          <table:table-cell table:style-name="ce100" office:value-type="float" office:value="42.4169911729337" calcext:value-type="float">
            <text:p>42</text:p>
          </table:table-cell>
          <table:table-cell table:style-name="ce100" office:value-type="float" office:value="82.052530781702" calcext:value-type="float">
            <text:p>8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499.874058258816" calcext:value-type="float">
            <text:p>500</text:p>
          </table:table-cell>
          <table:table-cell table:style-name="ce100" office:value-type="float" office:value="55.0531980713044" calcext:value-type="float">
            <text:p>55</text:p>
          </table:table-cell>
          <table:table-cell table:style-name="ce100" office:value-type="float" office:value="178.809546407141" calcext:value-type="float">
            <text:p>179</text:p>
          </table:table-cell>
          <table:table-cell table:style-name="ce100" office:value-type="float" office:value="274.101443260235" calcext:value-type="float">
            <text:p>274</text:p>
          </table:table-cell>
          <table:table-cell table:style-name="ce100" office:value-type="float" office:value="142.310719217293" calcext:value-type="float">
            <text:p>142</text:p>
          </table:table-cell>
          <table:table-cell table:style-name="ce100" office:value-type="float" office:value="209.759291266056" calcext:value-type="float">
            <text:p>21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72.2222440223842" calcext:value-type="float">
            <text:p>72</text:p>
          </table:table-cell>
          <table:table-cell table:style-name="ce100" office:value-type="float" office:value="34.3430729180036" calcext:value-type="float">
            <text:p>34</text:p>
          </table:table-cell>
          <table:table-cell table:style-name="ce100" office:value-type="float" office:value="63.3848472833763" calcext:value-type="float">
            <text:p>63</text:p>
          </table:table-cell>
          <table:table-cell table:style-name="ce100" office:value-type="float" office:value="44.9909878257063" calcext:value-type="float">
            <text:p>45</text:p>
          </table:table-cell>
          <table:table-cell table:style-name="ce100" office:value-type="float" office:value="41.0855703259154" calcext:value-type="float">
            <text:p>41</text:p>
          </table:table-cell>
          <table:table-cell table:style-name="ce100" office:value-type="float" office:value="46.9389468272486" calcext:value-type="float">
            <text:p>4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66.667824387371" calcext:value-type="float">
            <text:p>167</text:p>
          </table:table-cell>
          <table:table-cell table:style-name="ce100" office:value-type="float" office:value="64.1946464612253" calcext:value-type="float">
            <text:p>64</text:p>
          </table:table-cell>
          <table:table-cell table:style-name="ce100" office:value-type="float" office:value="188.353629259018" calcext:value-type="float">
            <text:p>188</text:p>
          </table:table-cell>
          <table:table-cell table:style-name="ce100" office:value-type="float" office:value="46.49873390917" calcext:value-type="float">
            <text:p>46</text:p>
          </table:table-cell>
          <table:table-cell table:style-name="ce100" office:value-type="float" office:value="71.7166431281523" calcext:value-type="float">
            <text:p>72</text:p>
          </table:table-cell>
          <table:table-cell table:style-name="ce100" office:value-type="float" office:value="89.5760668865846" calcext:value-type="float">
            <text:p>9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536.588183268308" calcext:value-type="float">
            <text:p>537</text:p>
          </table:table-cell>
          <table:table-cell table:style-name="ce100" office:value-type="float" office:value="503.928128767257" calcext:value-type="float">
            <text:p>504</text:p>
          </table:table-cell>
          <table:table-cell table:style-name="ce100" office:value-type="float" office:value="1008.82838081519" calcext:value-type="float">
            <text:p>1,009</text:p>
          </table:table-cell>
          <table:table-cell table:style-name="ce100" office:value-type="float" office:value="265.029193183197" calcext:value-type="float">
            <text:p>265</text:p>
          </table:table-cell>
          <table:table-cell table:style-name="ce100" office:value-type="float" office:value="478.261378802153" calcext:value-type="float">
            <text:p>478</text:p>
          </table:table-cell>
          <table:table-cell table:style-name="ce100" office:value-type="float" office:value="489.154523057186" calcext:value-type="float">
            <text:p>48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89.1603023038176" calcext:value-type="float">
            <text:p>89</text:p>
          </table:table-cell>
          <table:table-cell table:style-name="ce100" office:value-type="float" office:value="43.3249428908757" calcext:value-type="float">
            <text:p>43</text:p>
          </table:table-cell>
          <table:table-cell table:style-name="ce100" office:value-type="float" office:value="56.1668906244209" calcext:value-type="float">
            <text:p>56</text:p>
          </table:table-cell>
          <table:table-cell table:style-name="ce100" office:value-type="float" office:value="45.6762340395914" calcext:value-type="float">
            <text:p>46</text:p>
          </table:table-cell>
          <table:table-cell table:style-name="ce100" office:value-type="float" office:value="45.5120929897848" calcext:value-type="float">
            <text:p>46</text:p>
          </table:table-cell>
          <table:table-cell table:style-name="ce100" office:value-type="float" office:value="53.7370921715601" calcext:value-type="float">
            <text:p>5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20.0420112744759" calcext:value-type="float">
            <text:p>20</text:p>
          </table:table-cell>
          <table:table-cell table:style-name="ce100" office:value-type="float" office:value="62.6305489516269" calcext:value-type="float">
            <text:p>63</text:p>
          </table:table-cell>
          <table:table-cell table:style-name="ce100" office:value-type="float" office:value="81.6311088341336" calcext:value-type="float">
            <text:p>82</text:p>
          </table:table-cell>
          <table:table-cell table:style-name="ce100" office:value-type="float" office:value="33.5040916080212" calcext:value-type="float">
            <text:p>34</text:p>
          </table:table-cell>
          <table:table-cell table:style-name="ce100" office:value-type="float" office:value="54.8790707072002" calcext:value-type="float">
            <text:p>55</text:p>
          </table:table-cell>
          <table:table-cell table:style-name="ce100" office:value-type="float" office:value="48.3120413148888" calcext:value-type="float">
            <text:p>4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23" office:value-type="float" office:value="3022.84793133628" calcext:value-type="float">
            <text:p>3,023</text:p>
          </table:table-cell>
          <table:table-cell table:style-name="ce123" office:value-type="float" office:value="9352.08707597711" calcext:value-type="float">
            <text:p>9,352</text:p>
          </table:table-cell>
          <table:table-cell table:style-name="ce123" office:value-type="float" office:value="7075.45389154367" calcext:value-type="float">
            <text:p>7,075</text:p>
          </table:table-cell>
          <table:table-cell table:style-name="ce123" office:value-type="float" office:value="4809.65987387955" calcext:value-type="float">
            <text:p>4,810</text:p>
          </table:table-cell>
          <table:table-cell table:style-name="ce123" office:value-type="float" office:value="7574.08522984214" calcext:value-type="float">
            <text:p>7,574</text:p>
          </table:table-cell>
          <table:table-cell table:style-name="ce123" office:value-type="float" office:value="6716.47472568399" calcext:value-type="float">
            <text:p>6,716</text:p>
          </table:table-cell>
          <table:table-cell table:style-name="ce176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165.61332811209" calcext:value-type="float">
            <text:p>3,166</text:p>
          </table:table-cell>
          <table:table-cell table:style-name="ce100" office:value-type="float" office:value="9860.7831843576" calcext:value-type="float">
            <text:p>9,861</text:p>
          </table:table-cell>
          <table:table-cell table:style-name="ce100" office:value-type="float" office:value="7619.06186555903" calcext:value-type="float">
            <text:p>7,619</text:p>
          </table:table-cell>
          <table:table-cell table:style-name="ce100" office:value-type="float" office:value="4855.15041916073" calcext:value-type="float">
            <text:p>4,855</text:p>
          </table:table-cell>
          <table:table-cell table:style-name="ce100" office:value-type="float" office:value="8153.01762432536" calcext:value-type="float">
            <text:p>8,153</text:p>
          </table:table-cell>
          <table:table-cell table:style-name="ce100" office:value-type="float" office:value="7307.29438914397" calcext:value-type="float">
            <text:p>7,307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909.60873446451" calcext:value-type="float">
            <text:p>2,910</text:p>
          </table:table-cell>
          <table:table-cell table:style-name="ce100" office:value-type="float" office:value="8732.11681803956" calcext:value-type="float">
            <text:p>8,732</text:p>
          </table:table-cell>
          <table:table-cell table:style-name="ce100" office:value-type="float" office:value="6646.33521582524" calcext:value-type="float">
            <text:p>6,646</text:p>
          </table:table-cell>
          <table:table-cell table:style-name="ce100" office:value-type="float" office:value="4773.19360035778" calcext:value-type="float">
            <text:p>4,773</text:p>
          </table:table-cell>
          <table:table-cell table:style-name="ce100" office:value-type="float" office:value="6989.60467837971" calcext:value-type="float">
            <text:p>6,990</text:p>
          </table:table-cell>
          <table:table-cell table:style-name="ce100" office:value-type="float" office:value="6146.56810564835" calcext:value-type="float">
            <text:p>6,14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3161" calcext:value-type="float">
            <text:p><text:s/>3161 </text:p>
          </table:table-cell>
          <table:table-cell table:style-name="ce44" office:value-type="float" office:value="7816" calcext:value-type="float">
            <text:p><text:s/>7816 </text:p>
          </table:table-cell>
          <table:table-cell table:style-name="ce44" office:value-type="float" office:value="1496" calcext:value-type="float">
            <text:p><text:s/>1496 </text:p>
          </table:table-cell>
          <table:table-cell table:style-name="ce44" office:value-type="float" office:value="4823" calcext:value-type="float">
            <text:p><text:s/>4823 </text:p>
          </table:table-cell>
          <table:table-cell table:style-name="ce44" office:value-type="float" office:value="14135" calcext:value-type="float">
            <text:p><text:s/>14135 </text:p>
          </table:table-cell>
          <table:table-cell table:style-name="ce44" office:value-type="float" office:value="17299" calcext:value-type="float">
            <text:p><text:s/>17299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43.345" calcext:value-type="float">
            <text:p>43</text:p>
          </table:table-cell>
          <table:table-cell table:style-name="ce42" office:value-type="float" office:value="164.066" calcext:value-type="float">
            <text:p>164</text:p>
          </table:table-cell>
          <table:table-cell table:style-name="ce42" office:value-type="float" office:value="25.993" calcext:value-type="float">
            <text:p>26</text:p>
          </table:table-cell>
          <table:table-cell table:style-name="ce42" office:value-type="float" office:value="78.808" calcext:value-type="float">
            <text:p>79</text:p>
          </table:table-cell>
          <table:table-cell table:style-name="ce42" office:value-type="float" office:value="268.867" calcext:value-type="float">
            <text:p>269</text:p>
          </table:table-cell>
          <table:table-cell table:style-name="ce42" office:value-type="float" office:value="312.263" calcext:value-type="float">
            <text:p>312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51.824" calcext:value-type="float">
            <text:p>52</text:p>
          </table:table-cell>
          <table:table-cell table:style-name="ce43" office:value-type="float" office:value="174.847" calcext:value-type="float">
            <text:p>175</text:p>
          </table:table-cell>
          <table:table-cell table:style-name="ce43" office:value-type="float" office:value="29.457" calcext:value-type="float">
            <text:p>29</text:p>
          </table:table-cell>
          <table:table-cell table:style-name="ce43" office:value-type="float" office:value="85.335" calcext:value-type="float">
            <text:p>85</text:p>
          </table:table-cell>
          <table:table-cell table:style-name="ce43" office:value-type="float" office:value="289.639" calcext:value-type="float">
            <text:p>290</text:p>
          </table:table-cell>
          <table:table-cell table:style-name="ce43" office:value-type="float" office:value="341.528" calcext:value-type="float">
            <text:p>342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10" calcext:value-type="float">
            <text:p>2010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43.196009165656" calcext:value-type="float">
            <text:p>343</text:p>
          </table:table-cell>
          <table:table-cell table:style-name="ce100" office:value-type="float" office:value="175.407802070092" calcext:value-type="float">
            <text:p>175</text:p>
          </table:table-cell>
          <table:table-cell table:style-name="ce100" office:value-type="float" office:value="221.460076984526" calcext:value-type="float">
            <text:p>221</text:p>
          </table:table-cell>
          <table:table-cell table:style-name="ce100" office:value-type="float" office:value="262.331128546114" calcext:value-type="float">
            <text:p>262</text:p>
          </table:table-cell>
          <table:table-cell table:style-name="ce100" office:value-type="float" office:value="209.098386462887" calcext:value-type="float">
            <text:p>209</text:p>
          </table:table-cell>
          <table:table-cell table:style-name="ce100" office:value-type="float" office:value="234.31203152456" calcext:value-type="float">
            <text:p>23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4.0784396035659" calcext:value-type="float">
            <text:p>24</text:p>
          </table:table-cell>
          <table:table-cell table:style-name="ce100" office:value-type="float" office:value="10.0510592755785" calcext:value-type="float">
            <text:p>10</text:p>
          </table:table-cell>
          <table:table-cell table:style-name="ce100" office:value-type="float" office:value="27.2855815729205" calcext:value-type="float">
            <text:p>27</text:p>
          </table:table-cell>
          <table:table-cell table:style-name="ce100" office:value-type="float" office:value="14.7364594415957" calcext:value-type="float">
            <text:p>15</text:p>
          </table:table-cell>
          <table:table-cell table:style-name="ce100" office:value-type="float" office:value="13.3655709866317" calcext:value-type="float">
            <text:p>13</text:p>
          </table:table-cell>
          <table:table-cell table:style-name="ce100" office:value-type="float" office:value="15.3741360797963" calcext:value-type="float">
            <text:p>1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9.94981705618392" calcext:value-type="float">
            <text:p>10</text:p>
          </table:table-cell>
          <table:table-cell table:style-name="ce100" office:value-type="float" office:value="819.310159643338" calcext:value-type="float">
            <text:p>819</text:p>
          </table:table-cell>
          <table:table-cell table:style-name="ce100" office:value-type="float" office:value="282.70502135305" calcext:value-type="float">
            <text:p>283</text:p>
          </table:table-cell>
          <table:table-cell table:style-name="ce100" office:value-type="float" office:value="4.16329589211677" calcext:value-type="float">
            <text:p>4</text:p>
          </table:table-cell>
          <table:table-cell table:style-name="ce100" office:value-type="float" office:value="492.728602529723" calcext:value-type="float">
            <text:p>493</text:p>
          </table:table-cell>
          <table:table-cell table:style-name="ce100" office:value-type="float" office:value="401.784322482533" calcext:value-type="float">
            <text:p>40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97.1010610715571" calcext:value-type="float">
            <text:p>97</text:p>
          </table:table-cell>
          <table:table-cell table:style-name="ce100" office:value-type="float" office:value="95.2104543436192" calcext:value-type="float">
            <text:p>95</text:p>
          </table:table-cell>
          <table:table-cell table:style-name="ce100" office:value-type="float" office:value="268.497601592675" calcext:value-type="float">
            <text:p>268</text:p>
          </table:table-cell>
          <table:table-cell table:style-name="ce100" office:value-type="float" office:value="473.740027996002" calcext:value-type="float">
            <text:p>474</text:p>
          </table:table-cell>
          <table:table-cell table:style-name="ce100" office:value-type="float" office:value="239.155681515844" calcext:value-type="float">
            <text:p>239</text:p>
          </table:table-cell>
          <table:table-cell table:style-name="ce100" office:value-type="float" office:value="212.467071100401" calcext:value-type="float">
            <text:p>21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3.45563550443315" calcext:value-type="float">
            <text:p>3</text:p>
          </table:table-cell>
          <table:table-cell table:style-name="ce100" office:value-type="float" office:value="1.57554447248643" calcext:value-type="float">
            <text:p>2</text:p>
          </table:table-cell>
          <table:table-cell table:style-name="ce100" office:value-type="float" office:value="9.59395966821304" calcext:value-type="float">
            <text:p>10</text:p>
          </table:table-cell>
          <table:table-cell table:style-name="ce100" office:value-type="float" office:value="2.61629789651683" calcext:value-type="float">
            <text:p>3</text:p>
          </table:table-cell>
          <table:table-cell table:style-name="ce100" office:value-type="float" office:value="2.73741571933426" calcext:value-type="float">
            <text:p>3</text:p>
          </table:table-cell>
          <table:table-cell table:style-name="ce100" office:value-type="float" office:value="2.86976235111678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7.40592363302116" calcext:value-type="float">
            <text:p>7</text:p>
          </table:table-cell>
          <table:table-cell table:style-name="ce100" office:value-type="float" office:value="3.66524373963869" calcext:value-type="float">
            <text:p>4</text:p>
          </table:table-cell>
          <table:table-cell table:style-name="ce100" office:value-type="float" office:value="5.36405968667364" calcext:value-type="float">
            <text:p>5</text:p>
          </table:table-cell>
          <table:table-cell table:style-name="ce100" office:value-type="float" office:value="13.3658476288164" calcext:value-type="float">
            <text:p>13</text:p>
          </table:table-cell>
          <table:table-cell table:style-name="ce100" office:value-type="float" office:value="7.07560829798368" calcext:value-type="float">
            <text:p>7</text:p>
          </table:table-cell>
          <table:table-cell table:style-name="ce100" office:value-type="float" office:value="7.13067095716974" calcext:value-type="float">
            <text:p>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85.5595656808083" calcext:value-type="float">
            <text:p>86</text:p>
          </table:table-cell>
          <table:table-cell table:style-name="ce100" office:value-type="float" office:value="4.42160674460925" calcext:value-type="float">
            <text:p>4</text:p>
          </table:table-cell>
          <table:table-cell table:style-name="ce100" office:value-type="float" office:value="17.8409375492721" calcext:value-type="float">
            <text:p>18</text:p>
          </table:table-cell>
          <table:table-cell table:style-name="ce100" office:value-type="float" office:value="18.7667083084358" calcext:value-type="float">
            <text:p>19</text:p>
          </table:table-cell>
          <table:table-cell table:style-name="ce100" office:value-type="float" office:value="10.572728305635" calcext:value-type="float">
            <text:p>11</text:p>
          </table:table-cell>
          <table:table-cell table:style-name="ce100" office:value-type="float" office:value="24.6698343131539" calcext:value-type="float">
            <text:p>2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13.875642360544" calcext:value-type="float">
            <text:p>114</text:p>
          </table:table-cell>
          <table:table-cell table:style-name="ce100" office:value-type="float" office:value="9.05636028199995" calcext:value-type="float">
            <text:p>9</text:p>
          </table:table-cell>
          <table:table-cell table:style-name="ce100" office:value-type="float" office:value="27.9784367654057" calcext:value-type="float">
            <text:p>28</text:p>
          </table:table-cell>
          <table:table-cell table:style-name="ce100" office:value-type="float" office:value="52.5810854427995" calcext:value-type="float">
            <text:p>53</text:p>
          </table:table-cell>
          <table:table-cell table:style-name="ce100" office:value-type="float" office:value="25.505818031651" calcext:value-type="float">
            <text:p>26</text:p>
          </table:table-cell>
          <table:table-cell table:style-name="ce100" office:value-type="float" office:value="42.1646349472516" calcext:value-type="float">
            <text:p>4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45372502688331" calcext:value-type="float">
            <text:p>1</text:p>
          </table:table-cell>
          <table:table-cell table:style-name="ce100" office:value-type="float" office:value="0.353315109831294" calcext:value-type="float">
            <text:p>0</text:p>
          </table:table-cell>
          <table:table-cell table:style-name="ce100" office:value-type="float" office:value="0.760637929517378" calcext:value-type="float">
            <text:p>1</text:p>
          </table:table-cell>
          <table:table-cell table:style-name="ce100" office:value-type="float" office:value="0.457286474338117" calcext:value-type="float">
            <text:p>0</text:p>
          </table:table-cell>
          <table:table-cell table:style-name="ce100" office:value-type="float" office:value="0.429393058646049" calcext:value-type="float">
            <text:p>0</text:p>
          </table:table-cell>
          <table:table-cell table:style-name="ce100" office:value-type="float" office:value="0.621614680295532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3.0216414561997" calcext:value-type="float">
            <text:p>23</text:p>
          </table:table-cell>
          <table:table-cell table:style-name="ce100" office:value-type="float" office:value="5.04520494836304" calcext:value-type="float">
            <text:p>5</text:p>
          </table:table-cell>
          <table:table-cell table:style-name="ce100" office:value-type="float" office:value="16.4931339270856" calcext:value-type="float">
            <text:p>16</text:p>
          </table:table-cell>
          <table:table-cell table:style-name="ce100" office:value-type="float" office:value="4.17645507008886" calcext:value-type="float">
            <text:p>4</text:p>
          </table:table-cell>
          <table:table-cell table:style-name="ce100" office:value-type="float" office:value="5.91809867482384" calcext:value-type="float">
            <text:p>6</text:p>
          </table:table-cell>
          <table:table-cell table:style-name="ce100" office:value-type="float" office:value="9.17385494002782" calcext:value-type="float">
            <text:p>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25.6062872866629" calcext:value-type="float">
            <text:p>26</text:p>
          </table:table-cell>
          <table:table-cell table:style-name="ce100" office:value-type="float" office:value="16.7420261368642" calcext:value-type="float">
            <text:p>17</text:p>
          </table:table-cell>
          <table:table-cell table:style-name="ce100" office:value-type="float" office:value="41.1448344508371" calcext:value-type="float">
            <text:p>41</text:p>
          </table:table-cell>
          <table:table-cell table:style-name="ce100" office:value-type="float" office:value="13.2595363601747" calcext:value-type="float">
            <text:p>13</text:p>
          </table:table-cell>
          <table:table-cell table:style-name="ce100" office:value-type="float" office:value="18.0584558080207" calcext:value-type="float">
            <text:p>18</text:p>
          </table:table-cell>
          <table:table-cell table:style-name="ce100" office:value-type="float" office:value="19.4980453892009" calcext:value-type="float">
            <text:p>1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3.2596044968234" calcext:value-type="float">
            <text:p>23</text:p>
          </table:table-cell>
          <table:table-cell table:style-name="ce100" office:value-type="float" office:value="5.15818085967528" calcext:value-type="float">
            <text:p>5</text:p>
          </table:table-cell>
          <table:table-cell table:style-name="ce100" office:value-type="float" office:value="5.81691911300373" calcext:value-type="float">
            <text:p>6</text:p>
          </table:table-cell>
          <table:table-cell table:style-name="ce100" office:value-type="float" office:value="7.89001025274872" calcext:value-type="float">
            <text:p>8</text:p>
          </table:table-cell>
          <table:table-cell table:style-name="ce100" office:value-type="float" office:value="6.13690581279071" calcext:value-type="float">
            <text:p>6</text:p>
          </table:table-cell>
          <table:table-cell table:style-name="ce100" office:value-type="float" office:value="9.37831626250507" calcext:value-type="float">
            <text:p>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4.38938889141712" calcext:value-type="float">
            <text:p>4</text:p>
          </table:table-cell>
          <table:table-cell table:style-name="ce100" office:value-type="float" office:value="1.18632356128982" calcext:value-type="float">
            <text:p>1</text:p>
          </table:table-cell>
          <table:table-cell table:style-name="ce100" office:value-type="float" office:value="3.65570410827725" calcext:value-type="float">
            <text:p>4</text:p>
          </table:table-cell>
          <table:table-cell table:style-name="ce100" office:value-type="float" office:value="2.90593716559393" calcext:value-type="float">
            <text:p>3</text:p>
          </table:table-cell>
          <table:table-cell table:style-name="ce100" office:value-type="float" office:value="2.0111196222796" calcext:value-type="float">
            <text:p>2</text:p>
          </table:table-cell>
          <table:table-cell table:style-name="ce100" office:value-type="float" office:value="2.45640307206856" calcext:value-type="float">
            <text:p>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62.352741233756" calcext:value-type="float">
            <text:p>762</text:p>
          </table:table-cell>
          <table:table-cell table:style-name="ce100" office:value-type="float" office:value="1147.18328118738" calcext:value-type="float">
            <text:p>1,147</text:p>
          </table:table-cell>
          <table:table-cell table:style-name="ce100" office:value-type="float" office:value="928.596904701456" calcext:value-type="float">
            <text:p>929</text:p>
          </table:table-cell>
          <table:table-cell table:style-name="ce100" office:value-type="float" office:value="870.990076475342" calcext:value-type="float">
            <text:p>871</text:p>
          </table:table-cell>
          <table:table-cell table:style-name="ce100" office:value-type="float" office:value="1032.79378482625" calcext:value-type="float">
            <text:p>1,033</text:p>
          </table:table-cell>
          <table:table-cell table:style-name="ce100" office:value-type="float" office:value="981.900698100081" calcext:value-type="float">
            <text:p>98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24" office:value-type="float" office:value="775.475400987901" calcext:value-type="float">
            <text:p>775</text:p>
          </table:table-cell>
          <table:table-cell table:style-name="ce124" office:value-type="float" office:value="1063.15232190463" calcext:value-type="float">
            <text:p>1,063</text:p>
          </table:table-cell>
          <table:table-cell table:style-name="ce124" office:value-type="float" office:value="880.026920862264" calcext:value-type="float">
            <text:p>880</text:p>
          </table:table-cell>
          <table:table-cell table:style-name="ce124" office:value-type="float" office:value="861.058407532834" calcext:value-type="float">
            <text:p>861</text:p>
          </table:table-cell>
          <table:table-cell table:style-name="ce124" office:value-type="float" office:value="987.578610509307" calcext:value-type="float">
            <text:p>988</text:p>
          </table:table-cell>
          <table:table-cell table:style-name="ce124" office:value-type="float" office:value="951.751537070993" calcext:value-type="float">
            <text:p>952</text:p>
          </table:table-cell>
          <table:table-cell table:style-name="ce177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751.904688693437" calcext:value-type="float">
            <text:p>752</text:p>
          </table:table-cell>
          <table:table-cell table:style-name="ce100" office:value-type="float" office:value="1251.13585201153" calcext:value-type="float">
            <text:p>1,251</text:p>
          </table:table-cell>
          <table:table-cell table:style-name="ce100" office:value-type="float" office:value="963.874001809116" calcext:value-type="float">
            <text:p>964</text:p>
          </table:table-cell>
          <table:table-cell table:style-name="ce100" office:value-type="float" office:value="879.114349178708" calcext:value-type="float">
            <text:p>879</text:p>
          </table:table-cell>
          <table:table-cell table:style-name="ce100" office:value-type="float" office:value="1078.95232464176" calcext:value-type="float">
            <text:p>1,079</text:p>
          </table:table-cell>
          <table:table-cell table:style-name="ce100" office:value-type="float" office:value="1011.29418736698" calcext:value-type="float">
            <text:p>1,01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296.986206358791" calcext:value-type="float">
            <text:p>297</text:p>
          </table:table-cell>
          <table:table-cell table:style-name="ce100" office:value-type="float" office:value="144.079467645068" calcext:value-type="float">
            <text:p>144</text:p>
          </table:table-cell>
          <table:table-cell table:style-name="ce100" office:value-type="float" office:value="207.709669850621" calcext:value-type="float">
            <text:p>208</text:p>
          </table:table-cell>
          <table:table-cell table:style-name="ce100" office:value-type="float" office:value="199.871130800279" calcext:value-type="float">
            <text:p>200</text:p>
          </table:table-cell>
          <table:table-cell table:style-name="ce100" office:value-type="float" office:value="169.164668764519" calcext:value-type="float">
            <text:p>169</text:p>
          </table:table-cell>
          <table:table-cell table:style-name="ce100" office:value-type="float" office:value="193.258334706021" calcext:value-type="float">
            <text:p>19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61.1671292558605" calcext:value-type="float">
            <text:p>61</text:p>
          </table:table-cell>
          <table:table-cell table:style-name="ce100" office:value-type="float" office:value="38.5016033639517" calcext:value-type="float">
            <text:p>39</text:p>
          </table:table-cell>
          <table:table-cell table:style-name="ce100" office:value-type="float" office:value="88.9844056625828" calcext:value-type="float">
            <text:p>89</text:p>
          </table:table-cell>
          <table:table-cell table:style-name="ce100" office:value-type="float" office:value="26.1505325305549" calcext:value-type="float">
            <text:p>26</text:p>
          </table:table-cell>
          <table:table-cell table:style-name="ce100" office:value-type="float" office:value="39.5070949347896" calcext:value-type="float">
            <text:p>40</text:p>
          </table:table-cell>
          <table:table-cell table:style-name="ce100" office:value-type="float" office:value="43.6477357472577" calcext:value-type="float">
            <text:p>4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99.084155593938" calcext:value-type="float">
            <text:p>99</text:p>
          </table:table-cell>
          <table:table-cell table:style-name="ce100" office:value-type="float" office:value="6951.48495074968" calcext:value-type="float">
            <text:p>6,951</text:p>
          </table:table-cell>
          <table:table-cell table:style-name="ce100" office:value-type="float" office:value="2122.5840379901" calcext:value-type="float">
            <text:p>2,123</text:p>
          </table:table-cell>
          <table:table-cell table:style-name="ce100" office:value-type="float" office:value="35.5925422086136" calcext:value-type="float">
            <text:p>36</text:p>
          </table:table-cell>
          <table:table-cell table:style-name="ce100" office:value-type="float" office:value="4152.63440303244" calcext:value-type="float">
            <text:p>4,153</text:p>
          </table:table-cell>
          <table:table-cell table:style-name="ce100" office:value-type="float" office:value="3388.4937480927" calcext:value-type="float">
            <text:p>3,38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784.490321741925" calcext:value-type="float">
            <text:p>784</text:p>
          </table:table-cell>
          <table:table-cell table:style-name="ce100" office:value-type="float" office:value="1235.28944832015" calcext:value-type="float">
            <text:p>1,235</text:p>
          </table:table-cell>
          <table:table-cell table:style-name="ce100" office:value-type="float" office:value="2591.71810484699" calcext:value-type="float">
            <text:p>2,592</text:p>
          </table:table-cell>
          <table:table-cell table:style-name="ce100" office:value-type="float" office:value="3353.75148315965" calcext:value-type="float">
            <text:p>3,354</text:p>
          </table:table-cell>
          <table:table-cell table:style-name="ce100" office:value-type="float" office:value="2080.15887415702" calcext:value-type="float">
            <text:p>2,080</text:p>
          </table:table-cell>
          <table:table-cell table:style-name="ce100" office:value-type="float" office:value="1836.32939574154" calcext:value-type="float">
            <text:p>1,83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22.1920774476762" calcext:value-type="float">
            <text:p>22</text:p>
          </table:table-cell>
          <table:table-cell table:style-name="ce100" office:value-type="float" office:value="26.5758101925759" calcext:value-type="float">
            <text:p>27</text:p>
          </table:table-cell>
          <table:table-cell table:style-name="ce100" office:value-type="float" office:value="100.674677865166" calcext:value-type="float">
            <text:p>101</text:p>
          </table:table-cell>
          <table:table-cell table:style-name="ce100" office:value-type="float" office:value="15.2030863969236" calcext:value-type="float">
            <text:p>15</text:p>
          </table:table-cell>
          <table:table-cell table:style-name="ce100" office:value-type="float" office:value="30.306723528131" calcext:value-type="float">
            <text:p>30</text:p>
          </table:table-cell>
          <table:table-cell table:style-name="ce100" office:value-type="float" office:value="28.7503258846767" calcext:value-type="float">
            <text:p>2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81.7525485671768" calcext:value-type="float">
            <text:p>82</text:p>
          </table:table-cell>
          <table:table-cell table:style-name="ce100" office:value-type="float" office:value="93.1283159646685" calcext:value-type="float">
            <text:p>93</text:p>
          </table:table-cell>
          <table:table-cell table:style-name="ce100" office:value-type="float" office:value="122.310551451131" calcext:value-type="float">
            <text:p>122</text:p>
          </table:table-cell>
          <table:table-cell table:style-name="ce100" office:value-type="float" office:value="194.757628910711" calcext:value-type="float">
            <text:p>195</text:p>
          </table:table-cell>
          <table:table-cell table:style-name="ce100" office:value-type="float" office:value="130.013738129978" calcext:value-type="float">
            <text:p>130</text:p>
          </table:table-cell>
          <table:table-cell table:style-name="ce100" office:value-type="float" office:value="120.807320856629" calcext:value-type="float">
            <text:p>12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99.631763323189" calcext:value-type="float">
            <text:p>300</text:p>
          </table:table-cell>
          <table:table-cell table:style-name="ce100" office:value-type="float" office:value="23.3514770400021" calcext:value-type="float">
            <text:p>23</text:p>
          </table:table-cell>
          <table:table-cell table:style-name="ce100" office:value-type="float" office:value="84.1937786503549" calcext:value-type="float">
            <text:p>84</text:p>
          </table:table-cell>
          <table:table-cell table:style-name="ce100" office:value-type="float" office:value="73.4691733847019" calcext:value-type="float">
            <text:p>73</text:p>
          </table:table-cell>
          <table:table-cell table:style-name="ce100" office:value-type="float" office:value="46.2596701363186" calcext:value-type="float">
            <text:p>46</text:p>
          </table:table-cell>
          <table:table-cell table:style-name="ce100" office:value-type="float" office:value="93.8753657255035" calcext:value-type="float">
            <text:p>9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479.867694545465" calcext:value-type="float">
            <text:p>480</text:p>
          </table:table-cell>
          <table:table-cell table:style-name="ce100" office:value-type="float" office:value="48.1895457529916" calcext:value-type="float">
            <text:p>48</text:p>
          </table:table-cell>
          <table:table-cell table:style-name="ce100" office:value-type="float" office:value="155.29588649692" calcext:value-type="float">
            <text:p>155</text:p>
          </table:table-cell>
          <table:table-cell table:style-name="ce100" office:value-type="float" office:value="277.1591397498" calcext:value-type="float">
            <text:p>277</text:p>
          </table:table-cell>
          <table:table-cell table:style-name="ce100" office:value-type="float" office:value="135.493131144666" calcext:value-type="float">
            <text:p>135</text:p>
          </table:table-cell>
          <table:table-cell table:style-name="ce100" office:value-type="float" office:value="200.524874649757" calcext:value-type="float">
            <text:p>20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71.232855117693" calcext:value-type="float">
            <text:p>171</text:p>
          </table:table-cell>
          <table:table-cell table:style-name="ce100" office:value-type="float" office:value="31.5139697781793" calcext:value-type="float">
            <text:p>32</text:p>
          </table:table-cell>
          <table:table-cell table:style-name="ce100" office:value-type="float" office:value="50.9748449142396" calcext:value-type="float">
            <text:p>51</text:p>
          </table:table-cell>
          <table:table-cell table:style-name="ce100" office:value-type="float" office:value="46.4791692681172" calcext:value-type="float">
            <text:p>46</text:p>
          </table:table-cell>
          <table:table-cell table:style-name="ce100" office:value-type="float" office:value="38.4857521956224" calcext:value-type="float">
            <text:p>38</text:p>
          </table:table-cell>
          <table:table-cell table:style-name="ce100" office:value-type="float" office:value="63.4136139564601" calcext:value-type="float">
            <text:p>6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65.956388827588" calcext:value-type="float">
            <text:p>166</text:p>
          </table:table-cell>
          <table:table-cell table:style-name="ce100" office:value-type="float" office:value="60.9570040871803" calcext:value-type="float">
            <text:p>61</text:p>
          </table:table-cell>
          <table:table-cell table:style-name="ce100" office:value-type="float" office:value="182.738391041779" calcext:value-type="float">
            <text:p>183</text:p>
          </table:table-cell>
          <table:table-cell table:style-name="ce100" office:value-type="float" office:value="36.5914827266276" calcext:value-type="float">
            <text:p>37</text:p>
          </table:table-cell>
          <table:table-cell table:style-name="ce100" office:value-type="float" office:value="65.1947702760043" calcext:value-type="float">
            <text:p>65</text:p>
          </table:table-cell>
          <table:table-cell table:style-name="ce100" office:value-type="float" office:value="84.4896341160203" calcext:value-type="float">
            <text:p>8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603.866661932848" calcext:value-type="float">
            <text:p>604</text:p>
          </table:table-cell>
          <table:table-cell table:style-name="ce100" office:value-type="float" office:value="566.284446835105" calcext:value-type="float">
            <text:p>566</text:p>
          </table:table-cell>
          <table:table-cell table:style-name="ce100" office:value-type="float" office:value="946.239975946135" calcext:value-type="float">
            <text:p>946</text:p>
          </table:table-cell>
          <table:table-cell table:style-name="ce100" office:value-type="float" office:value="306.390781691011" calcext:value-type="float">
            <text:p>306</text:p>
          </table:table-cell>
          <table:table-cell table:style-name="ce100" office:value-type="float" office:value="518.134066698297" calcext:value-type="float">
            <text:p>518</text:p>
          </table:table-cell>
          <table:table-cell table:style-name="ce100" office:value-type="float" office:value="534.502276576861" calcext:value-type="float">
            <text:p>53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89.1040457483121" calcext:value-type="float">
            <text:p>89</text:p>
          </table:table-cell>
          <table:table-cell table:style-name="ce100" office:value-type="float" office:value="38.9686736304313" calcext:value-type="float">
            <text:p>39</text:p>
          </table:table-cell>
          <table:table-cell table:style-name="ce100" office:value-type="float" office:value="33.1529218823368" calcext:value-type="float">
            <text:p>33</text:p>
          </table:table-cell>
          <table:table-cell table:style-name="ce100" office:value-type="float" office:value="53.2411918849443" calcext:value-type="float">
            <text:p>53</text:p>
          </table:table-cell>
          <table:table-cell table:style-name="ce100" office:value-type="float" office:value="43.1417051553596" calcext:value-type="float">
            <text:p>43</text:p>
          </table:table-cell>
          <table:table-cell table:style-name="ce100" office:value-type="float" office:value="51.9074376569749" calcext:value-type="float">
            <text:p>5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77.8238988321055" calcext:value-type="float">
            <text:p>78</text:p>
          </table:table-cell>
          <table:table-cell table:style-name="ce100" office:value-type="float" office:value="62.7504011501862" calcext:value-type="float">
            <text:p>63</text:p>
          </table:table-cell>
          <table:table-cell table:style-name="ce100" office:value-type="float" office:value="88.3477385847892" calcext:value-type="float">
            <text:p>88</text:p>
          </table:table-cell>
          <table:table-cell table:style-name="ce100" office:value-type="float" office:value="25.5101895738379" calcext:value-type="float">
            <text:p>26</text:p>
          </table:table-cell>
          <table:table-cell table:style-name="ce100" office:value-type="float" office:value="52.920744584653" calcext:value-type="float">
            <text:p>53</text:p>
          </table:table-cell>
          <table:table-cell table:style-name="ce100" office:value-type="float" office:value="57.5515666802256" calcext:value-type="float">
            <text:p>5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25" office:value-type="float" office:value="3233.15574729257" calcext:value-type="float">
            <text:p>3,233</text:p>
          </table:table-cell>
          <table:table-cell table:style-name="ce125" office:value-type="float" office:value="9321.07511451017" calcext:value-type="float">
            <text:p>9,321</text:p>
          </table:table-cell>
          <table:table-cell table:style-name="ce125" office:value-type="float" office:value="6774.92498518314" calcext:value-type="float">
            <text:p>6,775</text:p>
          </table:table-cell>
          <table:table-cell table:style-name="ce125" office:value-type="float" office:value="4644.16753228578" calcext:value-type="float">
            <text:p>4,644</text:p>
          </table:table-cell>
          <table:table-cell table:style-name="ce125" office:value-type="float" office:value="7501.4153427378" calcext:value-type="float">
            <text:p>7,501</text:p>
          </table:table-cell>
          <table:table-cell table:style-name="ce125" office:value-type="float" office:value="6697.55163039063" calcext:value-type="float">
            <text:p>6,698</text:p>
          </table:table-cell>
          <table:table-cell table:style-name="ce178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444.1134196636" calcext:value-type="float">
            <text:p>3,444</text:p>
          </table:table-cell>
          <table:table-cell table:style-name="ce100" office:value-type="float" office:value="10003.2153376028" calcext:value-type="float">
            <text:p>10,003</text:p>
          </table:table-cell>
          <table:table-cell table:style-name="ce100" office:value-type="float" office:value="7110.87381074435" calcext:value-type="float">
            <text:p>7,111</text:p>
          </table:table-cell>
          <table:table-cell table:style-name="ce100" office:value-type="float" office:value="4700.24760557523" calcext:value-type="float">
            <text:p>4,700</text:p>
          </table:table-cell>
          <table:table-cell table:style-name="ce100" office:value-type="float" office:value="8181.98437708022" calcext:value-type="float">
            <text:p>8,182</text:p>
          </table:table-cell>
          <table:table-cell table:style-name="ce100" office:value-type="float" office:value="7380.63642742184" calcext:value-type="float">
            <text:p>7,381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3065.19461090635" calcext:value-type="float">
            <text:p>3,065</text:p>
          </table:table-cell>
          <table:table-cell table:style-name="ce100" office:value-type="float" office:value="8477.21672638406" calcext:value-type="float">
            <text:p>8,477</text:p>
          </table:table-cell>
          <table:table-cell table:style-name="ce100" office:value-type="float" office:value="6530.92038798656" calcext:value-type="float">
            <text:p>6,531</text:p>
          </table:table-cell>
          <table:table-cell table:style-name="ce100" office:value-type="float" office:value="4598.29308648359" calcext:value-type="float">
            <text:p>4,598</text:p>
          </table:table-cell>
          <table:table-cell table:style-name="ce100" office:value-type="float" office:value="6806.64697474057" calcext:value-type="float">
            <text:p>6,807</text:p>
          </table:table-cell>
          <table:table-cell table:style-name="ce100" office:value-type="float" office:value="6031.58796955945" calcext:value-type="float">
            <text:p>6,03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2958" calcext:value-type="float">
            <text:p><text:s/>2958 </text:p>
          </table:table-cell>
          <table:table-cell table:style-name="ce44" office:value-type="float" office:value="7618" calcext:value-type="float">
            <text:p><text:s/>7618 </text:p>
          </table:table-cell>
          <table:table-cell table:style-name="ce44" office:value-type="float" office:value="1373" calcext:value-type="float">
            <text:p><text:s/>1373 </text:p>
          </table:table-cell>
          <table:table-cell table:style-name="ce44" office:value-type="float" office:value="4592" calcext:value-type="float">
            <text:p><text:s/>4592 </text:p>
          </table:table-cell>
          <table:table-cell table:style-name="ce44" office:value-type="float" office:value="13583" calcext:value-type="float">
            <text:p><text:s/>13583 </text:p>
          </table:table-cell>
          <table:table-cell table:style-name="ce44" office:value-type="float" office:value="16553" calcext:value-type="float">
            <text:p><text:s/>16553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39.525" calcext:value-type="float">
            <text:p>40</text:p>
          </table:table-cell>
          <table:table-cell table:style-name="ce42" office:value-type="float" office:value="157.698" calcext:value-type="float">
            <text:p>158</text:p>
          </table:table-cell>
          <table:table-cell table:style-name="ce42" office:value-type="float" office:value="22.639" calcext:value-type="float">
            <text:p>23</text:p>
          </table:table-cell>
          <table:table-cell table:style-name="ce42" office:value-type="float" office:value="72.269" calcext:value-type="float">
            <text:p>72</text:p>
          </table:table-cell>
          <table:table-cell table:style-name="ce42" office:value-type="float" office:value="252.606" calcext:value-type="float">
            <text:p>253</text:p>
          </table:table-cell>
          <table:table-cell table:style-name="ce42" office:value-type="float" office:value="292.332" calcext:value-type="float">
            <text:p>292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8.492" calcext:value-type="float">
            <text:p>48</text:p>
          </table:table-cell>
          <table:table-cell table:style-name="ce43" office:value-type="float" office:value="167.801" calcext:value-type="float">
            <text:p>168</text:p>
          </table:table-cell>
          <table:table-cell table:style-name="ce43" office:value-type="float" office:value="26.113" calcext:value-type="float">
            <text:p>26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272.914" calcext:value-type="float">
            <text:p>273</text:p>
          </table:table-cell>
          <table:table-cell table:style-name="ce43" office:value-type="float" office:value="321.633" calcext:value-type="float">
            <text:p>322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11" calcext:value-type="float">
            <text:p>2011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55.853179234846" calcext:value-type="float">
            <text:p>356</text:p>
          </table:table-cell>
          <table:table-cell table:style-name="ce100" office:value-type="float" office:value="178.803985699224" calcext:value-type="float">
            <text:p>179</text:p>
          </table:table-cell>
          <table:table-cell table:style-name="ce100" office:value-type="float" office:value="239.18374571872" calcext:value-type="float">
            <text:p>239</text:p>
          </table:table-cell>
          <table:table-cell table:style-name="ce100" office:value-type="float" office:value="267.471509963101" calcext:value-type="float">
            <text:p>267</text:p>
          </table:table-cell>
          <table:table-cell table:style-name="ce100" office:value-type="float" office:value="214.970455925384" calcext:value-type="float">
            <text:p>215</text:p>
          </table:table-cell>
          <table:table-cell table:style-name="ce100" office:value-type="float" office:value="241.827226559876" calcext:value-type="float">
            <text:p>24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4.6020175354934" calcext:value-type="float">
            <text:p>25</text:p>
          </table:table-cell>
          <table:table-cell table:style-name="ce100" office:value-type="float" office:value="10.3997996256663" calcext:value-type="float">
            <text:p>10</text:p>
          </table:table-cell>
          <table:table-cell table:style-name="ce100" office:value-type="float" office:value="28.2858090606118" calcext:value-type="float">
            <text:p>28</text:p>
          </table:table-cell>
          <table:table-cell table:style-name="ce100" office:value-type="float" office:value="16.6208885520341" calcext:value-type="float">
            <text:p>17</text:p>
          </table:table-cell>
          <table:table-cell table:style-name="ce100" office:value-type="float" office:value="14.4176636689456" calcext:value-type="float">
            <text:p>14</text:p>
          </table:table-cell>
          <table:table-cell table:style-name="ce100" office:value-type="float" office:value="16.4056325111366" calcext:value-type="float">
            <text:p>1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2.7157151835541" calcext:value-type="float">
            <text:p>13</text:p>
          </table:table-cell>
          <table:table-cell table:style-name="ce100" office:value-type="float" office:value="811.321725281159" calcext:value-type="float">
            <text:p>811</text:p>
          </table:table-cell>
          <table:table-cell table:style-name="ce100" office:value-type="float" office:value="266.680599023751" calcext:value-type="float">
            <text:p>267</text:p>
          </table:table-cell>
          <table:table-cell table:style-name="ce100" office:value-type="float" office:value="3.65463230294145" calcext:value-type="float">
            <text:p>4</text:p>
          </table:table-cell>
          <table:table-cell table:style-name="ce100" office:value-type="float" office:value="482.464252905206" calcext:value-type="float">
            <text:p>482</text:p>
          </table:table-cell>
          <table:table-cell table:style-name="ce100" office:value-type="float" office:value="392.472594867091" calcext:value-type="float">
            <text:p>39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95.936764466752" calcext:value-type="float">
            <text:p>96</text:p>
          </table:table-cell>
          <table:table-cell table:style-name="ce100" office:value-type="float" office:value="98.0956267330011" calcext:value-type="float">
            <text:p>98</text:p>
          </table:table-cell>
          <table:table-cell table:style-name="ce100" office:value-type="float" office:value="277.592032781868" calcext:value-type="float">
            <text:p>278</text:p>
          </table:table-cell>
          <table:table-cell table:style-name="ce100" office:value-type="float" office:value="452.521722630532" calcext:value-type="float">
            <text:p>453</text:p>
          </table:table-cell>
          <table:table-cell table:style-name="ce100" office:value-type="float" office:value="235.95342614305" calcext:value-type="float">
            <text:p>236</text:p>
          </table:table-cell>
          <table:table-cell table:style-name="ce100" office:value-type="float" office:value="209.103991390465" calcext:value-type="float">
            <text:p>20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3.20902156392537" calcext:value-type="float">
            <text:p>3</text:p>
          </table:table-cell>
          <table:table-cell table:style-name="ce100" office:value-type="float" office:value="2.83062669653934" calcext:value-type="float">
            <text:p>3</text:p>
          </table:table-cell>
          <table:table-cell table:style-name="ce100" office:value-type="float" office:value="8.86258362745631" calcext:value-type="float">
            <text:p>9</text:p>
          </table:table-cell>
          <table:table-cell table:style-name="ce100" office:value-type="float" office:value="3.37419544446111" calcext:value-type="float">
            <text:p>3</text:p>
          </table:table-cell>
          <table:table-cell table:style-name="ce100" office:value-type="float" office:value="3.66638506879382" calcext:value-type="float">
            <text:p>4</text:p>
          </table:table-cell>
          <table:table-cell table:style-name="ce100" office:value-type="float" office:value="3.57758654926885" calcext:value-type="float">
            <text:p>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7.85679788756767" calcext:value-type="float">
            <text:p>8</text:p>
          </table:table-cell>
          <table:table-cell table:style-name="ce100" office:value-type="float" office:value="3.11735399426443" calcext:value-type="float">
            <text:p>3</text:p>
          </table:table-cell>
          <table:table-cell table:style-name="ce100" office:value-type="float" office:value="3.53487738554904" calcext:value-type="float">
            <text:p>4</text:p>
          </table:table-cell>
          <table:table-cell table:style-name="ce100" office:value-type="float" office:value="11.8155561569945" calcext:value-type="float">
            <text:p>12</text:p>
          </table:table-cell>
          <table:table-cell table:style-name="ce100" office:value-type="float" office:value="6.06814111370615" calcext:value-type="float">
            <text:p>6</text:p>
          </table:table-cell>
          <table:table-cell table:style-name="ce100" office:value-type="float" office:value="6.40788453607881" calcext:value-type="float">
            <text:p>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71.8628177928133" calcext:value-type="float">
            <text:p>72</text:p>
          </table:table-cell>
          <table:table-cell table:style-name="ce100" office:value-type="float" office:value="3.81371141881371" calcext:value-type="float">
            <text:p>4</text:p>
          </table:table-cell>
          <table:table-cell table:style-name="ce100" office:value-type="float" office:value="10.5771438195684" calcext:value-type="float">
            <text:p>11</text:p>
          </table:table-cell>
          <table:table-cell table:style-name="ce100" office:value-type="float" office:value="15.7119723292168" calcext:value-type="float">
            <text:p>16</text:p>
          </table:table-cell>
          <table:table-cell table:style-name="ce100" office:value-type="float" office:value="8.52166715676272" calcext:value-type="float">
            <text:p>9</text:p>
          </table:table-cell>
          <table:table-cell table:style-name="ce100" office:value-type="float" office:value="20.708748829937" calcext:value-type="float">
            <text:p>2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10.467755437535" calcext:value-type="float">
            <text:p>110</text:p>
          </table:table-cell>
          <table:table-cell table:style-name="ce100" office:value-type="float" office:value="10.2917957901621" calcext:value-type="float">
            <text:p>10</text:p>
          </table:table-cell>
          <table:table-cell table:style-name="ce100" office:value-type="float" office:value="27.421802130407" calcext:value-type="float">
            <text:p>27</text:p>
          </table:table-cell>
          <table:table-cell table:style-name="ce100" office:value-type="float" office:value="51.2217187579631" calcext:value-type="float">
            <text:p>51</text:p>
          </table:table-cell>
          <table:table-cell table:style-name="ce100" office:value-type="float" office:value="25.8216389788367" calcext:value-type="float">
            <text:p>26</text:p>
          </table:table-cell>
          <table:table-cell table:style-name="ce100" office:value-type="float" office:value="42.045914759124" calcext:value-type="float">
            <text:p>4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01759806580194" calcext:value-type="float">
            <text:p>1</text:p>
          </table:table-cell>
          <table:table-cell table:style-name="ce100" office:value-type="float" office:value="0.439432146303227" calcext:value-type="float">
            <text:p>0</text:p>
          </table:table-cell>
          <table:table-cell table:style-name="ce100" office:value-type="float" office:value="0.493430483840199" calcext:value-type="float">
            <text:p>0</text:p>
          </table:table-cell>
          <table:table-cell table:style-name="ce100" office:value-type="float" office:value="0.347170941303608" calcext:value-type="float">
            <text:p>0</text:p>
          </table:table-cell>
          <table:table-cell table:style-name="ce100" office:value-type="float" office:value="0.414469974256269" calcext:value-type="float">
            <text:p>0</text:p>
          </table:table-cell>
          <table:table-cell table:style-name="ce100" office:value-type="float" office:value="0.529632198901123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2.478508401967" calcext:value-type="float">
            <text:p>22</text:p>
          </table:table-cell>
          <table:table-cell table:style-name="ce100" office:value-type="float" office:value="4.81989249485199" calcext:value-type="float">
            <text:p>5</text:p>
          </table:table-cell>
          <table:table-cell table:style-name="ce100" office:value-type="float" office:value="15.3652382347607" calcext:value-type="float">
            <text:p>15</text:p>
          </table:table-cell>
          <table:table-cell table:style-name="ce100" office:value-type="float" office:value="4.22850119089067" calcext:value-type="float">
            <text:p>4</text:p>
          </table:table-cell>
          <table:table-cell table:style-name="ce100" office:value-type="float" office:value="5.76602748444501" calcext:value-type="float">
            <text:p>6</text:p>
          </table:table-cell>
          <table:table-cell table:style-name="ce100" office:value-type="float" office:value="8.95924497961031" calcext:value-type="float">
            <text:p>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23.3000702885488" calcext:value-type="float">
            <text:p>23</text:p>
          </table:table-cell>
          <table:table-cell table:style-name="ce100" office:value-type="float" office:value="13.9348382718311" calcext:value-type="float">
            <text:p>14</text:p>
          </table:table-cell>
          <table:table-cell table:style-name="ce100" office:value-type="float" office:value="37.4277651788142" calcext:value-type="float">
            <text:p>37</text:p>
          </table:table-cell>
          <table:table-cell table:style-name="ce100" office:value-type="float" office:value="12.6064976044699" calcext:value-type="float">
            <text:p>13</text:p>
          </table:table-cell>
          <table:table-cell table:style-name="ce100" office:value-type="float" office:value="16.0390177691745" calcext:value-type="float">
            <text:p>16</text:p>
          </table:table-cell>
          <table:table-cell table:style-name="ce100" office:value-type="float" office:value="17.4256722043204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3.6214133128581" calcext:value-type="float">
            <text:p>24</text:p>
          </table:table-cell>
          <table:table-cell table:style-name="ce100" office:value-type="float" office:value="5.43194363688923" calcext:value-type="float">
            <text:p>5</text:p>
          </table:table-cell>
          <table:table-cell table:style-name="ce100" office:value-type="float" office:value="9.58446458970581" calcext:value-type="float">
            <text:p>10</text:p>
          </table:table-cell>
          <table:table-cell table:style-name="ce100" office:value-type="float" office:value="7.7396136780769" calcext:value-type="float">
            <text:p>8</text:p>
          </table:table-cell>
          <table:table-cell table:style-name="ce100" office:value-type="float" office:value="6.65314228400675" calcext:value-type="float">
            <text:p>7</text:p>
          </table:table-cell>
          <table:table-cell table:style-name="ce100" office:value-type="float" office:value="9.89493827227853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7.12145587891976" calcext:value-type="float">
            <text:p>7</text:p>
          </table:table-cell>
          <table:table-cell table:style-name="ce100" office:value-type="float" office:value="1.23040120754325" calcext:value-type="float">
            <text:p>1</text:p>
          </table:table-cell>
          <table:table-cell table:style-name="ce100" office:value-type="float" office:value="1.99552639295382" calcext:value-type="float">
            <text:p>2</text:p>
          </table:table-cell>
          <table:table-cell table:style-name="ce100" office:value-type="float" office:value="1.36685334861531" calcext:value-type="float">
            <text:p>1</text:p>
          </table:table-cell>
          <table:table-cell table:style-name="ce100" office:value-type="float" office:value="1.35896158159057" calcext:value-type="float">
            <text:p>1</text:p>
          </table:table-cell>
          <table:table-cell table:style-name="ce100" office:value-type="float" office:value="2.46022102988619" calcext:value-type="float">
            <text:p>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60.043115050583" calcext:value-type="float">
            <text:p>760</text:p>
          </table:table-cell>
          <table:table-cell table:style-name="ce100" office:value-type="float" office:value="1144.53113299625" calcext:value-type="float">
            <text:p>1,145</text:p>
          </table:table-cell>
          <table:table-cell table:style-name="ce100" office:value-type="float" office:value="927.005018428007" calcext:value-type="float">
            <text:p>927</text:p>
          </table:table-cell>
          <table:table-cell table:style-name="ce100" office:value-type="float" office:value="848.680832900601" calcext:value-type="float">
            <text:p>849</text:p>
          </table:table-cell>
          <table:table-cell table:style-name="ce100" office:value-type="float" office:value="1022.11525005416" calcext:value-type="float">
            <text:p>1,022</text:p>
          </table:table-cell>
          <table:table-cell table:style-name="ce100" office:value-type="float" office:value="971.819288687974" calcext:value-type="float">
            <text:p>97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26" office:value-type="float" office:value="763.100827147873" calcext:value-type="float">
            <text:p>763</text:p>
          </table:table-cell>
          <table:table-cell table:style-name="ce126" office:value-type="float" office:value="1072.66341178561" calcext:value-type="float">
            <text:p>1,073</text:p>
          </table:table-cell>
          <table:table-cell table:style-name="ce126" office:value-type="float" office:value="874.899406514125" calcext:value-type="float">
            <text:p>875</text:p>
          </table:table-cell>
          <table:table-cell table:style-name="ce126" office:value-type="float" office:value="836.361287287384" calcext:value-type="float">
            <text:p>836</text:p>
          </table:table-cell>
          <table:table-cell table:style-name="ce126" office:value-type="float" office:value="983.519210316091" calcext:value-type="float">
            <text:p>984</text:p>
          </table:table-cell>
          <table:table-cell table:style-name="ce126" office:value-type="float" office:value="945.326208544601" calcext:value-type="float">
            <text:p>945</text:p>
          </table:table-cell>
          <table:table-cell table:style-name="ce179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757.601023608186" calcext:value-type="float">
            <text:p>758</text:p>
          </table:table-cell>
          <table:table-cell table:style-name="ce100" office:value-type="float" office:value="1232.08040934414" calcext:value-type="float">
            <text:p>1,232</text:p>
          </table:table-cell>
          <table:table-cell table:style-name="ce100" office:value-type="float" office:value="966.6411058831" calcext:value-type="float">
            <text:p>967</text:p>
          </table:table-cell>
          <table:table-cell table:style-name="ce100" office:value-type="float" office:value="858.83040496746" calcext:value-type="float">
            <text:p>859</text:p>
          </table:table-cell>
          <table:table-cell table:style-name="ce100" office:value-type="float" office:value="1061.32130743177" calcext:value-type="float">
            <text:p>1,061</text:p>
          </table:table-cell>
          <table:table-cell table:style-name="ce100" office:value-type="float" office:value="997.528125295234" calcext:value-type="float">
            <text:p>99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298.89840245385" calcext:value-type="float">
            <text:p>299</text:p>
          </table:table-cell>
          <table:table-cell table:style-name="ce100" office:value-type="float" office:value="144.170128007333" calcext:value-type="float">
            <text:p>144</text:p>
          </table:table-cell>
          <table:table-cell table:style-name="ce100" office:value-type="float" office:value="216.087620529407" calcext:value-type="float">
            <text:p>216</text:p>
          </table:table-cell>
          <table:table-cell table:style-name="ce100" office:value-type="float" office:value="208.178242312994" calcext:value-type="float">
            <text:p>208</text:p>
          </table:table-cell>
          <table:table-cell table:style-name="ce100" office:value-type="float" office:value="173.350797034784" calcext:value-type="float">
            <text:p>173</text:p>
          </table:table-cell>
          <table:table-cell table:style-name="ce100" office:value-type="float" office:value="197.290924744351" calcext:value-type="float">
            <text:p>19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64.4087391456192" calcext:value-type="float">
            <text:p>64</text:p>
          </table:table-cell>
          <table:table-cell table:style-name="ce100" office:value-type="float" office:value="45.1909184482055" calcext:value-type="float">
            <text:p>45</text:p>
          </table:table-cell>
          <table:table-cell table:style-name="ce100" office:value-type="float" office:value="94.3338040781256" calcext:value-type="float">
            <text:p>94</text:p>
          </table:table-cell>
          <table:table-cell table:style-name="ce100" office:value-type="float" office:value="31.443845314904" calcext:value-type="float">
            <text:p>31</text:p>
          </table:table-cell>
          <table:table-cell table:style-name="ce100" office:value-type="float" office:value="45.928634635511" calcext:value-type="float">
            <text:p>46</text:p>
          </table:table-cell>
          <table:table-cell table:style-name="ce100" office:value-type="float" office:value="49.4910835753791" calcext:value-type="float">
            <text:p>4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79.5925906909734" calcext:value-type="float">
            <text:p>80</text:p>
          </table:table-cell>
          <table:table-cell table:style-name="ce100" office:value-type="float" office:value="7072.31287878077" calcext:value-type="float">
            <text:p>7,072</text:p>
          </table:table-cell>
          <table:table-cell table:style-name="ce100" office:value-type="float" office:value="1999.04742281941" calcext:value-type="float">
            <text:p>1,999</text:p>
          </table:table-cell>
          <table:table-cell table:style-name="ce100" office:value-type="float" office:value="30.9449496462724" calcext:value-type="float">
            <text:p>31</text:p>
          </table:table-cell>
          <table:table-cell table:style-name="ce100" office:value-type="float" office:value="4170.03473974816" calcext:value-type="float">
            <text:p>4,170</text:p>
          </table:table-cell>
          <table:table-cell table:style-name="ce100" office:value-type="float" office:value="3386.42341292314" calcext:value-type="float">
            <text:p>3,38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726.373733885854" calcext:value-type="float">
            <text:p>726</text:p>
          </table:table-cell>
          <table:table-cell table:style-name="ce100" office:value-type="float" office:value="1384.84666453505" calcext:value-type="float">
            <text:p>1,385</text:p>
          </table:table-cell>
          <table:table-cell table:style-name="ce100" office:value-type="float" office:value="2940.70827723305" calcext:value-type="float">
            <text:p>2,941</text:p>
          </table:table-cell>
          <table:table-cell table:style-name="ce100" office:value-type="float" office:value="3477.28181332811" calcext:value-type="float">
            <text:p>3,477</text:p>
          </table:table-cell>
          <table:table-cell table:style-name="ce100" office:value-type="float" office:value="2252.53229892075" calcext:value-type="float">
            <text:p>2,253</text:p>
          </table:table-cell>
          <table:table-cell table:style-name="ce100" office:value-type="float" office:value="1960.25949679045" calcext:value-type="float">
            <text:p>1,96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27.7524583864038" calcext:value-type="float">
            <text:p>28</text:p>
          </table:table-cell>
          <table:table-cell table:style-name="ce100" office:value-type="float" office:value="40.4142851079265" calcext:value-type="float">
            <text:p>40</text:p>
          </table:table-cell>
          <table:table-cell table:style-name="ce100" office:value-type="float" office:value="100.05261202155" calcext:value-type="float">
            <text:p>100</text:p>
          </table:table-cell>
          <table:table-cell table:style-name="ce100" office:value-type="float" office:value="16.4652754379995" calcext:value-type="float">
            <text:p>16</text:p>
          </table:table-cell>
          <table:table-cell table:style-name="ce100" office:value-type="float" office:value="38.8824641050052" calcext:value-type="float">
            <text:p>39</text:p>
          </table:table-cell>
          <table:table-cell table:style-name="ce100" office:value-type="float" office:value="36.7401140877855" calcext:value-type="float">
            <text:p>3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81.3594967496863" calcext:value-type="float">
            <text:p>81</text:p>
          </table:table-cell>
          <table:table-cell table:style-name="ce100" office:value-type="float" office:value="102.828424089659" calcext:value-type="float">
            <text:p>103</text:p>
          </table:table-cell>
          <table:table-cell table:style-name="ce100" office:value-type="float" office:value="58.8089137255298" calcext:value-type="float">
            <text:p>59</text:p>
          </table:table-cell>
          <table:table-cell table:style-name="ce100" office:value-type="float" office:value="215.382434917625" calcext:value-type="float">
            <text:p>215</text:p>
          </table:table-cell>
          <table:table-cell table:style-name="ce100" office:value-type="float" office:value="135.651345962455" calcext:value-type="float">
            <text:p>136</text:p>
          </table:table-cell>
          <table:table-cell table:style-name="ce100" office:value-type="float" office:value="125.220955096321" calcext:value-type="float">
            <text:p>12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70.122175184491" calcext:value-type="float">
            <text:p>270</text:p>
          </table:table-cell>
          <table:table-cell table:style-name="ce100" office:value-type="float" office:value="17.9078746465727" calcext:value-type="float">
            <text:p>18</text:p>
          </table:table-cell>
          <table:table-cell table:style-name="ce100" office:value-type="float" office:value="47.0848780952853" calcext:value-type="float">
            <text:p>47</text:p>
          </table:table-cell>
          <table:table-cell table:style-name="ce100" office:value-type="float" office:value="62.2732158373101" calcext:value-type="float">
            <text:p>62</text:p>
          </table:table-cell>
          <table:table-cell table:style-name="ce100" office:value-type="float" office:value="35.8918081887294" calcext:value-type="float">
            <text:p>36</text:p>
          </table:table-cell>
          <table:table-cell table:style-name="ce100" office:value-type="float" office:value="80.9879310297372" calcext:value-type="float">
            <text:p>8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472.014474474221" calcext:value-type="float">
            <text:p>472</text:p>
          </table:table-cell>
          <table:table-cell table:style-name="ce100" office:value-type="float" office:value="62.4908814203354" calcext:value-type="float">
            <text:p>62</text:p>
          </table:table-cell>
          <table:table-cell table:style-name="ce100" office:value-type="float" office:value="151.292946743832" calcext:value-type="float">
            <text:p>151</text:p>
          </table:table-cell>
          <table:table-cell table:style-name="ce100" office:value-type="float" office:value="276.271331234215" calcext:value-type="float">
            <text:p>276</text:p>
          </table:table-cell>
          <table:table-cell table:style-name="ce100" office:value-type="float" office:value="143.531966463609" calcext:value-type="float">
            <text:p>144</text:p>
          </table:table-cell>
          <table:table-cell table:style-name="ce100" office:value-type="float" office:value="206.413490353089" calcext:value-type="float">
            <text:p>20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01.44745200643" calcext:value-type="float">
            <text:p>101</text:p>
          </table:table-cell>
          <table:table-cell table:style-name="ce100" office:value-type="float" office:value="32.4337463176712" calcext:value-type="float">
            <text:p>32</text:p>
          </table:table-cell>
          <table:table-cell table:style-name="ce100" office:value-type="float" office:value="46.0172000745322" calcext:value-type="float">
            <text:p>46</text:p>
          </table:table-cell>
          <table:table-cell table:style-name="ce100" office:value-type="float" office:value="46.7509138142129" calcext:value-type="float">
            <text:p>47</text:p>
          </table:table-cell>
          <table:table-cell table:style-name="ce100" office:value-type="float" office:value="38.6893575791994" calcext:value-type="float">
            <text:p>39</text:p>
          </table:table-cell>
          <table:table-cell table:style-name="ce100" office:value-type="float" office:value="50.6741242238647" calcext:value-type="float">
            <text:p>5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49.826613296171" calcext:value-type="float">
            <text:p>150</text:p>
          </table:table-cell>
          <table:table-cell table:style-name="ce100" office:value-type="float" office:value="52.6043677011865" calcext:value-type="float">
            <text:p>53</text:p>
          </table:table-cell>
          <table:table-cell table:style-name="ce100" office:value-type="float" office:value="155.252332442442" calcext:value-type="float">
            <text:p>155</text:p>
          </table:table-cell>
          <table:table-cell table:style-name="ce100" office:value-type="float" office:value="42.7005240016927" calcext:value-type="float">
            <text:p>43</text:p>
          </table:table-cell>
          <table:table-cell table:style-name="ce100" office:value-type="float" office:value="60.4286748188683" calcext:value-type="float">
            <text:p>60</text:p>
          </table:table-cell>
          <table:table-cell table:style-name="ce100" office:value-type="float" office:value="77.4988286030726" calcext:value-type="float">
            <text:p>7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569.212824665346" calcext:value-type="float">
            <text:p>569</text:p>
          </table:table-cell>
          <table:table-cell table:style-name="ce100" office:value-type="float" office:value="491.471333012643" calcext:value-type="float">
            <text:p>491</text:p>
          </table:table-cell>
          <table:table-cell table:style-name="ce100" office:value-type="float" office:value="1045.36739950992" calcext:value-type="float">
            <text:p>1,045</text:p>
          </table:table-cell>
          <table:table-cell table:style-name="ce100" office:value-type="float" office:value="282.411151813861" calcext:value-type="float">
            <text:p>282</text:p>
          </table:table-cell>
          <table:table-cell table:style-name="ce100" office:value-type="float" office:value="481.709895082179" calcext:value-type="float">
            <text:p>482</text:p>
          </table:table-cell>
          <table:table-cell table:style-name="ce100" office:value-type="float" office:value="498.31908824061" calcext:value-type="float">
            <text:p>49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84.2338155882064" calcext:value-type="float">
            <text:p>84</text:p>
          </table:table-cell>
          <table:table-cell table:style-name="ce100" office:value-type="float" office:value="43.5517323775776" calcext:value-type="float">
            <text:p>44</text:p>
          </table:table-cell>
          <table:table-cell table:style-name="ce100" office:value-type="float" office:value="69.2927305507077" calcext:value-type="float">
            <text:p>69</text:p>
          </table:table-cell>
          <table:table-cell table:style-name="ce100" office:value-type="float" office:value="48.6504635383102" calcext:value-type="float">
            <text:p>49</text:p>
          </table:table-cell>
          <table:table-cell table:style-name="ce100" office:value-type="float" office:value="48.046591110849" calcext:value-type="float">
            <text:p>48</text:p>
          </table:table-cell>
          <table:table-cell table:style-name="ce100" office:value-type="float" office:value="54.9476839626846" calcext:value-type="float">
            <text:p>5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43.0186573638654" calcext:value-type="float">
            <text:p>43</text:p>
          </table:table-cell>
          <table:table-cell table:style-name="ce100" office:value-type="float" office:value="38.7734274792524" calcext:value-type="float">
            <text:p>39</text:p>
          </table:table-cell>
          <table:table-cell table:style-name="ce100" office:value-type="float" office:value="134.565035342751" calcext:value-type="float">
            <text:p>135</text:p>
          </table:table-cell>
          <table:table-cell table:style-name="ce100" office:value-type="float" office:value="8.83765347285828" calcext:value-type="float">
            <text:p>9</text:p>
          </table:table-cell>
          <table:table-cell table:style-name="ce100" office:value-type="float" office:value="39.1627694369746" calcext:value-type="float">
            <text:p>39</text:p>
          </table:table-cell>
          <table:table-cell table:style-name="ce100" office:value-type="float" office:value="39.8855459754812" calcext:value-type="float">
            <text:p>4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27" office:value-type="float" office:value="2968.26143389112" calcext:value-type="float">
            <text:p>2,968</text:p>
          </table:table-cell>
          <table:table-cell table:style-name="ce127" office:value-type="float" office:value="9528.99666192418" calcext:value-type="float">
            <text:p>9,529</text:p>
          </table:table-cell>
          <table:table-cell table:style-name="ce127" office:value-type="float" office:value="7057.91117316655" calcext:value-type="float">
            <text:p>7,058</text:p>
          </table:table-cell>
          <table:table-cell table:style-name="ce127" office:value-type="float" office:value="4747.59181467036" calcext:value-type="float">
            <text:p>4,748</text:p>
          </table:table-cell>
          <table:table-cell table:style-name="ce127" office:value-type="float" office:value="7663.84134308708" calcext:value-type="float">
            <text:p>7,664</text:p>
          </table:table-cell>
          <table:table-cell table:style-name="ce127" office:value-type="float" office:value="6764.15267960597" calcext:value-type="float">
            <text:p>6,764</text:p>
          </table:table-cell>
          <table:table-cell table:style-name="ce180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085.998313884" calcext:value-type="float">
            <text:p>3,086</text:p>
          </table:table-cell>
          <table:table-cell table:style-name="ce100" office:value-type="float" office:value="10218.4767584408" calcext:value-type="float">
            <text:p>10,218</text:p>
          </table:table-cell>
          <table:table-cell table:style-name="ce100" office:value-type="float" office:value="7348.50087319049" calcext:value-type="float">
            <text:p>7,349</text:p>
          </table:table-cell>
          <table:table-cell table:style-name="ce100" office:value-type="float" office:value="5056.11166767431" calcext:value-type="float">
            <text:p>5,056</text:p>
          </table:table-cell>
          <table:table-cell table:style-name="ce100" office:value-type="float" office:value="8405.8610597156" calcext:value-type="float">
            <text:p>8,406</text:p>
          </table:table-cell>
          <table:table-cell table:style-name="ce100" office:value-type="float" office:value="7486.3921700558" calcext:value-type="float">
            <text:p>7,486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874.22896191973" calcext:value-type="float">
            <text:p>2,874</text:p>
          </table:table-cell>
          <table:table-cell table:style-name="ce100" office:value-type="float" office:value="8689.07183211938" calcext:value-type="float">
            <text:p>8,689</text:p>
          </table:table-cell>
          <table:table-cell table:style-name="ce100" office:value-type="float" office:value="6836.86322188763" calcext:value-type="float">
            <text:p>6,837</text:p>
          </table:table-cell>
          <table:table-cell table:style-name="ce100" office:value-type="float" office:value="4493.41486850434" calcext:value-type="float">
            <text:p>4,493</text:p>
          </table:table-cell>
          <table:table-cell table:style-name="ce100" office:value-type="float" office:value="6910.09386581005" calcext:value-type="float">
            <text:p>6,910</text:p>
          </table:table-cell>
          <table:table-cell table:style-name="ce100" office:value-type="float" office:value="6063.29279654209" calcext:value-type="float">
            <text:p>6,06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2873" calcext:value-type="float">
            <text:p><text:s/>2873 </text:p>
          </table:table-cell>
          <table:table-cell table:style-name="ce44" office:value-type="float" office:value="7189" calcext:value-type="float">
            <text:p><text:s/>7189 </text:p>
          </table:table-cell>
          <table:table-cell table:style-name="ce44" office:value-type="float" office:value="1415" calcext:value-type="float">
            <text:p><text:s/>1415 </text:p>
          </table:table-cell>
          <table:table-cell table:style-name="ce44" office:value-type="float" office:value="4248" calcext:value-type="float">
            <text:p><text:s/>4248 </text:p>
          </table:table-cell>
          <table:table-cell table:style-name="ce44" office:value-type="float" office:value="12852" calcext:value-type="float">
            <text:p><text:s/>12852 </text:p>
          </table:table-cell>
          <table:table-cell table:style-name="ce44" office:value-type="float" office:value="15730" calcext:value-type="float">
            <text:p><text:s/>15730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37.682" calcext:value-type="float">
            <text:p>38</text:p>
          </table:table-cell>
          <table:table-cell table:style-name="ce42" office:value-type="float" office:value="147.66" calcext:value-type="float">
            <text:p>148</text:p>
          </table:table-cell>
          <table:table-cell table:style-name="ce42" office:value-type="float" office:value="23.391" calcext:value-type="float">
            <text:p>23</text:p>
          </table:table-cell>
          <table:table-cell table:style-name="ce42" office:value-type="float" office:value="64.633" calcext:value-type="float">
            <text:p>65</text:p>
          </table:table-cell>
          <table:table-cell table:style-name="ce42" office:value-type="float" office:value="235.684" calcext:value-type="float">
            <text:p>236</text:p>
          </table:table-cell>
          <table:table-cell table:style-name="ce42" office:value-type="float" office:value="273.411" calcext:value-type="float">
            <text:p>273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5.888" calcext:value-type="float">
            <text:p>46</text:p>
          </table:table-cell>
          <table:table-cell table:style-name="ce43" office:value-type="float" office:value="156.443" calcext:value-type="float">
            <text:p>156</text:p>
          </table:table-cell>
          <table:table-cell table:style-name="ce43" office:value-type="float" office:value="26.326" calcext:value-type="float">
            <text:p>26</text:p>
          </table:table-cell>
          <table:table-cell table:style-name="ce43" office:value-type="float" office:value="70.356" calcext:value-type="float">
            <text:p>70</text:p>
          </table:table-cell>
          <table:table-cell table:style-name="ce43" office:value-type="float" office:value="253.125" calcext:value-type="float">
            <text:p>253</text:p>
          </table:table-cell>
          <table:table-cell table:style-name="ce43" office:value-type="float" office:value="299.059" calcext:value-type="float">
            <text:p>299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12" calcext:value-type="float">
            <text:p>2012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24.507011825259" calcext:value-type="float">
            <text:p>325</text:p>
          </table:table-cell>
          <table:table-cell table:style-name="ce100" office:value-type="float" office:value="171.494121230241" calcext:value-type="float">
            <text:p>171</text:p>
          </table:table-cell>
          <table:table-cell table:style-name="ce100" office:value-type="float" office:value="211.02796691206" calcext:value-type="float">
            <text:p>211</text:p>
          </table:table-cell>
          <table:table-cell table:style-name="ce100" office:value-type="float" office:value="276.065800097271" calcext:value-type="float">
            <text:p>276</text:p>
          </table:table-cell>
          <table:table-cell table:style-name="ce100" office:value-type="float" office:value="210.828067006907" calcext:value-type="float">
            <text:p>211</text:p>
          </table:table-cell>
          <table:table-cell table:style-name="ce100" office:value-type="float" office:value="233.123869810353" calcext:value-type="float">
            <text:p>23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2.6777311669319" calcext:value-type="float">
            <text:p>23</text:p>
          </table:table-cell>
          <table:table-cell table:style-name="ce100" office:value-type="float" office:value="12.7603084017952" calcext:value-type="float">
            <text:p>13</text:p>
          </table:table-cell>
          <table:table-cell table:style-name="ce100" office:value-type="float" office:value="30.4891553866731" calcext:value-type="float">
            <text:p>30</text:p>
          </table:table-cell>
          <table:table-cell table:style-name="ce100" office:value-type="float" office:value="15.4325873503438" calcext:value-type="float">
            <text:p>15</text:p>
          </table:table-cell>
          <table:table-cell table:style-name="ce100" office:value-type="float" office:value="15.6330146751695" calcext:value-type="float">
            <text:p>16</text:p>
          </table:table-cell>
          <table:table-cell table:style-name="ce100" office:value-type="float" office:value="17.0056123702099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8.48132060376824" calcext:value-type="float">
            <text:p>8</text:p>
          </table:table-cell>
          <table:table-cell table:style-name="ce100" office:value-type="float" office:value="826.100579212493" calcext:value-type="float">
            <text:p>826</text:p>
          </table:table-cell>
          <table:table-cell table:style-name="ce100" office:value-type="float" office:value="280.75430275005" calcext:value-type="float">
            <text:p>281</text:p>
          </table:table-cell>
          <table:table-cell table:style-name="ce100" office:value-type="float" office:value="3.71131249696589" calcext:value-type="float">
            <text:p>4</text:p>
          </table:table-cell>
          <table:table-cell table:style-name="ce100" office:value-type="float" office:value="490.576443000641" calcext:value-type="float">
            <text:p>491</text:p>
          </table:table-cell>
          <table:table-cell table:style-name="ce100" office:value-type="float" office:value="396.374137036918" calcext:value-type="float">
            <text:p>39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88.9849645132799" calcext:value-type="float">
            <text:p>89</text:p>
          </table:table-cell>
          <table:table-cell table:style-name="ce100" office:value-type="float" office:value="98.1977200265289" calcext:value-type="float">
            <text:p>98</text:p>
          </table:table-cell>
          <table:table-cell table:style-name="ce100" office:value-type="float" office:value="275.186918279547" calcext:value-type="float">
            <text:p>275</text:p>
          </table:table-cell>
          <table:table-cell table:style-name="ce100" office:value-type="float" office:value="472.246827434024" calcext:value-type="float">
            <text:p>472</text:p>
          </table:table-cell>
          <table:table-cell table:style-name="ce100" office:value-type="float" office:value="242.86806139491" calcext:value-type="float">
            <text:p>243</text:p>
          </table:table-cell>
          <table:table-cell table:style-name="ce100" office:value-type="float" office:value="212.688086770531" calcext:value-type="float">
            <text:p>21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3.01210902411497" calcext:value-type="float">
            <text:p>3</text:p>
          </table:table-cell>
          <table:table-cell table:style-name="ce100" office:value-type="float" office:value="2.26990384843131" calcext:value-type="float">
            <text:p>2</text:p>
          </table:table-cell>
          <table:table-cell table:style-name="ce100" office:value-type="float" office:value="8.92958290799646" calcext:value-type="float">
            <text:p>9</text:p>
          </table:table-cell>
          <table:table-cell table:style-name="ce100" office:value-type="float" office:value="4.18345433233073" calcext:value-type="float">
            <text:p>4</text:p>
          </table:table-cell>
          <table:table-cell table:style-name="ce100" office:value-type="float" office:value="3.65278128823702" calcext:value-type="float">
            <text:p>4</text:p>
          </table:table-cell>
          <table:table-cell table:style-name="ce100" office:value-type="float" office:value="3.52605491376926" calcext:value-type="float">
            <text:p>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8.60070677279824" calcext:value-type="float">
            <text:p>9</text:p>
          </table:table-cell>
          <table:table-cell table:style-name="ce100" office:value-type="float" office:value="3.9745718880527" calcext:value-type="float">
            <text:p>4</text:p>
          </table:table-cell>
          <table:table-cell table:style-name="ce100" office:value-type="float" office:value="4.99955270714851" calcext:value-type="float">
            <text:p>5</text:p>
          </table:table-cell>
          <table:table-cell table:style-name="ce100" office:value-type="float" office:value="11.646203073147" calcext:value-type="float">
            <text:p>12</text:p>
          </table:table-cell>
          <table:table-cell table:style-name="ce100" office:value-type="float" office:value="6.65072317914471" calcext:value-type="float">
            <text:p>7</text:p>
          </table:table-cell>
          <table:table-cell table:style-name="ce100" office:value-type="float" office:value="7.0297906656182" calcext:value-type="float">
            <text:p>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55.6187362760419" calcext:value-type="float">
            <text:p>56</text:p>
          </table:table-cell>
          <table:table-cell table:style-name="ce100" office:value-type="float" office:value="4.46265248521123" calcext:value-type="float">
            <text:p>4</text:p>
          </table:table-cell>
          <table:table-cell table:style-name="ce100" office:value-type="float" office:value="14.1441509410939" calcext:value-type="float">
            <text:p>14</text:p>
          </table:table-cell>
          <table:table-cell table:style-name="ce100" office:value-type="float" office:value="16.5583127203206" calcext:value-type="float">
            <text:p>17</text:p>
          </table:table-cell>
          <table:table-cell table:style-name="ce100" office:value-type="float" office:value="9.58301872407959" calcext:value-type="float">
            <text:p>10</text:p>
          </table:table-cell>
          <table:table-cell table:style-name="ce100" office:value-type="float" office:value="18.5872648048427" calcext:value-type="float">
            <text:p>1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08.840701451656" calcext:value-type="float">
            <text:p>109</text:p>
          </table:table-cell>
          <table:table-cell table:style-name="ce100" office:value-type="float" office:value="10.5051212882513" calcext:value-type="float">
            <text:p>11</text:p>
          </table:table-cell>
          <table:table-cell table:style-name="ce100" office:value-type="float" office:value="31.6415950229221" calcext:value-type="float">
            <text:p>32</text:p>
          </table:table-cell>
          <table:table-cell table:style-name="ce100" office:value-type="float" office:value="46.5512983149095" calcext:value-type="float">
            <text:p>47</text:p>
          </table:table-cell>
          <table:table-cell table:style-name="ce100" office:value-type="float" office:value="24.9024482480814" calcext:value-type="float">
            <text:p>25</text:p>
          </table:table-cell>
          <table:table-cell table:style-name="ce100" office:value-type="float" office:value="41.3173723228837" calcext:value-type="float">
            <text:p>4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27046480690932" calcext:value-type="float">
            <text:p>1</text:p>
          </table:table-cell>
          <table:table-cell table:style-name="ce100" office:value-type="float" office:value="0.473886629558993" calcext:value-type="float">
            <text:p>0</text:p>
          </table:table-cell>
          <table:table-cell table:style-name="ce100" office:value-type="float" office:value="0.4932825846524" calcext:value-type="float">
            <text:p>0</text:p>
          </table:table-cell>
          <table:table-cell table:style-name="ce100" office:value-type="float" office:value="0.721250611701649" calcext:value-type="float">
            <text:p>1</text:p>
          </table:table-cell>
          <table:table-cell table:style-name="ce100" office:value-type="float" office:value="0.558651255431408" calcext:value-type="float">
            <text:p>1</text:p>
          </table:table-cell>
          <table:table-cell table:style-name="ce100" office:value-type="float" office:value="0.703889766545425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3.6552546232795" calcext:value-type="float">
            <text:p>24</text:p>
          </table:table-cell>
          <table:table-cell table:style-name="ce100" office:value-type="float" office:value="5.32198449480185" calcext:value-type="float">
            <text:p>5</text:p>
          </table:table-cell>
          <table:table-cell table:style-name="ce100" office:value-type="float" office:value="11.1487731680422" calcext:value-type="float">
            <text:p>11</text:p>
          </table:table-cell>
          <table:table-cell table:style-name="ce100" office:value-type="float" office:value="3.79036413177598" calcext:value-type="float">
            <text:p>4</text:p>
          </table:table-cell>
          <table:table-cell table:style-name="ce100" office:value-type="float" office:value="5.4614373465337" calcext:value-type="float">
            <text:p>5</text:p>
          </table:table-cell>
          <table:table-cell table:style-name="ce100" office:value-type="float" office:value="9.01938758269031" calcext:value-type="float">
            <text:p>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25.7725303815565" calcext:value-type="float">
            <text:p>26</text:p>
          </table:table-cell>
          <table:table-cell table:style-name="ce100" office:value-type="float" office:value="16.2623193774919" calcext:value-type="float">
            <text:p>16</text:p>
          </table:table-cell>
          <table:table-cell table:style-name="ce100" office:value-type="float" office:value="38.156442405653" calcext:value-type="float">
            <text:p>38</text:p>
          </table:table-cell>
          <table:table-cell table:style-name="ce100" office:value-type="float" office:value="14.1812603436493" calcext:value-type="float">
            <text:p>14</text:p>
          </table:table-cell>
          <table:table-cell table:style-name="ce100" office:value-type="float" office:value="18.0131066924597" calcext:value-type="float">
            <text:p>18</text:p>
          </table:table-cell>
          <table:table-cell table:style-name="ce100" office:value-type="float" office:value="19.5369234184529" calcext:value-type="float">
            <text:p>2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6.2879887581503" calcext:value-type="float">
            <text:p>26</text:p>
          </table:table-cell>
          <table:table-cell table:style-name="ce100" office:value-type="float" office:value="5.18071253630268" calcext:value-type="float">
            <text:p>5</text:p>
          </table:table-cell>
          <table:table-cell table:style-name="ce100" office:value-type="float" office:value="7.59034200681045" calcext:value-type="float">
            <text:p>8</text:p>
          </table:table-cell>
          <table:table-cell table:style-name="ce100" office:value-type="float" office:value="7.38437668661528" calcext:value-type="float">
            <text:p>7</text:p>
          </table:table-cell>
          <table:table-cell table:style-name="ce100" office:value-type="float" office:value="6.18571152116774" calcext:value-type="float">
            <text:p>6</text:p>
          </table:table-cell>
          <table:table-cell table:style-name="ce100" office:value-type="float" office:value="10.1168201561087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6.31477700393185" calcext:value-type="float">
            <text:p>6</text:p>
          </table:table-cell>
          <table:table-cell table:style-name="ce100" office:value-type="float" office:value="1.20127296315983" calcext:value-type="float">
            <text:p>1</text:p>
          </table:table-cell>
          <table:table-cell table:style-name="ce100" office:value-type="float" office:value="2.66215271296852" calcext:value-type="float">
            <text:p>3</text:p>
          </table:table-cell>
          <table:table-cell table:style-name="ce100" office:value-type="float" office:value="1.64058194068819" calcext:value-type="float">
            <text:p>2</text:p>
          </table:table-cell>
          <table:table-cell table:style-name="ce100" office:value-type="float" office:value="1.51115120520755" calcext:value-type="float">
            <text:p>2</text:p>
          </table:table-cell>
          <table:table-cell table:style-name="ce100" office:value-type="float" office:value="2.45051376930466" calcext:value-type="float">
            <text:p>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04.024297207678" calcext:value-type="float">
            <text:p>704</text:p>
          </table:table-cell>
          <table:table-cell table:style-name="ce100" office:value-type="float" office:value="1158.20515438232" calcext:value-type="float">
            <text:p>1,158</text:p>
          </table:table-cell>
          <table:table-cell table:style-name="ce100" office:value-type="float" office:value="917.224217785618" calcext:value-type="float">
            <text:p>917</text:p>
          </table:table-cell>
          <table:table-cell table:style-name="ce100" office:value-type="float" office:value="874.113629533743" calcext:value-type="float">
            <text:p>874</text:p>
          </table:table-cell>
          <table:table-cell table:style-name="ce100" office:value-type="float" office:value="1036.42461553797" calcext:value-type="float">
            <text:p>1,036</text:p>
          </table:table-cell>
          <table:table-cell table:style-name="ce100" office:value-type="float" office:value="971.479723388228" calcext:value-type="float">
            <text:p>97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28" office:value-type="float" office:value="710.412438864889" calcext:value-type="float">
            <text:p>710</text:p>
          </table:table-cell>
          <table:table-cell table:style-name="ce128" office:value-type="float" office:value="1100.9275456885" calcext:value-type="float">
            <text:p>1,101</text:p>
          </table:table-cell>
          <table:table-cell table:style-name="ce128" office:value-type="float" office:value="845.254525999571" calcext:value-type="float">
            <text:p>845</text:p>
          </table:table-cell>
          <table:table-cell table:style-name="ce128" office:value-type="float" office:value="856.159375392348" calcext:value-type="float">
            <text:p>856</text:p>
          </table:table-cell>
          <table:table-cell table:style-name="ce128" office:value-type="float" office:value="1002.16528343162" calcext:value-type="float">
            <text:p>1,002</text:p>
          </table:table-cell>
          <table:table-cell table:style-name="ce128" office:value-type="float" office:value="949.98505055307" calcext:value-type="float">
            <text:p>950</text:p>
          </table:table-cell>
          <table:table-cell table:style-name="ce181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698.778090159521" calcext:value-type="float">
            <text:p>699</text:p>
          </table:table-cell>
          <table:table-cell table:style-name="ce100" office:value-type="float" office:value="1226.79036109966" calcext:value-type="float">
            <text:p>1,227</text:p>
          </table:table-cell>
          <table:table-cell table:style-name="ce100" office:value-type="float" office:value="976.536602110279" calcext:value-type="float">
            <text:p>977</text:p>
          </table:table-cell>
          <table:table-cell table:style-name="ce100" office:value-type="float" office:value="888.77628848379" calcext:value-type="float">
            <text:p>889</text:p>
          </table:table-cell>
          <table:table-cell table:style-name="ce100" office:value-type="float" office:value="1071.05172181617" calcext:value-type="float">
            <text:p>1,071</text:p>
          </table:table-cell>
          <table:table-cell table:style-name="ce100" office:value-type="float" office:value="992.337887027935" calcext:value-type="float">
            <text:p>99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279.47017608431" calcext:value-type="float">
            <text:p>279</text:p>
          </table:table-cell>
          <table:table-cell table:style-name="ce100" office:value-type="float" office:value="141.348532595822" calcext:value-type="float">
            <text:p>141</text:p>
          </table:table-cell>
          <table:table-cell table:style-name="ce100" office:value-type="float" office:value="195.616159772704" calcext:value-type="float">
            <text:p>196</text:p>
          </table:table-cell>
          <table:table-cell table:style-name="ce100" office:value-type="float" office:value="204.859507196078" calcext:value-type="float">
            <text:p>205</text:p>
          </table:table-cell>
          <table:table-cell table:style-name="ce100" office:value-type="float" office:value="168.617617766193" calcext:value-type="float">
            <text:p>169</text:p>
          </table:table-cell>
          <table:table-cell table:style-name="ce100" office:value-type="float" office:value="190.315977401118" calcext:value-type="float">
            <text:p>19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62.2434235120301" calcext:value-type="float">
            <text:p>62</text:p>
          </table:table-cell>
          <table:table-cell table:style-name="ce100" office:value-type="float" office:value="55.3434052736213" calcext:value-type="float">
            <text:p>55</text:p>
          </table:table-cell>
          <table:table-cell table:style-name="ce100" office:value-type="float" office:value="102.165638008694" calcext:value-type="float">
            <text:p>102</text:p>
          </table:table-cell>
          <table:table-cell table:style-name="ce100" office:value-type="float" office:value="34.1365538607432" calcext:value-type="float">
            <text:p>34</text:p>
          </table:table-cell>
          <table:table-cell table:style-name="ce100" office:value-type="float" office:value="53.4924360109631" calcext:value-type="float">
            <text:p>53</text:p>
          </table:table-cell>
          <table:table-cell table:style-name="ce100" office:value-type="float" office:value="55.1847451188577" calcext:value-type="float">
            <text:p>5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82.1240725084583" calcext:value-type="float">
            <text:p>82</text:p>
          </table:table-cell>
          <table:table-cell table:style-name="ce100" office:value-type="float" office:value="6899.03037965842" calcext:value-type="float">
            <text:p>6,899</text:p>
          </table:table-cell>
          <table:table-cell table:style-name="ce100" office:value-type="float" office:value="2263.37295576286" calcext:value-type="float">
            <text:p>2,263</text:p>
          </table:table-cell>
          <table:table-cell table:style-name="ce100" office:value-type="float" office:value="32.028298853858" calcext:value-type="float">
            <text:p>32</text:p>
          </table:table-cell>
          <table:table-cell table:style-name="ce100" office:value-type="float" office:value="4088.22499154619" calcext:value-type="float">
            <text:p>4,088</text:p>
          </table:table-cell>
          <table:table-cell table:style-name="ce100" office:value-type="float" office:value="3305.03743664431" calcext:value-type="float">
            <text:p>3,30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777.117513731853" calcext:value-type="float">
            <text:p>777</text:p>
          </table:table-cell>
          <table:table-cell table:style-name="ce100" office:value-type="float" office:value="1310.8208647427" calcext:value-type="float">
            <text:p>1,311</text:p>
          </table:table-cell>
          <table:table-cell table:style-name="ce100" office:value-type="float" office:value="2572.34295435546" calcext:value-type="float">
            <text:p>2,572</text:p>
          </table:table-cell>
          <table:table-cell table:style-name="ce100" office:value-type="float" office:value="3226.04346423969" calcext:value-type="float">
            <text:p>3,226</text:p>
          </table:table-cell>
          <table:table-cell table:style-name="ce100" office:value-type="float" office:value="2091.25636344445" calcext:value-type="float">
            <text:p>2,091</text:p>
          </table:table-cell>
          <table:table-cell table:style-name="ce100" office:value-type="float" office:value="1833.45269452613" calcext:value-type="float">
            <text:p>1,83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21.1977835630523" calcext:value-type="float">
            <text:p>21</text:p>
          </table:table-cell>
          <table:table-cell table:style-name="ce100" office:value-type="float" office:value="37.1363181489429" calcext:value-type="float">
            <text:p>37</text:p>
          </table:table-cell>
          <table:table-cell table:style-name="ce100" office:value-type="float" office:value="135.434021013883" calcext:value-type="float">
            <text:p>135</text:p>
          </table:table-cell>
          <table:table-cell table:style-name="ce100" office:value-type="float" office:value="23.1651032439058" calcext:value-type="float">
            <text:p>23</text:p>
          </table:table-cell>
          <table:table-cell table:style-name="ce100" office:value-type="float" office:value="43.4514800026628" calcext:value-type="float">
            <text:p>43</text:p>
          </table:table-cell>
          <table:table-cell table:style-name="ce100" office:value-type="float" office:value="39.0808432094624" calcext:value-type="float">
            <text:p>3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58.6375461388439" calcext:value-type="float">
            <text:p>59</text:p>
          </table:table-cell>
          <table:table-cell table:style-name="ce100" office:value-type="float" office:value="74.6935110811385" calcext:value-type="float">
            <text:p>75</text:p>
          </table:table-cell>
          <table:table-cell table:style-name="ce100" office:value-type="float" office:value="69.2970813536291" calcext:value-type="float">
            <text:p>69</text:p>
          </table:table-cell>
          <table:table-cell table:style-name="ce100" office:value-type="float" office:value="155.451750053742" calcext:value-type="float">
            <text:p>155</text:p>
          </table:table-cell>
          <table:table-cell table:style-name="ce100" office:value-type="float" office:value="101.056914692336" calcext:value-type="float">
            <text:p>101</text:p>
          </table:table-cell>
          <table:table-cell table:style-name="ce100" office:value-type="float" office:value="92.7189136747492" calcext:value-type="float">
            <text:p>9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21.298589239203" calcext:value-type="float">
            <text:p>221</text:p>
          </table:table-cell>
          <table:table-cell table:style-name="ce100" office:value-type="float" office:value="23.2359313901096" calcext:value-type="float">
            <text:p>23</text:p>
          </table:table-cell>
          <table:table-cell table:style-name="ce100" office:value-type="float" office:value="57.2703813984684" calcext:value-type="float">
            <text:p>57</text:p>
          </table:table-cell>
          <table:table-cell table:style-name="ce100" office:value-type="float" office:value="67.8271457494498" calcext:value-type="float">
            <text:p>68</text:p>
          </table:table-cell>
          <table:table-cell table:style-name="ce100" office:value-type="float" office:value="41.9273222513062" calcext:value-type="float">
            <text:p>42</text:p>
          </table:table-cell>
          <table:table-cell table:style-name="ce100" office:value-type="float" office:value="77.0093006338242" calcext:value-type="float">
            <text:p>7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501.378581859264" calcext:value-type="float">
            <text:p>501</text:p>
          </table:table-cell>
          <table:table-cell table:style-name="ce100" office:value-type="float" office:value="67.6712766940565" calcext:value-type="float">
            <text:p>68</text:p>
          </table:table-cell>
          <table:table-cell table:style-name="ce100" office:value-type="float" office:value="185.831723425206" calcext:value-type="float">
            <text:p>186</text:p>
          </table:table-cell>
          <table:table-cell table:style-name="ce100" office:value-type="float" office:value="266.591954994999" calcext:value-type="float">
            <text:p>267</text:p>
          </table:table-cell>
          <table:table-cell table:style-name="ce100" office:value-type="float" office:value="147.292534713511" calcext:value-type="float">
            <text:p>147</text:p>
          </table:table-cell>
          <table:table-cell table:style-name="ce100" office:value-type="float" office:value="216.564303050282" calcext:value-type="float">
            <text:p>21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29.032613246554" calcext:value-type="float">
            <text:p>129</text:p>
          </table:table-cell>
          <table:table-cell table:style-name="ce100" office:value-type="float" office:value="45.7540035208287" calcext:value-type="float">
            <text:p>46</text:p>
          </table:table-cell>
          <table:table-cell table:style-name="ce100" office:value-type="float" office:value="43.863058583854" calcext:value-type="float">
            <text:p>44</text:p>
          </table:table-cell>
          <table:table-cell table:style-name="ce100" office:value-type="float" office:value="54.7473736720157" calcext:value-type="float">
            <text:p>55</text:p>
          </table:table-cell>
          <table:table-cell table:style-name="ce100" office:value-type="float" office:value="48.5457773599278" calcext:value-type="float">
            <text:p>49</text:p>
          </table:table-cell>
          <table:table-cell table:style-name="ce100" office:value-type="float" office:value="64.3998513322937" calcext:value-type="float">
            <text:p>6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70.6546705947" calcext:value-type="float">
            <text:p>171</text:p>
          </table:table-cell>
          <table:table-cell table:style-name="ce100" office:value-type="float" office:value="60.8925459433824" calcext:value-type="float">
            <text:p>61</text:p>
          </table:table-cell>
          <table:table-cell table:style-name="ce100" office:value-type="float" office:value="133.439882497578" calcext:value-type="float">
            <text:p>133</text:p>
          </table:table-cell>
          <table:table-cell table:style-name="ce100" office:value-type="float" office:value="38.6619115170225" calcext:value-type="float">
            <text:p>39</text:p>
          </table:table-cell>
          <table:table-cell table:style-name="ce100" office:value-type="float" office:value="61.5733411198516" calcext:value-type="float">
            <text:p>62</text:p>
          </table:table-cell>
          <table:table-cell table:style-name="ce100" office:value-type="float" office:value="82.894310987563" calcext:value-type="float">
            <text:p>8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627.128501528775" calcext:value-type="float">
            <text:p>627</text:p>
          </table:table-cell>
          <table:table-cell table:style-name="ce100" office:value-type="float" office:value="612.857971909395" calcext:value-type="float">
            <text:p>613</text:p>
          </table:table-cell>
          <table:table-cell table:style-name="ce100" office:value-type="float" office:value="1014.19798745286" calcext:value-type="float">
            <text:p>1,014</text:p>
          </table:table-cell>
          <table:table-cell table:style-name="ce100" office:value-type="float" office:value="303.83690081616" calcext:value-type="float">
            <text:p>304</text:p>
          </table:table-cell>
          <table:table-cell table:style-name="ce100" office:value-type="float" office:value="554.503499811689" calcext:value-type="float">
            <text:p>555</text:p>
          </table:table-cell>
          <table:table-cell table:style-name="ce100" office:value-type="float" office:value="568.675608144372" calcext:value-type="float">
            <text:p>56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90.6407660071846" calcext:value-type="float">
            <text:p>91</text:p>
          </table:table-cell>
          <table:table-cell table:style-name="ce100" office:value-type="float" office:value="39.9712309715882" calcext:value-type="float">
            <text:p>40</text:p>
          </table:table-cell>
          <table:table-cell table:style-name="ce100" office:value-type="float" office:value="61.7653847491338" calcext:value-type="float">
            <text:p>62</text:p>
          </table:table-cell>
          <table:table-cell table:style-name="ce100" office:value-type="float" office:value="43.6713725338103" calcext:value-type="float">
            <text:p>44</text:p>
          </table:table-cell>
          <table:table-cell table:style-name="ce100" office:value-type="float" office:value="43.6412682051344" calcext:value-type="float">
            <text:p>44</text:p>
          </table:table-cell>
          <table:table-cell table:style-name="ce100" office:value-type="float" office:value="52.821363438137" calcext:value-type="float">
            <text:p>5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42.7390386648845" calcext:value-type="float">
            <text:p>43</text:p>
          </table:table-cell>
          <table:table-cell table:style-name="ce100" office:value-type="float" office:value="34.9415396863516" calcext:value-type="float">
            <text:p>35</text:p>
          </table:table-cell>
          <table:table-cell table:style-name="ce100" office:value-type="float" office:value="22.8874268308733" calcext:value-type="float">
            <text:p>23</text:p>
          </table:table-cell>
          <table:table-cell table:style-name="ce100" office:value-type="float" office:value="11.9791459666501" calcext:value-type="float">
            <text:p>12</text:p>
          </table:table-cell>
          <table:table-cell table:style-name="ce100" office:value-type="float" office:value="25.9275993528836" calcext:value-type="float">
            <text:p>26</text:p>
          </table:table-cell>
          <table:table-cell table:style-name="ce100" office:value-type="float" office:value="29.2074069223931" calcext:value-type="float">
            <text:p>2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29" office:value-type="float" office:value="3063.66327667911" calcext:value-type="float">
            <text:p>3,064</text:p>
          </table:table-cell>
          <table:table-cell table:style-name="ce129" office:value-type="float" office:value="9403.69751161635" calcext:value-type="float">
            <text:p>9,404</text:p>
          </table:table-cell>
          <table:table-cell table:style-name="ce129" office:value-type="float" office:value="6857.48465520522" calcext:value-type="float">
            <text:p>6,857</text:p>
          </table:table-cell>
          <table:table-cell table:style-name="ce129" office:value-type="float" office:value="4463.00048269812" calcext:value-type="float">
            <text:p>4,463</text:p>
          </table:table-cell>
          <table:table-cell table:style-name="ce129" office:value-type="float" office:value="7469.5111462771" calcext:value-type="float">
            <text:p>7,470</text:p>
          </table:table-cell>
          <table:table-cell table:style-name="ce129" office:value-type="float" office:value="6607.36275508349" calcext:value-type="float">
            <text:p>6,607</text:p>
          </table:table-cell>
          <table:table-cell table:style-name="ce182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224.89591272617" calcext:value-type="float">
            <text:p>3,225</text:p>
          </table:table-cell>
          <table:table-cell table:style-name="ce100" office:value-type="float" office:value="10005.0378574041" calcext:value-type="float">
            <text:p>10,005</text:p>
          </table:table-cell>
          <table:table-cell table:style-name="ce100" office:value-type="float" office:value="7443.14903348735" calcext:value-type="float">
            <text:p>7,443</text:p>
          </table:table-cell>
          <table:table-cell table:style-name="ce100" office:value-type="float" office:value="4505.93236017734" calcext:value-type="float">
            <text:p>4,506</text:p>
          </table:table-cell>
          <table:table-cell table:style-name="ce100" office:value-type="float" office:value="8105.67777420478" calcext:value-type="float">
            <text:p>8,106</text:p>
          </table:table-cell>
          <table:table-cell table:style-name="ce100" office:value-type="float" office:value="7232.10091309169" calcext:value-type="float">
            <text:p>7,232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931.25234451575" calcext:value-type="float">
            <text:p>2,931</text:p>
          </table:table-cell>
          <table:table-cell table:style-name="ce100" office:value-type="float" office:value="8683.64210316177" calcext:value-type="float">
            <text:p>8,684</text:p>
          </table:table-cell>
          <table:table-cell table:style-name="ce100" office:value-type="float" office:value="6374.82105295997" calcext:value-type="float">
            <text:p>6,375</text:p>
          </table:table-cell>
          <table:table-cell table:style-name="ce100" office:value-type="float" office:value="4427.93940621979" calcext:value-type="float">
            <text:p>4,428</text:p>
          </table:table-cell>
          <table:table-cell table:style-name="ce100" office:value-type="float" office:value="6826.51526511063" calcext:value-type="float">
            <text:p>6,827</text:p>
          </table:table-cell>
          <table:table-cell table:style-name="ce100" office:value-type="float" office:value="6001.12460334992" calcext:value-type="float">
            <text:p>6,00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3020" calcext:value-type="float">
            <text:p><text:s/>3020 </text:p>
          </table:table-cell>
          <table:table-cell table:style-name="ce44" office:value-type="float" office:value="7648" calcext:value-type="float">
            <text:p><text:s/>7648 </text:p>
          </table:table-cell>
          <table:table-cell table:style-name="ce44" office:value-type="float" office:value="1543" calcext:value-type="float">
            <text:p><text:s/>1543 </text:p>
          </table:table-cell>
          <table:table-cell table:style-name="ce44" office:value-type="float" office:value="4453" calcext:value-type="float">
            <text:p><text:s/>4453 </text:p>
          </table:table-cell>
          <table:table-cell table:style-name="ce44" office:value-type="float" office:value="13644" calcext:value-type="float">
            <text:p><text:s/>13644 </text:p>
          </table:table-cell>
          <table:table-cell table:style-name="ce44" office:value-type="float" office:value="16670" calcext:value-type="float">
            <text:p><text:s/>16670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37.239" calcext:value-type="float">
            <text:p>37</text:p>
          </table:table-cell>
          <table:table-cell table:style-name="ce42" office:value-type="float" office:value="158.355" calcext:value-type="float">
            <text:p>158</text:p>
          </table:table-cell>
          <table:table-cell table:style-name="ce42" office:value-type="float" office:value="25.338" calcext:value-type="float">
            <text:p>25</text:p>
          </table:table-cell>
          <table:table-cell table:style-name="ce42" office:value-type="float" office:value="69.826" calcext:value-type="float">
            <text:p>70</text:p>
          </table:table-cell>
          <table:table-cell table:style-name="ce42" office:value-type="float" office:value="253.519" calcext:value-type="float">
            <text:p>254</text:p>
          </table:table-cell>
          <table:table-cell table:style-name="ce42" office:value-type="float" office:value="290.893" calcext:value-type="float">
            <text:p>291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5.809" calcext:value-type="float">
            <text:p>46</text:p>
          </table:table-cell>
          <table:table-cell table:style-name="ce43" office:value-type="float" office:value="168.499" calcext:value-type="float">
            <text:p>168</text:p>
          </table:table-cell>
          <table:table-cell table:style-name="ce43" office:value-type="float" office:value="28.561" calcext:value-type="float">
            <text:p>29</text:p>
          </table:table-cell>
          <table:table-cell table:style-name="ce43" office:value-type="float" office:value="76.08" calcext:value-type="float">
            <text:p>76</text:p>
          </table:table-cell>
          <table:table-cell table:style-name="ce43" office:value-type="float" office:value="273.14" calcext:value-type="float">
            <text:p>273</text:p>
          </table:table-cell>
          <table:table-cell table:style-name="ce43" office:value-type="float" office:value="319.09" calcext:value-type="float">
            <text:p>319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13" calcext:value-type="float">
            <text:p>2013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31.283765206473" calcext:value-type="float">
            <text:p>331</text:p>
          </table:table-cell>
          <table:table-cell table:style-name="ce100" office:value-type="float" office:value="155.846803286576" calcext:value-type="float">
            <text:p>156</text:p>
          </table:table-cell>
          <table:table-cell table:style-name="ce100" office:value-type="float" office:value="233.803167119052" calcext:value-type="float">
            <text:p>234</text:p>
          </table:table-cell>
          <table:table-cell table:style-name="ce100" office:value-type="float" office:value="254.256857970838" calcext:value-type="float">
            <text:p>254</text:p>
          </table:table-cell>
          <table:table-cell table:style-name="ce100" office:value-type="float" office:value="197.414402076999" calcext:value-type="float">
            <text:p>197</text:p>
          </table:table-cell>
          <table:table-cell table:style-name="ce100" office:value-type="float" office:value="222.927188975667" calcext:value-type="float">
            <text:p>22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2.1678096207333" calcext:value-type="float">
            <text:p>22</text:p>
          </table:table-cell>
          <table:table-cell table:style-name="ce100" office:value-type="float" office:value="10.7916399226694" calcext:value-type="float">
            <text:p>11</text:p>
          </table:table-cell>
          <table:table-cell table:style-name="ce100" office:value-type="float" office:value="19.5264292673456" calcext:value-type="float">
            <text:p>20</text:p>
          </table:table-cell>
          <table:table-cell table:style-name="ce100" office:value-type="float" office:value="12.8824375788956" calcext:value-type="float">
            <text:p>13</text:p>
          </table:table-cell>
          <table:table-cell table:style-name="ce100" office:value-type="float" office:value="12.4935960532781" calcext:value-type="float">
            <text:p>12</text:p>
          </table:table-cell>
          <table:table-cell table:style-name="ce100" office:value-type="float" office:value="14.3772004867925" calcext:value-type="float">
            <text:p>1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0.0986333807381" calcext:value-type="float">
            <text:p>10</text:p>
          </table:table-cell>
          <table:table-cell table:style-name="ce100" office:value-type="float" office:value="788.067337948947" calcext:value-type="float">
            <text:p>788</text:p>
          </table:table-cell>
          <table:table-cell table:style-name="ce100" office:value-type="float" office:value="254.152085646844" calcext:value-type="float">
            <text:p>254</text:p>
          </table:table-cell>
          <table:table-cell table:style-name="ce100" office:value-type="float" office:value="3.5118673675024" calcext:value-type="float">
            <text:p>4</text:p>
          </table:table-cell>
          <table:table-cell table:style-name="ce100" office:value-type="float" office:value="466.80814493814" calcext:value-type="float">
            <text:p>467</text:p>
          </table:table-cell>
          <table:table-cell table:style-name="ce100" office:value-type="float" office:value="380.062531114791" calcext:value-type="float">
            <text:p>38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96.4824782801734" calcext:value-type="float">
            <text:p>96</text:p>
          </table:table-cell>
          <table:table-cell table:style-name="ce100" office:value-type="float" office:value="99.4497315696861" calcext:value-type="float">
            <text:p>99</text:p>
          </table:table-cell>
          <table:table-cell table:style-name="ce100" office:value-type="float" office:value="263.749673752531" calcext:value-type="float">
            <text:p>264</text:p>
          </table:table-cell>
          <table:table-cell table:style-name="ce100" office:value-type="float" office:value="455.769570416037" calcext:value-type="float">
            <text:p>456</text:p>
          </table:table-cell>
          <table:table-cell table:style-name="ce100" office:value-type="float" office:value="236.310908005336" calcext:value-type="float">
            <text:p>236</text:p>
          </table:table-cell>
          <table:table-cell table:style-name="ce100" office:value-type="float" office:value="209.608505831108" calcext:value-type="float">
            <text:p>2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4.29499756687962" calcext:value-type="float">
            <text:p>4</text:p>
          </table:table-cell>
          <table:table-cell table:style-name="ce100" office:value-type="float" office:value="2.16948221862344" calcext:value-type="float">
            <text:p>2</text:p>
          </table:table-cell>
          <table:table-cell table:style-name="ce100" office:value-type="float" office:value="7.01411278653744" calcext:value-type="float">
            <text:p>7</text:p>
          </table:table-cell>
          <table:table-cell table:style-name="ce100" office:value-type="float" office:value="2.12316511597346" calcext:value-type="float">
            <text:p>2</text:p>
          </table:table-cell>
          <table:table-cell table:style-name="ce100" office:value-type="float" office:value="2.71457165168737" calcext:value-type="float">
            <text:p>3</text:p>
          </table:table-cell>
          <table:table-cell table:style-name="ce100" office:value-type="float" office:value="3.02216553931892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7.05875777342355" calcext:value-type="float">
            <text:p>7</text:p>
          </table:table-cell>
          <table:table-cell table:style-name="ce100" office:value-type="float" office:value="3.35838770637852" calcext:value-type="float">
            <text:p>3</text:p>
          </table:table-cell>
          <table:table-cell table:style-name="ce100" office:value-type="float" office:value="3.77433881170368" calcext:value-type="float">
            <text:p>4</text:p>
          </table:table-cell>
          <table:table-cell table:style-name="ce100" office:value-type="float" office:value="13.7971198571636" calcext:value-type="float">
            <text:p>14</text:p>
          </table:table-cell>
          <table:table-cell table:style-name="ce100" office:value-type="float" office:value="6.85919528832379" calcext:value-type="float">
            <text:p>7</text:p>
          </table:table-cell>
          <table:table-cell table:style-name="ce100" office:value-type="float" office:value="6.88733341060275" calcext:value-type="float">
            <text:p>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67.5091595454968" calcext:value-type="float">
            <text:p>68</text:p>
          </table:table-cell>
          <table:table-cell table:style-name="ce100" office:value-type="float" office:value="4.50128999856519" calcext:value-type="float">
            <text:p>5</text:p>
          </table:table-cell>
          <table:table-cell table:style-name="ce100" office:value-type="float" office:value="11.354618466591" calcext:value-type="float">
            <text:p>11</text:p>
          </table:table-cell>
          <table:table-cell table:style-name="ce100" office:value-type="float" office:value="20.378741148659" calcext:value-type="float">
            <text:p>20</text:p>
          </table:table-cell>
          <table:table-cell table:style-name="ce100" office:value-type="float" office:value="10.5456485140053" calcext:value-type="float">
            <text:p>11</text:p>
          </table:table-cell>
          <table:table-cell table:style-name="ce100" office:value-type="float" office:value="21.3262965545059" calcext:value-type="float">
            <text:p>2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11.998333756331" calcext:value-type="float">
            <text:p>112</text:p>
          </table:table-cell>
          <table:table-cell table:style-name="ce100" office:value-type="float" office:value="9.33893122528015" calcext:value-type="float">
            <text:p>9</text:p>
          </table:table-cell>
          <table:table-cell table:style-name="ce100" office:value-type="float" office:value="36.0655449378059" calcext:value-type="float">
            <text:p>36</text:p>
          </table:table-cell>
          <table:table-cell table:style-name="ce100" office:value-type="float" office:value="47.4898914438792" calcext:value-type="float">
            <text:p>47</text:p>
          </table:table-cell>
          <table:table-cell table:style-name="ce100" office:value-type="float" office:value="25.0492952376024" calcext:value-type="float">
            <text:p>25</text:p>
          </table:table-cell>
          <table:table-cell table:style-name="ce100" office:value-type="float" office:value="41.5165363373076" calcext:value-type="float">
            <text:p>4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04902647726501" calcext:value-type="float">
            <text:p>1</text:p>
          </table:table-cell>
          <table:table-cell table:style-name="ce100" office:value-type="float" office:value="0.440076140198138" calcext:value-type="float">
            <text:p>0</text:p>
          </table:table-cell>
          <table:table-cell table:style-name="ce100" office:value-type="float" office:value="0.313871199876488" calcext:value-type="float">
            <text:p>0</text:p>
          </table:table-cell>
          <table:table-cell table:style-name="ce100" office:value-type="float" office:value="0.307865838657561" calcext:value-type="float">
            <text:p>0</text:p>
          </table:table-cell>
          <table:table-cell table:style-name="ce100" office:value-type="float" office:value="0.381747627618532" calcext:value-type="float">
            <text:p>0</text:p>
          </table:table-cell>
          <table:table-cell table:style-name="ce100" office:value-type="float" office:value="0.507462131653104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2.7269047815855" calcext:value-type="float">
            <text:p>23</text:p>
          </table:table-cell>
          <table:table-cell table:style-name="ce100" office:value-type="float" office:value="5.65300191007624" calcext:value-type="float">
            <text:p>6</text:p>
          </table:table-cell>
          <table:table-cell table:style-name="ce100" office:value-type="float" office:value="17.0510394770678" calcext:value-type="float">
            <text:p>17</text:p>
          </table:table-cell>
          <table:table-cell table:style-name="ce100" office:value-type="float" office:value="2.97318237109592" calcext:value-type="float">
            <text:p>3</text:p>
          </table:table-cell>
          <table:table-cell table:style-name="ce100" office:value-type="float" office:value="6.08511411602858" calcext:value-type="float">
            <text:p>6</text:p>
          </table:table-cell>
          <table:table-cell table:style-name="ce100" office:value-type="float" office:value="9.22522480505724" calcext:value-type="float">
            <text:p>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33.2767519331614" calcext:value-type="float">
            <text:p>33</text:p>
          </table:table-cell>
          <table:table-cell table:style-name="ce100" office:value-type="float" office:value="16.3282154850627" calcext:value-type="float">
            <text:p>16</text:p>
          </table:table-cell>
          <table:table-cell table:style-name="ce100" office:value-type="float" office:value="32.5578932481097" calcext:value-type="float">
            <text:p>33</text:p>
          </table:table-cell>
          <table:table-cell table:style-name="ce100" office:value-type="float" office:value="13.5230661475141" calcext:value-type="float">
            <text:p>14</text:p>
          </table:table-cell>
          <table:table-cell table:style-name="ce100" office:value-type="float" office:value="17.2777803813648" calcext:value-type="float">
            <text:p>17</text:p>
          </table:table-cell>
          <table:table-cell table:style-name="ce100" office:value-type="float" office:value="20.316390090488" calcext:value-type="float">
            <text:p>2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6.892222248432" calcext:value-type="float">
            <text:p>27</text:p>
          </table:table-cell>
          <table:table-cell table:style-name="ce100" office:value-type="float" office:value="4.57798469218547" calcext:value-type="float">
            <text:p>5</text:p>
          </table:table-cell>
          <table:table-cell table:style-name="ce100" office:value-type="float" office:value="7.7638259370558" calcext:value-type="float">
            <text:p>8</text:p>
          </table:table-cell>
          <table:table-cell table:style-name="ce100" office:value-type="float" office:value="7.66898351024769" calcext:value-type="float">
            <text:p>8</text:p>
          </table:table-cell>
          <table:table-cell table:style-name="ce100" office:value-type="float" office:value="5.9688830834967" calcext:value-type="float">
            <text:p>6</text:p>
          </table:table-cell>
          <table:table-cell table:style-name="ce100" office:value-type="float" office:value="9.92244911600302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7.04932908865951" calcext:value-type="float">
            <text:p>7</text:p>
          </table:table-cell>
          <table:table-cell table:style-name="ce100" office:value-type="float" office:value="1.13808356219917" calcext:value-type="float">
            <text:p>1</text:p>
          </table:table-cell>
          <table:table-cell table:style-name="ce100" office:value-type="float" office:value="5.55779595457756" calcext:value-type="float">
            <text:p>6</text:p>
          </table:table-cell>
          <table:table-cell table:style-name="ce100" office:value-type="float" office:value="1.93909623947861" calcext:value-type="float">
            <text:p>2</text:p>
          </table:table-cell>
          <table:table-cell table:style-name="ce100" office:value-type="float" office:value="1.9142809295121" calcext:value-type="float">
            <text:p>2</text:p>
          </table:table-cell>
          <table:table-cell table:style-name="ce100" office:value-type="float" office:value="2.88315290274125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41.888169659352" calcext:value-type="float">
            <text:p>742</text:p>
          </table:table-cell>
          <table:table-cell table:style-name="ce100" office:value-type="float" office:value="1101.66096566645" calcext:value-type="float">
            <text:p>1,102</text:p>
          </table:table-cell>
          <table:table-cell table:style-name="ce100" office:value-type="float" office:value="892.684396605099" calcext:value-type="float">
            <text:p>893</text:p>
          </table:table-cell>
          <table:table-cell table:style-name="ce100" office:value-type="float" office:value="836.621845005942" calcext:value-type="float">
            <text:p>837</text:p>
          </table:table-cell>
          <table:table-cell table:style-name="ce100" office:value-type="float" office:value="989.823567903392" calcext:value-type="float">
            <text:p>990</text:p>
          </table:table-cell>
          <table:table-cell table:style-name="ce100" office:value-type="float" office:value="942.582437296036" calcext:value-type="float">
            <text:p>94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30" office:value-type="float" office:value="732.052412038354" calcext:value-type="float">
            <text:p>732</text:p>
          </table:table-cell>
          <table:table-cell table:style-name="ce130" office:value-type="float" office:value="1037.12846563264" calcext:value-type="float">
            <text:p>1,037</text:p>
          </table:table-cell>
          <table:table-cell table:style-name="ce130" office:value-type="float" office:value="853.579454180578" calcext:value-type="float">
            <text:p>854</text:p>
          </table:table-cell>
          <table:table-cell table:style-name="ce130" office:value-type="float" office:value="828.106099271916" calcext:value-type="float">
            <text:p>828</text:p>
          </table:table-cell>
          <table:table-cell table:style-name="ce130" office:value-type="float" office:value="956.919282985572" calcext:value-type="float">
            <text:p>957</text:p>
          </table:table-cell>
          <table:table-cell table:style-name="ce130" office:value-type="float" office:value="919.385470736532" calcext:value-type="float">
            <text:p>919</text:p>
          </table:table-cell>
          <table:table-cell table:style-name="ce183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749.467057089953" calcext:value-type="float">
            <text:p>749</text:p>
          </table:table-cell>
          <table:table-cell table:style-name="ce100" office:value-type="float" office:value="1181.278699762" calcext:value-type="float">
            <text:p>1,181</text:p>
          </table:table-cell>
          <table:table-cell table:style-name="ce100" office:value-type="float" office:value="920.145137685368" calcext:value-type="float">
            <text:p>920</text:p>
          </table:table-cell>
          <table:table-cell table:style-name="ce100" office:value-type="float" office:value="843.871625355362" calcext:value-type="float">
            <text:p>844</text:p>
          </table:table-cell>
          <table:table-cell table:style-name="ce100" office:value-type="float" office:value="1023.46892184418" calcext:value-type="float">
            <text:p>1,023</text:p>
          </table:table-cell>
          <table:table-cell table:style-name="ce100" office:value-type="float" office:value="965.080288673606" calcext:value-type="float">
            <text:p>96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05.131688936518" calcext:value-type="float">
            <text:p>305</text:p>
          </table:table-cell>
          <table:table-cell table:style-name="ce100" office:value-type="float" office:value="135.36326632694" calcext:value-type="float">
            <text:p>135</text:p>
          </table:table-cell>
          <table:table-cell table:style-name="ce100" office:value-type="float" office:value="215.827337777958" calcext:value-type="float">
            <text:p>216</text:p>
          </table:table-cell>
          <table:table-cell table:style-name="ce100" office:value-type="float" office:value="211.042009857929" calcext:value-type="float">
            <text:p>211</text:p>
          </table:table-cell>
          <table:table-cell table:style-name="ce100" office:value-type="float" office:value="169.702389554811" calcext:value-type="float">
            <text:p>170</text:p>
          </table:table-cell>
          <table:table-cell table:style-name="ce100" office:value-type="float" office:value="195.477346280739" calcext:value-type="float">
            <text:p>19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64.9570042446046" calcext:value-type="float">
            <text:p>65</text:p>
          </table:table-cell>
          <table:table-cell table:style-name="ce100" office:value-type="float" office:value="52.6886225434954" calcext:value-type="float">
            <text:p>53</text:p>
          </table:table-cell>
          <table:table-cell table:style-name="ce100" office:value-type="float" office:value="63.6388715814014" calcext:value-type="float">
            <text:p>64</text:p>
          </table:table-cell>
          <table:table-cell table:style-name="ce100" office:value-type="float" office:value="26.6630525329665" calcext:value-type="float">
            <text:p>27</text:p>
          </table:table-cell>
          <table:table-cell table:style-name="ce100" office:value-type="float" office:value="45.3471475986671" calcext:value-type="float">
            <text:p>45</text:p>
          </table:table-cell>
          <table:table-cell table:style-name="ce100" office:value-type="float" office:value="49.3165490288185" calcext:value-type="float">
            <text:p>4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14.112911220521" calcext:value-type="float">
            <text:p>114</text:p>
          </table:table-cell>
          <table:table-cell table:style-name="ce100" office:value-type="float" office:value="6782.97381513202" calcext:value-type="float">
            <text:p>6,783</text:p>
          </table:table-cell>
          <table:table-cell table:style-name="ce100" office:value-type="float" office:value="1730.97404698067" calcext:value-type="float">
            <text:p>1,731</text:p>
          </table:table-cell>
          <table:table-cell table:style-name="ce100" office:value-type="float" office:value="37.8200359236437" calcext:value-type="float">
            <text:p>38</text:p>
          </table:table-cell>
          <table:table-cell table:style-name="ce100" office:value-type="float" office:value="3967.56483532107" calcext:value-type="float">
            <text:p>3,968</text:p>
          </table:table-cell>
          <table:table-cell table:style-name="ce100" office:value-type="float" office:value="3235.41248198634" calcext:value-type="float">
            <text:p>3,23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800.567874394246" calcext:value-type="float">
            <text:p>801</text:p>
          </table:table-cell>
          <table:table-cell table:style-name="ce100" office:value-type="float" office:value="1338.44770785382" calcext:value-type="float">
            <text:p>1,338</text:p>
          </table:table-cell>
          <table:table-cell table:style-name="ce100" office:value-type="float" office:value="2727.04510709849" calcext:value-type="float">
            <text:p>2,727</text:p>
          </table:table-cell>
          <table:table-cell table:style-name="ce100" office:value-type="float" office:value="3202.76600836911" calcext:value-type="float">
            <text:p>3,203</text:p>
          </table:table-cell>
          <table:table-cell table:style-name="ce100" office:value-type="float" office:value="2115.7133679965" calcext:value-type="float">
            <text:p>2,116</text:p>
          </table:table-cell>
          <table:table-cell table:style-name="ce100" office:value-type="float" office:value="1865.098703397" calcext:value-type="float">
            <text:p>1,86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40.0518751744355" calcext:value-type="float">
            <text:p>40</text:p>
          </table:table-cell>
          <table:table-cell table:style-name="ce100" office:value-type="float" office:value="30.3771183471839" calcext:value-type="float">
            <text:p>30</text:p>
          </table:table-cell>
          <table:table-cell table:style-name="ce100" office:value-type="float" office:value="60.2775374706212" calcext:value-type="float">
            <text:p>60</text:p>
          </table:table-cell>
          <table:table-cell table:style-name="ce100" office:value-type="float" office:value="15.2131154836677" calcext:value-type="float">
            <text:p>15</text:p>
          </table:table-cell>
          <table:table-cell table:style-name="ce100" office:value-type="float" office:value="28.8202777276866" calcext:value-type="float">
            <text:p>29</text:p>
          </table:table-cell>
          <table:table-cell table:style-name="ce100" office:value-type="float" office:value="31.0250387044477" calcext:value-type="float">
            <text:p>3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47.5587103085309" calcext:value-type="float">
            <text:p>48</text:p>
          </table:table-cell>
          <table:table-cell table:style-name="ce100" office:value-type="float" office:value="103.723131434328" calcext:value-type="float">
            <text:p>104</text:p>
          </table:table-cell>
          <table:table-cell table:style-name="ce100" office:value-type="float" office:value="104.439386044632" calcext:value-type="float">
            <text:p>104</text:p>
          </table:table-cell>
          <table:table-cell table:style-name="ce100" office:value-type="float" office:value="213.340641571303" calcext:value-type="float">
            <text:p>213</text:p>
          </table:table-cell>
          <table:table-cell table:style-name="ce100" office:value-type="float" office:value="140.062829502918" calcext:value-type="float">
            <text:p>140</text:p>
          </table:table-cell>
          <table:table-cell table:style-name="ce100" office:value-type="float" office:value="122.553432699376" calcext:value-type="float">
            <text:p>12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48.712968375347" calcext:value-type="float">
            <text:p>249</text:p>
          </table:table-cell>
          <table:table-cell table:style-name="ce100" office:value-type="float" office:value="23.3184567652055" calcext:value-type="float">
            <text:p>23</text:p>
          </table:table-cell>
          <table:table-cell table:style-name="ce100" office:value-type="float" office:value="54.1543851691823" calcext:value-type="float">
            <text:p>54</text:p>
          </table:table-cell>
          <table:table-cell table:style-name="ce100" office:value-type="float" office:value="73.2599151124517" calcext:value-type="float">
            <text:p>73</text:p>
          </table:table-cell>
          <table:table-cell table:style-name="ce100" office:value-type="float" office:value="43.4039702882325" calcext:value-type="float">
            <text:p>43</text:p>
          </table:table-cell>
          <table:table-cell table:style-name="ce100" office:value-type="float" office:value="82.2771835526596" calcext:value-type="float">
            <text:p>8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496.040066422587" calcext:value-type="float">
            <text:p>496</text:p>
          </table:table-cell>
          <table:table-cell table:style-name="ce100" office:value-type="float" office:value="56.5730565043934" calcext:value-type="float">
            <text:p>57</text:p>
          </table:table-cell>
          <table:table-cell table:style-name="ce100" office:value-type="float" office:value="171.119945797651" calcext:value-type="float">
            <text:p>171</text:p>
          </table:table-cell>
          <table:table-cell table:style-name="ce100" office:value-type="float" office:value="240.757788622304" calcext:value-type="float">
            <text:p>241</text:p>
          </table:table-cell>
          <table:table-cell table:style-name="ce100" office:value-type="float" office:value="130.743955605009" calcext:value-type="float">
            <text:p>131</text:p>
          </table:table-cell>
          <table:table-cell table:style-name="ce100" office:value-type="float" office:value="200.48258163975" calcext:value-type="float">
            <text:p>20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90.7120899474634" calcext:value-type="float">
            <text:p>91</text:p>
          </table:table-cell>
          <table:table-cell table:style-name="ce100" office:value-type="float" office:value="42.0340572881289" calcext:value-type="float">
            <text:p>42</text:p>
          </table:table-cell>
          <table:table-cell table:style-name="ce100" office:value-type="float" office:value="27.4891651092605" calcext:value-type="float">
            <text:p>27</text:p>
          </table:table-cell>
          <table:table-cell table:style-name="ce100" office:value-type="float" office:value="35.69327246769" calcext:value-type="float">
            <text:p>36</text:p>
          </table:table-cell>
          <table:table-cell table:style-name="ce100" office:value-type="float" office:value="38.2542933544636" calcext:value-type="float">
            <text:p>38</text:p>
          </table:table-cell>
          <table:table-cell table:style-name="ce100" office:value-type="float" office:value="48.1257163804353" calcext:value-type="float">
            <text:p>4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74.734028318547" calcext:value-type="float">
            <text:p>175</text:p>
          </table:table-cell>
          <table:table-cell table:style-name="ce100" office:value-type="float" office:value="59.9739373749521" calcext:value-type="float">
            <text:p>60</text:p>
          </table:table-cell>
          <table:table-cell table:style-name="ce100" office:value-type="float" office:value="164.352555877895" calcext:value-type="float">
            <text:p>164</text:p>
          </table:table-cell>
          <table:table-cell table:style-name="ce100" office:value-type="float" office:value="27.3284385605435" calcext:value-type="float">
            <text:p>27</text:p>
          </table:table-cell>
          <table:table-cell table:style-name="ce100" office:value-type="float" office:value="61.2503221215339" calcext:value-type="float">
            <text:p>61</text:p>
          </table:table-cell>
          <table:table-cell table:style-name="ce100" office:value-type="float" office:value="82.6356623727976" calcext:value-type="float">
            <text:p>8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813.91180204373" calcext:value-type="float">
            <text:p>814</text:p>
          </table:table-cell>
          <table:table-cell table:style-name="ce100" office:value-type="float" office:value="561.154492813203" calcext:value-type="float">
            <text:p>561</text:p>
          </table:table-cell>
          <table:table-cell table:style-name="ce100" office:value-type="float" office:value="917.690016656336" calcext:value-type="float">
            <text:p>918</text:p>
          </table:table-cell>
          <table:table-cell table:style-name="ce100" office:value-type="float" office:value="275.338666210417" calcext:value-type="float">
            <text:p>275</text:p>
          </table:table-cell>
          <table:table-cell table:style-name="ce100" office:value-type="float" office:value="507.861411988244" calcext:value-type="float">
            <text:p>508</text:p>
          </table:table-cell>
          <table:table-cell table:style-name="ce100" office:value-type="float" office:value="567.457847172495" calcext:value-type="float">
            <text:p>56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105.863390271004" calcext:value-type="float">
            <text:p>106</text:p>
          </table:table-cell>
          <table:table-cell table:style-name="ce100" office:value-type="float" office:value="37.7615541767991" calcext:value-type="float">
            <text:p>38</text:p>
          </table:table-cell>
          <table:table-cell table:style-name="ce100" office:value-type="float" office:value="42.1821666891913" calcext:value-type="float">
            <text:p>42</text:p>
          </table:table-cell>
          <table:table-cell table:style-name="ce100" office:value-type="float" office:value="50.4122520657715" calcext:value-type="float">
            <text:p>50</text:p>
          </table:table-cell>
          <table:table-cell table:style-name="ce100" office:value-type="float" office:value="42.4572312462658" calcext:value-type="float">
            <text:p>42</text:p>
          </table:table-cell>
          <table:table-cell table:style-name="ce100" office:value-type="float" office:value="54.4843290355546" calcext:value-type="float">
            <text:p>5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52.2983189752224" calcext:value-type="float">
            <text:p>52</text:p>
          </table:table-cell>
          <table:table-cell table:style-name="ce100" office:value-type="float" office:value="61.9404711190036" calcext:value-type="float">
            <text:p>62</text:p>
          </table:table-cell>
          <table:table-cell table:style-name="ce100" office:value-type="float" office:value="93.5563241400751" calcext:value-type="float">
            <text:p>94</text:p>
          </table:table-cell>
          <table:table-cell table:style-name="ce100" office:value-type="float" office:value="42.1383446478809" calcext:value-type="float">
            <text:p>42</text:p>
          </table:table-cell>
          <table:table-cell table:style-name="ce100" office:value-type="float" office:value="59.0479701594365" calcext:value-type="float">
            <text:p>59</text:p>
          </table:table-cell>
          <table:table-cell table:style-name="ce100" office:value-type="float" office:value="58.1117639281899" calcext:value-type="float">
            <text:p>5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31" office:value-type="float" office:value="3354.65272863276" calcext:value-type="float">
            <text:p>3,355</text:p>
          </table:table-cell>
          <table:table-cell table:style-name="ce131" office:value-type="float" office:value="9286.32968767948" calcext:value-type="float">
            <text:p>9,286</text:p>
          </table:table-cell>
          <table:table-cell table:style-name="ce131" office:value-type="float" office:value="6372.74684639336" calcext:value-type="float">
            <text:p>6,373</text:p>
          </table:table-cell>
          <table:table-cell table:style-name="ce131" office:value-type="float" office:value="4451.77354142568" calcext:value-type="float">
            <text:p>4,452</text:p>
          </table:table-cell>
          <table:table-cell table:style-name="ce131" office:value-type="float" office:value="7350.23000246483" calcext:value-type="float">
            <text:p>7,350</text:p>
          </table:table-cell>
          <table:table-cell table:style-name="ce131" office:value-type="float" office:value="6592.4586361786" calcext:value-type="float">
            <text:p>6,592</text:p>
          </table:table-cell>
          <table:table-cell table:style-name="ce184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733.50921832174" calcext:value-type="float">
            <text:p>3,734</text:p>
          </table:table-cell>
          <table:table-cell table:style-name="ce100" office:value-type="float" office:value="9914.89000832434" calcext:value-type="float">
            <text:p>9,915</text:p>
          </table:table-cell>
          <table:table-cell table:style-name="ce100" office:value-type="float" office:value="6948.24732222973" calcext:value-type="float">
            <text:p>6,948</text:p>
          </table:table-cell>
          <table:table-cell table:style-name="ce100" office:value-type="float" office:value="4324.80589471215" calcext:value-type="float">
            <text:p>4,325</text:p>
          </table:table-cell>
          <table:table-cell table:style-name="ce100" office:value-type="float" office:value="7953.10260307648" calcext:value-type="float">
            <text:p>7,953</text:p>
          </table:table-cell>
          <table:table-cell table:style-name="ce100" office:value-type="float" office:value="7244.46307992137" calcext:value-type="float">
            <text:p>7,244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3062.72700228347" calcext:value-type="float">
            <text:p>3,063</text:p>
          </table:table-cell>
          <table:table-cell table:style-name="ce100" office:value-type="float" office:value="8510.8359682994" calcext:value-type="float">
            <text:p>8,511</text:p>
          </table:table-cell>
          <table:table-cell table:style-name="ce100" office:value-type="float" office:value="5968.61200873139" calcext:value-type="float">
            <text:p>5,969</text:p>
          </table:table-cell>
          <table:table-cell table:style-name="ce100" office:value-type="float" office:value="4559.86595974175" calcext:value-type="float">
            <text:p>4,560</text:p>
          </table:table-cell>
          <table:table-cell table:style-name="ce100" office:value-type="float" office:value="6733.77952863019" calcext:value-type="float">
            <text:p>6,734</text:p>
          </table:table-cell>
          <table:table-cell table:style-name="ce100" office:value-type="float" office:value="5960.10444300376" calcext:value-type="float">
            <text:p>5,96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2953" calcext:value-type="float">
            <text:p><text:s/>2953 </text:p>
          </table:table-cell>
          <table:table-cell table:style-name="ce44" office:value-type="float" office:value="7360" calcext:value-type="float">
            <text:p><text:s/>7360 </text:p>
          </table:table-cell>
          <table:table-cell table:style-name="ce44" office:value-type="float" office:value="1517" calcext:value-type="float">
            <text:p><text:s/>1517 </text:p>
          </table:table-cell>
          <table:table-cell table:style-name="ce44" office:value-type="float" office:value="4343" calcext:value-type="float">
            <text:p><text:s/>4343 </text:p>
          </table:table-cell>
          <table:table-cell table:style-name="ce44" office:value-type="float" office:value="13220" calcext:value-type="float">
            <text:p><text:s/>13220 </text:p>
          </table:table-cell>
          <table:table-cell table:style-name="ce44" office:value-type="float" office:value="16192" calcext:value-type="float">
            <text:p><text:s/>16192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38.345" calcext:value-type="float">
            <text:p>38</text:p>
          </table:table-cell>
          <table:table-cell table:style-name="ce42" office:value-type="float" office:value="145.913" calcext:value-type="float">
            <text:p>146</text:p>
          </table:table-cell>
          <table:table-cell table:style-name="ce42" office:value-type="float" office:value="24.13" calcext:value-type="float">
            <text:p>24</text:p>
          </table:table-cell>
          <table:table-cell table:style-name="ce42" office:value-type="float" office:value="65.093" calcext:value-type="float">
            <text:p>65</text:p>
          </table:table-cell>
          <table:table-cell table:style-name="ce42" office:value-type="float" office:value="235.136" calcext:value-type="float">
            <text:p>235</text:p>
          </table:table-cell>
          <table:table-cell table:style-name="ce42" office:value-type="float" office:value="273.751" calcext:value-type="float">
            <text:p>274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7.845" calcext:value-type="float">
            <text:p>48</text:p>
          </table:table-cell>
          <table:table-cell table:style-name="ce43" office:value-type="float" office:value="155.27" calcext:value-type="float">
            <text:p>155</text:p>
          </table:table-cell>
          <table:table-cell table:style-name="ce43" office:value-type="float" office:value="27.008" calcext:value-type="float">
            <text:p>27</text:p>
          </table:table-cell>
          <table:table-cell table:style-name="ce43" office:value-type="float" office:value="71.232" calcext:value-type="float">
            <text:p>71</text:p>
          </table:table-cell>
          <table:table-cell table:style-name="ce43" office:value-type="float" office:value="253.51" calcext:value-type="float">
            <text:p>254</text:p>
          </table:table-cell>
          <table:table-cell table:style-name="ce43" office:value-type="float" office:value="301.637" calcext:value-type="float">
            <text:p>302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14" calcext:value-type="float">
            <text:p>2014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06.36212087292" calcext:value-type="float">
            <text:p>306</text:p>
          </table:table-cell>
          <table:table-cell table:style-name="ce100" office:value-type="float" office:value="166.643948063541" calcext:value-type="float">
            <text:p>167</text:p>
          </table:table-cell>
          <table:table-cell table:style-name="ce100" office:value-type="float" office:value="216.884350423256" calcext:value-type="float">
            <text:p>217</text:p>
          </table:table-cell>
          <table:table-cell table:style-name="ce100" office:value-type="float" office:value="250.468453234906" calcext:value-type="float">
            <text:p>250</text:p>
          </table:table-cell>
          <table:table-cell table:style-name="ce100" office:value-type="float" office:value="200.131925745979" calcext:value-type="float">
            <text:p>200</text:p>
          </table:table-cell>
          <table:table-cell table:style-name="ce100" office:value-type="float" office:value="220.144076413123" calcext:value-type="float">
            <text:p>22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30.8476930177268" calcext:value-type="float">
            <text:p>31</text:p>
          </table:table-cell>
          <table:table-cell table:style-name="ce100" office:value-type="float" office:value="12.4645865043015" calcext:value-type="float">
            <text:p>12</text:p>
          </table:table-cell>
          <table:table-cell table:style-name="ce100" office:value-type="float" office:value="26.7536615527702" calcext:value-type="float">
            <text:p>27</text:p>
          </table:table-cell>
          <table:table-cell table:style-name="ce100" office:value-type="float" office:value="15.208759389708" calcext:value-type="float">
            <text:p>15</text:p>
          </table:table-cell>
          <table:table-cell table:style-name="ce100" office:value-type="float" office:value="15.0265291397064" calcext:value-type="float">
            <text:p>15</text:p>
          </table:table-cell>
          <table:table-cell table:style-name="ce100" office:value-type="float" office:value="18.0895929637067" calcext:value-type="float">
            <text:p>1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0.1943292498144" calcext:value-type="float">
            <text:p>10</text:p>
          </table:table-cell>
          <table:table-cell table:style-name="ce100" office:value-type="float" office:value="797.300972295327" calcext:value-type="float">
            <text:p>797</text:p>
          </table:table-cell>
          <table:table-cell table:style-name="ce100" office:value-type="float" office:value="245.48481978439" calcext:value-type="float">
            <text:p>245</text:p>
          </table:table-cell>
          <table:table-cell table:style-name="ce100" office:value-type="float" office:value="3.53134616986641" calcext:value-type="float">
            <text:p>4</text:p>
          </table:table-cell>
          <table:table-cell table:style-name="ce100" office:value-type="float" office:value="471.371848465442" calcext:value-type="float">
            <text:p>471</text:p>
          </table:table-cell>
          <table:table-cell table:style-name="ce100" office:value-type="float" office:value="383.901144061224" calcext:value-type="float">
            <text:p>38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83.7137218936247" calcext:value-type="float">
            <text:p>84</text:p>
          </table:table-cell>
          <table:table-cell table:style-name="ce100" office:value-type="float" office:value="91.4238500373416" calcext:value-type="float">
            <text:p>91</text:p>
          </table:table-cell>
          <table:table-cell table:style-name="ce100" office:value-type="float" office:value="255.022849140238" calcext:value-type="float">
            <text:p>255</text:p>
          </table:table-cell>
          <table:table-cell table:style-name="ce100" office:value-type="float" office:value="467.949310154116" calcext:value-type="float">
            <text:p>468</text:p>
          </table:table-cell>
          <table:table-cell table:style-name="ce100" office:value-type="float" office:value="234.651180227443" calcext:value-type="float">
            <text:p>235</text:p>
          </table:table-cell>
          <table:table-cell table:style-name="ce100" office:value-type="float" office:value="205.975960583782" calcext:value-type="float">
            <text:p>20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4.5406822617624" calcext:value-type="float">
            <text:p>5</text:p>
          </table:table-cell>
          <table:table-cell table:style-name="ce100" office:value-type="float" office:value="2.13182199980982" calcext:value-type="float">
            <text:p>2</text:p>
          </table:table-cell>
          <table:table-cell table:style-name="ce100" office:value-type="float" office:value="7.30951123863272" calcext:value-type="float">
            <text:p>7</text:p>
          </table:table-cell>
          <table:table-cell table:style-name="ce100" office:value-type="float" office:value="2.890693104633" calcext:value-type="float">
            <text:p>3</text:p>
          </table:table-cell>
          <table:table-cell table:style-name="ce100" office:value-type="float" office:value="2.98243181378363" calcext:value-type="float">
            <text:p>3</text:p>
          </table:table-cell>
          <table:table-cell table:style-name="ce100" office:value-type="float" office:value="3.27209428647902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9.13827638780072" calcext:value-type="float">
            <text:p>9</text:p>
          </table:table-cell>
          <table:table-cell table:style-name="ce100" office:value-type="float" office:value="2.91625705739063" calcext:value-type="float">
            <text:p>3</text:p>
          </table:table-cell>
          <table:table-cell table:style-name="ce100" office:value-type="float" office:value="5.26707782019331" calcext:value-type="float">
            <text:p>5</text:p>
          </table:table-cell>
          <table:table-cell table:style-name="ce100" office:value-type="float" office:value="9.50803713430425" calcext:value-type="float">
            <text:p>10</text:p>
          </table:table-cell>
          <table:table-cell table:style-name="ce100" office:value-type="float" office:value="5.36422217084657" calcext:value-type="float">
            <text:p>5</text:p>
          </table:table-cell>
          <table:table-cell table:style-name="ce100" office:value-type="float" office:value="6.06832851706813" calcext:value-type="float">
            <text:p>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55.0857439496425" calcext:value-type="float">
            <text:p>55</text:p>
          </table:table-cell>
          <table:table-cell table:style-name="ce100" office:value-type="float" office:value="4.57746021890631" calcext:value-type="float">
            <text:p>5</text:p>
          </table:table-cell>
          <table:table-cell table:style-name="ce100" office:value-type="float" office:value="14.2164063229007" calcext:value-type="float">
            <text:p>14</text:p>
          </table:table-cell>
          <table:table-cell table:style-name="ce100" office:value-type="float" office:value="18.5981506184018" calcext:value-type="float">
            <text:p>19</text:p>
          </table:table-cell>
          <table:table-cell table:style-name="ce100" office:value-type="float" office:value="10.3219643259668" calcext:value-type="float">
            <text:p>10</text:p>
          </table:table-cell>
          <table:table-cell table:style-name="ce100" office:value-type="float" office:value="18.8939468964651" calcext:value-type="float">
            <text:p>1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09.867641352602" calcext:value-type="float">
            <text:p>110</text:p>
          </table:table-cell>
          <table:table-cell table:style-name="ce100" office:value-type="float" office:value="9.13891745098642" calcext:value-type="float">
            <text:p>9</text:p>
          </table:table-cell>
          <table:table-cell table:style-name="ce100" office:value-type="float" office:value="33.8984280461721" calcext:value-type="float">
            <text:p>34</text:p>
          </table:table-cell>
          <table:table-cell table:style-name="ce100" office:value-type="float" office:value="46.4667540936007" calcext:value-type="float">
            <text:p>46</text:p>
          </table:table-cell>
          <table:table-cell table:style-name="ce100" office:value-type="float" office:value="24.3281100743928" calcext:value-type="float">
            <text:p>24</text:p>
          </table:table-cell>
          <table:table-cell table:style-name="ce100" office:value-type="float" office:value="40.4578967995992" calcext:value-type="float">
            <text:p>4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2.07111838671983" calcext:value-type="float">
            <text:p>2</text:p>
          </table:table-cell>
          <table:table-cell table:style-name="ce100" office:value-type="float" office:value="0.383719444542067" calcext:value-type="float">
            <text:p>0</text:p>
          </table:table-cell>
          <table:table-cell table:style-name="ce100" office:value-type="float" office:value="0.597864553923101" calcext:value-type="float">
            <text:p>1</text:p>
          </table:table-cell>
          <table:table-cell table:style-name="ce100" office:value-type="float" office:value="0.493200657711246" calcext:value-type="float">
            <text:p>0</text:p>
          </table:table-cell>
          <table:table-cell table:style-name="ce100" office:value-type="float" office:value="0.444673528837767" calcext:value-type="float">
            <text:p>0</text:p>
          </table:table-cell>
          <table:table-cell table:style-name="ce100" office:value-type="float" office:value="0.750671105223595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0.6833342575402" calcext:value-type="float">
            <text:p>21</text:p>
          </table:table-cell>
          <table:table-cell table:style-name="ce100" office:value-type="float" office:value="6.741966381939" calcext:value-type="float">
            <text:p>7</text:p>
          </table:table-cell>
          <table:table-cell table:style-name="ce100" office:value-type="float" office:value="19.046187741257" calcext:value-type="float">
            <text:p>19</text:p>
          </table:table-cell>
          <table:table-cell table:style-name="ce100" office:value-type="float" office:value="5.87977739109155" calcext:value-type="float">
            <text:p>6</text:p>
          </table:table-cell>
          <table:table-cell table:style-name="ce100" office:value-type="float" office:value="7.88363703992769" calcext:value-type="float">
            <text:p>8</text:p>
          </table:table-cell>
          <table:table-cell table:style-name="ce100" office:value-type="float" office:value="10.3074641109285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25.7517781910737" calcext:value-type="float">
            <text:p>26</text:p>
          </table:table-cell>
          <table:table-cell table:style-name="ce100" office:value-type="float" office:value="18.314198039635" calcext:value-type="float">
            <text:p>18</text:p>
          </table:table-cell>
          <table:table-cell table:style-name="ce100" office:value-type="float" office:value="40.3707634427177" calcext:value-type="float">
            <text:p>40</text:p>
          </table:table-cell>
          <table:table-cell table:style-name="ce100" office:value-type="float" office:value="14.867774681255" calcext:value-type="float">
            <text:p>15</text:p>
          </table:table-cell>
          <table:table-cell table:style-name="ce100" office:value-type="float" office:value="19.733420038861" calcext:value-type="float">
            <text:p>20</text:p>
          </table:table-cell>
          <table:table-cell table:style-name="ce100" office:value-type="float" office:value="20.898743271655" calcext:value-type="float">
            <text:p>2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4.5296784019443" calcext:value-type="float">
            <text:p>25</text:p>
          </table:table-cell>
          <table:table-cell table:style-name="ce100" office:value-type="float" office:value="5.41972220079633" calcext:value-type="float">
            <text:p>5</text:p>
          </table:table-cell>
          <table:table-cell table:style-name="ce100" office:value-type="float" office:value="8.38964545385636" calcext:value-type="float">
            <text:p>8</text:p>
          </table:table-cell>
          <table:table-cell table:style-name="ce100" office:value-type="float" office:value="9.63252165994783" calcext:value-type="float">
            <text:p>10</text:p>
          </table:table-cell>
          <table:table-cell table:style-name="ce100" office:value-type="float" office:value="7.15431804762063" calcext:value-type="float">
            <text:p>7</text:p>
          </table:table-cell>
          <table:table-cell table:style-name="ce100" office:value-type="float" office:value="10.4638293687569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3.16842687689251" calcext:value-type="float">
            <text:p>3</text:p>
          </table:table-cell>
          <table:table-cell table:style-name="ce100" office:value-type="float" office:value="1.65747856193515" calcext:value-type="float">
            <text:p>2</text:p>
          </table:table-cell>
          <table:table-cell table:style-name="ce100" office:value-type="float" office:value="3.66386753657521" calcext:value-type="float">
            <text:p>4</text:p>
          </table:table-cell>
          <table:table-cell table:style-name="ce100" office:value-type="float" office:value="2.37580177865461" calcext:value-type="float">
            <text:p>2</text:p>
          </table:table-cell>
          <table:table-cell table:style-name="ce100" office:value-type="float" office:value="2.12711192709601" calcext:value-type="float">
            <text:p>2</text:p>
          </table:table-cell>
          <table:table-cell table:style-name="ce100" office:value-type="float" office:value="2.32049766331483" calcext:value-type="float">
            <text:p>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685.954545100064" calcext:value-type="float">
            <text:p>686</text:p>
          </table:table-cell>
          <table:table-cell table:style-name="ce100" office:value-type="float" office:value="1119.11489825645" calcext:value-type="float">
            <text:p>1,119</text:p>
          </table:table-cell>
          <table:table-cell table:style-name="ce100" office:value-type="float" office:value="876.905433056882" calcext:value-type="float">
            <text:p>877</text:p>
          </table:table-cell>
          <table:table-cell table:style-name="ce100" office:value-type="float" office:value="847.870580068197" calcext:value-type="float">
            <text:p>848</text:p>
          </table:table-cell>
          <table:table-cell table:style-name="ce100" office:value-type="float" office:value="1001.5213725459" calcext:value-type="float">
            <text:p>1,002</text:p>
          </table:table-cell>
          <table:table-cell table:style-name="ce100" office:value-type="float" office:value="941.544246041326" calcext:value-type="float">
            <text:p>94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32" office:value-type="float" office:value="688.626829433239" calcext:value-type="float">
            <text:p>689</text:p>
          </table:table-cell>
          <table:table-cell table:style-name="ce132" office:value-type="float" office:value="1047.99332208508" calcext:value-type="float">
            <text:p>1,048</text:p>
          </table:table-cell>
          <table:table-cell table:style-name="ce132" office:value-type="float" office:value="819.114137457174" calcext:value-type="float">
            <text:p>819</text:p>
          </table:table-cell>
          <table:table-cell table:style-name="ce132" office:value-type="float" office:value="843.580546322235" calcext:value-type="float">
            <text:p>844</text:p>
          </table:table-cell>
          <table:table-cell table:style-name="ce132" office:value-type="float" office:value="962.976620468999" calcext:value-type="float">
            <text:p>963</text:p>
          </table:table-cell>
          <table:table-cell table:style-name="ce132" office:value-type="float" office:value="916.450155956854" calcext:value-type="float">
            <text:p>916</text:p>
          </table:table-cell>
          <table:table-cell table:style-name="ce185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683.843504332573" calcext:value-type="float">
            <text:p>684</text:p>
          </table:table-cell>
          <table:table-cell table:style-name="ce100" office:value-type="float" office:value="1203.50684390262" calcext:value-type="float">
            <text:p>1,204</text:p>
          </table:table-cell>
          <table:table-cell table:style-name="ce100" office:value-type="float" office:value="926.400813964304" calcext:value-type="float">
            <text:p>926</text:p>
          </table:table-cell>
          <table:table-cell table:style-name="ce100" office:value-type="float" office:value="851.4302292314" calcext:value-type="float">
            <text:p>851</text:p>
          </table:table-cell>
          <table:table-cell table:style-name="ce100" office:value-type="float" office:value="1040.6571472698" calcext:value-type="float">
            <text:p>1,041</text:p>
          </table:table-cell>
          <table:table-cell table:style-name="ce100" office:value-type="float" office:value="965.865419175155" calcext:value-type="float">
            <text:p>96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270.623918877043" calcext:value-type="float">
            <text:p>271</text:p>
          </table:table-cell>
          <table:table-cell table:style-name="ce100" office:value-type="float" office:value="143.853408214416" calcext:value-type="float">
            <text:p>144</text:p>
          </table:table-cell>
          <table:table-cell table:style-name="ce100" office:value-type="float" office:value="221.845968345228" calcext:value-type="float">
            <text:p>222</text:p>
          </table:table-cell>
          <table:table-cell table:style-name="ce100" office:value-type="float" office:value="197.376789899407" calcext:value-type="float">
            <text:p>197</text:p>
          </table:table-cell>
          <table:table-cell table:style-name="ce100" office:value-type="float" office:value="170.557986125556" calcext:value-type="float">
            <text:p>171</text:p>
          </table:table-cell>
          <table:table-cell table:style-name="ce100" office:value-type="float" office:value="189.625828476357" calcext:value-type="float">
            <text:p>19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85.0436889769778" calcext:value-type="float">
            <text:p>85</text:p>
          </table:table-cell>
          <table:table-cell table:style-name="ce100" office:value-type="float" office:value="49.2415494179301" calcext:value-type="float">
            <text:p>49</text:p>
          </table:table-cell>
          <table:table-cell table:style-name="ce100" office:value-type="float" office:value="94.9015944151342" calcext:value-type="float">
            <text:p>95</text:p>
          </table:table-cell>
          <table:table-cell table:style-name="ce100" office:value-type="float" office:value="37.6260011385144" calcext:value-type="float">
            <text:p>38</text:p>
          </table:table-cell>
          <table:table-cell table:style-name="ce100" office:value-type="float" office:value="50.7006749456279" calcext:value-type="float">
            <text:p>51</text:p>
          </table:table-cell>
          <table:table-cell table:style-name="ce100" office:value-type="float" office:value="57.8021464000438" calcext:value-type="float">
            <text:p>5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30.456373602167" calcext:value-type="float">
            <text:p>130</text:p>
          </table:table-cell>
          <table:table-cell table:style-name="ce100" office:value-type="float" office:value="6826.03274916656" calcext:value-type="float">
            <text:p>6,826</text:p>
          </table:table-cell>
          <table:table-cell table:style-name="ce100" office:value-type="float" office:value="1919.61067675973" calcext:value-type="float">
            <text:p>1,920</text:p>
          </table:table-cell>
          <table:table-cell table:style-name="ce100" office:value-type="float" office:value="26.8966459818929" calcext:value-type="float">
            <text:p>27</text:p>
          </table:table-cell>
          <table:table-cell table:style-name="ce100" office:value-type="float" office:value="4013.40718966172" calcext:value-type="float">
            <text:p>4,013</text:p>
          </table:table-cell>
          <table:table-cell table:style-name="ce100" office:value-type="float" office:value="3276.26922234096" calcext:value-type="float">
            <text:p>3,27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641.448967628609" calcext:value-type="float">
            <text:p>641</text:p>
          </table:table-cell>
          <table:table-cell table:style-name="ce100" office:value-type="float" office:value="1259.72539341913" calcext:value-type="float">
            <text:p>1,260</text:p>
          </table:table-cell>
          <table:table-cell table:style-name="ce100" office:value-type="float" office:value="2533.48282898054" calcext:value-type="float">
            <text:p>2,533</text:p>
          </table:table-cell>
          <table:table-cell table:style-name="ce100" office:value-type="float" office:value="3234.40554168381" calcext:value-type="float">
            <text:p>3,234</text:p>
          </table:table-cell>
          <table:table-cell table:style-name="ce100" office:value-type="float" office:value="2059.07082936049" calcext:value-type="float">
            <text:p>2,059</text:p>
          </table:table-cell>
          <table:table-cell table:style-name="ce100" office:value-type="float" office:value="1790.9160229309" calcext:value-type="float">
            <text:p>1,79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40.0482077147523" calcext:value-type="float">
            <text:p>40</text:p>
          </table:table-cell>
          <table:table-cell table:style-name="ce100" office:value-type="float" office:value="30.3724687085071" calcext:value-type="float">
            <text:p>30</text:p>
          </table:table-cell>
          <table:table-cell table:style-name="ce100" office:value-type="float" office:value="59.6341226987816" calcext:value-type="float">
            <text:p>60</text:p>
          </table:table-cell>
          <table:table-cell table:style-name="ce100" office:value-type="float" office:value="13.1161835668058" calcext:value-type="float">
            <text:p>13</text:p>
          </table:table-cell>
          <table:table-cell table:style-name="ce100" office:value-type="float" office:value="28.0692063229628" calcext:value-type="float">
            <text:p>28</text:p>
          </table:table-cell>
          <table:table-cell table:style-name="ce100" office:value-type="float" office:value="30.2889274942462" calcext:value-type="float">
            <text:p>3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83.9646280826099" calcext:value-type="float">
            <text:p>84</text:p>
          </table:table-cell>
          <table:table-cell table:style-name="ce100" office:value-type="float" office:value="90.1827939588385" calcext:value-type="float">
            <text:p>90</text:p>
          </table:table-cell>
          <table:table-cell table:style-name="ce100" office:value-type="float" office:value="95.411909714464" calcext:value-type="float">
            <text:p>95</text:p>
          </table:table-cell>
          <table:table-cell table:style-name="ce100" office:value-type="float" office:value="153.668603330948" calcext:value-type="float">
            <text:p>154</text:p>
          </table:table-cell>
          <table:table-cell table:style-name="ce100" office:value-type="float" office:value="111.74103694662" calcext:value-type="float">
            <text:p>112</text:p>
          </table:table-cell>
          <table:table-cell table:style-name="ce100" office:value-type="float" office:value="106.351593104056" calcext:value-type="float">
            <text:p>10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25.983832269588" calcext:value-type="float">
            <text:p>226</text:p>
          </table:table-cell>
          <table:table-cell table:style-name="ce100" office:value-type="float" office:value="21.7520668529011" calcext:value-type="float">
            <text:p>22</text:p>
          </table:table-cell>
          <table:table-cell table:style-name="ce100" office:value-type="float" office:value="65.8155838623187" calcext:value-type="float">
            <text:p>66</text:p>
          </table:table-cell>
          <table:table-cell table:style-name="ce100" office:value-type="float" office:value="68.2879095229088" calcext:value-type="float">
            <text:p>68</text:p>
          </table:table-cell>
          <table:table-cell table:style-name="ce100" office:value-type="float" office:value="42.2177457883763" calcext:value-type="float">
            <text:p>42</text:p>
          </table:table-cell>
          <table:table-cell table:style-name="ce100" office:value-type="float" office:value="77.3010927367485" calcext:value-type="float">
            <text:p>7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476.102436392315" calcext:value-type="float">
            <text:p>476</text:p>
          </table:table-cell>
          <table:table-cell table:style-name="ce100" office:value-type="float" office:value="56.4945747379268" calcext:value-type="float">
            <text:p>56</text:p>
          </table:table-cell>
          <table:table-cell table:style-name="ce100" office:value-type="float" office:value="197.852707842054" calcext:value-type="float">
            <text:p>198</text:p>
          </table:table-cell>
          <table:table-cell table:style-name="ce100" office:value-type="float" office:value="242.991588687148" calcext:value-type="float">
            <text:p>243</text:p>
          </table:table-cell>
          <table:table-cell table:style-name="ce100" office:value-type="float" office:value="134.429115078645" calcext:value-type="float">
            <text:p>134</text:p>
          </table:table-cell>
          <table:table-cell table:style-name="ce100" office:value-type="float" office:value="198.765181856332" calcext:value-type="float">
            <text:p>19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30.687323813434" calcext:value-type="float">
            <text:p>131</text:p>
          </table:table-cell>
          <table:table-cell table:style-name="ce100" office:value-type="float" office:value="30.6567601172616" calcext:value-type="float">
            <text:p>31</text:p>
          </table:table-cell>
          <table:table-cell table:style-name="ce100" office:value-type="float" office:value="63.5239704350781" calcext:value-type="float">
            <text:p>64</text:p>
          </table:table-cell>
          <table:table-cell table:style-name="ce100" office:value-type="float" office:value="20.1382183589092" calcext:value-type="float">
            <text:p>20</text:p>
          </table:table-cell>
          <table:table-cell table:style-name="ce100" office:value-type="float" office:value="30.9950748760068" calcext:value-type="float">
            <text:p>31</text:p>
          </table:table-cell>
          <table:table-cell table:style-name="ce100" office:value-type="float" office:value="49.7459402252678" calcext:value-type="float">
            <text:p>5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61.671366063722" calcext:value-type="float">
            <text:p>162</text:p>
          </table:table-cell>
          <table:table-cell table:style-name="ce100" office:value-type="float" office:value="71.0093129387388" calcext:value-type="float">
            <text:p>71</text:p>
          </table:table-cell>
          <table:table-cell table:style-name="ce100" office:value-type="float" office:value="185.367776472248" calcext:value-type="float">
            <text:p>185</text:p>
          </table:table-cell>
          <table:table-cell table:style-name="ce100" office:value-type="float" office:value="53.2110096163413" calcext:value-type="float">
            <text:p>53</text:p>
          </table:table-cell>
          <table:table-cell table:style-name="ce100" office:value-type="float" office:value="78.3909839880129" calcext:value-type="float">
            <text:p>78</text:p>
          </table:table-cell>
          <table:table-cell table:style-name="ce100" office:value-type="float" office:value="94.1567379179307" calcext:value-type="float">
            <text:p>9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526.82427350818" calcext:value-type="float">
            <text:p>527</text:p>
          </table:table-cell>
          <table:table-cell table:style-name="ce100" office:value-type="float" office:value="591.702257825559" calcext:value-type="float">
            <text:p>592</text:p>
          </table:table-cell>
          <table:table-cell table:style-name="ce100" office:value-type="float" office:value="1039.9728704951" calcext:value-type="float">
            <text:p>1,040</text:p>
          </table:table-cell>
          <table:table-cell table:style-name="ce100" office:value-type="float" office:value="287.520013036436" calcext:value-type="float">
            <text:p>288</text:p>
          </table:table-cell>
          <table:table-cell table:style-name="ce100" office:value-type="float" office:value="543.273803078481" calcext:value-type="float">
            <text:p>543</text:p>
          </table:table-cell>
          <table:table-cell table:style-name="ce100" office:value-type="float" office:value="540.067962259743" calcext:value-type="float">
            <text:p>54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82.9753460685097" calcext:value-type="float">
            <text:p>83</text:p>
          </table:table-cell>
          <table:table-cell table:style-name="ce100" office:value-type="float" office:value="41.9164738657972" calcext:value-type="float">
            <text:p>42</text:p>
          </table:table-cell>
          <table:table-cell table:style-name="ce100" office:value-type="float" office:value="70.5527646661407" calcext:value-type="float">
            <text:p>71</text:p>
          </table:table-cell>
          <table:table-cell table:style-name="ce100" office:value-type="float" office:value="53.9183866097347" calcext:value-type="float">
            <text:p>54</text:p>
          </table:table-cell>
          <table:table-cell table:style-name="ce100" office:value-type="float" office:value="49.1967605932577" calcext:value-type="float">
            <text:p>49</text:p>
          </table:table-cell>
          <table:table-cell table:style-name="ce100" office:value-type="float" office:value="55.8272023919221" calcext:value-type="float">
            <text:p>5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42.0950990235247" calcext:value-type="float">
            <text:p>42</text:p>
          </table:table-cell>
          <table:table-cell table:style-name="ce100" office:value-type="float" office:value="28.754616934189" calcext:value-type="float">
            <text:p>29</text:p>
          </table:table-cell>
          <table:table-cell table:style-name="ce100" office:value-type="float" office:value="44.5863772860641" calcext:value-type="float">
            <text:p>45</text:p>
          </table:table-cell>
          <table:table-cell table:style-name="ce100" office:value-type="float" office:value="15.6864778223831" calcext:value-type="float">
            <text:p>16</text:p>
          </table:table-cell>
          <table:table-cell table:style-name="ce100" office:value-type="float" office:value="26.2768643325383" calcext:value-type="float">
            <text:p>26</text:p>
          </table:table-cell>
          <table:table-cell table:style-name="ce100" office:value-type="float" office:value="29.2227913628037" calcext:value-type="float">
            <text:p>2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33" office:value-type="float" office:value="2897.92546202143" calcext:value-type="float">
            <text:p>2,898</text:p>
          </table:table-cell>
          <table:table-cell table:style-name="ce133" office:value-type="float" office:value="9241.69442615775" calcext:value-type="float">
            <text:p>9,242</text:p>
          </table:table-cell>
          <table:table-cell table:style-name="ce133" office:value-type="float" office:value="6592.5591519729" calcext:value-type="float">
            <text:p>6,593</text:p>
          </table:table-cell>
          <table:table-cell table:style-name="ce133" office:value-type="float" office:value="4404.84336925524" calcext:value-type="float">
            <text:p>4,405</text:p>
          </table:table-cell>
          <table:table-cell table:style-name="ce133" office:value-type="float" office:value="7338.3272710983" calcext:value-type="float">
            <text:p>7,338</text:p>
          </table:table-cell>
          <table:table-cell table:style-name="ce133" office:value-type="float" office:value="6496.34064949732" calcext:value-type="float">
            <text:p>6,496</text:p>
          </table:table-cell>
          <table:table-cell table:style-name="ce186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156.31061901279" calcext:value-type="float">
            <text:p>3,156</text:p>
          </table:table-cell>
          <table:table-cell table:style-name="ce100" office:value-type="float" office:value="9939.44963161681" calcext:value-type="float">
            <text:p>9,939</text:p>
          </table:table-cell>
          <table:table-cell table:style-name="ce100" office:value-type="float" office:value="7050.74198332342" calcext:value-type="float">
            <text:p>7,051</text:p>
          </table:table-cell>
          <table:table-cell table:style-name="ce100" office:value-type="float" office:value="4623.35453274067" calcext:value-type="float">
            <text:p>4,623</text:p>
          </table:table-cell>
          <table:table-cell table:style-name="ce100" office:value-type="float" office:value="8053.6344668069" calcext:value-type="float">
            <text:p>8,054</text:p>
          </table:table-cell>
          <table:table-cell table:style-name="ce100" office:value-type="float" office:value="7218.54538030245" calcext:value-type="float">
            <text:p>7,219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693.80736225508" calcext:value-type="float">
            <text:p>2,694</text:p>
          </table:table-cell>
          <table:table-cell table:style-name="ce100" office:value-type="float" office:value="8413.74709226372" calcext:value-type="float">
            <text:p>8,414</text:p>
          </table:table-cell>
          <table:table-cell table:style-name="ce100" office:value-type="float" office:value="6200.14826158529" calcext:value-type="float">
            <text:p>6,200</text:p>
          </table:table-cell>
          <table:table-cell table:style-name="ce100" office:value-type="float" office:value="4223.53405415176" calcext:value-type="float">
            <text:p>4,224</text:p>
          </table:table-cell>
          <table:table-cell table:style-name="ce100" office:value-type="float" office:value="6612.05197391174" calcext:value-type="float">
            <text:p>6,612</text:p>
          </table:table-cell>
          <table:table-cell table:style-name="ce100" office:value-type="float" office:value="5796.38037052905" calcext:value-type="float">
            <text:p>5,79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3033" calcext:value-type="float">
            <text:p><text:s/>3033 </text:p>
          </table:table-cell>
          <table:table-cell table:style-name="ce44" office:value-type="float" office:value="7456" calcext:value-type="float">
            <text:p><text:s/>7456 </text:p>
          </table:table-cell>
          <table:table-cell table:style-name="ce44" office:value-type="float" office:value="1516" calcext:value-type="float">
            <text:p><text:s/>1516 </text:p>
          </table:table-cell>
          <table:table-cell table:style-name="ce44" office:value-type="float" office:value="4470" calcext:value-type="float">
            <text:p><text:s/>4470 </text:p>
          </table:table-cell>
          <table:table-cell table:style-name="ce44" office:value-type="float" office:value="13442" calcext:value-type="float">
            <text:p><text:s/>13442 </text:p>
          </table:table-cell>
          <table:table-cell table:style-name="ce44" office:value-type="float" office:value="16491" calcext:value-type="float">
            <text:p><text:s/>16491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36.615" calcext:value-type="float">
            <text:p>37</text:p>
          </table:table-cell>
          <table:table-cell table:style-name="ce42" office:value-type="float" office:value="150.846" calcext:value-type="float">
            <text:p>151</text:p>
          </table:table-cell>
          <table:table-cell table:style-name="ce42" office:value-type="float" office:value="23.92" calcext:value-type="float">
            <text:p>24</text:p>
          </table:table-cell>
          <table:table-cell table:style-name="ce42" office:value-type="float" office:value="68.483" calcext:value-type="float">
            <text:p>68</text:p>
          </table:table-cell>
          <table:table-cell table:style-name="ce42" office:value-type="float" office:value="243.249" calcext:value-type="float">
            <text:p>243</text:p>
          </table:table-cell>
          <table:table-cell table:style-name="ce42" office:value-type="float" office:value="280.052" calcext:value-type="float">
            <text:p>280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4.58" calcext:value-type="float">
            <text:p>45</text:p>
          </table:table-cell>
          <table:table-cell table:style-name="ce43" office:value-type="float" office:value="161.244" calcext:value-type="float">
            <text:p>161</text:p>
          </table:table-cell>
          <table:table-cell table:style-name="ce43" office:value-type="float" office:value="27.694" calcext:value-type="float">
            <text:p>28</text:p>
          </table:table-cell>
          <table:table-cell table:style-name="ce43" office:value-type="float" office:value="74.351" calcext:value-type="float">
            <text:p>74</text:p>
          </table:table-cell>
          <table:table-cell table:style-name="ce43" office:value-type="float" office:value="263.289" calcext:value-type="float">
            <text:p>263</text:p>
          </table:table-cell>
          <table:table-cell table:style-name="ce43" office:value-type="float" office:value="308.089" calcext:value-type="float">
            <text:p>308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15" calcext:value-type="float">
            <text:p>2015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43.099401037477" calcext:value-type="float">
            <text:p>343</text:p>
          </table:table-cell>
          <table:table-cell table:style-name="ce100" office:value-type="float" office:value="156.64266727984" calcext:value-type="float">
            <text:p>157</text:p>
          </table:table-cell>
          <table:table-cell table:style-name="ce100" office:value-type="float" office:value="215.759749900981" calcext:value-type="float">
            <text:p>216</text:p>
          </table:table-cell>
          <table:table-cell table:style-name="ce100" office:value-type="float" office:value="238.370764726323" calcext:value-type="float">
            <text:p>238</text:p>
          </table:table-cell>
          <table:table-cell table:style-name="ce100" office:value-type="float" office:value="190.302504300567" calcext:value-type="float">
            <text:p>190</text:p>
          </table:table-cell>
          <table:table-cell table:style-name="ce100" office:value-type="float" office:value="219.294162502457" calcext:value-type="float">
            <text:p>21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3.2926035523481" calcext:value-type="float">
            <text:p>23</text:p>
          </table:table-cell>
          <table:table-cell table:style-name="ce100" office:value-type="float" office:value="12.1254883543533" calcext:value-type="float">
            <text:p>12</text:p>
          </table:table-cell>
          <table:table-cell table:style-name="ce100" office:value-type="float" office:value="35.5188185905721" calcext:value-type="float">
            <text:p>36</text:p>
          </table:table-cell>
          <table:table-cell table:style-name="ce100" office:value-type="float" office:value="14.5442726080632" calcext:value-type="float">
            <text:p>15</text:p>
          </table:table-cell>
          <table:table-cell table:style-name="ce100" office:value-type="float" office:value="15.5370412517214" calcext:value-type="float">
            <text:p>16</text:p>
          </table:table-cell>
          <table:table-cell table:style-name="ce100" office:value-type="float" office:value="17.0411726393855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8.28493951459697" calcext:value-type="float">
            <text:p>8</text:p>
          </table:table-cell>
          <table:table-cell table:style-name="ce100" office:value-type="float" office:value="789.133804941836" calcext:value-type="float">
            <text:p>789</text:p>
          </table:table-cell>
          <table:table-cell table:style-name="ce100" office:value-type="float" office:value="237.728945562488" calcext:value-type="float">
            <text:p>238</text:p>
          </table:table-cell>
          <table:table-cell table:style-name="ce100" office:value-type="float" office:value="3.00678768038549" calcext:value-type="float">
            <text:p>3</text:p>
          </table:table-cell>
          <table:table-cell table:style-name="ce100" office:value-type="float" office:value="467.289175994521" calcext:value-type="float">
            <text:p>467</text:p>
          </table:table-cell>
          <table:table-cell table:style-name="ce100" office:value-type="float" office:value="380.815613809592" calcext:value-type="float">
            <text:p>38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89.0292682925854" calcext:value-type="float">
            <text:p>89</text:p>
          </table:table-cell>
          <table:table-cell table:style-name="ce100" office:value-type="float" office:value="92.5280303025791" calcext:value-type="float">
            <text:p>93</text:p>
          </table:table-cell>
          <table:table-cell table:style-name="ce100" office:value-type="float" office:value="257.26038675254" calcext:value-type="float">
            <text:p>257</text:p>
          </table:table-cell>
          <table:table-cell table:style-name="ce100" office:value-type="float" office:value="452.923741659152" calcext:value-type="float">
            <text:p>453</text:p>
          </table:table-cell>
          <table:table-cell table:style-name="ce100" office:value-type="float" office:value="230.249169961733" calcext:value-type="float">
            <text:p>230</text:p>
          </table:table-cell>
          <table:table-cell table:style-name="ce100" office:value-type="float" office:value="203.572566935554" calcext:value-type="float">
            <text:p>20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1.22875421517353" calcext:value-type="float">
            <text:p>1</text:p>
          </table:table-cell>
          <table:table-cell table:style-name="ce100" office:value-type="float" office:value="2.09329997687254" calcext:value-type="float">
            <text:p>2</text:p>
          </table:table-cell>
          <table:table-cell table:style-name="ce100" office:value-type="float" office:value="7.47068466233051" calcext:value-type="float">
            <text:p>7</text:p>
          </table:table-cell>
          <table:table-cell table:style-name="ce100" office:value-type="float" office:value="3.16934547781296" calcext:value-type="float">
            <text:p>3</text:p>
          </table:table-cell>
          <table:table-cell table:style-name="ce100" office:value-type="float" office:value="3.04970941416017" calcext:value-type="float">
            <text:p>3</text:p>
          </table:table-cell>
          <table:table-cell table:style-name="ce100" office:value-type="float" office:value="2.70571065639057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8.83715227222652" calcext:value-type="float">
            <text:p>9</text:p>
          </table:table-cell>
          <table:table-cell table:style-name="ce100" office:value-type="float" office:value="3.50236052501743" calcext:value-type="float">
            <text:p>4</text:p>
          </table:table-cell>
          <table:table-cell table:style-name="ce100" office:value-type="float" office:value="4.17187530779706" calcext:value-type="float">
            <text:p>4</text:p>
          </table:table-cell>
          <table:table-cell table:style-name="ce100" office:value-type="float" office:value="11.0517847194092" calcext:value-type="float">
            <text:p>11</text:p>
          </table:table-cell>
          <table:table-cell table:style-name="ce100" office:value-type="float" office:value="6.07691060676213" calcext:value-type="float">
            <text:p>6</text:p>
          </table:table-cell>
          <table:table-cell table:style-name="ce100" office:value-type="float" office:value="6.5959385841744" calcext:value-type="float">
            <text:p>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56.3127175384071" calcext:value-type="float">
            <text:p>56</text:p>
          </table:table-cell>
          <table:table-cell table:style-name="ce100" office:value-type="float" office:value="5.779181733167" calcext:value-type="float">
            <text:p>6</text:p>
          </table:table-cell>
          <table:table-cell table:style-name="ce100" office:value-type="float" office:value="19.7309315419196" calcext:value-type="float">
            <text:p>20</text:p>
          </table:table-cell>
          <table:table-cell table:style-name="ce100" office:value-type="float" office:value="18.9428873409832" calcext:value-type="float">
            <text:p>19</text:p>
          </table:table-cell>
          <table:table-cell table:style-name="ce100" office:value-type="float" office:value="11.6950401226462" calcext:value-type="float">
            <text:p>12</text:p>
          </table:table-cell>
          <table:table-cell table:style-name="ce100" office:value-type="float" office:value="20.10433208207" calcext:value-type="float">
            <text:p>2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04.202405105522" calcext:value-type="float">
            <text:p>104</text:p>
          </table:table-cell>
          <table:table-cell table:style-name="ce100" office:value-type="float" office:value="9.15191544173249" calcext:value-type="float">
            <text:p>9</text:p>
          </table:table-cell>
          <table:table-cell table:style-name="ce100" office:value-type="float" office:value="29.2488691667342" calcext:value-type="float">
            <text:p>29</text:p>
          </table:table-cell>
          <table:table-cell table:style-name="ce100" office:value-type="float" office:value="55.3963527058912" calcext:value-type="float">
            <text:p>55</text:p>
          </table:table-cell>
          <table:table-cell table:style-name="ce100" office:value-type="float" office:value="26.7075535907833" calcext:value-type="float">
            <text:p>27</text:p>
          </table:table-cell>
          <table:table-cell table:style-name="ce100" office:value-type="float" office:value="41.3119108169761" calcext:value-type="float">
            <text:p>4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0.833233224388515" calcext:value-type="float">
            <text:p>1</text:p>
          </table:table-cell>
          <table:table-cell table:style-name="ce100" office:value-type="float" office:value="0.512895366582719" calcext:value-type="float">
            <text:p>1</text:p>
          </table:table-cell>
          <table:table-cell table:style-name="ce100" office:value-type="float" office:value="0.713458353963237" calcext:value-type="float">
            <text:p>1</text:p>
          </table:table-cell>
          <table:table-cell table:style-name="ce100" office:value-type="float" office:value="0.545865677651255" calcext:value-type="float">
            <text:p>1</text:p>
          </table:table-cell>
          <table:table-cell table:style-name="ce100" office:value-type="float" office:value="0.54619500332569" calcext:value-type="float">
            <text:p>1</text:p>
          </table:table-cell>
          <table:table-cell table:style-name="ce100" office:value-type="float" office:value="0.600188185367314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2.255321056214" calcext:value-type="float">
            <text:p>22</text:p>
          </table:table-cell>
          <table:table-cell table:style-name="ce100" office:value-type="float" office:value="4.8514243540992" calcext:value-type="float">
            <text:p>5</text:p>
          </table:table-cell>
          <table:table-cell table:style-name="ce100" office:value-type="float" office:value="17.4031379567481" calcext:value-type="float">
            <text:p>17</text:p>
          </table:table-cell>
          <table:table-cell table:style-name="ce100" office:value-type="float" office:value="4.43179943899422" calcext:value-type="float">
            <text:p>4</text:p>
          </table:table-cell>
          <table:table-cell table:style-name="ce100" office:value-type="float" office:value="6.11320655046682" calcext:value-type="float">
            <text:p>6</text:p>
          </table:table-cell>
          <table:table-cell table:style-name="ce100" office:value-type="float" office:value="9.15515825667468" calcext:value-type="float">
            <text:p>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23.6457541622267" calcext:value-type="float">
            <text:p>24</text:p>
          </table:table-cell>
          <table:table-cell table:style-name="ce100" office:value-type="float" office:value="17.383857094806" calcext:value-type="float">
            <text:p>17</text:p>
          </table:table-cell>
          <table:table-cell table:style-name="ce100" office:value-type="float" office:value="43.7784993575802" calcext:value-type="float">
            <text:p>44</text:p>
          </table:table-cell>
          <table:table-cell table:style-name="ce100" office:value-type="float" office:value="14.1274379800635" calcext:value-type="float">
            <text:p>14</text:p>
          </table:table-cell>
          <table:table-cell table:style-name="ce100" office:value-type="float" office:value="19.2511218980155" calcext:value-type="float">
            <text:p>19</text:p>
          </table:table-cell>
          <table:table-cell table:style-name="ce100" office:value-type="float" office:value="20.0753169267698" calcext:value-type="float">
            <text:p>2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7.1061657365385" calcext:value-type="float">
            <text:p>27</text:p>
          </table:table-cell>
          <table:table-cell table:style-name="ce100" office:value-type="float" office:value="4.57272248166996" calcext:value-type="float">
            <text:p>5</text:p>
          </table:table-cell>
          <table:table-cell table:style-name="ce100" office:value-type="float" office:value="5.73858374088062" calcext:value-type="float">
            <text:p>6</text:p>
          </table:table-cell>
          <table:table-cell table:style-name="ce100" office:value-type="float" office:value="7.34386426346772" calcext:value-type="float">
            <text:p>7</text:p>
          </table:table-cell>
          <table:table-cell table:style-name="ce100" office:value-type="float" office:value="5.62043475974054" calcext:value-type="float">
            <text:p>6</text:p>
          </table:table-cell>
          <table:table-cell table:style-name="ce100" office:value-type="float" office:value="9.66994852290006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8.96702436075311" calcext:value-type="float">
            <text:p>9</text:p>
          </table:table-cell>
          <table:table-cell table:style-name="ce100" office:value-type="float" office:value="1.07607082978171" calcext:value-type="float">
            <text:p>1</text:p>
          </table:table-cell>
          <table:table-cell table:style-name="ce100" office:value-type="float" office:value="3.65207178662607" calcext:value-type="float">
            <text:p>4</text:p>
          </table:table-cell>
          <table:table-cell table:style-name="ce100" office:value-type="float" office:value="1.45859802733939" calcext:value-type="float">
            <text:p>1</text:p>
          </table:table-cell>
          <table:table-cell table:style-name="ce100" office:value-type="float" office:value="1.4902104318384" calcext:value-type="float">
            <text:p>1</text:p>
          </table:table-cell>
          <table:table-cell table:style-name="ce100" office:value-type="float" office:value="2.89950466097616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17.094740068457" calcext:value-type="float">
            <text:p>717</text:p>
          </table:table-cell>
          <table:table-cell table:style-name="ce100" office:value-type="float" office:value="1099.35371868234" calcext:value-type="float">
            <text:p>1,099</text:p>
          </table:table-cell>
          <table:table-cell table:style-name="ce100" office:value-type="float" office:value="878.176012681161" calcext:value-type="float">
            <text:p>878</text:p>
          </table:table-cell>
          <table:table-cell table:style-name="ce100" office:value-type="float" office:value="825.313502305536" calcext:value-type="float">
            <text:p>825</text:p>
          </table:table-cell>
          <table:table-cell table:style-name="ce100" office:value-type="float" office:value="983.928273886281" calcext:value-type="float">
            <text:p>984</text:p>
          </table:table-cell>
          <table:table-cell table:style-name="ce100" office:value-type="float" office:value="933.841524579289" calcext:value-type="float">
            <text:p>93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34" office:value-type="float" office:value="708.188703165983" calcext:value-type="float">
            <text:p>708</text:p>
          </table:table-cell>
          <table:table-cell table:style-name="ce134" office:value-type="float" office:value="1026.09730739856" calcext:value-type="float">
            <text:p>1,026</text:p>
          </table:table-cell>
          <table:table-cell table:style-name="ce134" office:value-type="float" office:value="847.805206183423" calcext:value-type="float">
            <text:p>848</text:p>
          </table:table-cell>
          <table:table-cell table:style-name="ce134" office:value-type="float" office:value="810.874521414867" calcext:value-type="float">
            <text:p>811</text:p>
          </table:table-cell>
          <table:table-cell table:style-name="ce134" office:value-type="float" office:value="943.882584987009" calcext:value-type="float">
            <text:p>944</text:p>
          </table:table-cell>
          <table:table-cell table:style-name="ce134" office:value-type="float" office:value="904.075781708496" calcext:value-type="float">
            <text:p>904</text:p>
          </table:table-cell>
          <table:table-cell table:style-name="ce187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724.130795942902" calcext:value-type="float">
            <text:p>724</text:p>
          </table:table-cell>
          <table:table-cell table:style-name="ce100" office:value-type="float" office:value="1186.71385848087" calcext:value-type="float">
            <text:p>1,187</text:p>
          </table:table-cell>
          <table:table-cell table:style-name="ce100" office:value-type="float" office:value="902.774808236188" calcext:value-type="float">
            <text:p>903</text:p>
          </table:table-cell>
          <table:table-cell table:style-name="ce100" office:value-type="float" office:value="837.458966333688" calcext:value-type="float">
            <text:p>837</text:p>
          </table:table-cell>
          <table:table-cell table:style-name="ce100" office:value-type="float" office:value="1024.67268708307" calcext:value-type="float">
            <text:p>1,025</text:p>
          </table:table-cell>
          <table:table-cell table:style-name="ce100" office:value-type="float" office:value="962.725948620597" calcext:value-type="float">
            <text:p>96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01.905183345907" calcext:value-type="float">
            <text:p>302</text:p>
          </table:table-cell>
          <table:table-cell table:style-name="ce100" office:value-type="float" office:value="137.277530335624" calcext:value-type="float">
            <text:p>137</text:p>
          </table:table-cell>
          <table:table-cell table:style-name="ce100" office:value-type="float" office:value="211.742282147658" calcext:value-type="float">
            <text:p>212</text:p>
          </table:table-cell>
          <table:table-cell table:style-name="ce100" office:value-type="float" office:value="200.691034295013" calcext:value-type="float">
            <text:p>201</text:p>
          </table:table-cell>
          <table:table-cell table:style-name="ce100" office:value-type="float" office:value="166.585624021331" calcext:value-type="float">
            <text:p>167</text:p>
          </table:table-cell>
          <table:table-cell table:style-name="ce100" office:value-type="float" office:value="192.26254457628" calcext:value-type="float">
            <text:p>19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67.424252301956" calcext:value-type="float">
            <text:p>67</text:p>
          </table:table-cell>
          <table:table-cell table:style-name="ce100" office:value-type="float" office:value="48.2200925780889" calcext:value-type="float">
            <text:p>48</text:p>
          </table:table-cell>
          <table:table-cell table:style-name="ce100" office:value-type="float" office:value="120.691765065939" calcext:value-type="float">
            <text:p>121</text:p>
          </table:table-cell>
          <table:table-cell table:style-name="ce100" office:value-type="float" office:value="27.8549828551877" calcext:value-type="float">
            <text:p>28</text:p>
          </table:table-cell>
          <table:table-cell table:style-name="ce100" office:value-type="float" office:value="49.564224821086" calcext:value-type="float">
            <text:p>50</text:p>
          </table:table-cell>
          <table:table-cell table:style-name="ce100" office:value-type="float" office:value="52.9659007465788" calcext:value-type="float">
            <text:p>5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74.8781981043828" calcext:value-type="float">
            <text:p>75</text:p>
          </table:table-cell>
          <table:table-cell table:style-name="ce100" office:value-type="float" office:value="6789.62355523405" calcext:value-type="float">
            <text:p>6,790</text:p>
          </table:table-cell>
          <table:table-cell table:style-name="ce100" office:value-type="float" office:value="1928.17154267037" calcext:value-type="float">
            <text:p>1,928</text:p>
          </table:table-cell>
          <table:table-cell table:style-name="ce100" office:value-type="float" office:value="29.4283363689448" calcext:value-type="float">
            <text:p>29</text:p>
          </table:table-cell>
          <table:table-cell table:style-name="ce100" office:value-type="float" office:value="4008.60301457026" calcext:value-type="float">
            <text:p>4,009</text:p>
          </table:table-cell>
          <table:table-cell table:style-name="ce100" office:value-type="float" office:value="3266.39967851553" calcext:value-type="float">
            <text:p>3,26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801.573323706305" calcext:value-type="float">
            <text:p>802</text:p>
          </table:table-cell>
          <table:table-cell table:style-name="ce100" office:value-type="float" office:value="1278.06893206839" calcext:value-type="float">
            <text:p>1,278</text:p>
          </table:table-cell>
          <table:table-cell table:style-name="ce100" office:value-type="float" office:value="2759.92636365565" calcext:value-type="float">
            <text:p>2,760</text:p>
          </table:table-cell>
          <table:table-cell table:style-name="ce100" office:value-type="float" office:value="3402.4783673474" calcext:value-type="float">
            <text:p>3,402</text:p>
          </table:table-cell>
          <table:table-cell table:style-name="ce100" office:value-type="float" office:value="2146.89347769872" calcext:value-type="float">
            <text:p>2,147</text:p>
          </table:table-cell>
          <table:table-cell table:style-name="ce100" office:value-type="float" office:value="1892.77143930593" calcext:value-type="float">
            <text:p>1,89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6.75198291776218" calcext:value-type="float">
            <text:p>7</text:p>
          </table:table-cell>
          <table:table-cell table:style-name="ce100" office:value-type="float" office:value="38.7880066675144" calcext:value-type="float">
            <text:p>39</text:p>
          </table:table-cell>
          <table:table-cell table:style-name="ce100" office:value-type="float" office:value="63.0838616079298" calcext:value-type="float">
            <text:p>63</text:p>
          </table:table-cell>
          <table:table-cell table:style-name="ce100" office:value-type="float" office:value="20.4767607769977" calcext:value-type="float">
            <text:p>20</text:p>
          </table:table-cell>
          <table:table-cell table:style-name="ce100" office:value-type="float" office:value="35.4359615413086" calcext:value-type="float">
            <text:p>35</text:p>
          </table:table-cell>
          <table:table-cell table:style-name="ce100" office:value-type="float" office:value="30.0200796179581" calcext:value-type="float">
            <text:p>3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88.92394710855" calcext:value-type="float">
            <text:p>89</text:p>
          </table:table-cell>
          <table:table-cell table:style-name="ce100" office:value-type="float" office:value="76.1152068855777" calcext:value-type="float">
            <text:p>76</text:p>
          </table:table-cell>
          <table:table-cell table:style-name="ce100" office:value-type="float" office:value="76.9985749635948" calcext:value-type="float">
            <text:p>77</text:p>
          </table:table-cell>
          <table:table-cell table:style-name="ce100" office:value-type="float" office:value="147.747932598041" calcext:value-type="float">
            <text:p>148</text:p>
          </table:table-cell>
          <table:table-cell table:style-name="ce100" office:value-type="float" office:value="99.9334706094828" calcext:value-type="float">
            <text:p>100</text:p>
          </table:table-cell>
          <table:table-cell table:style-name="ce100" office:value-type="float" office:value="97.8352740413429" calcext:value-type="float">
            <text:p>9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22.476448968227" calcext:value-type="float">
            <text:p>222</text:p>
          </table:table-cell>
          <table:table-cell table:style-name="ce100" office:value-type="float" office:value="27.1534573076917" calcext:value-type="float">
            <text:p>27</text:p>
          </table:table-cell>
          <table:table-cell table:style-name="ce100" office:value-type="float" office:value="90.0390764505344" calcext:value-type="float">
            <text:p>90</text:p>
          </table:table-cell>
          <table:table-cell table:style-name="ce100" office:value-type="float" office:value="87.1089126611493" calcext:value-type="float">
            <text:p>87</text:p>
          </table:table-cell>
          <table:table-cell table:style-name="ce100" office:value-type="float" office:value="54.0242951231538" calcext:value-type="float">
            <text:p>54</text:p>
          </table:table-cell>
          <table:table-cell table:style-name="ce100" office:value-type="float" office:value="85.7709957851481" calcext:value-type="float">
            <text:p>8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461.153784882909" calcext:value-type="float">
            <text:p>461</text:p>
          </table:table-cell>
          <table:table-cell table:style-name="ce100" office:value-type="float" office:value="54.2023296565026" calcext:value-type="float">
            <text:p>54</text:p>
          </table:table-cell>
          <table:table-cell table:style-name="ce100" office:value-type="float" office:value="175.743900601941" calcext:value-type="float">
            <text:p>176</text:p>
          </table:table-cell>
          <table:table-cell table:style-name="ce100" office:value-type="float" office:value="279.402171968759" calcext:value-type="float">
            <text:p>279</text:p>
          </table:table-cell>
          <table:table-cell table:style-name="ce100" office:value-type="float" office:value="142.336220534417" calcext:value-type="float">
            <text:p>142</text:p>
          </table:table-cell>
          <table:table-cell table:style-name="ce100" office:value-type="float" office:value="202.411933174998" calcext:value-type="float">
            <text:p>20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74.5079370043502" calcext:value-type="float">
            <text:p>75</text:p>
          </table:table-cell>
          <table:table-cell table:style-name="ce100" office:value-type="float" office:value="34.0415118610072" calcext:value-type="float">
            <text:p>34</text:p>
          </table:table-cell>
          <table:table-cell table:style-name="ce100" office:value-type="float" office:value="24.1120987433565" calcext:value-type="float">
            <text:p>24</text:p>
          </table:table-cell>
          <table:table-cell table:style-name="ce100" office:value-type="float" office:value="53.4085457193246" calcext:value-type="float">
            <text:p>53</text:p>
          </table:table-cell>
          <table:table-cell table:style-name="ce100" office:value-type="float" office:value="39.3464094069644" calcext:value-type="float">
            <text:p>39</text:p>
          </table:table-cell>
          <table:table-cell table:style-name="ce100" office:value-type="float" office:value="45.9666653504875" calcext:value-type="float">
            <text:p>4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72.670247704905" calcext:value-type="float">
            <text:p>173</text:p>
          </table:table-cell>
          <table:table-cell table:style-name="ce100" office:value-type="float" office:value="60.319328357215" calcext:value-type="float">
            <text:p>60</text:p>
          </table:table-cell>
          <table:table-cell table:style-name="ce100" office:value-type="float" office:value="198.020351401428" calcext:value-type="float">
            <text:p>198</text:p>
          </table:table-cell>
          <table:table-cell table:style-name="ce100" office:value-type="float" office:value="44.2283914278512" calcext:value-type="float">
            <text:p>44</text:p>
          </table:table-cell>
          <table:table-cell table:style-name="ce100" office:value-type="float" office:value="70.3581565592716" calcext:value-type="float">
            <text:p>70</text:p>
          </table:table-cell>
          <table:table-cell table:style-name="ce100" office:value-type="float" office:value="89.6315539879229" calcext:value-type="float">
            <text:p>9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513.230724052407" calcext:value-type="float">
            <text:p>513</text:p>
          </table:table-cell>
          <table:table-cell table:style-name="ce100" office:value-type="float" office:value="655.58296825036" calcext:value-type="float">
            <text:p>656</text:p>
          </table:table-cell>
          <table:table-cell table:style-name="ce100" office:value-type="float" office:value="1209.09279629488" calcext:value-type="float">
            <text:p>1,209</text:p>
          </table:table-cell>
          <table:table-cell table:style-name="ce100" office:value-type="float" office:value="343.438545184192" calcext:value-type="float">
            <text:p>343</text:p>
          </table:table-cell>
          <table:table-cell table:style-name="ce100" office:value-type="float" office:value="613.992831768208" calcext:value-type="float">
            <text:p>614</text:p>
          </table:table-cell>
          <table:table-cell table:style-name="ce100" office:value-type="float" office:value="594.857357011433" calcext:value-type="float">
            <text:p>59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115.295891108989" calcext:value-type="float">
            <text:p>115</text:p>
          </table:table-cell>
          <table:table-cell table:style-name="ce100" office:value-type="float" office:value="40.2965473024439" calcext:value-type="float">
            <text:p>40</text:p>
          </table:table-cell>
          <table:table-cell table:style-name="ce100" office:value-type="float" office:value="48.8624674701185" calcext:value-type="float">
            <text:p>49</text:p>
          </table:table-cell>
          <table:table-cell table:style-name="ce100" office:value-type="float" office:value="38.3363090087601" calcext:value-type="float">
            <text:p>38</text:p>
          </table:table-cell>
          <table:table-cell table:style-name="ce100" office:value-type="float" office:value="40.6033853604891" calcext:value-type="float">
            <text:p>41</text:p>
          </table:table-cell>
          <table:table-cell table:style-name="ce100" office:value-type="float" office:value="54.6762733027807" calcext:value-type="float">
            <text:p>5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45.7479741932512" calcext:value-type="float">
            <text:p>46</text:p>
          </table:table-cell>
          <table:table-cell table:style-name="ce100" office:value-type="float" office:value="69.1856953409146" calcext:value-type="float">
            <text:p>69</text:p>
          </table:table-cell>
          <table:table-cell table:style-name="ce100" office:value-type="float" office:value="112.074546235982" calcext:value-type="float">
            <text:p>112</text:p>
          </table:table-cell>
          <table:table-cell table:style-name="ce100" office:value-type="float" office:value="6.91044137140116" calcext:value-type="float">
            <text:p>7</text:p>
          </table:table-cell>
          <table:table-cell table:style-name="ce100" office:value-type="float" office:value="53.3508067624307" calcext:value-type="float">
            <text:p>53</text:p>
          </table:table-cell>
          <table:table-cell table:style-name="ce100" office:value-type="float" office:value="51.9053887418019" calcext:value-type="float">
            <text:p>5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35" office:value-type="float" office:value="2946.5398953999" calcext:value-type="float">
            <text:p>2,947</text:p>
          </table:table-cell>
          <table:table-cell table:style-name="ce135" office:value-type="float" office:value="9308.87516184538" calcext:value-type="float">
            <text:p>9,309</text:p>
          </table:table-cell>
          <table:table-cell table:style-name="ce135" office:value-type="float" office:value="7018.55962730939" calcext:value-type="float">
            <text:p>7,019</text:p>
          </table:table-cell>
          <table:table-cell table:style-name="ce135" office:value-type="float" office:value="4681.51073158302" calcext:value-type="float">
            <text:p>4,682</text:p>
          </table:table-cell>
          <table:table-cell table:style-name="ce135" office:value-type="float" office:value="7521.02787877712" calcext:value-type="float">
            <text:p>7,521</text:p>
          </table:table-cell>
          <table:table-cell table:style-name="ce135" office:value-type="float" office:value="6657.4750841582" calcext:value-type="float">
            <text:p>6,657</text:p>
          </table:table-cell>
          <table:table-cell table:style-name="ce188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120.91570989016" calcext:value-type="float">
            <text:p>3,121</text:p>
          </table:table-cell>
          <table:table-cell table:style-name="ce100" office:value-type="float" office:value="9977.63293056796" calcext:value-type="float">
            <text:p>9,978</text:p>
          </table:table-cell>
          <table:table-cell table:style-name="ce100" office:value-type="float" office:value="7206.39206393563" calcext:value-type="float">
            <text:p>7,206</text:p>
          </table:table-cell>
          <table:table-cell table:style-name="ce100" office:value-type="float" office:value="4673.22857470016" calcext:value-type="float">
            <text:p>4,673</text:p>
          </table:table-cell>
          <table:table-cell table:style-name="ce100" office:value-type="float" office:value="8112.06984198519" calcext:value-type="float">
            <text:p>8,112</text:p>
          </table:table-cell>
          <table:table-cell table:style-name="ce100" office:value-type="float" office:value="7266.63026201626" calcext:value-type="float">
            <text:p>7,267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808.77738808708" calcext:value-type="float">
            <text:p>2,809</text:p>
          </table:table-cell>
          <table:table-cell table:style-name="ce100" office:value-type="float" office:value="8511.36445741506" calcext:value-type="float">
            <text:p>8,511</text:p>
          </table:table-cell>
          <table:table-cell table:style-name="ce100" office:value-type="float" office:value="6866.42498750271" calcext:value-type="float">
            <text:p>6,866</text:p>
          </table:table-cell>
          <table:table-cell table:style-name="ce100" office:value-type="float" office:value="4688.47733395323" calcext:value-type="float">
            <text:p>4,688</text:p>
          </table:table-cell>
          <table:table-cell table:style-name="ce100" office:value-type="float" office:value="6919.67331034489" calcext:value-type="float">
            <text:p>6,920</text:p>
          </table:table-cell>
          <table:table-cell table:style-name="ce100" office:value-type="float" office:value="6066.35607393935" calcext:value-type="float">
            <text:p>6,06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2820" calcext:value-type="float">
            <text:p><text:s/>2820 </text:p>
          </table:table-cell>
          <table:table-cell table:style-name="ce44" office:value-type="float" office:value="7140" calcext:value-type="float">
            <text:p><text:s/>7140 </text:p>
          </table:table-cell>
          <table:table-cell table:style-name="ce44" office:value-type="float" office:value="1439" calcext:value-type="float">
            <text:p><text:s/>1439 </text:p>
          </table:table-cell>
          <table:table-cell table:style-name="ce44" office:value-type="float" office:value="4123" calcext:value-type="float">
            <text:p><text:s/>4123 </text:p>
          </table:table-cell>
          <table:table-cell table:style-name="ce44" office:value-type="float" office:value="12702" calcext:value-type="float">
            <text:p><text:s/>12702 </text:p>
          </table:table-cell>
          <table:table-cell table:style-name="ce44" office:value-type="float" office:value="15525" calcext:value-type="float">
            <text:p><text:s/>15525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35.45" calcext:value-type="float">
            <text:p>35</text:p>
          </table:table-cell>
          <table:table-cell table:style-name="ce42" office:value-type="float" office:value="140.565" calcext:value-type="float">
            <text:p>141</text:p>
          </table:table-cell>
          <table:table-cell table:style-name="ce42" office:value-type="float" office:value="22.488" calcext:value-type="float">
            <text:p>22</text:p>
          </table:table-cell>
          <table:table-cell table:style-name="ce42" office:value-type="float" office:value="60.865" calcext:value-type="float">
            <text:p>61</text:p>
          </table:table-cell>
          <table:table-cell table:style-name="ce42" office:value-type="float" office:value="223.918" calcext:value-type="float">
            <text:p>224</text:p>
          </table:table-cell>
          <table:table-cell table:style-name="ce42" office:value-type="float" office:value="259.465" calcext:value-type="float">
            <text:p>259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3.654" calcext:value-type="float">
            <text:p>44</text:p>
          </table:table-cell>
          <table:table-cell table:style-name="ce43" office:value-type="float" office:value="150.268" calcext:value-type="float">
            <text:p>150</text:p>
          </table:table-cell>
          <table:table-cell table:style-name="ce43" office:value-type="float" office:value="26.012" calcext:value-type="float">
            <text:p>26</text:p>
          </table:table-cell>
          <table:table-cell table:style-name="ce43" office:value-type="float" office:value="67.3" calcext:value-type="float">
            <text:p>67</text:p>
          </table:table-cell>
          <table:table-cell table:style-name="ce43" office:value-type="float" office:value="243.58" calcext:value-type="float">
            <text:p>244</text:p>
          </table:table-cell>
          <table:table-cell table:style-name="ce43" office:value-type="float" office:value="287.331" calcext:value-type="float">
            <text:p>287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16" calcext:value-type="float">
            <text:p>2016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32.897835652997" calcext:value-type="float">
            <text:p>333</text:p>
          </table:table-cell>
          <table:table-cell table:style-name="ce100" office:value-type="float" office:value="194.638830295635" calcext:value-type="float">
            <text:p>195</text:p>
          </table:table-cell>
          <table:table-cell table:style-name="ce100" office:value-type="float" office:value="231.966338847601" calcext:value-type="float">
            <text:p>232</text:p>
          </table:table-cell>
          <table:table-cell table:style-name="ce100" office:value-type="float" office:value="269.302640675704" calcext:value-type="float">
            <text:p>269</text:p>
          </table:table-cell>
          <table:table-cell table:style-name="ce100" office:value-type="float" office:value="223.561817304304" calcext:value-type="float">
            <text:p>224</text:p>
          </table:table-cell>
          <table:table-cell table:style-name="ce100" office:value-type="float" office:value="242.742523185973" calcext:value-type="float">
            <text:p>24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4.213302472653" calcext:value-type="float">
            <text:p>24</text:p>
          </table:table-cell>
          <table:table-cell table:style-name="ce100" office:value-type="float" office:value="10.7574990355169" calcext:value-type="float">
            <text:p>11</text:p>
          </table:table-cell>
          <table:table-cell table:style-name="ce100" office:value-type="float" office:value="21.1349736238786" calcext:value-type="float">
            <text:p>21</text:p>
          </table:table-cell>
          <table:table-cell table:style-name="ce100" office:value-type="float" office:value="13.187365573235" calcext:value-type="float">
            <text:p>13</text:p>
          </table:table-cell>
          <table:table-cell table:style-name="ce100" office:value-type="float" office:value="12.6646071216841" calcext:value-type="float">
            <text:p>13</text:p>
          </table:table-cell>
          <table:table-cell table:style-name="ce100" office:value-type="float" office:value="14.6880274556376" calcext:value-type="float">
            <text:p>1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6.7858088299497" calcext:value-type="float">
            <text:p>7</text:p>
          </table:table-cell>
          <table:table-cell table:style-name="ce100" office:value-type="float" office:value="789.217672859294" calcext:value-type="float">
            <text:p>789</text:p>
          </table:table-cell>
          <table:table-cell table:style-name="ce100" office:value-type="float" office:value="263.18449816768" calcext:value-type="float">
            <text:p>263</text:p>
          </table:table-cell>
          <table:table-cell table:style-name="ce100" office:value-type="float" office:value="3.45137989637513" calcext:value-type="float">
            <text:p>3</text:p>
          </table:table-cell>
          <table:table-cell table:style-name="ce100" office:value-type="float" office:value="470.790294278945" calcext:value-type="float">
            <text:p>471</text:p>
          </table:table-cell>
          <table:table-cell table:style-name="ce100" office:value-type="float" office:value="389.174533844246" calcext:value-type="float">
            <text:p>38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90.012574770607" calcext:value-type="float">
            <text:p>90</text:p>
          </table:table-cell>
          <table:table-cell table:style-name="ce100" office:value-type="float" office:value="92.6151121362109" calcext:value-type="float">
            <text:p>93</text:p>
          </table:table-cell>
          <table:table-cell table:style-name="ce100" office:value-type="float" office:value="246.696904749475" calcext:value-type="float">
            <text:p>247</text:p>
          </table:table-cell>
          <table:table-cell table:style-name="ce100" office:value-type="float" office:value="441.206585101951" calcext:value-type="float">
            <text:p>441</text:p>
          </table:table-cell>
          <table:table-cell table:style-name="ce100" office:value-type="float" office:value="225.522589035996" calcext:value-type="float">
            <text:p>226</text:p>
          </table:table-cell>
          <table:table-cell table:style-name="ce100" office:value-type="float" office:value="201.629039700948" calcext:value-type="float">
            <text:p>20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2.87324933081542" calcext:value-type="float">
            <text:p>3</text:p>
          </table:table-cell>
          <table:table-cell table:style-name="ce100" office:value-type="float" office:value="2.31935668654122" calcext:value-type="float">
            <text:p>2</text:p>
          </table:table-cell>
          <table:table-cell table:style-name="ce100" office:value-type="float" office:value="7.94252063236208" calcext:value-type="float">
            <text:p>8</text:p>
          </table:table-cell>
          <table:table-cell table:style-name="ce100" office:value-type="float" office:value="2.98349162927633" calcext:value-type="float">
            <text:p>3</text:p>
          </table:table-cell>
          <table:table-cell table:style-name="ce100" office:value-type="float" office:value="3.13436362109325" calcext:value-type="float">
            <text:p>3</text:p>
          </table:table-cell>
          <table:table-cell table:style-name="ce100" office:value-type="float" office:value="3.08697195416906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8.48071254724691" calcext:value-type="float">
            <text:p>8</text:p>
          </table:table-cell>
          <table:table-cell table:style-name="ce100" office:value-type="float" office:value="4.50807937505706" calcext:value-type="float">
            <text:p>5</text:p>
          </table:table-cell>
          <table:table-cell table:style-name="ce100" office:value-type="float" office:value="3.3439659770887" calcext:value-type="float">
            <text:p>3</text:p>
          </table:table-cell>
          <table:table-cell table:style-name="ce100" office:value-type="float" office:value="8.79013202568485" calcext:value-type="float">
            <text:p>9</text:p>
          </table:table-cell>
          <table:table-cell table:style-name="ce100" office:value-type="float" office:value="5.81847778870961" calcext:value-type="float">
            <text:p>6</text:p>
          </table:table-cell>
          <table:table-cell table:style-name="ce100" office:value-type="float" office:value="6.31610245427526" calcext:value-type="float">
            <text:p>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47.087770078769" calcext:value-type="float">
            <text:p>47</text:p>
          </table:table-cell>
          <table:table-cell table:style-name="ce100" office:value-type="float" office:value="3.95075169900569" calcext:value-type="float">
            <text:p>4</text:p>
          </table:table-cell>
          <table:table-cell table:style-name="ce100" office:value-type="float" office:value="19.4229200204777" calcext:value-type="float">
            <text:p>19</text:p>
          </table:table-cell>
          <table:table-cell table:style-name="ce100" office:value-type="float" office:value="15.5146903931917" calcext:value-type="float">
            <text:p>16</text:p>
          </table:table-cell>
          <table:table-cell table:style-name="ce100" office:value-type="float" office:value="9.45185933371874" calcext:value-type="float">
            <text:p>9</text:p>
          </table:table-cell>
          <table:table-cell table:style-name="ce100" office:value-type="float" office:value="16.0853230966136" calcext:value-type="float">
            <text:p>1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02.912537665353" calcext:value-type="float">
            <text:p>103</text:p>
          </table:table-cell>
          <table:table-cell table:style-name="ce100" office:value-type="float" office:value="7.08289134143106" calcext:value-type="float">
            <text:p>7</text:p>
          </table:table-cell>
          <table:table-cell table:style-name="ce100" office:value-type="float" office:value="26.9536787474654" calcext:value-type="float">
            <text:p>27</text:p>
          </table:table-cell>
          <table:table-cell table:style-name="ce100" office:value-type="float" office:value="42.5251403247764" calcext:value-type="float">
            <text:p>43</text:p>
          </table:table-cell>
          <table:table-cell table:style-name="ce100" office:value-type="float" office:value="21.0391921498737" calcext:value-type="float">
            <text:p>21</text:p>
          </table:table-cell>
          <table:table-cell table:style-name="ce100" office:value-type="float" office:value="35.4170402435756" calcext:value-type="float">
            <text:p>3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20962658199634" calcext:value-type="float">
            <text:p>1</text:p>
          </table:table-cell>
          <table:table-cell table:style-name="ce100" office:value-type="float" office:value="0.455967871629945" calcext:value-type="float">
            <text:p>0</text:p>
          </table:table-cell>
          <table:table-cell table:style-name="ce100" office:value-type="float" office:value="0.483673600572068" calcext:value-type="float">
            <text:p>0</text:p>
          </table:table-cell>
          <table:table-cell table:style-name="ce100" office:value-type="float" office:value="0.435130241251425" calcext:value-type="float">
            <text:p>0</text:p>
          </table:table-cell>
          <table:table-cell table:style-name="ce100" office:value-type="float" office:value="0.451914434564993" calcext:value-type="float">
            <text:p>0</text:p>
          </table:table-cell>
          <table:table-cell table:style-name="ce100" office:value-type="float" office:value="0.584853416910491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3.6045913705364" calcext:value-type="float">
            <text:p>24</text:p>
          </table:table-cell>
          <table:table-cell table:style-name="ce100" office:value-type="float" office:value="6.05066176409446" calcext:value-type="float">
            <text:p>6</text:p>
          </table:table-cell>
          <table:table-cell table:style-name="ce100" office:value-type="float" office:value="23.4044048119299" calcext:value-type="float">
            <text:p>23</text:p>
          </table:table-cell>
          <table:table-cell table:style-name="ce100" office:value-type="float" office:value="3.63336082043835" calcext:value-type="float">
            <text:p>4</text:p>
          </table:table-cell>
          <table:table-cell table:style-name="ce100" office:value-type="float" office:value="7.07089746497695" calcext:value-type="float">
            <text:p>7</text:p>
          </table:table-cell>
          <table:table-cell table:style-name="ce100" office:value-type="float" office:value="9.97303850516062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25.8215003320911" calcext:value-type="float">
            <text:p>26</text:p>
          </table:table-cell>
          <table:table-cell table:style-name="ce100" office:value-type="float" office:value="16.9846783529864" calcext:value-type="float">
            <text:p>17</text:p>
          </table:table-cell>
          <table:table-cell table:style-name="ce100" office:value-type="float" office:value="47.6796272647981" calcext:value-type="float">
            <text:p>48</text:p>
          </table:table-cell>
          <table:table-cell table:style-name="ce100" office:value-type="float" office:value="16.1652473678628" calcext:value-type="float">
            <text:p>16</text:p>
          </table:table-cell>
          <table:table-cell table:style-name="ce100" office:value-type="float" office:value="19.9459774209824" calcext:value-type="float">
            <text:p>20</text:p>
          </table:table-cell>
          <table:table-cell table:style-name="ce100" office:value-type="float" office:value="20.9865335655955" calcext:value-type="float">
            <text:p>2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9.033106858305" calcext:value-type="float">
            <text:p>29</text:p>
          </table:table-cell>
          <table:table-cell table:style-name="ce100" office:value-type="float" office:value="5.45618756201297" calcext:value-type="float">
            <text:p>5</text:p>
          </table:table-cell>
          <table:table-cell table:style-name="ce100" office:value-type="float" office:value="7.72104234129064" calcext:value-type="float">
            <text:p>8</text:p>
          </table:table-cell>
          <table:table-cell table:style-name="ce100" office:value-type="float" office:value="9.01669066053611" calcext:value-type="float">
            <text:p>9</text:p>
          </table:table-cell>
          <table:table-cell table:style-name="ce100" office:value-type="float" office:value="6.88654587146735" calcext:value-type="float">
            <text:p>7</text:p>
          </table:table-cell>
          <table:table-cell table:style-name="ce100" office:value-type="float" office:value="10.8096243989066" calcext:value-type="float">
            <text:p>1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6.57924003196982" calcext:value-type="float">
            <text:p>7</text:p>
          </table:table-cell>
          <table:table-cell table:style-name="ce100" office:value-type="float" office:value="1.29282238647177" calcext:value-type="float">
            <text:p>1</text:p>
          </table:table-cell>
          <table:table-cell table:style-name="ce100" office:value-type="float" office:value="2.63860453640198" calcext:value-type="float">
            <text:p>3</text:p>
          </table:table-cell>
          <table:table-cell table:style-name="ce100" office:value-type="float" office:value="2.45812952790294" calcext:value-type="float">
            <text:p>2</text:p>
          </table:table-cell>
          <table:table-cell table:style-name="ce100" office:value-type="float" office:value="1.82468306027128" calcext:value-type="float">
            <text:p>2</text:p>
          </table:table-cell>
          <table:table-cell table:style-name="ce100" office:value-type="float" office:value="2.65934539306051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01.51185652329" calcext:value-type="float">
            <text:p>702</text:p>
          </table:table-cell>
          <table:table-cell table:style-name="ce100" office:value-type="float" office:value="1135.33051136589" calcext:value-type="float">
            <text:p>1,135</text:p>
          </table:table-cell>
          <table:table-cell table:style-name="ce100" office:value-type="float" office:value="902.573153321021" calcext:value-type="float">
            <text:p>903</text:p>
          </table:table-cell>
          <table:table-cell table:style-name="ce100" office:value-type="float" office:value="828.669984238186" calcext:value-type="float">
            <text:p>829</text:p>
          </table:table-cell>
          <table:table-cell table:style-name="ce100" office:value-type="float" office:value="1008.16321888659" calcext:value-type="float">
            <text:p>1,008</text:p>
          </table:table-cell>
          <table:table-cell table:style-name="ce100" office:value-type="float" office:value="954.152957215071" calcext:value-type="float">
            <text:p>95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36" office:value-type="float" office:value="697.9855297541" calcext:value-type="float">
            <text:p>698</text:p>
          </table:table-cell>
          <table:table-cell table:style-name="ce136" office:value-type="float" office:value="1059.83681256705" calcext:value-type="float">
            <text:p>1,060</text:p>
          </table:table-cell>
          <table:table-cell table:style-name="ce136" office:value-type="float" office:value="871.137642595509" calcext:value-type="float">
            <text:p>871</text:p>
          </table:table-cell>
          <table:table-cell table:style-name="ce136" office:value-type="float" office:value="822.631036438482" calcext:value-type="float">
            <text:p>823</text:p>
          </table:table-cell>
          <table:table-cell table:style-name="ce136" office:value-type="float" office:value="970.014638643602" calcext:value-type="float">
            <text:p>970</text:p>
          </table:table-cell>
          <table:table-cell table:style-name="ce136" office:value-type="float" office:value="927.026420768658" calcext:value-type="float">
            <text:p>927</text:p>
          </table:table-cell>
          <table:table-cell table:style-name="ce189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704.302965954249" calcext:value-type="float">
            <text:p>704</text:p>
          </table:table-cell>
          <table:table-cell table:style-name="ce100" office:value-type="float" office:value="1224.63910360118" calcext:value-type="float">
            <text:p>1,225</text:p>
          </table:table-cell>
          <table:table-cell table:style-name="ce100" office:value-type="float" office:value="927.312938032278" calcext:value-type="float">
            <text:p>927</text:p>
          </table:table-cell>
          <table:table-cell table:style-name="ce100" office:value-type="float" office:value="833.803420941625" calcext:value-type="float">
            <text:p>834</text:p>
          </table:table-cell>
          <table:table-cell table:style-name="ce100" office:value-type="float" office:value="1046.8687146063" calcext:value-type="float">
            <text:p>1,047</text:p>
          </table:table-cell>
          <table:table-cell table:style-name="ce100" office:value-type="float" office:value="980.501460251392" calcext:value-type="float">
            <text:p>98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279.61333654812" calcext:value-type="float">
            <text:p>280</text:p>
          </table:table-cell>
          <table:table-cell table:style-name="ce100" office:value-type="float" office:value="155.85347749152" calcext:value-type="float">
            <text:p>156</text:p>
          </table:table-cell>
          <table:table-cell table:style-name="ce100" office:value-type="float" office:value="230.812632597191" calcext:value-type="float">
            <text:p>231</text:p>
          </table:table-cell>
          <table:table-cell table:style-name="ce100" office:value-type="float" office:value="207.022992258056" calcext:value-type="float">
            <text:p>207</text:p>
          </table:table-cell>
          <table:table-cell table:style-name="ce100" office:value-type="float" office:value="180.880188671593" calcext:value-type="float">
            <text:p>181</text:p>
          </table:table-cell>
          <table:table-cell table:style-name="ce100" office:value-type="float" office:value="198.179720911588" calcext:value-type="float">
            <text:p>19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71.9674687126464" calcext:value-type="float">
            <text:p>72</text:p>
          </table:table-cell>
          <table:table-cell table:style-name="ce100" office:value-type="float" office:value="50.9222962905249" calcext:value-type="float">
            <text:p>51</text:p>
          </table:table-cell>
          <table:table-cell table:style-name="ce100" office:value-type="float" office:value="94.8407036935027" calcext:value-type="float">
            <text:p>95</text:p>
          </table:table-cell>
          <table:table-cell table:style-name="ce100" office:value-type="float" office:value="31.4616775720805" calcext:value-type="float">
            <text:p>31</text:p>
          </table:table-cell>
          <table:table-cell table:style-name="ce100" office:value-type="float" office:value="49.0386872263777" calcext:value-type="float">
            <text:p>49</text:p>
          </table:table-cell>
          <table:table-cell table:style-name="ce100" office:value-type="float" office:value="53.0445135184299" calcext:value-type="float">
            <text:p>5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51.2426946820425" calcext:value-type="float">
            <text:p>51</text:p>
          </table:table-cell>
          <table:table-cell table:style-name="ce100" office:value-type="float" office:value="6745.06813959589" calcext:value-type="float">
            <text:p>6,745</text:p>
          </table:table-cell>
          <table:table-cell table:style-name="ce100" office:value-type="float" office:value="1820.84512535469" calcext:value-type="float">
            <text:p>1,821</text:p>
          </table:table-cell>
          <table:table-cell table:style-name="ce100" office:value-type="float" office:value="36.4207385144808" calcext:value-type="float">
            <text:p>36</text:p>
          </table:table-cell>
          <table:table-cell table:style-name="ce100" office:value-type="float" office:value="3980.77325248892" calcext:value-type="float">
            <text:p>3,981</text:p>
          </table:table-cell>
          <table:table-cell table:style-name="ce100" office:value-type="float" office:value="3289.10668161328" calcext:value-type="float">
            <text:p>3,28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792.702358421237" calcext:value-type="float">
            <text:p>793</text:p>
          </table:table-cell>
          <table:table-cell table:style-name="ce100" office:value-type="float" office:value="1220.4460045022" calcext:value-type="float">
            <text:p>1,220</text:p>
          </table:table-cell>
          <table:table-cell table:style-name="ce100" office:value-type="float" office:value="2506.55760529499" calcext:value-type="float">
            <text:p>2,507</text:p>
          </table:table-cell>
          <table:table-cell table:style-name="ce100" office:value-type="float" office:value="3155.18152609837" calcext:value-type="float">
            <text:p>3,155</text:p>
          </table:table-cell>
          <table:table-cell table:style-name="ce100" office:value-type="float" office:value="2003.52728963032" calcext:value-type="float">
            <text:p>2,004</text:p>
          </table:table-cell>
          <table:table-cell table:style-name="ce100" office:value-type="float" office:value="1789.95196535934" calcext:value-type="float">
            <text:p>1,79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19.1851942384215" calcext:value-type="float">
            <text:p>19</text:p>
          </table:table-cell>
          <table:table-cell table:style-name="ce100" office:value-type="float" office:value="36.7088076054404" calcext:value-type="float">
            <text:p>37</text:p>
          </table:table-cell>
          <table:table-cell table:style-name="ce100" office:value-type="float" office:value="85.1789258263182" calcext:value-type="float">
            <text:p>85</text:p>
          </table:table-cell>
          <table:table-cell table:style-name="ce100" office:value-type="float" office:value="23.2291854321277" calcext:value-type="float">
            <text:p>23</text:p>
          </table:table-cell>
          <table:table-cell table:style-name="ce100" office:value-type="float" office:value="37.3066985812482" calcext:value-type="float">
            <text:p>37</text:p>
          </table:table-cell>
          <table:table-cell table:style-name="ce100" office:value-type="float" office:value="34.1042172431529" calcext:value-type="float">
            <text:p>3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78.7495473357024" calcext:value-type="float">
            <text:p>79</text:p>
          </table:table-cell>
          <table:table-cell table:style-name="ce100" office:value-type="float" office:value="79.8216376806182" calcext:value-type="float">
            <text:p>80</text:p>
          </table:table-cell>
          <table:table-cell table:style-name="ce100" office:value-type="float" office:value="76.2142214176399" calcext:value-type="float">
            <text:p>76</text:p>
          </table:table-cell>
          <table:table-cell table:style-name="ce100" office:value-type="float" office:value="129.046251518889" calcext:value-type="float">
            <text:p>129</text:p>
          </table:table-cell>
          <table:table-cell table:style-name="ce100" office:value-type="float" office:value="95.9157580584614" calcext:value-type="float">
            <text:p>96</text:p>
          </table:table-cell>
          <table:table-cell table:style-name="ce100" office:value-type="float" office:value="93.178739504677" calcext:value-type="float">
            <text:p>9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171.851490411718" calcext:value-type="float">
            <text:p>172</text:p>
          </table:table-cell>
          <table:table-cell table:style-name="ce100" office:value-type="float" office:value="17.7744135541935" calcext:value-type="float">
            <text:p>18</text:p>
          </table:table-cell>
          <table:table-cell table:style-name="ce100" office:value-type="float" office:value="91.4286741362565" calcext:value-type="float">
            <text:p>91</text:p>
          </table:table-cell>
          <table:table-cell table:style-name="ce100" office:value-type="float" office:value="53.9555109659698" calcext:value-type="float">
            <text:p>54</text:p>
          </table:table-cell>
          <table:table-cell table:style-name="ce100" office:value-type="float" office:value="37.6472882963213" calcext:value-type="float">
            <text:p>38</text:p>
          </table:table-cell>
          <table:table-cell table:style-name="ce100" office:value-type="float" office:value="61.2857371188233" calcext:value-type="float">
            <text:p>6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450.311161042936" calcext:value-type="float">
            <text:p>450</text:p>
          </table:table-cell>
          <table:table-cell table:style-name="ce100" office:value-type="float" office:value="46.7512878502035" calcext:value-type="float">
            <text:p>47</text:p>
          </table:table-cell>
          <table:table-cell table:style-name="ce100" office:value-type="float" office:value="152.263269841779" calcext:value-type="float">
            <text:p>152</text:p>
          </table:table-cell>
          <table:table-cell table:style-name="ce100" office:value-type="float" office:value="236.548630269325" calcext:value-type="float">
            <text:p>237</text:p>
          </table:table-cell>
          <table:table-cell table:style-name="ce100" office:value-type="float" office:value="121.394194586739" calcext:value-type="float">
            <text:p>121</text:p>
          </table:table-cell>
          <table:table-cell table:style-name="ce100" office:value-type="float" office:value="179.137880148516" calcext:value-type="float">
            <text:p>17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06.477096516468" calcext:value-type="float">
            <text:p>106</text:p>
          </table:table-cell>
          <table:table-cell table:style-name="ce100" office:value-type="float" office:value="41.530786619763" calcext:value-type="float">
            <text:p>42</text:p>
          </table:table-cell>
          <table:table-cell table:style-name="ce100" office:value-type="float" office:value="50.9380880192924" calcext:value-type="float">
            <text:p>51</text:p>
          </table:table-cell>
          <table:table-cell table:style-name="ce100" office:value-type="float" office:value="31.0747733537849" calcext:value-type="float">
            <text:p>31</text:p>
          </table:table-cell>
          <table:table-cell table:style-name="ce100" office:value-type="float" office:value="39.0230134087131" calcext:value-type="float">
            <text:p>39</text:p>
          </table:table-cell>
          <table:table-cell table:style-name="ce100" office:value-type="float" office:value="50.8582685933042" calcext:value-type="float">
            <text:p>5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68.85106113613" calcext:value-type="float">
            <text:p>169</text:p>
          </table:table-cell>
          <table:table-cell table:style-name="ce100" office:value-type="float" office:value="75.8735978573406" calcext:value-type="float">
            <text:p>76</text:p>
          </table:table-cell>
          <table:table-cell table:style-name="ce100" office:value-type="float" office:value="250.236055718246" calcext:value-type="float">
            <text:p>250</text:p>
          </table:table-cell>
          <table:table-cell table:style-name="ce100" office:value-type="float" office:value="39.7414965049187" calcext:value-type="float">
            <text:p>40</text:p>
          </table:table-cell>
          <table:table-cell table:style-name="ce100" office:value-type="float" office:value="82.160480230408" calcext:value-type="float">
            <text:p>82</text:p>
          </table:table-cell>
          <table:table-cell table:style-name="ce100" office:value-type="float" office:value="97.3555344850511" calcext:value-type="float">
            <text:p>9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491.658668009597" calcext:value-type="float">
            <text:p>492</text:p>
          </table:table-cell>
          <table:table-cell table:style-name="ce100" office:value-type="float" office:value="588.784368881336" calcext:value-type="float">
            <text:p>589</text:p>
          </table:table-cell>
          <table:table-cell table:style-name="ce100" office:value-type="float" office:value="1151.65570170654" calcext:value-type="float">
            <text:p>1,152</text:p>
          </table:table-cell>
          <table:table-cell table:style-name="ce100" office:value-type="float" office:value="291.028427172752" calcext:value-type="float">
            <text:p>291</text:p>
          </table:table-cell>
          <table:table-cell table:style-name="ce100" office:value-type="float" office:value="548.464195762655" calcext:value-type="float">
            <text:p>548</text:p>
          </table:table-cell>
          <table:table-cell table:style-name="ce100" office:value-type="float" office:value="538.47693529388" calcext:value-type="float">
            <text:p>53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112.718409542977" calcext:value-type="float">
            <text:p>113</text:p>
          </table:table-cell>
          <table:table-cell table:style-name="ce100" office:value-type="float" office:value="45.5134350764042" calcext:value-type="float">
            <text:p>46</text:p>
          </table:table-cell>
          <table:table-cell table:style-name="ce100" office:value-type="float" office:value="60.7211071072338" calcext:value-type="float">
            <text:p>61</text:p>
          </table:table-cell>
          <table:table-cell table:style-name="ce100" office:value-type="float" office:value="43.8720447778411" calcext:value-type="float">
            <text:p>44</text:p>
          </table:table-cell>
          <table:table-cell table:style-name="ce100" office:value-type="float" office:value="46.5671340830717" calcext:value-type="float">
            <text:p>47</text:p>
          </table:table-cell>
          <table:table-cell table:style-name="ce100" office:value-type="float" office:value="58.2042951497748" calcext:value-type="float">
            <text:p>5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40.5259448573528" calcext:value-type="float">
            <text:p>41</text:p>
          </table:table-cell>
          <table:table-cell table:style-name="ce100" office:value-type="float" office:value="64.0704921686049" calcext:value-type="float">
            <text:p>64</text:p>
          </table:table-cell>
          <table:table-cell table:style-name="ce100" office:value-type="float" office:value="113.99804880487" calcext:value-type="float">
            <text:p>114</text:p>
          </table:table-cell>
          <table:table-cell table:style-name="ce100" office:value-type="float" office:value="34.4003401012606" calcext:value-type="float">
            <text:p>34</text:p>
          </table:table-cell>
          <table:table-cell table:style-name="ce100" office:value-type="float" office:value="59.4034031251981" calcext:value-type="float">
            <text:p>59</text:p>
          </table:table-cell>
          <table:table-cell table:style-name="ce100" office:value-type="float" office:value="56.0574651979311" calcext:value-type="float">
            <text:p>5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37" office:value-type="float" office:value="2835.85443145535" calcext:value-type="float">
            <text:p>2,836</text:p>
          </table:table-cell>
          <table:table-cell table:style-name="ce137" office:value-type="float" office:value="9169.11874517403" calcext:value-type="float">
            <text:p>9,169</text:p>
          </table:table-cell>
          <table:table-cell table:style-name="ce137" office:value-type="float" office:value="6685.69015951854" calcext:value-type="float">
            <text:p>6,686</text:p>
          </table:table-cell>
          <table:table-cell table:style-name="ce137" office:value-type="float" office:value="4312.98359453985" calcext:value-type="float">
            <text:p>4,313</text:p>
          </table:table-cell>
          <table:table-cell table:style-name="ce137" office:value-type="float" office:value="7282.10158415003" calcext:value-type="float">
            <text:p>7,282</text:p>
          </table:table-cell>
          <table:table-cell table:style-name="ce154" office:value-type="float" office:value="6498.94195413775" calcext:value-type="float">
            <text:p>6,498.94</text:p>
          </table:table-cell>
          <table:table-cell table:style-name="ce190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2928.52477095536" calcext:value-type="float">
            <text:p>2,929</text:p>
          </table:table-cell>
          <table:table-cell table:style-name="ce100" office:value-type="float" office:value="9901.62213143634" calcext:value-type="float">
            <text:p>9,902</text:p>
          </table:table-cell>
          <table:table-cell table:style-name="ce100" office:value-type="float" office:value="7283.71536163771" calcext:value-type="float">
            <text:p>7,284</text:p>
          </table:table-cell>
          <table:table-cell table:style-name="ce100" office:value-type="float" office:value="4383.12922402353" calcext:value-type="float">
            <text:p>4,383</text:p>
          </table:table-cell>
          <table:table-cell table:style-name="ce100" office:value-type="float" office:value="7975.29482128799" calcext:value-type="float">
            <text:p>7,975</text:p>
          </table:table-cell>
          <table:table-cell table:style-name="ce100" office:value-type="float" office:value="7178.13822860547" calcext:value-type="float">
            <text:p>7,178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762.50528502668" calcext:value-type="float">
            <text:p>2,763</text:p>
          </table:table-cell>
          <table:table-cell table:style-name="ce100" office:value-type="float" office:value="8302.57163891841" calcext:value-type="float">
            <text:p>8,303</text:p>
          </table:table-cell>
          <table:table-cell table:style-name="ce100" office:value-type="float" office:value="6215.04360691375" calcext:value-type="float">
            <text:p>6,215</text:p>
          </table:table-cell>
          <table:table-cell table:style-name="ce100" office:value-type="float" office:value="4253.35596387959" calcext:value-type="float">
            <text:p>4,253</text:p>
          </table:table-cell>
          <table:table-cell table:style-name="ce100" office:value-type="float" office:value="6578.78870324906" calcext:value-type="float">
            <text:p>6,579</text:p>
          </table:table-cell>
          <table:table-cell table:style-name="ce100" office:value-type="float" office:value="5839.22613913049" calcext:value-type="float">
            <text:p>5,83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2696" calcext:value-type="float">
            <text:p><text:s/>2696 </text:p>
          </table:table-cell>
          <table:table-cell table:style-name="ce44" office:value-type="float" office:value="7376" calcext:value-type="float">
            <text:p><text:s/>7376 </text:p>
          </table:table-cell>
          <table:table-cell table:style-name="ce44" office:value-type="float" office:value="1375" calcext:value-type="float">
            <text:p><text:s/>1375 </text:p>
          </table:table-cell>
          <table:table-cell table:style-name="ce44" office:value-type="float" office:value="4386" calcext:value-type="float">
            <text:p><text:s/>4386 </text:p>
          </table:table-cell>
          <table:table-cell table:style-name="ce44" office:value-type="float" office:value="13137" calcext:value-type="float">
            <text:p><text:s/>13137 </text:p>
          </table:table-cell>
          <table:table-cell table:style-name="ce44" office:value-type="float" office:value="15840" calcext:value-type="float">
            <text:p><text:s/>15840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33.591" calcext:value-type="float">
            <text:p>34</text:p>
          </table:table-cell>
          <table:table-cell table:style-name="ce42" office:value-type="float" office:value="153.058" calcext:value-type="float">
            <text:p>153</text:p>
          </table:table-cell>
          <table:table-cell table:style-name="ce42" office:value-type="float" office:value="22.585" calcext:value-type="float">
            <text:p>23</text:p>
          </table:table-cell>
          <table:table-cell table:style-name="ce42" office:value-type="float" office:value="67.119" calcext:value-type="float">
            <text:p>67</text:p>
          </table:table-cell>
          <table:table-cell table:style-name="ce42" office:value-type="float" office:value="242.762" calcext:value-type="float">
            <text:p>243</text:p>
          </table:table-cell>
          <table:table-cell table:style-name="ce42" office:value-type="float" office:value="276.45" calcext:value-type="float">
            <text:p>276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3.171" calcext:value-type="float">
            <text:p>43</text:p>
          </table:table-cell>
          <table:table-cell table:style-name="ce43" office:value-type="float" office:value="163.775" calcext:value-type="float">
            <text:p>164</text:p>
          </table:table-cell>
          <table:table-cell table:style-name="ce43" office:value-type="float" office:value="26.979" calcext:value-type="float">
            <text:p>27</text:p>
          </table:table-cell>
          <table:table-cell table:style-name="ce43" office:value-type="float" office:value="74.889" calcext:value-type="float">
            <text:p>75</text:p>
          </table:table-cell>
          <table:table-cell table:style-name="ce43" office:value-type="float" office:value="265.643" calcext:value-type="float">
            <text:p>266</text:p>
          </table:table-cell>
          <table:table-cell table:style-name="ce43" office:value-type="float" office:value="308.921" calcext:value-type="float">
            <text:p>309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4">
          <table:table-cell table:style-name="ce39" office:value-type="float" office:value="2017" calcext:value-type="float">
            <text:p>2017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69.388815386448" calcext:value-type="float">
            <text:p>369</text:p>
          </table:table-cell>
          <table:table-cell table:style-name="ce100" office:value-type="float" office:value="199.605999104357" calcext:value-type="float">
            <text:p>200</text:p>
          </table:table-cell>
          <table:table-cell table:style-name="ce100" office:value-type="float" office:value="280.790044183816" calcext:value-type="float">
            <text:p>281</text:p>
          </table:table-cell>
          <table:table-cell table:style-name="ce100" office:value-type="float" office:value="264.653359192182" calcext:value-type="float">
            <text:p>265</text:p>
          </table:table-cell>
          <table:table-cell table:style-name="ce100" office:value-type="float" office:value="229.344109238608" calcext:value-type="float">
            <text:p>229</text:p>
          </table:table-cell>
          <table:table-cell table:style-name="ce100" office:value-type="float" office:value="254.761610148388" calcext:value-type="float">
            <text:p>25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3.8267064628569" calcext:value-type="float">
            <text:p>24</text:p>
          </table:table-cell>
          <table:table-cell table:style-name="ce100" office:value-type="float" office:value="12.6847044237857" calcext:value-type="float">
            <text:p>13</text:p>
          </table:table-cell>
          <table:table-cell table:style-name="ce100" office:value-type="float" office:value="27.7184787339448" calcext:value-type="float">
            <text:p>28</text:p>
          </table:table-cell>
          <table:table-cell table:style-name="ce100" office:value-type="float" office:value="15.0785969628387" calcext:value-type="float">
            <text:p>15</text:p>
          </table:table-cell>
          <table:table-cell table:style-name="ce100" office:value-type="float" office:value="15.0040603139877" calcext:value-type="float">
            <text:p>15</text:p>
          </table:table-cell>
          <table:table-cell table:style-name="ce100" office:value-type="float" office:value="16.6114787057084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9.41070033122227" calcext:value-type="float">
            <text:p>9</text:p>
          </table:table-cell>
          <table:table-cell table:style-name="ce100" office:value-type="float" office:value="792.988480764801" calcext:value-type="float">
            <text:p>793</text:p>
          </table:table-cell>
          <table:table-cell table:style-name="ce100" office:value-type="float" office:value="230.621782235759" calcext:value-type="float">
            <text:p>231</text:p>
          </table:table-cell>
          <table:table-cell table:style-name="ce100" office:value-type="float" office:value="3.97430405404176" calcext:value-type="float">
            <text:p>4</text:p>
          </table:table-cell>
          <table:table-cell table:style-name="ce100" office:value-type="float" office:value="475.220832527699" calcext:value-type="float">
            <text:p>475</text:p>
          </table:table-cell>
          <table:table-cell table:style-name="ce100" office:value-type="float" office:value="390.251488773191" calcext:value-type="float">
            <text:p>39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75.9835786637729" calcext:value-type="float">
            <text:p>76</text:p>
          </table:table-cell>
          <table:table-cell table:style-name="ce100" office:value-type="float" office:value="95.5380399065943" calcext:value-type="float">
            <text:p>96</text:p>
          </table:table-cell>
          <table:table-cell table:style-name="ce100" office:value-type="float" office:value="256.65026364151" calcext:value-type="float">
            <text:p>257</text:p>
          </table:table-cell>
          <table:table-cell table:style-name="ce100" office:value-type="float" office:value="460.550267972861" calcext:value-type="float">
            <text:p>461</text:p>
          </table:table-cell>
          <table:table-cell table:style-name="ce100" office:value-type="float" office:value="232.471111834561" calcext:value-type="float">
            <text:p>232</text:p>
          </table:table-cell>
          <table:table-cell table:style-name="ce100" office:value-type="float" office:value="204.016712838862" calcext:value-type="float">
            <text:p>20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3.60063043844247" calcext:value-type="float">
            <text:p>4</text:p>
          </table:table-cell>
          <table:table-cell table:style-name="ce100" office:value-type="float" office:value="2.64005104494856" calcext:value-type="float">
            <text:p>3</text:p>
          </table:table-cell>
          <table:table-cell table:style-name="ce100" office:value-type="float" office:value="5.52898281692455" calcext:value-type="float">
            <text:p>6</text:p>
          </table:table-cell>
          <table:table-cell table:style-name="ce100" office:value-type="float" office:value="3.29632172276683" calcext:value-type="float">
            <text:p>3</text:p>
          </table:table-cell>
          <table:table-cell table:style-name="ce100" office:value-type="float" office:value="3.15056022141235" calcext:value-type="float">
            <text:p>3</text:p>
          </table:table-cell>
          <table:table-cell table:style-name="ce100" office:value-type="float" office:value="3.23104004297466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9.99494524893925" calcext:value-type="float">
            <text:p>10</text:p>
          </table:table-cell>
          <table:table-cell table:style-name="ce100" office:value-type="float" office:value="2.99930824154045" calcext:value-type="float">
            <text:p>3</text:p>
          </table:table-cell>
          <table:table-cell table:style-name="ce100" office:value-type="float" office:value="4.13535569101446" calcext:value-type="float">
            <text:p>4</text:p>
          </table:table-cell>
          <table:table-cell table:style-name="ce100" office:value-type="float" office:value="9.59800760807647" calcext:value-type="float">
            <text:p>10</text:p>
          </table:table-cell>
          <table:table-cell table:style-name="ce100" office:value-type="float" office:value="5.29413582229662" calcext:value-type="float">
            <text:p>5</text:p>
          </table:table-cell>
          <table:table-cell table:style-name="ce100" office:value-type="float" office:value="6.1480429283179" calcext:value-type="float">
            <text:p>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58.182933036372" calcext:value-type="float">
            <text:p>58</text:p>
          </table:table-cell>
          <table:table-cell table:style-name="ce100" office:value-type="float" office:value="3.98418529475749" calcext:value-type="float">
            <text:p>4</text:p>
          </table:table-cell>
          <table:table-cell table:style-name="ce100" office:value-type="float" office:value="12.3300786103235" calcext:value-type="float">
            <text:p>12</text:p>
          </table:table-cell>
          <table:table-cell table:style-name="ce100" office:value-type="float" office:value="14.8665722094954" calcext:value-type="float">
            <text:p>15</text:p>
          </table:table-cell>
          <table:table-cell table:style-name="ce100" office:value-type="float" office:value="8.42690504978602" calcext:value-type="float">
            <text:p>8</text:p>
          </table:table-cell>
          <table:table-cell table:style-name="ce100" office:value-type="float" office:value="17.4881188471968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102.990531195795" calcext:value-type="float">
            <text:p>103</text:p>
          </table:table-cell>
          <table:table-cell table:style-name="ce100" office:value-type="float" office:value="9.77817153366819" calcext:value-type="float">
            <text:p>10</text:p>
          </table:table-cell>
          <table:table-cell table:style-name="ce100" office:value-type="float" office:value="28.5585667945079" calcext:value-type="float">
            <text:p>29</text:p>
          </table:table-cell>
          <table:table-cell table:style-name="ce100" office:value-type="float" office:value="43.1783228937348" calcext:value-type="float">
            <text:p>43</text:p>
          </table:table-cell>
          <table:table-cell table:style-name="ce100" office:value-type="float" office:value="22.7187302244332" calcext:value-type="float">
            <text:p>23</text:p>
          </table:table-cell>
          <table:table-cell table:style-name="ce100" office:value-type="float" office:value="37.3604191104946" calcext:value-type="float">
            <text:p>3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06621094802992" calcext:value-type="float">
            <text:p>1</text:p>
          </table:table-cell>
          <table:table-cell table:style-name="ce100" office:value-type="float" office:value="0.889772462778689" calcext:value-type="float">
            <text:p>1</text:p>
          </table:table-cell>
          <table:table-cell table:style-name="ce100" office:value-type="float" office:value="0.394268167483989" calcext:value-type="float">
            <text:p>0</text:p>
          </table:table-cell>
          <table:table-cell table:style-name="ce100" office:value-type="float" office:value="0.47369818759634" calcext:value-type="float">
            <text:p>0</text:p>
          </table:table-cell>
          <table:table-cell table:style-name="ce100" office:value-type="float" office:value="0.701972107091292" calcext:value-type="float">
            <text:p>1</text:p>
          </table:table-cell>
          <table:table-cell table:style-name="ce100" office:value-type="float" office:value="0.767995673827145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5.4445208427676" calcext:value-type="float">
            <text:p>25</text:p>
          </table:table-cell>
          <table:table-cell table:style-name="ce100" office:value-type="float" office:value="5.21992805947624" calcext:value-type="float">
            <text:p>5</text:p>
          </table:table-cell>
          <table:table-cell table:style-name="ce100" office:value-type="float" office:value="18.9231428265026" calcext:value-type="float">
            <text:p>19</text:p>
          </table:table-cell>
          <table:table-cell table:style-name="ce100" office:value-type="float" office:value="4.92620415630455" calcext:value-type="float">
            <text:p>5</text:p>
          </table:table-cell>
          <table:table-cell table:style-name="ce100" office:value-type="float" office:value="6.51636290397496" calcext:value-type="float">
            <text:p>7</text:p>
          </table:table-cell>
          <table:table-cell table:style-name="ce100" office:value-type="float" office:value="10.0141153476794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29.5375663212821" calcext:value-type="float">
            <text:p>30</text:p>
          </table:table-cell>
          <table:table-cell table:style-name="ce100" office:value-type="float" office:value="17.3003361497453" calcext:value-type="float">
            <text:p>17</text:p>
          </table:table-cell>
          <table:table-cell table:style-name="ce100" office:value-type="float" office:value="45.3955939524998" calcext:value-type="float">
            <text:p>45</text:p>
          </table:table-cell>
          <table:table-cell table:style-name="ce100" office:value-type="float" office:value="13.8618742567169" calcext:value-type="float">
            <text:p>14</text:p>
          </table:table-cell>
          <table:table-cell table:style-name="ce100" office:value-type="float" office:value="19.0216664086722" calcext:value-type="float">
            <text:p>19</text:p>
          </table:table-cell>
          <table:table-cell table:style-name="ce100" office:value-type="float" office:value="20.9284264365564" calcext:value-type="float">
            <text:p>2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3.5816314506862" calcext:value-type="float">
            <text:p>24</text:p>
          </table:table-cell>
          <table:table-cell table:style-name="ce100" office:value-type="float" office:value="4.72412591695408" calcext:value-type="float">
            <text:p>5</text:p>
          </table:table-cell>
          <table:table-cell table:style-name="ce100" office:value-type="float" office:value="6.78887667769299" calcext:value-type="float">
            <text:p>7</text:p>
          </table:table-cell>
          <table:table-cell table:style-name="ce100" office:value-type="float" office:value="7.51382658299604" calcext:value-type="float">
            <text:p>8</text:p>
          </table:table-cell>
          <table:table-cell table:style-name="ce100" office:value-type="float" office:value="5.85541942202944" calcext:value-type="float">
            <text:p>6</text:p>
          </table:table-cell>
          <table:table-cell table:style-name="ce100" office:value-type="float" office:value="9.0822139809674" calcext:value-type="float">
            <text:p>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7.01095440987485" calcext:value-type="float">
            <text:p>7</text:p>
          </table:table-cell>
          <table:table-cell table:style-name="ce100" office:value-type="float" office:value="1.99004510459116" calcext:value-type="float">
            <text:p>2</text:p>
          </table:table-cell>
          <table:table-cell table:style-name="ce100" office:value-type="float" office:value="6.17036507801129" calcext:value-type="float">
            <text:p>6</text:p>
          </table:table-cell>
          <table:table-cell table:style-name="ce100" office:value-type="float" office:value="4.28398411764512" calcext:value-type="float">
            <text:p>4</text:p>
          </table:table-cell>
          <table:table-cell table:style-name="ce100" office:value-type="float" office:value="3.17273310946068" calcext:value-type="float">
            <text:p>3</text:p>
          </table:table-cell>
          <table:table-cell table:style-name="ce100" office:value-type="float" office:value="3.87050514642118" calcext:value-type="float">
            <text:p>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40.019724736489" calcext:value-type="float">
            <text:p>740</text:p>
          </table:table-cell>
          <table:table-cell table:style-name="ce100" office:value-type="float" office:value="1150.343148008" calcext:value-type="float">
            <text:p>1,150</text:p>
          </table:table-cell>
          <table:table-cell table:style-name="ce100" office:value-type="float" office:value="924.005799409991" calcext:value-type="float">
            <text:p>924</text:p>
          </table:table-cell>
          <table:table-cell table:style-name="ce100" office:value-type="float" office:value="846.255339917256" calcext:value-type="float">
            <text:p>846</text:p>
          </table:table-cell>
          <table:table-cell table:style-name="ce100" office:value-type="float" office:value="1026.89859918401" calcext:value-type="float">
            <text:p>1,027</text:p>
          </table:table-cell>
          <table:table-cell table:style-name="ce100" office:value-type="float" office:value="974.532167980585" calcext:value-type="float">
            <text:p>97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38" office:value-type="float" office:value="730.266257767757" calcext:value-type="float">
            <text:p>730</text:p>
          </table:table-cell>
          <table:table-cell table:style-name="ce138" office:value-type="float" office:value="1079.01631202438" calcext:value-type="float">
            <text:p>1,079</text:p>
          </table:table-cell>
          <table:table-cell table:style-name="ce138" office:value-type="float" office:value="827.280313308057" calcext:value-type="float">
            <text:p>827</text:p>
          </table:table-cell>
          <table:table-cell table:style-name="ce138" office:value-type="float" office:value="866.915844892929" calcext:value-type="float">
            <text:p>867</text:p>
          </table:table-cell>
          <table:table-cell table:style-name="ce138" office:value-type="float" office:value="992.901817709641" calcext:value-type="float">
            <text:p>993</text:p>
          </table:table-cell>
          <table:table-cell table:style-name="ce138" office:value-type="float" office:value="947.885105780922" calcext:value-type="float">
            <text:p>948</text:p>
          </table:table-cell>
          <table:table-cell table:style-name="ce191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748.472362161463" calcext:value-type="float">
            <text:p>748</text:p>
          </table:table-cell>
          <table:table-cell table:style-name="ce100" office:value-type="float" office:value="1233.14235972612" calcext:value-type="float">
            <text:p>1,233</text:p>
          </table:table-cell>
          <table:table-cell table:style-name="ce100" office:value-type="float" office:value="997.674182926644" calcext:value-type="float">
            <text:p>998</text:p>
          </table:table-cell>
          <table:table-cell table:style-name="ce100" office:value-type="float" office:value="828.895909503049" calcext:value-type="float">
            <text:p>829</text:p>
          </table:table-cell>
          <table:table-cell table:style-name="ce100" office:value-type="float" office:value="1060.8850352572" calcext:value-type="float">
            <text:p>1,061</text:p>
          </table:table-cell>
          <table:table-cell table:style-name="ce100" office:value-type="float" office:value="1000.47724152485" calcext:value-type="float">
            <text:p>1,00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02.652622622514" calcext:value-type="float">
            <text:p>303</text:p>
          </table:table-cell>
          <table:table-cell table:style-name="ce100" office:value-type="float" office:value="163.932675340006" calcext:value-type="float">
            <text:p>164</text:p>
          </table:table-cell>
          <table:table-cell table:style-name="ce100" office:value-type="float" office:value="255.60394204163" calcext:value-type="float">
            <text:p>256</text:p>
          </table:table-cell>
          <table:table-cell table:style-name="ce100" office:value-type="float" office:value="197.723696692368" calcext:value-type="float">
            <text:p>198</text:p>
          </table:table-cell>
          <table:table-cell table:style-name="ce100" office:value-type="float" office:value="184.41438954614" calcext:value-type="float">
            <text:p>184</text:p>
          </table:table-cell>
          <table:table-cell table:style-name="ce100" office:value-type="float" office:value="205.955418227317" calcext:value-type="float">
            <text:p>20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73.2988753375183" calcext:value-type="float">
            <text:p>73</text:p>
          </table:table-cell>
          <table:table-cell table:style-name="ce100" office:value-type="float" office:value="55.2899156649576" calcext:value-type="float">
            <text:p>55</text:p>
          </table:table-cell>
          <table:table-cell table:style-name="ce100" office:value-type="float" office:value="128.671395809618" calcext:value-type="float">
            <text:p>129</text:p>
          </table:table-cell>
          <table:table-cell table:style-name="ce100" office:value-type="float" office:value="35.8094740693235" calcext:value-type="float">
            <text:p>36</text:p>
          </table:table-cell>
          <table:table-cell table:style-name="ce100" office:value-type="float" office:value="56.3182011246708" calcext:value-type="float">
            <text:p>56</text:p>
          </table:table-cell>
          <table:table-cell table:style-name="ce100" office:value-type="float" office:value="59.5075663059352" calcext:value-type="float">
            <text:p>6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14.459880464188" calcext:value-type="float">
            <text:p>114</text:p>
          </table:table-cell>
          <table:table-cell table:style-name="ce100" office:value-type="float" office:value="6681.00686322714" calcext:value-type="float">
            <text:p>6,681</text:p>
          </table:table-cell>
          <table:table-cell table:style-name="ce100" office:value-type="float" office:value="1726.26074806503" calcext:value-type="float">
            <text:p>1,726</text:p>
          </table:table-cell>
          <table:table-cell table:style-name="ce100" office:value-type="float" office:value="33.2466117415121" calcext:value-type="float">
            <text:p>33</text:p>
          </table:table-cell>
          <table:table-cell table:style-name="ce100" office:value-type="float" office:value="3981.66367026394" calcext:value-type="float">
            <text:p>3,982</text:p>
          </table:table-cell>
          <table:table-cell table:style-name="ce100" office:value-type="float" office:value="3276.31374452072" calcext:value-type="float">
            <text:p>3,27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702.310707214994" calcext:value-type="float">
            <text:p>702</text:p>
          </table:table-cell>
          <table:table-cell table:style-name="ce100" office:value-type="float" office:value="1298.65597222735" calcext:value-type="float">
            <text:p>1,299</text:p>
          </table:table-cell>
          <table:table-cell table:style-name="ce100" office:value-type="float" office:value="2527.77373494234" calcext:value-type="float">
            <text:p>2,528</text:p>
          </table:table-cell>
          <table:table-cell table:style-name="ce100" office:value-type="float" office:value="3274.22147149294" calcext:value-type="float">
            <text:p>3,274</text:p>
          </table:table-cell>
          <table:table-cell table:style-name="ce100" office:value-type="float" office:value="2076.09762231143" calcext:value-type="float">
            <text:p>2,076</text:p>
          </table:table-cell>
          <table:table-cell table:style-name="ce100" office:value-type="float" office:value="1827.44215160803" calcext:value-type="float">
            <text:p>1,82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33.8320304247197" calcext:value-type="float">
            <text:p>34</text:p>
          </table:table-cell>
          <table:table-cell table:style-name="ce100" office:value-type="float" office:value="41.4744606622688" calcext:value-type="float">
            <text:p>41</text:p>
          </table:table-cell>
          <table:table-cell table:style-name="ce100" office:value-type="float" office:value="30.6810064794052" calcext:value-type="float">
            <text:p>31</text:p>
          </table:table-cell>
          <table:table-cell table:style-name="ce100" office:value-type="float" office:value="30.1979671974587" calcext:value-type="float">
            <text:p>30</text:p>
          </table:table-cell>
          <table:table-cell table:style-name="ce100" office:value-type="float" office:value="36.6526965912123" calcext:value-type="float">
            <text:p>37</text:p>
          </table:table-cell>
          <table:table-cell table:style-name="ce100" office:value-type="float" office:value="36.1210967079393" calcext:value-type="float">
            <text:p>3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77.2922968573414" calcext:value-type="float">
            <text:p>77</text:p>
          </table:table-cell>
          <table:table-cell table:style-name="ce100" office:value-type="float" office:value="86.3546292378895" calcext:value-type="float">
            <text:p>86</text:p>
          </table:table-cell>
          <table:table-cell table:style-name="ce100" office:value-type="float" office:value="117.857942180904" calcext:value-type="float">
            <text:p>118</text:p>
          </table:table-cell>
          <table:table-cell table:style-name="ce100" office:value-type="float" office:value="123.293464439794" calcext:value-type="float">
            <text:p>123</text:p>
          </table:table-cell>
          <table:table-cell table:style-name="ce100" office:value-type="float" office:value="101.757641565476" calcext:value-type="float">
            <text:p>102</text:p>
          </table:table-cell>
          <table:table-cell table:style-name="ce100" office:value-type="float" office:value="97.2510760288214" calcext:value-type="float">
            <text:p>9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46.309016253242" calcext:value-type="float">
            <text:p>246</text:p>
          </table:table-cell>
          <table:table-cell table:style-name="ce100" office:value-type="float" office:value="19.5877173995873" calcext:value-type="float">
            <text:p>20</text:p>
          </table:table-cell>
          <table:table-cell table:style-name="ce100" office:value-type="float" office:value="67.8141705522773" calcext:value-type="float">
            <text:p>68</text:p>
          </table:table-cell>
          <table:table-cell table:style-name="ce100" office:value-type="float" office:value="67.0537241822121" calcext:value-type="float">
            <text:p>67</text:p>
          </table:table-cell>
          <table:table-cell table:style-name="ce100" office:value-type="float" office:value="40.1679934419579" calcext:value-type="float">
            <text:p>40</text:p>
          </table:table-cell>
          <table:table-cell table:style-name="ce100" office:value-type="float" office:value="77.7063935731204" calcext:value-type="float">
            <text:p>7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423.235583878911" calcext:value-type="float">
            <text:p>423</text:p>
          </table:table-cell>
          <table:table-cell table:style-name="ce100" office:value-type="float" office:value="55.351166401273" calcext:value-type="float">
            <text:p>55</text:p>
          </table:table-cell>
          <table:table-cell table:style-name="ce100" office:value-type="float" office:value="129.461046059439" calcext:value-type="float">
            <text:p>129</text:p>
          </table:table-cell>
          <table:table-cell table:style-name="ce100" office:value-type="float" office:value="245.168863292163" calcext:value-type="float">
            <text:p>245</text:p>
          </table:table-cell>
          <table:table-cell table:style-name="ce100" office:value-type="float" office:value="125.576948498702" calcext:value-type="float">
            <text:p>126</text:p>
          </table:table-cell>
          <table:table-cell table:style-name="ce100" office:value-type="float" office:value="179.844615106315" calcext:value-type="float">
            <text:p>18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78.9500236035078" calcext:value-type="float">
            <text:p>79</text:p>
          </table:table-cell>
          <table:table-cell table:style-name="ce100" office:value-type="float" office:value="68.6701022232031" calcext:value-type="float">
            <text:p>69</text:p>
          </table:table-cell>
          <table:table-cell table:style-name="ce100" office:value-type="float" office:value="23.718972463711" calcext:value-type="float">
            <text:p>24</text:p>
          </table:table-cell>
          <table:table-cell table:style-name="ce100" office:value-type="float" office:value="34.6750927153886" calcext:value-type="float">
            <text:p>35</text:p>
          </table:table-cell>
          <table:table-cell table:style-name="ce100" office:value-type="float" office:value="52.8718562684466" calcext:value-type="float">
            <text:p>53</text:p>
          </table:table-cell>
          <table:table-cell table:style-name="ce100" office:value-type="float" office:value="57.5976406800703" calcext:value-type="float">
            <text:p>5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06.839778897825" calcext:value-type="float">
            <text:p>207</text:p>
          </table:table-cell>
          <table:table-cell table:style-name="ce100" office:value-type="float" office:value="68.7772210460914" calcext:value-type="float">
            <text:p>69</text:p>
          </table:table-cell>
          <table:table-cell table:style-name="ce100" office:value-type="float" office:value="223.00598183054" calcext:value-type="float">
            <text:p>223</text:p>
          </table:table-cell>
          <table:table-cell table:style-name="ce100" office:value-type="float" office:value="47.7836065584221" calcext:value-type="float">
            <text:p>48</text:p>
          </table:table-cell>
          <table:table-cell table:style-name="ce100" office:value-type="float" office:value="77.5268917829063" calcext:value-type="float">
            <text:p>78</text:p>
          </table:table-cell>
          <table:table-cell table:style-name="ce100" office:value-type="float" office:value="101.820103683181" calcext:value-type="float">
            <text:p>10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559.789890322692" calcext:value-type="float">
            <text:p>560</text:p>
          </table:table-cell>
          <table:table-cell table:style-name="ce100" office:value-type="float" office:value="613.567780721829" calcext:value-type="float">
            <text:p>614</text:p>
          </table:table-cell>
          <table:table-cell table:style-name="ce100" office:value-type="float" office:value="1133.3928156826" calcext:value-type="float">
            <text:p>1,133</text:p>
          </table:table-cell>
          <table:table-cell table:style-name="ce100" office:value-type="float" office:value="286.692879476315" calcext:value-type="float">
            <text:p>287</text:p>
          </table:table-cell>
          <table:table-cell table:style-name="ce100" office:value-type="float" office:value="558.472631365908" calcext:value-type="float">
            <text:p>558</text:p>
          </table:table-cell>
          <table:table-cell table:style-name="ce100" office:value-type="float" office:value="558.443093566701" calcext:value-type="float">
            <text:p>55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82.2119103211534" calcext:value-type="float">
            <text:p>82</text:p>
          </table:table-cell>
          <table:table-cell table:style-name="ce100" office:value-type="float" office:value="47.4692126349859" calcext:value-type="float">
            <text:p>47</text:p>
          </table:table-cell>
          <table:table-cell table:style-name="ce100" office:value-type="float" office:value="53.7018649628731" calcext:value-type="float">
            <text:p>54</text:p>
          </table:table-cell>
          <table:table-cell table:style-name="ce100" office:value-type="float" office:value="49.6226628640634" calcext:value-type="float">
            <text:p>50</text:p>
          </table:table-cell>
          <table:table-cell table:style-name="ce100" office:value-type="float" office:value="48.8141982410524" calcext:value-type="float">
            <text:p>49</text:p>
          </table:table-cell>
          <table:table-cell table:style-name="ce100" office:value-type="float" office:value="54.8755227089636" calcext:value-type="float">
            <text:p>5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38.7137051862313" calcext:value-type="float">
            <text:p>39</text:p>
          </table:table-cell>
          <table:table-cell table:style-name="ce100" office:value-type="float" office:value="61.5049202692877" calcext:value-type="float">
            <text:p>62</text:p>
          </table:table-cell>
          <table:table-cell table:style-name="ce100" office:value-type="float" office:value="37.8684608740257" calcext:value-type="float">
            <text:p>38</text:p>
          </table:table-cell>
          <table:table-cell table:style-name="ce100" office:value-type="float" office:value="32.6685097627858" calcext:value-type="float">
            <text:p>33</text:p>
          </table:table-cell>
          <table:table-cell table:style-name="ce100" office:value-type="float" office:value="49.5777968858041" calcext:value-type="float">
            <text:p>50</text:p>
          </table:table-cell>
          <table:table-cell table:style-name="ce100" office:value-type="float" office:value="47.5744900692088" calcext:value-type="float">
            <text:p>4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39" office:value-type="float" office:value="2939.89632138484" calcext:value-type="float">
            <text:p>2,940</text:p>
          </table:table-cell>
          <table:table-cell table:style-name="ce139" office:value-type="float" office:value="9261.64263705587" calcext:value-type="float">
            <text:p>9,262</text:p>
          </table:table-cell>
          <table:table-cell table:style-name="ce139" office:value-type="float" office:value="6455.81208194441" calcext:value-type="float">
            <text:p>6,456</text:p>
          </table:table-cell>
          <table:table-cell table:style-name="ce139" office:value-type="float" office:value="4458.15802448474" calcext:value-type="float">
            <text:p>4,458</text:p>
          </table:table-cell>
          <table:table-cell table:style-name="ce139" office:value-type="float" office:value="7389.91253788765" calcext:value-type="float">
            <text:p>7,390</text:p>
          </table:table-cell>
          <table:table-cell table:style-name="ce139" office:value-type="float" office:value="6580.45291278633" calcext:value-type="float">
            <text:p>6,580</text:p>
          </table:table-cell>
          <table:table-cell table:style-name="ce192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3099.77867317232" calcext:value-type="float">
            <text:p>3,100</text:p>
          </table:table-cell>
          <table:table-cell table:style-name="ce100" office:value-type="float" office:value="9747.78939098479" calcext:value-type="float">
            <text:p>9,748</text:p>
          </table:table-cell>
          <table:table-cell table:style-name="ce100" office:value-type="float" office:value="6517.60131531781" calcext:value-type="float">
            <text:p>6,518</text:p>
          </table:table-cell>
          <table:table-cell table:style-name="ce100" office:value-type="float" office:value="4508.68354251545" calcext:value-type="float">
            <text:p>4,509</text:p>
          </table:table-cell>
          <table:table-cell table:style-name="ce100" office:value-type="float" office:value="7883.43304093302" calcext:value-type="float">
            <text:p>7,883</text:p>
          </table:table-cell>
          <table:table-cell table:style-name="ce100" office:value-type="float" office:value="7064.12858777708" calcext:value-type="float">
            <text:p>7,064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801.33763710938" calcext:value-type="float">
            <text:p>2,801</text:p>
          </table:table-cell>
          <table:table-cell table:style-name="ce100" office:value-type="float" office:value="8697.30289802857" calcext:value-type="float">
            <text:p>8,697</text:p>
          </table:table-cell>
          <table:table-cell table:style-name="ce100" office:value-type="float" office:value="6408.75196237514" calcext:value-type="float">
            <text:p>6,409</text:p>
          </table:table-cell>
          <table:table-cell table:style-name="ce100" office:value-type="float" office:value="4415.70532473571" calcext:value-type="float">
            <text:p>4,416</text:p>
          </table:table-cell>
          <table:table-cell table:style-name="ce100" office:value-type="float" office:value="6896.54221575284" calcext:value-type="float">
            <text:p>6,897</text:p>
          </table:table-cell>
          <table:table-cell table:style-name="ce100" office:value-type="float" office:value="6109.51916162157" calcext:value-type="float">
            <text:p>6,11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2529" calcext:value-type="float">
            <text:p><text:s/>2529 </text:p>
          </table:table-cell>
          <table:table-cell table:style-name="ce44" office:value-type="float" office:value="6876" calcext:value-type="float">
            <text:p><text:s/>6876 </text:p>
          </table:table-cell>
          <table:table-cell table:style-name="ce44" office:value-type="float" office:value="1206" calcext:value-type="float">
            <text:p><text:s/>1206 </text:p>
          </table:table-cell>
          <table:table-cell table:style-name="ce44" office:value-type="float" office:value="3923" calcext:value-type="float">
            <text:p><text:s/>3923 </text:p>
          </table:table-cell>
          <table:table-cell table:style-name="ce44" office:value-type="float" office:value="12005" calcext:value-type="float">
            <text:p><text:s/>12005 </text:p>
          </table:table-cell>
          <table:table-cell table:style-name="ce44" office:value-type="float" office:value="14541" calcext:value-type="float">
            <text:p><text:s/>14541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33.872" calcext:value-type="float">
            <text:p>34</text:p>
          </table:table-cell>
          <table:table-cell table:style-name="ce42" office:value-type="float" office:value="141.918" calcext:value-type="float">
            <text:p>142</text:p>
          </table:table-cell>
          <table:table-cell table:style-name="ce42" office:value-type="float" office:value="20.268" calcext:value-type="float">
            <text:p>20</text:p>
          </table:table-cell>
          <table:table-cell table:style-name="ce42" office:value-type="float" office:value="60.294" calcext:value-type="float">
            <text:p>60</text:p>
          </table:table-cell>
          <table:table-cell table:style-name="ce42" office:value-type="float" office:value="222.48" calcext:value-type="float">
            <text:p>222</text:p>
          </table:table-cell>
          <table:table-cell table:style-name="ce42" office:value-type="float" office:value="256.457" calcext:value-type="float">
            <text:p>256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43.123" calcext:value-type="float">
            <text:p>43</text:p>
          </table:table-cell>
          <table:table-cell table:style-name="ce43" office:value-type="float" office:value="152.768" calcext:value-type="float">
            <text:p>153</text:p>
          </table:table-cell>
          <table:table-cell table:style-name="ce43" office:value-type="float" office:value="24.468" calcext:value-type="float">
            <text:p>24</text:p>
          </table:table-cell>
          <table:table-cell table:style-name="ce43" office:value-type="float" office:value="66.377" calcext:value-type="float">
            <text:p>66</text:p>
          </table:table-cell>
          <table:table-cell table:style-name="ce43" office:value-type="float" office:value="243.613" calcext:value-type="float">
            <text:p>244</text:p>
          </table:table-cell>
          <table:table-cell table:style-name="ce43" office:value-type="float" office:value="286.869" calcext:value-type="float">
            <text:p>287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39" office:value-type="float" office:value="2018" calcext:value-type="float">
            <text:p>2018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89.18244940537" calcext:value-type="float">
            <text:p>389</text:p>
          </table:table-cell>
          <table:table-cell table:style-name="ce100" office:value-type="float" office:value="207.818428103136" calcext:value-type="float">
            <text:p>208</text:p>
          </table:table-cell>
          <table:table-cell table:style-name="ce100" office:value-type="float" office:value="295.388653033903" calcext:value-type="float">
            <text:p>295</text:p>
          </table:table-cell>
          <table:table-cell table:style-name="ce100" office:value-type="float" office:value="260.654712125139" calcext:value-type="float">
            <text:p>261</text:p>
          </table:table-cell>
          <table:table-cell table:style-name="ce100" office:value-type="float" office:value="234.406772110936" calcext:value-type="float">
            <text:p>234</text:p>
          </table:table-cell>
          <table:table-cell table:style-name="ce100" office:value-type="float" office:value="262.453306650057" calcext:value-type="float">
            <text:p>26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6.3173987681437" calcext:value-type="float">
            <text:p>26</text:p>
          </table:table-cell>
          <table:table-cell table:style-name="ce100" office:value-type="float" office:value="12.7944507084625" calcext:value-type="float">
            <text:p>13</text:p>
          </table:table-cell>
          <table:table-cell table:style-name="ce100" office:value-type="float" office:value="27.9308989638618" calcext:value-type="float">
            <text:p>28</text:p>
          </table:table-cell>
          <table:table-cell table:style-name="ce100" office:value-type="float" office:value="14.6045856440772" calcext:value-type="float">
            <text:p>15</text:p>
          </table:table-cell>
          <table:table-cell table:style-name="ce100" office:value-type="float" office:value="15.0329240986051" calcext:value-type="float">
            <text:p>15</text:p>
          </table:table-cell>
          <table:table-cell table:style-name="ce100" office:value-type="float" office:value="17.0511242586152" calcext:value-type="float">
            <text:p>1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9.1001804484264" calcext:value-type="float">
            <text:p>9</text:p>
          </table:table-cell>
          <table:table-cell table:style-name="ce100" office:value-type="float" office:value="790.935055075838" calcext:value-type="float">
            <text:p>791</text:p>
          </table:table-cell>
          <table:table-cell table:style-name="ce100" office:value-type="float" office:value="263.398940853573" calcext:value-type="float">
            <text:p>263</text:p>
          </table:table-cell>
          <table:table-cell table:style-name="ce100" office:value-type="float" office:value="3.9387707049641" calcext:value-type="float">
            <text:p>4</text:p>
          </table:table-cell>
          <table:table-cell table:style-name="ce100" office:value-type="float" office:value="479.877003191699" calcext:value-type="float">
            <text:p>480</text:p>
          </table:table-cell>
          <table:table-cell table:style-name="ce100" office:value-type="float" office:value="394.963454566057" calcext:value-type="float">
            <text:p>39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69.12896222922" calcext:value-type="float">
            <text:p>69</text:p>
          </table:table-cell>
          <table:table-cell table:style-name="ce100" office:value-type="float" office:value="100.352791361579" calcext:value-type="float">
            <text:p>100</text:p>
          </table:table-cell>
          <table:table-cell table:style-name="ce100" office:value-type="float" office:value="263.358056130825" calcext:value-type="float">
            <text:p>263</text:p>
          </table:table-cell>
          <table:table-cell table:style-name="ce100" office:value-type="float" office:value="472.635390035987" calcext:value-type="float">
            <text:p>473</text:p>
          </table:table-cell>
          <table:table-cell table:style-name="ce100" office:value-type="float" office:value="238.029787147058" calcext:value-type="float">
            <text:p>238</text:p>
          </table:table-cell>
          <table:table-cell table:style-name="ce100" office:value-type="float" office:value="207.450323372732" calcext:value-type="float">
            <text:p>20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1.57276147664237" calcext:value-type="float">
            <text:p>2</text:p>
          </table:table-cell>
          <table:table-cell table:style-name="ce100" office:value-type="float" office:value="2.33526942745789" calcext:value-type="float">
            <text:p>2</text:p>
          </table:table-cell>
          <table:table-cell table:style-name="ce100" office:value-type="float" office:value="3.12185569824844" calcext:value-type="float">
            <text:p>3</text:p>
          </table:table-cell>
          <table:table-cell table:style-name="ce100" office:value-type="float" office:value="0.937004349039655" calcext:value-type="float">
            <text:p>1</text:p>
          </table:table-cell>
          <table:table-cell table:style-name="ce100" office:value-type="float" office:value="1.97117983704629" calcext:value-type="float">
            <text:p>2</text:p>
          </table:table-cell>
          <table:table-cell table:style-name="ce100" office:value-type="float" office:value="1.89689636878397" calcext:value-type="float">
            <text:p>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6.8856016472087" calcext:value-type="float">
            <text:p>7</text:p>
          </table:table-cell>
          <table:table-cell table:style-name="ce100" office:value-type="float" office:value="4.58579831091977" calcext:value-type="float">
            <text:p>5</text:p>
          </table:table-cell>
          <table:table-cell table:style-name="ce100" office:value-type="float" office:value="2.18181959342183" calcext:value-type="float">
            <text:p>2</text:p>
          </table:table-cell>
          <table:table-cell table:style-name="ce100" office:value-type="float" office:value="14.7411788961522" calcext:value-type="float">
            <text:p>15</text:p>
          </table:table-cell>
          <table:table-cell table:style-name="ce100" office:value-type="float" office:value="7.59207619822803" calcext:value-type="float">
            <text:p>8</text:p>
          </table:table-cell>
          <table:table-cell table:style-name="ce100" office:value-type="float" office:value="7.45449248449418" calcext:value-type="float">
            <text:p>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49.0878051375493" calcext:value-type="float">
            <text:p>49</text:p>
          </table:table-cell>
          <table:table-cell table:style-name="ce100" office:value-type="float" office:value="3.12547956661794" calcext:value-type="float">
            <text:p>3</text:p>
          </table:table-cell>
          <table:table-cell table:style-name="ce100" office:value-type="float" office:value="12.8010407347348" calcext:value-type="float">
            <text:p>13</text:p>
          </table:table-cell>
          <table:table-cell table:style-name="ce100" office:value-type="float" office:value="14.2235577598628" calcext:value-type="float">
            <text:p>14</text:p>
          </table:table-cell>
          <table:table-cell table:style-name="ce100" office:value-type="float" office:value="7.75659328831554" calcext:value-type="float">
            <text:p>8</text:p>
          </table:table-cell>
          <table:table-cell table:style-name="ce100" office:value-type="float" office:value="15.1588077724878" calcext:value-type="float">
            <text:p>1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87.963937890287" calcext:value-type="float">
            <text:p>88</text:p>
          </table:table-cell>
          <table:table-cell table:style-name="ce100" office:value-type="float" office:value="8.91330869423231" calcext:value-type="float">
            <text:p>9</text:p>
          </table:table-cell>
          <table:table-cell table:style-name="ce100" office:value-type="float" office:value="28.4121486403277" calcext:value-type="float">
            <text:p>28</text:p>
          </table:table-cell>
          <table:table-cell table:style-name="ce100" office:value-type="float" office:value="38.391317563368" calcext:value-type="float">
            <text:p>38</text:p>
          </table:table-cell>
          <table:table-cell table:style-name="ce100" office:value-type="float" office:value="20.5358865279849" calcext:value-type="float">
            <text:p>21</text:p>
          </table:table-cell>
          <table:table-cell table:style-name="ce100" office:value-type="float" office:value="32.6608803239461" calcext:value-type="float">
            <text:p>3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0.880642352430003" calcext:value-type="float">
            <text:p>1</text:p>
          </table:table-cell>
          <table:table-cell table:style-name="ce100" office:value-type="float" office:value="0.331723929541074" calcext:value-type="float">
            <text:p>0</text:p>
          </table:table-cell>
          <table:table-cell table:style-name="ce100" office:value-type="float" office:value="0.521474922976545" calcext:value-type="float">
            <text:p>1</text:p>
          </table:table-cell>
          <table:table-cell table:style-name="ce100" office:value-type="float" office:value="0.156684789074696" calcext:value-type="float">
            <text:p>0</text:p>
          </table:table-cell>
          <table:table-cell table:style-name="ce100" office:value-type="float" office:value="0.296131438305632" calcext:value-type="float">
            <text:p>0</text:p>
          </table:table-cell>
          <table:table-cell table:style-name="ce100" office:value-type="float" office:value="0.400547556948996" calcext:value-type="float">
            <text:p>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32.8601302117121" calcext:value-type="float">
            <text:p>33</text:p>
          </table:table-cell>
          <table:table-cell table:style-name="ce100" office:value-type="float" office:value="5.08419329919265" calcext:value-type="float">
            <text:p>5</text:p>
          </table:table-cell>
          <table:table-cell table:style-name="ce100" office:value-type="float" office:value="15.5330606908956" calcext:value-type="float">
            <text:p>16</text:p>
          </table:table-cell>
          <table:table-cell table:style-name="ce100" office:value-type="float" office:value="4.08171274705286" calcext:value-type="float">
            <text:p>4</text:p>
          </table:table-cell>
          <table:table-cell table:style-name="ce100" office:value-type="float" office:value="5.90445612042755" calcext:value-type="float">
            <text:p>6</text:p>
          </table:table-cell>
          <table:table-cell table:style-name="ce100" office:value-type="float" office:value="10.7817642867433" calcext:value-type="float">
            <text:p>1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27.4508354565994" calcext:value-type="float">
            <text:p>27</text:p>
          </table:table-cell>
          <table:table-cell table:style-name="ce100" office:value-type="float" office:value="19.4826721450512" calcext:value-type="float">
            <text:p>19</text:p>
          </table:table-cell>
          <table:table-cell table:style-name="ce100" office:value-type="float" office:value="48.1224042738583" calcext:value-type="float">
            <text:p>48</text:p>
          </table:table-cell>
          <table:table-cell table:style-name="ce100" office:value-type="float" office:value="13.6492862843294" calcext:value-type="float">
            <text:p>14</text:p>
          </table:table-cell>
          <table:table-cell table:style-name="ce100" office:value-type="float" office:value="20.7376258117739" calcext:value-type="float">
            <text:p>21</text:p>
          </table:table-cell>
          <table:table-cell table:style-name="ce100" office:value-type="float" office:value="22.11688493288" calcext:value-type="float">
            <text:p>2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7.6857708459101" calcext:value-type="float">
            <text:p>28</text:p>
          </table:table-cell>
          <table:table-cell table:style-name="ce100" office:value-type="float" office:value="5.82188963360332" calcext:value-type="float">
            <text:p>6</text:p>
          </table:table-cell>
          <table:table-cell table:style-name="ce100" office:value-type="float" office:value="8.12826146186881" calcext:value-type="float">
            <text:p>8</text:p>
          </table:table-cell>
          <table:table-cell table:style-name="ce100" office:value-type="float" office:value="7.67590434014896" calcext:value-type="float">
            <text:p>8</text:p>
          </table:table-cell>
          <table:table-cell table:style-name="ce100" office:value-type="float" office:value="6.67102868427557" calcext:value-type="float">
            <text:p>7</text:p>
          </table:table-cell>
          <table:table-cell table:style-name="ce100" office:value-type="float" office:value="10.4307605649089" calcext:value-type="float">
            <text:p>1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9.03395885344484" calcext:value-type="float">
            <text:p>9</text:p>
          </table:table-cell>
          <table:table-cell table:style-name="ce100" office:value-type="float" office:value="1.77240055934326" calcext:value-type="float">
            <text:p>2</text:p>
          </table:table-cell>
          <table:table-cell table:style-name="ce100" office:value-type="float" office:value="4.7330386261759" calcext:value-type="float">
            <text:p>5</text:p>
          </table:table-cell>
          <table:table-cell table:style-name="ce100" office:value-type="float" office:value="2.16980830248912" calcext:value-type="float">
            <text:p>2</text:p>
          </table:table-cell>
          <table:table-cell table:style-name="ce100" office:value-type="float" office:value="2.22419419377743" calcext:value-type="float">
            <text:p>2</text:p>
          </table:table-cell>
          <table:table-cell table:style-name="ce100" office:value-type="float" office:value="3.44243470104462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37.150434722944" calcext:value-type="float">
            <text:p>737</text:p>
          </table:table-cell>
          <table:table-cell table:style-name="ce100" office:value-type="float" office:value="1163.35346081498" calcext:value-type="float">
            <text:p>1,163</text:p>
          </table:table-cell>
          <table:table-cell table:style-name="ce100" office:value-type="float" office:value="973.63165362467" calcext:value-type="float">
            <text:p>974</text:p>
          </table:table-cell>
          <table:table-cell table:style-name="ce100" office:value-type="float" office:value="847.859913541685" calcext:value-type="float">
            <text:p>848</text:p>
          </table:table-cell>
          <table:table-cell table:style-name="ce100" office:value-type="float" office:value="1041.03565864843" calcext:value-type="float">
            <text:p>1,041</text:p>
          </table:table-cell>
          <table:table-cell table:style-name="ce100" office:value-type="float" office:value="986.261677839699" calcext:value-type="float">
            <text:p>98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41" office:value-type="float" office:value="724.842848797017" calcext:value-type="float">
            <text:p>725</text:p>
          </table:table-cell>
          <table:table-cell table:style-name="ce141" office:value-type="float" office:value="1087.45417646766" calcext:value-type="float">
            <text:p>1,087</text:p>
          </table:table-cell>
          <table:table-cell table:style-name="ce141" office:value-type="float" office:value="895.32701631369" calcext:value-type="float">
            <text:p>895</text:p>
          </table:table-cell>
          <table:table-cell table:style-name="ce141" office:value-type="float" office:value="859.596390708025" calcext:value-type="float">
            <text:p>860</text:p>
          </table:table-cell>
          <table:table-cell table:style-name="ce141" office:value-type="float" office:value="1002.6563596036" calcext:value-type="float">
            <text:p>1,003</text:p>
          </table:table-cell>
          <table:table-cell table:style-name="ce141" office:value-type="float" office:value="956.017376021046" calcext:value-type="float">
            <text:p>956</text:p>
          </table:table-cell>
          <table:table-cell table:style-name="ce193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747.608404927521" calcext:value-type="float">
            <text:p>748</text:p>
          </table:table-cell>
          <table:table-cell table:style-name="ce100" office:value-type="float" office:value="1252.42644986223" calcext:value-type="float">
            <text:p>1,252</text:p>
          </table:table-cell>
          <table:table-cell table:style-name="ce100" office:value-type="float" office:value="1029.67723415305" calcext:value-type="float">
            <text:p>1,030</text:p>
          </table:table-cell>
          <table:table-cell table:style-name="ce100" office:value-type="float" office:value="837.90178912917" calcext:value-type="float">
            <text:p>838</text:p>
          </table:table-cell>
          <table:table-cell table:style-name="ce100" office:value-type="float" office:value="1079.4841095456" calcext:value-type="float">
            <text:p>1,079</text:p>
          </table:table-cell>
          <table:table-cell table:style-name="ce100" office:value-type="float" office:value="1015.73602368814" calcext:value-type="float">
            <text:p>1,01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03.466736367317" calcext:value-type="float">
            <text:p>303</text:p>
          </table:table-cell>
          <table:table-cell table:style-name="ce100" office:value-type="float" office:value="170.98536366698" calcext:value-type="float">
            <text:p>171</text:p>
          </table:table-cell>
          <table:table-cell table:style-name="ce100" office:value-type="float" office:value="255.611588645961" calcext:value-type="float">
            <text:p>256</text:p>
          </table:table-cell>
          <table:table-cell table:style-name="ce100" office:value-type="float" office:value="196.799788856528" calcext:value-type="float">
            <text:p>197</text:p>
          </table:table-cell>
          <table:table-cell table:style-name="ce100" office:value-type="float" office:value="188.552725455226" calcext:value-type="float">
            <text:p>189</text:p>
          </table:table-cell>
          <table:table-cell table:style-name="ce100" office:value-type="float" office:value="209.693070906661" calcext:value-type="float">
            <text:p>21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74.5819156663157" calcext:value-type="float">
            <text:p>75</text:p>
          </table:table-cell>
          <table:table-cell table:style-name="ce100" office:value-type="float" office:value="57.6265816707405" calcext:value-type="float">
            <text:p>58</text:p>
          </table:table-cell>
          <table:table-cell table:style-name="ce100" office:value-type="float" office:value="101.753411287814" calcext:value-type="float">
            <text:p>102</text:p>
          </table:table-cell>
          <table:table-cell table:style-name="ce100" office:value-type="float" office:value="33.3408800767401" calcext:value-type="float">
            <text:p>33</text:p>
          </table:table-cell>
          <table:table-cell table:style-name="ce100" office:value-type="float" office:value="54.6354278304747" calcext:value-type="float">
            <text:p>55</text:p>
          </table:table-cell>
          <table:table-cell table:style-name="ce100" office:value-type="float" office:value="58.1364634515709" calcext:value-type="float">
            <text:p>5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79.9046358123041" calcext:value-type="float">
            <text:p>80</text:p>
          </table:table-cell>
          <table:table-cell table:style-name="ce100" office:value-type="float" office:value="6573.70389269893" calcext:value-type="float">
            <text:p>6,574</text:p>
          </table:table-cell>
          <table:table-cell table:style-name="ce100" office:value-type="float" office:value="1847.99789301797" calcext:value-type="float">
            <text:p>1,848</text:p>
          </table:table-cell>
          <table:table-cell table:style-name="ce100" office:value-type="float" office:value="37.2082543142586" calcext:value-type="float">
            <text:p>37</text:p>
          </table:table-cell>
          <table:table-cell table:style-name="ce100" office:value-type="float" office:value="3952.52224788123" calcext:value-type="float">
            <text:p>3,953</text:p>
          </table:table-cell>
          <table:table-cell table:style-name="ce100" office:value-type="float" office:value="3252.77687409281" calcext:value-type="float">
            <text:p>3,25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542.464511994289" calcext:value-type="float">
            <text:p>542</text:p>
          </table:table-cell>
          <table:table-cell table:style-name="ce100" office:value-type="float" office:value="1302.25997068646" calcext:value-type="float">
            <text:p>1,302</text:p>
          </table:table-cell>
          <table:table-cell table:style-name="ce100" office:value-type="float" office:value="2685.06593499588" calcext:value-type="float">
            <text:p>2,685</text:p>
          </table:table-cell>
          <table:table-cell table:style-name="ce100" office:value-type="float" office:value="3172.29784102169" calcext:value-type="float">
            <text:p>3,172</text:p>
          </table:table-cell>
          <table:table-cell table:style-name="ce100" office:value-type="float" office:value="2055.52993964337" calcext:value-type="float">
            <text:p>2,056</text:p>
          </table:table-cell>
          <table:table-cell table:style-name="ce100" office:value-type="float" office:value="1783.33341790193" calcext:value-type="float">
            <text:p>1,78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7.45685310775006" calcext:value-type="float">
            <text:p>7</text:p>
          </table:table-cell>
          <table:table-cell table:style-name="ce100" office:value-type="float" office:value="30.2532917426751" calcext:value-type="float">
            <text:p>30</text:p>
          </table:table-cell>
          <table:table-cell table:style-name="ce100" office:value-type="float" office:value="67.2573252551694" calcext:value-type="float">
            <text:p>67</text:p>
          </table:table-cell>
          <table:table-cell table:style-name="ce100" office:value-type="float" office:value="16.3255895606307" calcext:value-type="float">
            <text:p>16</text:p>
          </table:table-cell>
          <table:table-cell table:style-name="ce100" office:value-type="float" office:value="29.8174599370888" calcext:value-type="float">
            <text:p>30</text:p>
          </table:table-cell>
          <table:table-cell table:style-name="ce100" office:value-type="float" office:value="25.7640965751726" calcext:value-type="float">
            <text:p>26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94.8899903200536" calcext:value-type="float">
            <text:p>95</text:p>
          </table:table-cell>
          <table:table-cell table:style-name="ce100" office:value-type="float" office:value="85.9830779840594" calcext:value-type="float">
            <text:p>86</text:p>
          </table:table-cell>
          <table:table-cell table:style-name="ce100" office:value-type="float" office:value="65.7054492649725" calcext:value-type="float">
            <text:p>66</text:p>
          </table:table-cell>
          <table:table-cell table:style-name="ce100" office:value-type="float" office:value="171.697901015457" calcext:value-type="float">
            <text:p>172</text:p>
          </table:table-cell>
          <table:table-cell table:style-name="ce100" office:value-type="float" office:value="111.358468767044" calcext:value-type="float">
            <text:p>111</text:p>
          </table:table-cell>
          <table:table-cell table:style-name="ce100" office:value-type="float" office:value="108.245215490452" calcext:value-type="float">
            <text:p>10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186.028711038236" calcext:value-type="float">
            <text:p>186</text:p>
          </table:table-cell>
          <table:table-cell table:style-name="ce100" office:value-type="float" office:value="15.1400437754707" calcext:value-type="float">
            <text:p>15</text:p>
          </table:table-cell>
          <table:table-cell table:style-name="ce100" office:value-type="float" office:value="76.7532147516343" calcext:value-type="float">
            <text:p>77</text:p>
          </table:table-cell>
          <table:table-cell table:style-name="ce100" office:value-type="float" office:value="54.7802353409686" calcext:value-type="float">
            <text:p>55</text:p>
          </table:table-cell>
          <table:table-cell table:style-name="ce100" office:value-type="float" office:value="34.6408713798181" calcext:value-type="float">
            <text:p>35</text:p>
          </table:table-cell>
          <table:table-cell table:style-name="ce100" office:value-type="float" office:value="61.7462429708719" calcext:value-type="float">
            <text:p>6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391.344818774855" calcext:value-type="float">
            <text:p>391</text:p>
          </table:table-cell>
          <table:table-cell table:style-name="ce100" office:value-type="float" office:value="62.5528285406149" calcext:value-type="float">
            <text:p>63</text:p>
          </table:table-cell>
          <table:table-cell table:style-name="ce100" office:value-type="float" office:value="166.246573356369" calcext:value-type="float">
            <text:p>166</text:p>
          </table:table-cell>
          <table:table-cell table:style-name="ce100" office:value-type="float" office:value="222.232762458617" calcext:value-type="float">
            <text:p>222</text:p>
          </table:table-cell>
          <table:table-cell table:style-name="ce100" office:value-type="float" office:value="125.300266790596" calcext:value-type="float">
            <text:p>125</text:p>
          </table:table-cell>
          <table:table-cell table:style-name="ce100" office:value-type="float" office:value="173.225041557673" calcext:value-type="float">
            <text:p>17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93.0552940216626" calcext:value-type="float">
            <text:p>93</text:p>
          </table:table-cell>
          <table:table-cell table:style-name="ce100" office:value-type="float" office:value="31.2947766513801" calcext:value-type="float">
            <text:p>31</text:p>
          </table:table-cell>
          <table:table-cell table:style-name="ce100" office:value-type="float" office:value="38.725653690255" calcext:value-type="float">
            <text:p>39</text:p>
          </table:table-cell>
          <table:table-cell table:style-name="ce100" office:value-type="float" office:value="16.8448395835428" calcext:value-type="float">
            <text:p>17</text:p>
          </table:table-cell>
          <table:table-cell table:style-name="ce100" office:value-type="float" office:value="27.4558684586823" calcext:value-type="float">
            <text:p>27</text:p>
          </table:table-cell>
          <table:table-cell table:style-name="ce100" office:value-type="float" office:value="39.1827198483186" calcext:value-type="float">
            <text:p>3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31.273039572345" calcext:value-type="float">
            <text:p>231</text:p>
          </table:table-cell>
          <table:table-cell table:style-name="ce100" office:value-type="float" office:value="70.4876946490312" calcext:value-type="float">
            <text:p>70</text:p>
          </table:table-cell>
          <table:table-cell table:style-name="ce100" office:value-type="float" office:value="174.86605709644" calcext:value-type="float">
            <text:p>175</text:p>
          </table:table-cell>
          <table:table-cell table:style-name="ce100" office:value-type="float" office:value="46.0955701621524" calcext:value-type="float">
            <text:p>46</text:p>
          </table:table-cell>
          <table:table-cell table:style-name="ce100" office:value-type="float" office:value="74.0530935153623" calcext:value-type="float">
            <text:p>74</text:p>
          </table:table-cell>
          <table:table-cell table:style-name="ce100" office:value-type="float" office:value="102.296810894633" calcext:value-type="float">
            <text:p>10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595.530717106559" calcext:value-type="float">
            <text:p>596</text:p>
          </table:table-cell>
          <table:table-cell table:style-name="ce100" office:value-type="float" office:value="685.983329434198" calcext:value-type="float">
            <text:p>686</text:p>
          </table:table-cell>
          <table:table-cell table:style-name="ce100" office:value-type="float" office:value="1169.83880325" calcext:value-type="float">
            <text:p>1,170</text:p>
          </table:table-cell>
          <table:table-cell table:style-name="ce100" office:value-type="float" office:value="316.56809748123" calcext:value-type="float">
            <text:p>317</text:p>
          </table:table-cell>
          <table:table-cell table:style-name="ce100" office:value-type="float" office:value="619.988398582685" calcext:value-type="float">
            <text:p>620</text:p>
          </table:table-cell>
          <table:table-cell table:style-name="ce100" office:value-type="float" office:value="616.543979121509" calcext:value-type="float">
            <text:p>61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104.824888015547" calcext:value-type="float">
            <text:p>105</text:p>
          </table:table-cell>
          <table:table-cell table:style-name="ce100" office:value-type="float" office:value="47.8389205706123" calcext:value-type="float">
            <text:p>48</text:p>
          </table:table-cell>
          <table:table-cell table:style-name="ce100" office:value-type="float" office:value="62.042608917767" calcext:value-type="float">
            <text:p>62</text:p>
          </table:table-cell>
          <table:table-cell table:style-name="ce100" office:value-type="float" office:value="60.0022346901493" calcext:value-type="float">
            <text:p>60</text:p>
          </table:table-cell>
          <table:table-cell table:style-name="ce100" office:value-type="float" office:value="53.308281779581" calcext:value-type="float">
            <text:p>53</text:p>
          </table:table-cell>
          <table:table-cell table:style-name="ce100" office:value-type="float" office:value="62.4810302390372" calcext:value-type="float">
            <text:p>6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54.9696711227311" calcext:value-type="float">
            <text:p>55</text:p>
          </table:table-cell>
          <table:table-cell table:style-name="ce100" office:value-type="float" office:value="28.8024509008648" calcext:value-type="float">
            <text:p>29</text:p>
          </table:table-cell>
          <table:table-cell table:style-name="ce100" office:value-type="float" office:value="83.961765490736" calcext:value-type="float">
            <text:p>84</text:p>
          </table:table-cell>
          <table:table-cell table:style-name="ce100" office:value-type="float" office:value="22.2597906879574" calcext:value-type="float">
            <text:p>22</text:p>
          </table:table-cell>
          <table:table-cell table:style-name="ce100" office:value-type="float" office:value="32.730005216209" calcext:value-type="float">
            <text:p>33</text:p>
          </table:table-cell>
          <table:table-cell table:style-name="ce100" office:value-type="float" office:value="36.6721412155027" calcext:value-type="float">
            <text:p>3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42" office:value-type="float" office:value="2759.79178291996" calcext:value-type="float">
            <text:p>2,760</text:p>
          </table:table-cell>
          <table:table-cell table:style-name="ce142" office:value-type="float" office:value="9162.91222297201" calcext:value-type="float">
            <text:p>9,163</text:p>
          </table:table-cell>
          <table:table-cell table:style-name="ce142" office:value-type="float" office:value="6795.82627902097" calcext:value-type="float">
            <text:p>6,796</text:p>
          </table:table-cell>
          <table:table-cell table:style-name="ce142" office:value-type="float" office:value="4366.45378524993" calcext:value-type="float">
            <text:p>4,366</text:p>
          </table:table-cell>
          <table:table-cell table:style-name="ce142" office:value-type="float" office:value="7359.89305523738" calcext:value-type="float">
            <text:p>7,360</text:p>
          </table:table-cell>
          <table:table-cell table:style-name="ce142" office:value-type="float" office:value="6530.09710426614" calcext:value-type="float">
            <text:p>6,530</text:p>
          </table:table-cell>
          <table:table-cell table:style-name="ce194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2805.84832766426" calcext:value-type="float">
            <text:p>2,806</text:p>
          </table:table-cell>
          <table:table-cell table:style-name="ce100" office:value-type="float" office:value="9583.33800459273" calcext:value-type="float">
            <text:p>9,583</text:p>
          </table:table-cell>
          <table:table-cell table:style-name="ce100" office:value-type="float" office:value="6863.52475177639" calcext:value-type="float">
            <text:p>6,864</text:p>
          </table:table-cell>
          <table:table-cell table:style-name="ce100" office:value-type="float" office:value="4514.75812384424" calcext:value-type="float">
            <text:p>4,515</text:p>
          </table:table-cell>
          <table:table-cell table:style-name="ce100" office:value-type="float" office:value="7838.74817790716" calcext:value-type="float">
            <text:p>7,839</text:p>
          </table:table-cell>
          <table:table-cell table:style-name="ce100" office:value-type="float" office:value="6990.20407614725" calcext:value-type="float">
            <text:p>6,990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720.65673437669" calcext:value-type="float">
            <text:p>2,721</text:p>
          </table:table-cell>
          <table:table-cell table:style-name="ce100" office:value-type="float" office:value="8669.51388116257" calcext:value-type="float">
            <text:p>8,670</text:p>
          </table:table-cell>
          <table:table-cell table:style-name="ce100" office:value-type="float" office:value="6747.3719302524" calcext:value-type="float">
            <text:p>6,747</text:p>
          </table:table-cell>
          <table:table-cell table:style-name="ce100" office:value-type="float" office:value="4240.62104739281" calcext:value-type="float">
            <text:p>4,241</text:p>
          </table:table-cell>
          <table:table-cell table:style-name="ce100" office:value-type="float" office:value="6880.17513101699" calcext:value-type="float">
            <text:p>6,880</text:p>
          </table:table-cell>
          <table:table-cell table:style-name="ce100" office:value-type="float" office:value="6081.70348295462" calcext:value-type="float">
            <text:p>6,08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2295" calcext:value-type="float">
            <text:p><text:s/>2295 </text:p>
          </table:table-cell>
          <table:table-cell table:style-name="ce44" office:value-type="float" office:value="6885" calcext:value-type="float">
            <text:p><text:s/>6885 </text:p>
          </table:table-cell>
          <table:table-cell table:style-name="ce44" office:value-type="float" office:value="1291" calcext:value-type="float">
            <text:p><text:s/>1291 </text:p>
          </table:table-cell>
          <table:table-cell table:style-name="ce44" office:value-type="float" office:value="3666" calcext:value-type="float">
            <text:p><text:s/>3666 </text:p>
          </table:table-cell>
          <table:table-cell table:style-name="ce44" office:value-type="float" office:value="11842" calcext:value-type="float">
            <text:p><text:s/>11842 </text:p>
          </table:table-cell>
          <table:table-cell table:style-name="ce44" office:value-type="float" office:value="14150" calcext:value-type="float">
            <text:p><text:s/>14150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30.888" calcext:value-type="float">
            <text:p>31</text:p>
          </table:table-cell>
          <table:table-cell table:style-name="ce42" office:value-type="float" office:value="144.837" calcext:value-type="float">
            <text:p>145</text:p>
          </table:table-cell>
          <table:table-cell table:style-name="ce42" office:value-type="float" office:value="22.996" calcext:value-type="float">
            <text:p>23</text:p>
          </table:table-cell>
          <table:table-cell table:style-name="ce42" office:value-type="float" office:value="57.344" calcext:value-type="float">
            <text:p>57</text:p>
          </table:table-cell>
          <table:table-cell table:style-name="ce42" office:value-type="float" office:value="225.177" calcext:value-type="float">
            <text:p>225</text:p>
          </table:table-cell>
          <table:table-cell table:style-name="ce42" office:value-type="float" office:value="256.262" calcext:value-type="float">
            <text:p>256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38.358" calcext:value-type="float">
            <text:p>38</text:p>
          </table:table-cell>
          <table:table-cell table:style-name="ce43" office:value-type="float" office:value="155.551" calcext:value-type="float">
            <text:p>156</text:p>
          </table:table-cell>
          <table:table-cell table:style-name="ce43" office:value-type="float" office:value="26.754" calcext:value-type="float">
            <text:p>27</text:p>
          </table:table-cell>
          <table:table-cell table:style-name="ce43" office:value-type="float" office:value="63.012" calcext:value-type="float">
            <text:p>63</text:p>
          </table:table-cell>
          <table:table-cell table:style-name="ce43" office:value-type="float" office:value="245.317" calcext:value-type="float">
            <text:p>245</text:p>
          </table:table-cell>
          <table:table-cell table:style-name="ce43" office:value-type="float" office:value="283.919" calcext:value-type="float">
            <text:p>284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39" office:value-type="float" office:value="2019" calcext:value-type="float">
            <text:p>2019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357.869510505127" calcext:value-type="float">
            <text:p>358</text:p>
          </table:table-cell>
          <table:table-cell table:style-name="ce100" office:value-type="float" office:value="197.951149658216" calcext:value-type="float">
            <text:p>198</text:p>
          </table:table-cell>
          <table:table-cell table:style-name="ce100" office:value-type="float" office:value="272.899771784621" calcext:value-type="float">
            <text:p>273</text:p>
          </table:table-cell>
          <table:table-cell table:style-name="ce100" office:value-type="float" office:value="261.852579428232" calcext:value-type="float">
            <text:p>262</text:p>
          </table:table-cell>
          <table:table-cell table:style-name="ce100" office:value-type="float" office:value="226.517486714271" calcext:value-type="float">
            <text:p>227</text:p>
          </table:table-cell>
          <table:table-cell table:style-name="ce100" office:value-type="float" office:value="249.880995459667" calcext:value-type="float">
            <text:p>25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26.1927692813726" calcext:value-type="float">
            <text:p>26</text:p>
          </table:table-cell>
          <table:table-cell table:style-name="ce100" office:value-type="float" office:value="10.7755408327327" calcext:value-type="float">
            <text:p>11</text:p>
          </table:table-cell>
          <table:table-cell table:style-name="ce100" office:value-type="float" office:value="28.6166746992754" calcext:value-type="float">
            <text:p>29</text:p>
          </table:table-cell>
          <table:table-cell table:style-name="ce100" office:value-type="float" office:value="14.9300085194455" calcext:value-type="float">
            <text:p>15</text:p>
          </table:table-cell>
          <table:table-cell table:style-name="ce100" office:value-type="float" office:value="13.9632342908135" calcext:value-type="float">
            <text:p>14</text:p>
          </table:table-cell>
          <table:table-cell table:style-name="ce100" office:value-type="float" office:value="16.181113333167" calcext:value-type="float">
            <text:p>1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8.06291144569659" calcext:value-type="float">
            <text:p>8</text:p>
          </table:table-cell>
          <table:table-cell table:style-name="ce100" office:value-type="float" office:value="762.634312972637" calcext:value-type="float">
            <text:p>763</text:p>
          </table:table-cell>
          <table:table-cell table:style-name="ce100" office:value-type="float" office:value="246.076094595811" calcext:value-type="float">
            <text:p>246</text:p>
          </table:table-cell>
          <table:table-cell table:style-name="ce100" office:value-type="float" office:value="2.81503767696724" calcext:value-type="float">
            <text:p>3</text:p>
          </table:table-cell>
          <table:table-cell table:style-name="ce100" office:value-type="float" office:value="461.400262128533" calcext:value-type="float">
            <text:p>461</text:p>
          </table:table-cell>
          <table:table-cell table:style-name="ce100" office:value-type="float" office:value="379.958123591875" calcext:value-type="float">
            <text:p>38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76.832819100668" calcext:value-type="float">
            <text:p>77</text:p>
          </table:table-cell>
          <table:table-cell table:style-name="ce100" office:value-type="float" office:value="95.0466375101273" calcext:value-type="float">
            <text:p>95</text:p>
          </table:table-cell>
          <table:table-cell table:style-name="ce100" office:value-type="float" office:value="260.698855987242" calcext:value-type="float">
            <text:p>261</text:p>
          </table:table-cell>
          <table:table-cell table:style-name="ce100" office:value-type="float" office:value="447.772942685586" calcext:value-type="float">
            <text:p>448</text:p>
          </table:table-cell>
          <table:table-cell table:style-name="ce100" office:value-type="float" office:value="227.279682622739" calcext:value-type="float">
            <text:p>227</text:p>
          </table:table-cell>
          <table:table-cell table:style-name="ce100" office:value-type="float" office:value="200.144741165928" calcext:value-type="float">
            <text:p>20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1.46671113329918" calcext:value-type="float">
            <text:p>1</text:p>
          </table:table-cell>
          <table:table-cell table:style-name="ce100" office:value-type="float" office:value="1.84150464094073" calcext:value-type="float">
            <text:p>2</text:p>
          </table:table-cell>
          <table:table-cell table:style-name="ce100" office:value-type="float" office:value="6.51459088444862" calcext:value-type="float">
            <text:p>7</text:p>
          </table:table-cell>
          <table:table-cell table:style-name="ce100" office:value-type="float" office:value="1.82585548000923" calcext:value-type="float">
            <text:p>2</text:p>
          </table:table-cell>
          <table:table-cell table:style-name="ce100" office:value-type="float" office:value="2.31582458483212" calcext:value-type="float">
            <text:p>2</text:p>
          </table:table-cell>
          <table:table-cell table:style-name="ce100" office:value-type="float" office:value="2.16153388181886" calcext:value-type="float">
            <text:p>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9.76609789859521" calcext:value-type="float">
            <text:p>10</text:p>
          </table:table-cell>
          <table:table-cell table:style-name="ce100" office:value-type="float" office:value="4.22406576444259" calcext:value-type="float">
            <text:p>4</text:p>
          </table:table-cell>
          <table:table-cell table:style-name="ce100" office:value-type="float" office:value="6.48882049027238" calcext:value-type="float">
            <text:p>6</text:p>
          </table:table-cell>
          <table:table-cell table:style-name="ce100" office:value-type="float" office:value="10.7236450846004" calcext:value-type="float">
            <text:p>11</text:p>
          </table:table-cell>
          <table:table-cell table:style-name="ce100" office:value-type="float" office:value="6.57987314949291" calcext:value-type="float">
            <text:p>7</text:p>
          </table:table-cell>
          <table:table-cell table:style-name="ce100" office:value-type="float" office:value="7.14380335092761" calcext:value-type="float">
            <text:p>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54.3433215990061" calcext:value-type="float">
            <text:p>54</text:p>
          </table:table-cell>
          <table:table-cell table:style-name="ce100" office:value-type="float" office:value="4.65045245552858" calcext:value-type="float">
            <text:p>5</text:p>
          </table:table-cell>
          <table:table-cell table:style-name="ce100" office:value-type="float" office:value="16.399930319241" calcext:value-type="float">
            <text:p>16</text:p>
          </table:table-cell>
          <table:table-cell table:style-name="ce100" office:value-type="float" office:value="17.892039460711" calcext:value-type="float">
            <text:p>18</text:p>
          </table:table-cell>
          <table:table-cell table:style-name="ce100" office:value-type="float" office:value="10.1819987581975" calcext:value-type="float">
            <text:p>10</text:p>
          </table:table-cell>
          <table:table-cell table:style-name="ce100" office:value-type="float" office:value="18.2080099268676" calcext:value-type="float">
            <text:p>18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83.6039963358676" calcext:value-type="float">
            <text:p>84</text:p>
          </table:table-cell>
          <table:table-cell table:style-name="ce100" office:value-type="float" office:value="8.0748495139402" calcext:value-type="float">
            <text:p>8</text:p>
          </table:table-cell>
          <table:table-cell table:style-name="ce100" office:value-type="float" office:value="27.2359769134093" calcext:value-type="float">
            <text:p>27</text:p>
          </table:table-cell>
          <table:table-cell table:style-name="ce100" office:value-type="float" office:value="39.4749008328733" calcext:value-type="float">
            <text:p>39</text:p>
          </table:table-cell>
          <table:table-cell table:style-name="ce100" office:value-type="float" office:value="20.2992818817491" calcext:value-type="float">
            <text:p>20</text:p>
          </table:table-cell>
          <table:table-cell table:style-name="ce100" office:value-type="float" office:value="31.6216243146869" calcext:value-type="float">
            <text:p>3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.20177288765334" calcext:value-type="float">
            <text:p>1</text:p>
          </table:table-cell>
          <table:table-cell table:style-name="ce100" office:value-type="float" office:value="0.392098773795764" calcext:value-type="float">
            <text:p>0</text:p>
          </table:table-cell>
          <table:table-cell table:style-name="ce100" office:value-type="float" office:value="0.350339695577341" calcext:value-type="float">
            <text:p>0</text:p>
          </table:table-cell>
          <table:table-cell table:style-name="ce100" office:value-type="float" office:value="0.109875319243894" calcext:value-type="float">
            <text:p>0</text:p>
          </table:table-cell>
          <table:table-cell table:style-name="ce100" office:value-type="float" office:value="0.295610229257847" calcext:value-type="float">
            <text:p>0</text:p>
          </table:table-cell>
          <table:table-cell table:style-name="ce100" office:value-type="float" office:value="0.467825417110006" calcext:value-type="float">
            <text:p>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37.9410748619079" calcext:value-type="float">
            <text:p>38</text:p>
          </table:table-cell>
          <table:table-cell table:style-name="ce100" office:value-type="float" office:value="4.83510061145166" calcext:value-type="float">
            <text:p>5</text:p>
          </table:table-cell>
          <table:table-cell table:style-name="ce100" office:value-type="float" office:value="16.042345357463" calcext:value-type="float">
            <text:p>16</text:p>
          </table:table-cell>
          <table:table-cell table:style-name="ce100" office:value-type="float" office:value="5.0776178934876" calcext:value-type="float">
            <text:p>5</text:p>
          </table:table-cell>
          <table:table-cell table:style-name="ce100" office:value-type="float" office:value="6.06413354532864" calcext:value-type="float">
            <text:p>6</text:p>
          </table:table-cell>
          <table:table-cell table:style-name="ce100" office:value-type="float" office:value="11.9307769485477" calcext:value-type="float">
            <text:p>1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23.6571047776309" calcext:value-type="float">
            <text:p>24</text:p>
          </table:table-cell>
          <table:table-cell table:style-name="ce100" office:value-type="float" office:value="19.7753656738696" calcext:value-type="float">
            <text:p>20</text:p>
          </table:table-cell>
          <table:table-cell table:style-name="ce100" office:value-type="float" office:value="41.6142074626902" calcext:value-type="float">
            <text:p>42</text:p>
          </table:table-cell>
          <table:table-cell table:style-name="ce100" office:value-type="float" office:value="15.55922085259" calcext:value-type="float">
            <text:p>16</text:p>
          </table:table-cell>
          <table:table-cell table:style-name="ce100" office:value-type="float" office:value="20.6384664539605" calcext:value-type="float">
            <text:p>21</text:p>
          </table:table-cell>
          <table:table-cell table:style-name="ce100" office:value-type="float" office:value="21.2330451096118" calcext:value-type="float">
            <text:p>2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28.3671637493976" calcext:value-type="float">
            <text:p>28</text:p>
          </table:table-cell>
          <table:table-cell table:style-name="ce100" office:value-type="float" office:value="6.33208737270587" calcext:value-type="float">
            <text:p>6</text:p>
          </table:table-cell>
          <table:table-cell table:style-name="ce100" office:value-type="float" office:value="7.33443413185227" calcext:value-type="float">
            <text:p>7</text:p>
          </table:table-cell>
          <table:table-cell table:style-name="ce100" office:value-type="float" office:value="8.20553836698249" calcext:value-type="float">
            <text:p>8</text:p>
          </table:table-cell>
          <table:table-cell table:style-name="ce100" office:value-type="float" office:value="7.04699157534438" calcext:value-type="float">
            <text:p>7</text:p>
          </table:table-cell>
          <table:table-cell table:style-name="ce100" office:value-type="float" office:value="10.9109284953214" calcext:value-type="float">
            <text:p>1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6.62655389304958" calcext:value-type="float">
            <text:p>7</text:p>
          </table:table-cell>
          <table:table-cell table:style-name="ce100" office:value-type="float" office:value="1.40450645893177" calcext:value-type="float">
            <text:p>1</text:p>
          </table:table-cell>
          <table:table-cell table:style-name="ce100" office:value-type="float" office:value="3.56380410665708" calcext:value-type="float">
            <text:p>4</text:p>
          </table:table-cell>
          <table:table-cell table:style-name="ce100" office:value-type="float" office:value="2.11995947135534" calcext:value-type="float">
            <text:p>2</text:p>
          </table:table-cell>
          <table:table-cell table:style-name="ce100" office:value-type="float" office:value="1.85978167310093" calcext:value-type="float">
            <text:p>2</text:p>
          </table:table-cell>
          <table:table-cell table:style-name="ce100" office:value-type="float" office:value="2.71131301406915" calcext:value-type="float">
            <text:p>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715.931807469272" calcext:value-type="float">
            <text:p>716</text:p>
          </table:table-cell>
          <table:table-cell table:style-name="ce100" office:value-type="float" office:value="1117.93767223932" calcext:value-type="float">
            <text:p>1,118</text:p>
          </table:table-cell>
          <table:table-cell table:style-name="ce100" office:value-type="float" office:value="933.835846428561" calcext:value-type="float">
            <text:p>934</text:p>
          </table:table-cell>
          <table:table-cell table:style-name="ce100" office:value-type="float" office:value="828.359221072084" calcext:value-type="float">
            <text:p>828</text:p>
          </table:table-cell>
          <table:table-cell table:style-name="ce100" office:value-type="float" office:value="1004.44262760762" calcext:value-type="float">
            <text:p>1,004</text:p>
          </table:table-cell>
          <table:table-cell table:style-name="ce100" office:value-type="float" office:value="952.553834009599" calcext:value-type="float">
            <text:p>953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41" office:value-type="float" office:value="713.012567708463" calcext:value-type="float">
            <text:p>713</text:p>
          </table:table-cell>
          <table:table-cell table:style-name="ce141" office:value-type="float" office:value="1035.20274351544" calcext:value-type="float">
            <text:p>1,035</text:p>
          </table:table-cell>
          <table:table-cell table:style-name="ce141" office:value-type="float" office:value="876.138175846318" calcext:value-type="float">
            <text:p>876</text:p>
          </table:table-cell>
          <table:table-cell table:style-name="ce141" office:value-type="float" office:value="820.23734085266" calcext:value-type="float">
            <text:p>820</text:p>
          </table:table-cell>
          <table:table-cell table:style-name="ce141" office:value-type="float" office:value="955.391113420049" calcext:value-type="float">
            <text:p>955</text:p>
          </table:table-cell>
          <table:table-cell table:style-name="ce141" office:value-type="float" office:value="914.620883183812" calcext:value-type="float">
            <text:p>915</text:p>
          </table:table-cell>
          <table:table-cell table:style-name="ce193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718.428589512581" calcext:value-type="float">
            <text:p>718</text:p>
          </table:table-cell>
          <table:table-cell table:style-name="ce100" office:value-type="float" office:value="1211.797008774" calcext:value-type="float">
            <text:p>1,212</text:p>
          </table:table-cell>
          <table:table-cell table:style-name="ce100" office:value-type="float" office:value="979.003392533656" calcext:value-type="float">
            <text:p>979</text:p>
          </table:table-cell>
          <table:table-cell table:style-name="ce100" office:value-type="float" office:value="835.487002557971" calcext:value-type="float">
            <text:p>835</text:p>
          </table:table-cell>
          <table:table-cell table:style-name="ce100" office:value-type="float" office:value="1053.70612062607" calcext:value-type="float">
            <text:p>1,054</text:p>
          </table:table-cell>
          <table:table-cell table:style-name="ce100" office:value-type="float" office:value="989.571142185686" calcext:value-type="float">
            <text:p>99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285.2627808726" calcext:value-type="float">
            <text:p>285</text:p>
          </table:table-cell>
          <table:table-cell table:style-name="ce100" office:value-type="float" office:value="167.779583231947" calcext:value-type="float">
            <text:p>168</text:p>
          </table:table-cell>
          <table:table-cell table:style-name="ce100" office:value-type="float" office:value="255.94493055133" calcext:value-type="float">
            <text:p>256</text:p>
          </table:table-cell>
          <table:table-cell table:style-name="ce100" office:value-type="float" office:value="198.671848749617" calcext:value-type="float">
            <text:p>199</text:p>
          </table:table-cell>
          <table:table-cell table:style-name="ce100" office:value-type="float" office:value="186.917567334005" calcext:value-type="float">
            <text:p>187</text:p>
          </table:table-cell>
          <table:table-cell table:style-name="ce100" office:value-type="float" office:value="204.531197554963" calcext:value-type="float">
            <text:p>20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71.7894845547319" calcext:value-type="float">
            <text:p>72</text:p>
          </table:table-cell>
          <table:table-cell table:style-name="ce100" office:value-type="float" office:value="52.6697836620513" calcext:value-type="float">
            <text:p>53</text:p>
          </table:table-cell>
          <table:table-cell table:style-name="ce100" office:value-type="float" office:value="95.7215059863081" calcext:value-type="float">
            <text:p>96</text:p>
          </table:table-cell>
          <table:table-cell table:style-name="ce100" office:value-type="float" office:value="32.1691896690186" calcext:value-type="float">
            <text:p>32</text:p>
          </table:table-cell>
          <table:table-cell table:style-name="ce100" office:value-type="float" office:value="50.3889691032744" calcext:value-type="float">
            <text:p>50</text:p>
          </table:table-cell>
          <table:table-cell table:style-name="ce100" office:value-type="float" office:value="54.3436837104501" calcext:value-type="float">
            <text:p>5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90.0362676268729" calcext:value-type="float">
            <text:p>90</text:p>
          </table:table-cell>
          <table:table-cell table:style-name="ce100" office:value-type="float" office:value="6454.79322457106" calcext:value-type="float">
            <text:p>6,455</text:p>
          </table:table-cell>
          <table:table-cell table:style-name="ce100" office:value-type="float" office:value="1822.91987239318" calcext:value-type="float">
            <text:p>1,823</text:p>
          </table:table-cell>
          <table:table-cell table:style-name="ce100" office:value-type="float" office:value="27.3056905474986" calcext:value-type="float">
            <text:p>27</text:p>
          </table:table-cell>
          <table:table-cell table:style-name="ce100" office:value-type="float" office:value="3879.6855182072" calcext:value-type="float">
            <text:p>3,880</text:p>
          </table:table-cell>
          <table:table-cell table:style-name="ce100" office:value-type="float" office:value="3197.80169461565" calcext:value-type="float">
            <text:p>3,19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663.278985418969" calcext:value-type="float">
            <text:p>663</text:p>
          </table:table-cell>
          <table:table-cell table:style-name="ce100" office:value-type="float" office:value="1289.6068129675" calcext:value-type="float">
            <text:p>1,290</text:p>
          </table:table-cell>
          <table:table-cell table:style-name="ce100" office:value-type="float" office:value="2619.48557631343" calcext:value-type="float">
            <text:p>2,619</text:p>
          </table:table-cell>
          <table:table-cell table:style-name="ce100" office:value-type="float" office:value="3243.90278136031" calcext:value-type="float">
            <text:p>3,244</text:p>
          </table:table-cell>
          <table:table-cell table:style-name="ce100" office:value-type="float" office:value="2064.52657091379" calcext:value-type="float">
            <text:p>2,065</text:p>
          </table:table-cell>
          <table:table-cell table:style-name="ce100" office:value-type="float" office:value="1811.67953998878" calcext:value-type="float">
            <text:p>1,81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12.0803595761898" calcext:value-type="float">
            <text:p>12</text:p>
          </table:table-cell>
          <table:table-cell table:style-name="ce100" office:value-type="float" office:value="17.0500761313849" calcext:value-type="float">
            <text:p>17</text:p>
          </table:table-cell>
          <table:table-cell table:style-name="ce100" office:value-type="float" office:value="54.444170240821" calcext:value-type="float">
            <text:p>54</text:p>
          </table:table-cell>
          <table:table-cell table:style-name="ce100" office:value-type="float" office:value="10.0083717320633" calcext:value-type="float">
            <text:p>10</text:p>
          </table:table-cell>
          <table:table-cell table:style-name="ce100" office:value-type="float" office:value="18.5859299242844" calcext:value-type="float">
            <text:p>19</text:p>
          </table:table-cell>
          <table:table-cell table:style-name="ce100" office:value-type="float" office:value="17.402985888928" calcext:value-type="float">
            <text:p>17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81.4155578107447" calcext:value-type="float">
            <text:p>81</text:p>
          </table:table-cell>
          <table:table-cell table:style-name="ce100" office:value-type="float" office:value="89.917535840618" calcext:value-type="float">
            <text:p>90</text:p>
          </table:table-cell>
          <table:table-cell table:style-name="ce100" office:value-type="float" office:value="83.4569803143871" calcext:value-type="float">
            <text:p>83</text:p>
          </table:table-cell>
          <table:table-cell table:style-name="ce100" office:value-type="float" office:value="166.349053608075" calcext:value-type="float">
            <text:p>166</text:p>
          </table:table-cell>
          <table:table-cell table:style-name="ce100" office:value-type="float" office:value="114.225408334701" calcext:value-type="float">
            <text:p>114</text:p>
          </table:table-cell>
          <table:table-cell table:style-name="ce100" office:value-type="float" office:value="108.239239328509" calcext:value-type="float">
            <text:p>10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15.339759411741" calcext:value-type="float">
            <text:p>215</text:p>
          </table:table-cell>
          <table:table-cell table:style-name="ce100" office:value-type="float" office:value="19.8798342214761" calcext:value-type="float">
            <text:p>20</text:p>
          </table:table-cell>
          <table:table-cell table:style-name="ce100" office:value-type="float" office:value="66.6656140386952" calcext:value-type="float">
            <text:p>67</text:p>
          </table:table-cell>
          <table:table-cell table:style-name="ce100" office:value-type="float" office:value="69.6934146190377" calcext:value-type="float">
            <text:p>70</text:p>
          </table:table-cell>
          <table:table-cell table:style-name="ce100" office:value-type="float" office:value="40.954225577524" calcext:value-type="float">
            <text:p>41</text:p>
          </table:table-cell>
          <table:table-cell table:style-name="ce100" office:value-type="float" office:value="72.5037576233351" calcext:value-type="float">
            <text:p>7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366.388726618479" calcext:value-type="float">
            <text:p>366</text:p>
          </table:table-cell>
          <table:table-cell table:style-name="ce100" office:value-type="float" office:value="45.5391052424736" calcext:value-type="float">
            <text:p>46</text:p>
          </table:table-cell>
          <table:table-cell table:style-name="ce100" office:value-type="float" office:value="156.847785750431" calcext:value-type="float">
            <text:p>157</text:p>
          </table:table-cell>
          <table:table-cell table:style-name="ce100" office:value-type="float" office:value="216.703738453255" calcext:value-type="float">
            <text:p>217</text:p>
          </table:table-cell>
          <table:table-cell table:style-name="ce100" office:value-type="float" office:value="112.879389875938" calcext:value-type="float">
            <text:p>113</text:p>
          </table:table-cell>
          <table:table-cell table:style-name="ce100" office:value-type="float" office:value="158.200882932405" calcext:value-type="float">
            <text:p>15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88.2277391295063" calcext:value-type="float">
            <text:p>88</text:p>
          </table:table-cell>
          <table:table-cell table:style-name="ce100" office:value-type="float" office:value="34.2168172395552" calcext:value-type="float">
            <text:p>34</text:p>
          </table:table-cell>
          <table:table-cell table:style-name="ce100" office:value-type="float" office:value="25.9683535458287" calcext:value-type="float">
            <text:p>26</text:p>
          </table:table-cell>
          <table:table-cell table:style-name="ce100" office:value-type="float" office:value="15.6876782721267" calcext:value-type="float">
            <text:p>16</text:p>
          </table:table-cell>
          <table:table-cell table:style-name="ce100" office:value-type="float" office:value="27.3169768053673" calcext:value-type="float">
            <text:p>27</text:p>
          </table:table-cell>
          <table:table-cell table:style-name="ce100" office:value-type="float" office:value="38.832011483584" calcext:value-type="float">
            <text:p>3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274.831194385608" calcext:value-type="float">
            <text:p>275</text:p>
          </table:table-cell>
          <table:table-cell table:style-name="ce100" office:value-type="float" office:value="60.616115265951" calcext:value-type="float">
            <text:p>61</text:p>
          </table:table-cell>
          <table:table-cell table:style-name="ce100" office:value-type="float" office:value="172.48217286526" calcext:value-type="float">
            <text:p>172</text:p>
          </table:table-cell>
          <table:table-cell table:style-name="ce100" office:value-type="float" office:value="60.0318972670632" calcext:value-type="float">
            <text:p>60</text:p>
          </table:table-cell>
          <table:table-cell table:style-name="ce100" office:value-type="float" office:value="71.9020819879689" calcext:value-type="float">
            <text:p>72</text:p>
          </table:table-cell>
          <table:table-cell table:style-name="ce100" office:value-type="float" office:value="108.852171050181" calcext:value-type="float">
            <text:p>10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545.624905205029" calcext:value-type="float">
            <text:p>546</text:p>
          </table:table-cell>
          <table:table-cell table:style-name="ce100" office:value-type="float" office:value="695.809012019816" calcext:value-type="float">
            <text:p>696</text:p>
          </table:table-cell>
          <table:table-cell table:style-name="ce100" office:value-type="float" office:value="1212.81293656162" calcext:value-type="float">
            <text:p>1,213</text:p>
          </table:table-cell>
          <table:table-cell table:style-name="ce100" office:value-type="float" office:value="366.499819853056" calcext:value-type="float">
            <text:p>366</text:p>
          </table:table-cell>
          <table:table-cell table:style-name="ce100" office:value-type="float" office:value="641.26321417278" calcext:value-type="float">
            <text:p>641</text:p>
          </table:table-cell>
          <table:table-cell table:style-name="ce100" office:value-type="float" office:value="624.853553096053" calcext:value-type="float">
            <text:p>62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102.844193125196" calcext:value-type="float">
            <text:p>103</text:p>
          </table:table-cell>
          <table:table-cell table:style-name="ce100" office:value-type="float" office:value="49.2976183964295" calcext:value-type="float">
            <text:p>49</text:p>
          </table:table-cell>
          <table:table-cell table:style-name="ce100" office:value-type="float" office:value="52.6409019022062" calcext:value-type="float">
            <text:p>53</text:p>
          </table:table-cell>
          <table:table-cell table:style-name="ce100" office:value-type="float" office:value="49.401928022643" calcext:value-type="float">
            <text:p>49</text:p>
          </table:table-cell>
          <table:table-cell table:style-name="ce100" office:value-type="float" office:value="49.6746993239019" calcext:value-type="float">
            <text:p>50</text:p>
          </table:table-cell>
          <table:table-cell table:style-name="ce100" office:value-type="float" office:value="59.3002341403547" calcext:value-type="float">
            <text:p>5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37.5676740247424" calcext:value-type="float">
            <text:p>38</text:p>
          </table:table-cell>
          <table:table-cell table:style-name="ce100" office:value-type="float" office:value="60.1508528256199" calcext:value-type="float">
            <text:p>60</text:p>
          </table:table-cell>
          <table:table-cell table:style-name="ce100" office:value-type="float" office:value="35.3831344381067" calcext:value-type="float">
            <text:p>35</text:p>
          </table:table-cell>
          <table:table-cell table:style-name="ce100" office:value-type="float" office:value="19.252547809975" calcext:value-type="float">
            <text:p>19</text:p>
          </table:table-cell>
          <table:table-cell table:style-name="ce100" office:value-type="float" office:value="44.2480722464977" calcext:value-type="float">
            <text:p>44</text:p>
          </table:table-cell>
          <table:table-cell table:style-name="ce100" office:value-type="float" office:value="43.0085669746745" calcext:value-type="float">
            <text:p>4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42" office:value-type="float" office:value="2834.68762776041" calcext:value-type="float">
            <text:p>2,835</text:p>
          </table:table-cell>
          <table:table-cell table:style-name="ce142" office:value-type="float" office:value="9037.32637161589" calcext:value-type="float">
            <text:p>9,037</text:p>
          </table:table-cell>
          <table:table-cell table:style-name="ce142" office:value-type="float" office:value="6654.7739349016" calcext:value-type="float">
            <text:p>6,655</text:p>
          </table:table-cell>
          <table:table-cell table:style-name="ce142" office:value-type="float" office:value="4475.67795996374" calcext:value-type="float">
            <text:p>4,476</text:p>
          </table:table-cell>
          <table:table-cell table:style-name="ce142" office:value-type="float" office:value="7302.56862380723" calcext:value-type="float">
            <text:p>7,303</text:p>
          </table:table-cell>
          <table:table-cell table:style-name="ce142" office:value-type="float" office:value="6499.54951838787" calcext:value-type="float">
            <text:p>6,500</text:p>
          </table:table-cell>
          <table:table-cell table:style-name="ce194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2976.41982578641" calcext:value-type="float">
            <text:p>2,976</text:p>
          </table:table-cell>
          <table:table-cell table:style-name="ce100" office:value-type="float" office:value="9613.77155543961" calcext:value-type="float">
            <text:p>9,614</text:p>
          </table:table-cell>
          <table:table-cell table:style-name="ce100" office:value-type="float" office:value="6794.42075736269" calcext:value-type="float">
            <text:p>6,794</text:p>
          </table:table-cell>
          <table:table-cell table:style-name="ce100" office:value-type="float" office:value="4581.05102495719" calcext:value-type="float">
            <text:p>4,581</text:p>
          </table:table-cell>
          <table:table-cell table:style-name="ce100" office:value-type="float" office:value="7826.56960118414" calcext:value-type="float">
            <text:p>7,827</text:p>
          </table:table-cell>
          <table:table-cell table:style-name="ce100" office:value-type="float" office:value="7013.07756265059" calcext:value-type="float">
            <text:p>7,013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2713.46620164089" calcext:value-type="float">
            <text:p>2,713</text:p>
          </table:table-cell>
          <table:table-cell table:style-name="ce100" office:value-type="float" office:value="8383.37327904874" calcext:value-type="float">
            <text:p>8,383</text:p>
          </table:table-cell>
          <table:table-cell table:style-name="ce100" office:value-type="float" office:value="6545.45402253269" calcext:value-type="float">
            <text:p>6,545</text:p>
          </table:table-cell>
          <table:table-cell table:style-name="ce100" office:value-type="float" office:value="4383.20230636136" calcext:value-type="float">
            <text:p>4,383</text:p>
          </table:table-cell>
          <table:table-cell table:style-name="ce100" office:value-type="float" office:value="6776.30314723187" calcext:value-type="float">
            <text:p>6,776</text:p>
          </table:table-cell>
          <table:table-cell table:style-name="ce100" office:value-type="float" office:value="5998.41724531899" calcext:value-type="float">
            <text:p>5,99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2406" calcext:value-type="float">
            <text:p><text:s/>2406 </text:p>
          </table:table-cell>
          <table:table-cell table:style-name="ce44" office:value-type="float" office:value="6941" calcext:value-type="float">
            <text:p><text:s/>6941 </text:p>
          </table:table-cell>
          <table:table-cell table:style-name="ce44" office:value-type="float" office:value="1253" calcext:value-type="float">
            <text:p><text:s/>1253 </text:p>
          </table:table-cell>
          <table:table-cell table:style-name="ce44" office:value-type="float" office:value="3744" calcext:value-type="float">
            <text:p><text:s/>3744 </text:p>
          </table:table-cell>
          <table:table-cell table:style-name="ce44" office:value-type="float" office:value="11938" calcext:value-type="float">
            <text:p><text:s/>11938 </text:p>
          </table:table-cell>
          <table:table-cell table:style-name="ce44" office:value-type="float" office:value="14356" calcext:value-type="float">
            <text:p><text:s/>14356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31.499" calcext:value-type="float">
            <text:p>31</text:p>
          </table:table-cell>
          <table:table-cell table:style-name="ce42" office:value-type="float" office:value="139.895" calcext:value-type="float">
            <text:p>140</text:p>
          </table:table-cell>
          <table:table-cell table:style-name="ce42" office:value-type="float" office:value="21.006" calcext:value-type="float">
            <text:p>21</text:p>
          </table:table-cell>
          <table:table-cell table:style-name="ce42" office:value-type="float" office:value="57.273" calcext:value-type="float">
            <text:p>57</text:p>
          </table:table-cell>
          <table:table-cell table:style-name="ce42" office:value-type="float" office:value="218.174" calcext:value-type="float">
            <text:p>218</text:p>
          </table:table-cell>
          <table:table-cell table:style-name="ce42" office:value-type="float" office:value="249.856" calcext:value-type="float">
            <text:p>250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39.198" calcext:value-type="float">
            <text:p>39</text:p>
          </table:table-cell>
          <table:table-cell table:style-name="ce43" office:value-type="float" office:value="150.036" calcext:value-type="float">
            <text:p>150</text:p>
          </table:table-cell>
          <table:table-cell table:style-name="ce43" office:value-type="float" office:value="24.635" calcext:value-type="float">
            <text:p>25</text:p>
          </table:table-cell>
          <table:table-cell table:style-name="ce43" office:value-type="float" office:value="63.624" calcext:value-type="float">
            <text:p>64</text:p>
          </table:table-cell>
          <table:table-cell table:style-name="ce43" office:value-type="float" office:value="238.295" calcext:value-type="float">
            <text:p>238</text:p>
          </table:table-cell>
          <table:table-cell table:style-name="ce43" office:value-type="float" office:value="277.75" calcext:value-type="float">
            <text:p>278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 table:number-rows-repeated="2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/>
          <table:table-cell table:number-columns-repeated="5"/>
          <table:table-cell table:style-name="ce3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39" office:value-type="float" office:value="2020" calcext:value-type="float">
            <text:p>2020</text:p>
          </table:table-cell>
          <table:table-cell table:style-name="ce70" office:value-type="string" calcext:value-type="string" table:number-columns-spanned="1" table:number-rows-spanned="2">
            <text:p>Persons in households without a car / van</text:p>
          </table:table-cell>
          <table:table-cell table:style-name="ce71" office:value-type="string" calcext:value-type="string" table:number-columns-spanned="4" table:number-rows-spanned="1">
            <text:p>Persons in households with a car / van</text:p>
          </table:table-cell>
          <table:covered-table-cell table:number-columns-repeated="3"/>
          <table:table-cell table:style-name="ce8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5">
          <table:table-cell table:style-name="ce13"/>
          <table:covered-table-cell/>
          <table:table-cell table:style-name="ce9" office:value-type="string" calcext:value-type="string">
            <text:p>Main driver<text:span text:style-name="T1">1</text:span></text:p>
          </table:table-cell>
          <table:table-cell table:style-name="ce9" office:value-type="string" calcext:value-type="string">
            <text:p>Other driver</text:p>
          </table:table-cell>
          <table:table-cell table:style-name="ce9" office:value-type="string" calcext:value-type="string">
            <text:p>Non driver</text:p>
          </table:table-cell>
          <table:table-cell table:style-name="ce9" office:value-type="string" calcext:value-type="string">
            <text:p>All with vehicle</text:p>
          </table:table-cell>
          <table:table-cell table:style-name="ce9" office:value-type="string" calcext:value-type="string">
            <text:p>All persons</text:p>
          </table:table-cell>
          <table:table-cell table:style-name="ce31"/>
          <table:table-cell/>
          <table:table-cell table:style-name="ce28" table:number-columns-repeated="2"/>
          <table:table-cell table:style-name="ce5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Trips per person per year by main mode:</text:p>
          </table:table-cell>
          <table:table-cell table:style-name="ce14"/>
          <table:table-cell table:style-name="ce15" table:number-columns-repeated="5"/>
          <table:table-cell table:number-columns-repeated="2"/>
          <table:table-cell table:style-name="ce28" table:number-columns-repeated="2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281.194435997582" calcext:value-type="float">
            <text:p>281</text:p>
          </table:table-cell>
          <table:table-cell table:style-name="ce100" office:value-type="float" office:value="215.270271206032" calcext:value-type="float">
            <text:p>215</text:p>
          </table:table-cell>
          <table:table-cell table:style-name="ce100" office:value-type="float" office:value="248.526265254089" calcext:value-type="float">
            <text:p>249</text:p>
          </table:table-cell>
          <table:table-cell table:style-name="ce100" office:value-type="float" office:value="245.902393442884" calcext:value-type="float">
            <text:p>246</text:p>
          </table:table-cell>
          <table:table-cell table:style-name="ce100" office:value-type="float" office:value="228.674960173612" calcext:value-type="float">
            <text:p>229</text:p>
          </table:table-cell>
          <table:table-cell table:style-name="ce100" office:value-type="float" office:value="236.433313412697" calcext:value-type="float">
            <text:p>23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33.7222730565405" calcext:value-type="float">
            <text:p>34</text:p>
          </table:table-cell>
          <table:table-cell table:style-name="ce100" office:value-type="float" office:value="15.428999287222" calcext:value-type="float">
            <text:p>15</text:p>
          </table:table-cell>
          <table:table-cell table:style-name="ce100" office:value-type="float" office:value="37.0875280908606" calcext:value-type="float">
            <text:p>37</text:p>
          </table:table-cell>
          <table:table-cell table:style-name="ce100" office:value-type="float" office:value="16.115405776054" calcext:value-type="float">
            <text:p>16</text:p>
          </table:table-cell>
          <table:table-cell table:style-name="ce100" office:value-type="float" office:value="18.1035993328083" calcext:value-type="float">
            <text:p>18</text:p>
          </table:table-cell>
          <table:table-cell table:style-name="ce100" office:value-type="float" office:value="20.4244670673518" calcext:value-type="float">
            <text:p>2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8.97492223714643" calcext:value-type="float">
            <text:p>9</text:p>
          </table:table-cell>
          <table:table-cell table:style-name="ce100" office:value-type="float" office:value="564.941395470884" calcext:value-type="float">
            <text:p>565</text:p>
          </table:table-cell>
          <table:table-cell table:style-name="ce100" office:value-type="float" office:value="177.767903651281" calcext:value-type="float">
            <text:p>178</text:p>
          </table:table-cell>
          <table:table-cell table:style-name="ce100" office:value-type="float" office:value="7.01264033421981" calcext:value-type="float">
            <text:p>7</text:p>
          </table:table-cell>
          <table:table-cell table:style-name="ce100" office:value-type="float" office:value="345.601331613798" calcext:value-type="float">
            <text:p>346</text:p>
          </table:table-cell>
          <table:table-cell table:style-name="ce100" office:value-type="float" office:value="295.318727900714" calcext:value-type="float">
            <text:p>29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37.7896498021975" calcext:value-type="float">
            <text:p>38</text:p>
          </table:table-cell>
          <table:table-cell table:style-name="ce100" office:value-type="float" office:value="67.9641305107136" calcext:value-type="float">
            <text:p>68</text:p>
          </table:table-cell>
          <table:table-cell table:style-name="ce100" office:value-type="float" office:value="176.649801079618" calcext:value-type="float">
            <text:p>177</text:p>
          </table:table-cell>
          <table:table-cell table:style-name="ce100" office:value-type="float" office:value="292.741284097311" calcext:value-type="float">
            <text:p>293</text:p>
          </table:table-cell>
          <table:table-cell table:style-name="ce100" office:value-type="float" office:value="150.96179481001" calcext:value-type="float">
            <text:p>151</text:p>
          </table:table-cell>
          <table:table-cell table:style-name="ce100" office:value-type="float" office:value="134.050915546247" calcext:value-type="float">
            <text:p>134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1.06396744162742" calcext:value-type="float">
            <text:p>1</text:p>
          </table:table-cell>
          <table:table-cell table:style-name="ce100" office:value-type="float" office:value="0.836298362973649" calcext:value-type="float">
            <text:p>1</text:p>
          </table:table-cell>
          <table:table-cell table:style-name="ce100" office:value-type="float" office:value="3.54488261352864" calcext:value-type="float">
            <text:p>4</text:p>
          </table:table-cell>
          <table:table-cell table:style-name="ce100" office:value-type="float" office:value="2.41145508591605" calcext:value-type="float">
            <text:p>2</text:p>
          </table:table-cell>
          <table:table-cell table:style-name="ce100" office:value-type="float" office:value="1.63894775572982" calcext:value-type="float">
            <text:p>2</text:p>
          </table:table-cell>
          <table:table-cell table:style-name="ce100" office:value-type="float" office:value="1.55268922211389" calcext:value-type="float">
            <text:p>2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7.19897123449937" calcext:value-type="float">
            <text:p>7</text:p>
          </table:table-cell>
          <table:table-cell table:style-name="ce100" office:value-type="float" office:value="4.71671668528536" calcext:value-type="float">
            <text:p>5</text:p>
          </table:table-cell>
          <table:table-cell table:style-name="ce100" office:value-type="float" office:value="4.79642273148945" calcext:value-type="float">
            <text:p>5</text:p>
          </table:table-cell>
          <table:table-cell table:style-name="ce100" office:value-type="float" office:value="9.29727194300628" calcext:value-type="float">
            <text:p>9</text:p>
          </table:table-cell>
          <table:table-cell table:style-name="ce100" office:value-type="float" office:value="6.16566728333643" calcext:value-type="float">
            <text:p>6</text:p>
          </table:table-cell>
          <table:table-cell table:style-name="ce100" office:value-type="float" office:value="6.31744707384714" calcext:value-type="float">
            <text:p>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23.930607614945" calcext:value-type="float">
            <text:p>24</text:p>
          </table:table-cell>
          <table:table-cell table:style-name="ce100" office:value-type="float" office:value="2.57252468587597" calcext:value-type="float">
            <text:p>3</text:p>
          </table:table-cell>
          <table:table-cell table:style-name="ce100" office:value-type="float" office:value="8.95546559664498" calcext:value-type="float">
            <text:p>9</text:p>
          </table:table-cell>
          <table:table-cell table:style-name="ce100" office:value-type="float" office:value="3.72913701369519" calcext:value-type="float">
            <text:p>4</text:p>
          </table:table-cell>
          <table:table-cell table:style-name="ce100" office:value-type="float" office:value="3.66074290054362" calcext:value-type="float">
            <text:p>4</text:p>
          </table:table-cell>
          <table:table-cell table:style-name="ce100" office:value-type="float" office:value="6.6798031074578" calcext:value-type="float">
            <text:p>7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55.1919860223845" calcext:value-type="float">
            <text:p>55</text:p>
          </table:table-cell>
          <table:table-cell table:style-name="ce100" office:value-type="float" office:value="2.58666691823868" calcext:value-type="float">
            <text:p>3</text:p>
          </table:table-cell>
          <table:table-cell table:style-name="ce100" office:value-type="float" office:value="10.2276960811954" calcext:value-type="float">
            <text:p>10</text:p>
          </table:table-cell>
          <table:table-cell table:style-name="ce100" office:value-type="float" office:value="18.3113906406497" calcext:value-type="float">
            <text:p>18</text:p>
          </table:table-cell>
          <table:table-cell table:style-name="ce100" office:value-type="float" office:value="8.39721148500115" calcext:value-type="float">
            <text:p>8</text:p>
          </table:table-cell>
          <table:table-cell table:style-name="ce100" office:value-type="float" office:value="15.3732349907614" calcext:value-type="float">
            <text:p>1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0.0891080032315653" calcext:value-type="float">
            <text:p>0</text:p>
          </table:table-cell>
          <table:table-cell table:style-name="ce100" office:value-type="float" office:value="0.154494120802542" calcext:value-type="float">
            <text:p>0</text:p>
          </table:table-cell>
          <table:table-cell table:style-name="ce100" office:value-type="float" office:value="0.16231046868663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0.106816116488734" calcext:value-type="float">
            <text:p>0</text:p>
          </table:table-cell>
          <table:table-cell table:style-name="ce100" office:value-type="float" office:value="0.104139532453661" calcext:value-type="float">
            <text:p>0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8.99821864412" calcext:value-type="float">
            <text:p>19</text:p>
          </table:table-cell>
          <table:table-cell table:style-name="ce100" office:value-type="float" office:value="1.59848632810658" calcext:value-type="float">
            <text:p>2</text:p>
          </table:table-cell>
          <table:table-cell table:style-name="ce100" office:value-type="float" office:value="9.04055028452609" calcext:value-type="float">
            <text:p>9</text:p>
          </table:table-cell>
          <table:table-cell table:style-name="ce100" office:value-type="float" office:value="1.49270561730766" calcext:value-type="float">
            <text:p>1</text:p>
          </table:table-cell>
          <table:table-cell table:style-name="ce100" office:value-type="float" office:value="2.41010916418527" calcext:value-type="float">
            <text:p>2</text:p>
          </table:table-cell>
          <table:table-cell table:style-name="ce100" office:value-type="float" office:value="4.8810047138635" calcext:value-type="float">
            <text:p>5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20.3552544797282" calcext:value-type="float">
            <text:p>20</text:p>
          </table:table-cell>
          <table:table-cell table:style-name="ce100" office:value-type="float" office:value="7.55708864110135" calcext:value-type="float">
            <text:p>8</text:p>
          </table:table-cell>
          <table:table-cell table:style-name="ce100" office:value-type="float" office:value="16.1754523369649" calcext:value-type="float">
            <text:p>16</text:p>
          </table:table-cell>
          <table:table-cell table:style-name="ce100" office:value-type="float" office:value="9.13503400443523" calcext:value-type="float">
            <text:p>9</text:p>
          </table:table-cell>
          <table:table-cell table:style-name="ce100" office:value-type="float" office:value="9.03153410219567" calcext:value-type="float">
            <text:p>9</text:p>
          </table:table-cell>
          <table:table-cell table:style-name="ce100" office:value-type="float" office:value="10.7156444476986" calcext:value-type="float">
            <text:p>1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17.7932826313338" calcext:value-type="float">
            <text:p>18</text:p>
          </table:table-cell>
          <table:table-cell table:style-name="ce100" office:value-type="float" office:value="2.71187083488545" calcext:value-type="float">
            <text:p>3</text:p>
          </table:table-cell>
          <table:table-cell table:style-name="ce100" office:value-type="float" office:value="5.59262340965203" calcext:value-type="float">
            <text:p>6</text:p>
          </table:table-cell>
          <table:table-cell table:style-name="ce100" office:value-type="float" office:value="4.98815564190727" calcext:value-type="float">
            <text:p>5</text:p>
          </table:table-cell>
          <table:table-cell table:style-name="ce100" office:value-type="float" office:value="3.75446624494694" calcext:value-type="float">
            <text:p>4</text:p>
          </table:table-cell>
          <table:table-cell table:style-name="ce100" office:value-type="float" office:value="5.85272278250062" calcext:value-type="float">
            <text:p>6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3.21685486440925" calcext:value-type="float">
            <text:p>3</text:p>
          </table:table-cell>
          <table:table-cell table:style-name="ce100" office:value-type="float" office:value="0.325476519283476" calcext:value-type="float">
            <text:p>0</text:p>
          </table:table-cell>
          <table:table-cell table:style-name="ce100" office:value-type="float" office:value="2.05831225581807" calcext:value-type="float">
            <text:p>2</text:p>
          </table:table-cell>
          <table:table-cell table:style-name="ce100" office:value-type="float" office:value="0.945250834851909" calcext:value-type="float">
            <text:p>1</text:p>
          </table:table-cell>
          <table:table-cell table:style-name="ce100" office:value-type="float" office:value="0.717026773356501" calcext:value-type="float">
            <text:p>1</text:p>
          </table:table-cell>
          <table:table-cell table:style-name="ce100" office:value-type="float" office:value="1.08926504562273" calcext:value-type="float">
            <text:p>1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00" office:value-type="float" office:value="509.519532029745" calcext:value-type="float">
            <text:p>510</text:p>
          </table:table-cell>
          <table:table-cell table:style-name="ce100" office:value-type="float" office:value="886.664419571405" calcext:value-type="float">
            <text:p>887</text:p>
          </table:table-cell>
          <table:table-cell table:style-name="ce100" office:value-type="float" office:value="700.585213854355" calcext:value-type="float">
            <text:p>701</text:p>
          </table:table-cell>
          <table:table-cell table:style-name="ce100" office:value-type="float" office:value="612.082124432239" calcext:value-type="float">
            <text:p>612</text:p>
          </table:table-cell>
          <table:table-cell table:style-name="ce100" office:value-type="float" office:value="779.224207756013" calcext:value-type="float">
            <text:p>779</text:p>
          </table:table-cell>
          <table:table-cell table:style-name="ce100" office:value-type="float" office:value="738.793374843329" calcext:value-type="float">
            <text:p>739</text:p>
          </table:table-cell>
          <table:table-cell table:style-name="ce4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43" office:value-type="float" office:value="545.538916520799" calcext:value-type="float">
            <text:p>546</text:p>
          </table:table-cell>
          <table:table-cell table:style-name="ce143" office:value-type="float" office:value="857.790962334749" calcext:value-type="float">
            <text:p>858</text:p>
          </table:table-cell>
          <table:table-cell table:style-name="ce143" office:value-type="float" office:value="589.898280371258" calcext:value-type="float">
            <text:p>590</text:p>
          </table:table-cell>
          <table:table-cell table:style-name="ce143" office:value-type="float" office:value="598.472053174614" calcext:value-type="float">
            <text:p>598</text:p>
          </table:table-cell>
          <table:table-cell table:style-name="ce143" office:value-type="float" office:value="749.602060252322" calcext:value-type="float">
            <text:p>750</text:p>
          </table:table-cell>
          <table:table-cell table:style-name="ce143" office:value-type="float" office:value="722.091326225173" calcext:value-type="float">
            <text:p>722</text:p>
          </table:table-cell>
          <table:table-cell table:style-name="ce195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480.350401283234" calcext:value-type="float">
            <text:p>480</text:p>
          </table:table-cell>
          <table:table-cell table:style-name="ce100" office:value-type="float" office:value="917.37519908713" calcext:value-type="float">
            <text:p>917</text:p>
          </table:table-cell>
          <table:table-cell table:style-name="ce100" office:value-type="float" office:value="794.458509643697" calcext:value-type="float">
            <text:p>794</text:p>
          </table:table-cell>
          <table:table-cell table:style-name="ce100" office:value-type="float" office:value="625.497414023454" calcext:value-type="float">
            <text:p>625</text:p>
          </table:table-cell>
          <table:table-cell table:style-name="ce100" office:value-type="float" office:value="809.206659316153" calcext:value-type="float">
            <text:p>809</text:p>
          </table:table-cell>
          <table:table-cell table:style-name="ce100" office:value-type="float" office:value="755.136177613404" calcext:value-type="float">
            <text:p>75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Distance (miles) per person per year by mod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Walk</text:p>
          </table:table-cell>
          <table:table-cell table:style-name="ce100" office:value-type="float" office:value="276.418451564646" calcext:value-type="float">
            <text:p>276</text:p>
          </table:table-cell>
          <table:table-cell table:style-name="ce100" office:value-type="float" office:value="211.003044044152" calcext:value-type="float">
            <text:p>211</text:p>
          </table:table-cell>
          <table:table-cell table:style-name="ce100" office:value-type="float" office:value="245.551585553697" calcext:value-type="float">
            <text:p>246</text:p>
          </table:table-cell>
          <table:table-cell table:style-name="ce100" office:value-type="float" office:value="194.68086831361" calcext:value-type="float">
            <text:p>195</text:p>
          </table:table-cell>
          <table:table-cell table:style-name="ce100" office:value-type="float" office:value="209.794344740497" calcext:value-type="float">
            <text:p>210</text:p>
          </table:table-cell>
          <table:table-cell table:style-name="ce100" office:value-type="float" office:value="219.661099707357" calcext:value-type="float">
            <text:p>22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icycle</text:p>
          </table:table-cell>
          <table:table-cell table:style-name="ce100" office:value-type="float" office:value="145.715059564611" calcext:value-type="float">
            <text:p>146</text:p>
          </table:table-cell>
          <table:table-cell table:style-name="ce100" office:value-type="float" office:value="84.917811638661" calcext:value-type="float">
            <text:p>85</text:p>
          </table:table-cell>
          <table:table-cell table:style-name="ce100" office:value-type="float" office:value="142.906555348268" calcext:value-type="float">
            <text:p>143</text:p>
          </table:table-cell>
          <table:table-cell table:style-name="ce100" office:value-type="float" office:value="42.6029244874224" calcext:value-type="float">
            <text:p>43</text:p>
          </table:table-cell>
          <table:table-cell table:style-name="ce100" office:value-type="float" office:value="78.1993748349577" calcext:value-type="float">
            <text:p>78</text:p>
          </table:table-cell>
          <table:table-cell table:style-name="ce100" office:value-type="float" office:value="88.2319357939861" calcext:value-type="float">
            <text:p>8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driver</text:p>
          </table:table-cell>
          <table:table-cell table:style-name="ce100" office:value-type="float" office:value="109.684843192804" calcext:value-type="float">
            <text:p>110</text:p>
          </table:table-cell>
          <table:table-cell table:style-name="ce100" office:value-type="float" office:value="4418.45218474609" calcext:value-type="float">
            <text:p>4,418</text:p>
          </table:table-cell>
          <table:table-cell table:style-name="ce100" office:value-type="float" office:value="1400.07377438123" calcext:value-type="float">
            <text:p>1,400</text:p>
          </table:table-cell>
          <table:table-cell table:style-name="ce100" office:value-type="float" office:value="77.4395628496456" calcext:value-type="float">
            <text:p>77</text:p>
          </table:table-cell>
          <table:table-cell table:style-name="ce100" office:value-type="float" office:value="2711.18341686846" calcext:value-type="float">
            <text:p>2,711</text:p>
          </table:table-cell>
          <table:table-cell table:style-name="ce100" office:value-type="float" office:value="2322.57770981207" calcext:value-type="float">
            <text:p>2,323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Car / van passenger</text:p>
          </table:table-cell>
          <table:table-cell table:style-name="ce100" office:value-type="float" office:value="471.315260885552" calcext:value-type="float">
            <text:p>471</text:p>
          </table:table-cell>
          <table:table-cell table:style-name="ce100" office:value-type="float" office:value="831.352005604425" calcext:value-type="float">
            <text:p>831</text:p>
          </table:table-cell>
          <table:table-cell table:style-name="ce100" office:value-type="float" office:value="1620.04363116887" calcext:value-type="float">
            <text:p>1,620</text:p>
          </table:table-cell>
          <table:table-cell table:style-name="ce100" office:value-type="float" office:value="2125.27769133491" calcext:value-type="float">
            <text:p>2,125</text:p>
          </table:table-cell>
          <table:table-cell table:style-name="ce100" office:value-type="float" office:value="1327.6365340765" calcext:value-type="float">
            <text:p>1,328</text:p>
          </table:table-cell>
          <table:table-cell table:style-name="ce100" office:value-type="float" office:value="1199.64153369007" calcext:value-type="float">
            <text:p>1,200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Motorcycle </text:p>
          </table:table-cell>
          <table:table-cell table:style-name="ce100" office:value-type="float" office:value="3.16901884054843" calcext:value-type="float">
            <text:p>3</text:p>
          </table:table-cell>
          <table:table-cell table:style-name="ce100" office:value-type="float" office:value="9.36478562807207" calcext:value-type="float">
            <text:p>9</text:p>
          </table:table-cell>
          <table:table-cell table:style-name="ce100" office:value-type="float" office:value="36.3215274052819" calcext:value-type="float">
            <text:p>36</text:p>
          </table:table-cell>
          <table:table-cell table:style-name="ce100" office:value-type="float" office:value="14.5816538981738" calcext:value-type="float">
            <text:p>15</text:p>
          </table:table-cell>
          <table:table-cell table:style-name="ce100" office:value-type="float" office:value="14.0650307109379" calcext:value-type="float">
            <text:p>14</text:p>
          </table:table-cell>
          <table:table-cell table:style-name="ce100" office:value-type="float" office:value="12.4364476984033" calcext:value-type="float">
            <text:p>12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rivate transport<text:span text:style-name="T1">2</text:span></text:p>
          </table:table-cell>
          <table:table-cell table:style-name="ce100" office:value-type="float" office:value="15.8599822644375" calcext:value-type="float">
            <text:p>16</text:p>
          </table:table-cell>
          <table:table-cell table:style-name="ce100" office:value-type="float" office:value="45.5060580042564" calcext:value-type="float">
            <text:p>46</text:p>
          </table:table-cell>
          <table:table-cell table:style-name="ce100" office:value-type="float" office:value="55.3987015945228" calcext:value-type="float">
            <text:p>55</text:p>
          </table:table-cell>
          <table:table-cell table:style-name="ce100" office:value-type="float" office:value="69.8762927016242" calcext:value-type="float">
            <text:p>70</text:p>
          </table:table-cell>
          <table:table-cell table:style-name="ce100" office:value-type="float" office:value="54.2899459995515" calcext:value-type="float">
            <text:p>54</text:p>
          </table:table-cell>
          <table:table-cell table:style-name="ce100" office:value-type="float" office:value="48.5443106080927" calcext:value-type="float">
            <text:p>4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Bus in London</text:p>
          </table:table-cell>
          <table:table-cell table:style-name="ce100" office:value-type="float" office:value="80.1960755340686" calcext:value-type="float">
            <text:p>80</text:p>
          </table:table-cell>
          <table:table-cell table:style-name="ce100" office:value-type="float" office:value="14.2583078789219" calcext:value-type="float">
            <text:p>14</text:p>
          </table:table-cell>
          <table:table-cell table:style-name="ce100" office:value-type="float" office:value="42.352437641286" calcext:value-type="float">
            <text:p>42</text:p>
          </table:table-cell>
          <table:table-cell table:style-name="ce100" office:value-type="float" office:value="21.1831492675695" calcext:value-type="float">
            <text:p>21</text:p>
          </table:table-cell>
          <table:table-cell table:style-name="ce100" office:value-type="float" office:value="19.6245801335548" calcext:value-type="float">
            <text:p>20</text:p>
          </table:table-cell>
          <table:table-cell table:style-name="ce100" office:value-type="float" office:value="28.6432123148194" calcext:value-type="float">
            <text:p>29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Other local bus</text:p>
          </table:table-cell>
          <table:table-cell table:style-name="ce100" office:value-type="float" office:value="262.740596788493" calcext:value-type="float">
            <text:p>263</text:p>
          </table:table-cell>
          <table:table-cell table:style-name="ce100" office:value-type="float" office:value="14.518824744073" calcext:value-type="float">
            <text:p>15</text:p>
          </table:table-cell>
          <table:table-cell table:style-name="ce100" office:value-type="float" office:value="40.6944072666826" calcext:value-type="float">
            <text:p>41</text:p>
          </table:table-cell>
          <table:table-cell table:style-name="ce100" office:value-type="float" office:value="104.215786195476" calcext:value-type="float">
            <text:p>104</text:p>
          </table:table-cell>
          <table:table-cell table:style-name="ce100" office:value-type="float" office:value="45.6867831307827" calcext:value-type="float">
            <text:p>46</text:p>
          </table:table-cell>
          <table:table-cell table:style-name="ce100" office:value-type="float" office:value="78.0880302804306" calcext:value-type="float">
            <text:p>7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Non-local bus</text:p>
          </table:table-cell>
          <table:table-cell table:style-name="ce100" office:value-type="float" office:value="16.5740886010711" calcext:value-type="float">
            <text:p>17</text:p>
          </table:table-cell>
          <table:table-cell table:style-name="ce100" office:value-type="float" office:value="17.3137760956393" calcext:value-type="float">
            <text:p>17</text:p>
          </table:table-cell>
          <table:table-cell table:style-name="ce100" office:value-type="float" office:value="44.2969601925583" calcext:value-type="float">
            <text:p>44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4.9344940581497" calcext:value-type="float">
            <text:p>15</text:p>
          </table:table-cell>
          <table:table-cell table:style-name="ce100" office:value-type="float" office:value="15.1735007726687" calcext:value-type="float">
            <text:p>15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London Underground</text:p>
          </table:table-cell>
          <table:table-cell table:style-name="ce100" office:value-type="float" office:value="145.493152614117" calcext:value-type="float">
            <text:p>145</text:p>
          </table:table-cell>
          <table:table-cell table:style-name="ce100" office:value-type="float" office:value="20.4250311076271" calcext:value-type="float">
            <text:p>20</text:p>
          </table:table-cell>
          <table:table-cell table:style-name="ce100" office:value-type="float" office:value="96.525006724193" calcext:value-type="float">
            <text:p>97</text:p>
          </table:table-cell>
          <table:table-cell table:style-name="ce100" office:value-type="float" office:value="12.5985407443331" calcext:value-type="float">
            <text:p>13</text:p>
          </table:table-cell>
          <table:table-cell table:style-name="ce100" office:value-type="float" office:value="26.6041675468681" calcext:value-type="float">
            <text:p>27</text:p>
          </table:table-cell>
          <table:table-cell table:style-name="ce100" office:value-type="float" office:value="44.3100600762345" calcext:value-type="float">
            <text:p>44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Surface Rail</text:p>
          </table:table-cell>
          <table:table-cell table:style-name="ce100" office:value-type="float" office:value="500.376525717349" calcext:value-type="float">
            <text:p>500</text:p>
          </table:table-cell>
          <table:table-cell table:style-name="ce100" office:value-type="float" office:value="216.525693186196" calcext:value-type="float">
            <text:p>217</text:p>
          </table:table-cell>
          <table:table-cell table:style-name="ce100" office:value-type="float" office:value="305.193240659264" calcext:value-type="float">
            <text:p>305</text:p>
          </table:table-cell>
          <table:table-cell table:style-name="ce100" office:value-type="float" office:value="118.127776777891" calcext:value-type="float">
            <text:p>118</text:p>
          </table:table-cell>
          <table:table-cell table:style-name="ce100" office:value-type="float" office:value="195.66037607851" calcext:value-type="float">
            <text:p>196</text:p>
          </table:table-cell>
          <table:table-cell table:style-name="ce100" office:value-type="float" office:value="240.995845541733" calcext:value-type="float">
            <text:p>24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0" office:value-type="string" calcext:value-type="string">
            <text:p>Taxi / minicab</text:p>
          </table:table-cell>
          <table:table-cell table:style-name="ce100" office:value-type="float" office:value="60.5650496274864" calcext:value-type="float">
            <text:p>61</text:p>
          </table:table-cell>
          <table:table-cell table:style-name="ce100" office:value-type="float" office:value="16.6380047576147" calcext:value-type="float">
            <text:p>17</text:p>
          </table:table-cell>
          <table:table-cell table:style-name="ce100" office:value-type="float" office:value="29.5207397333236" calcext:value-type="float">
            <text:p>30</text:p>
          </table:table-cell>
          <table:table-cell table:style-name="ce100" office:value-type="float" office:value="31.0280836472592" calcext:value-type="float">
            <text:p>31</text:p>
          </table:table-cell>
          <table:table-cell table:style-name="ce100" office:value-type="float" office:value="22.624077548123" calcext:value-type="float">
            <text:p>23</text:p>
          </table:table-cell>
          <table:table-cell table:style-name="ce100" office:value-type="float" office:value="28.4851885304349" calcext:value-type="float">
            <text:p>2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7">
          <table:table-cell table:style-name="ce10" office:value-type="string" calcext:value-type="string">
            <text:p>Other public transport<text:span text:style-name="T1">3</text:span></text:p>
          </table:table-cell>
          <table:table-cell table:style-name="ce100" office:value-type="float" office:value="29.7337074980104" calcext:value-type="float">
            <text:p>30</text:p>
          </table:table-cell>
          <table:table-cell table:style-name="ce100" office:value-type="float" office:value="2.2680807527436" calcext:value-type="float">
            <text:p>2</text:p>
          </table:table-cell>
          <table:table-cell table:style-name="ce100" office:value-type="float" office:value="10.8654231192529" calcext:value-type="float">
            <text:p>11</text:p>
          </table:table-cell>
          <table:table-cell table:style-name="ce100" office:value-type="float" office:value="4.12206570483517" calcext:value-type="float">
            <text:p>4</text:p>
          </table:table-cell>
          <table:table-cell table:style-name="ce100" office:value-type="float" office:value="3.82691302742344" calcext:value-type="float">
            <text:p>4</text:p>
          </table:table-cell>
          <table:table-cell table:style-name="ce100" office:value-type="float" office:value="7.68585866114789" calcext:value-type="float">
            <text:p>8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All modes</text:p>
          </table:table-cell>
          <table:table-cell table:style-name="ce144" office:value-type="float" office:value="2117.84181269319" calcext:value-type="float">
            <text:p>2,118</text:p>
          </table:table-cell>
          <table:table-cell table:style-name="ce144" office:value-type="float" office:value="5902.54360818847" calcext:value-type="float">
            <text:p>5,903</text:p>
          </table:table-cell>
          <table:table-cell table:style-name="ce144" office:value-type="float" office:value="4069.74399078842" calcext:value-type="float">
            <text:p>4,070</text:p>
          </table:table-cell>
          <table:table-cell table:style-name="ce144" office:value-type="float" office:value="2815.73439592275" calcext:value-type="float">
            <text:p>2,816</text:p>
          </table:table-cell>
          <table:table-cell table:style-name="ce144" office:value-type="float" office:value="4724.13003875432" calcext:value-type="float">
            <text:p>4,724</text:p>
          </table:table-cell>
          <table:table-cell table:style-name="ce144" office:value-type="float" office:value="4334.47473348745" calcext:value-type="float">
            <text:p>4,334</text:p>
          </table:table-cell>
          <table:table-cell table:style-name="ce196"/>
          <table:table-cell table:style-name="ce34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Males</text:p>
          </table:table-cell>
          <table:table-cell table:style-name="ce100" office:value-type="float" office:value="2369.74643286093" calcext:value-type="float">
            <text:p>2,370</text:p>
          </table:table-cell>
          <table:table-cell table:style-name="ce100" office:value-type="float" office:value="6500.94469554297" calcext:value-type="float">
            <text:p>6,501</text:p>
          </table:table-cell>
          <table:table-cell table:style-name="ce100" office:value-type="float" office:value="4080.97476969632" calcext:value-type="float">
            <text:p>4,081</text:p>
          </table:table-cell>
          <table:table-cell table:style-name="ce100" office:value-type="float" office:value="2960.657658773" calcext:value-type="float">
            <text:p>2,961</text:p>
          </table:table-cell>
          <table:table-cell table:style-name="ce100" office:value-type="float" office:value="5152.07640848975" calcext:value-type="float">
            <text:p>5,152</text:p>
          </table:table-cell>
          <table:table-cell table:style-name="ce100" office:value-type="float" office:value="4776.97712041844" calcext:value-type="float">
            <text:p>4,777</text:p>
          </table:table-cell>
          <table:table-cell table:style-name="ce35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Females</text:p>
          </table:table-cell>
          <table:table-cell table:style-name="ce100" office:value-type="float" office:value="1913.84502304377" calcext:value-type="float">
            <text:p>1,914</text:p>
          </table:table-cell>
          <table:table-cell table:style-name="ce100" office:value-type="float" office:value="5266.06410020689" calcext:value-type="float">
            <text:p>5,266</text:p>
          </table:table-cell>
          <table:table-cell table:style-name="ce100" office:value-type="float" office:value="4060.21919687472" calcext:value-type="float">
            <text:p>4,060</text:p>
          </table:table-cell>
          <table:table-cell table:style-name="ce100" office:value-type="float" office:value="2672.88521439839" calcext:value-type="float">
            <text:p>2,673</text:p>
          </table:table-cell>
          <table:table-cell table:style-name="ce100" office:value-type="float" office:value="4290.97841464158" calcext:value-type="float">
            <text:p>4,291</text:p>
          </table:table-cell>
          <table:table-cell table:style-name="ce100" office:value-type="float" office:value="3901.49016972324" calcext:value-type="float">
            <text:p>3,901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Unweighted sample size:</text:p>
          </table:table-cell>
          <table:table-cell table:style-name="ce100" table:number-columns-repeated="7"/>
          <table:table-cell/>
          <table:table-cell table:style-name="ce32"/>
          <table:table-cell table:style-name="ce28"/>
          <table:table-cell table:number-columns-repeated="3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individuals</text:p>
          </table:table-cell>
          <table:table-cell table:style-name="ce44" office:value-type="float" office:value="768" calcext:value-type="float">
            <text:p><text:s/>768 </text:p>
          </table:table-cell>
          <table:table-cell table:style-name="ce44" office:value-type="float" office:value="3380" calcext:value-type="float">
            <text:p><text:s/>3380 </text:p>
          </table:table-cell>
          <table:table-cell table:style-name="ce44" office:value-type="float" office:value="656" calcext:value-type="float">
            <text:p><text:s/>656 </text:p>
          </table:table-cell>
          <table:table-cell table:style-name="ce44" office:value-type="float" office:value="1432" calcext:value-type="float">
            <text:p><text:s/>1432 </text:p>
          </table:table-cell>
          <table:table-cell table:style-name="ce44" office:value-type="float" office:value="5468" calcext:value-type="float">
            <text:p><text:s/>5468 </text:p>
          </table:table-cell>
          <table:table-cell table:style-name="ce44" office:value-type="float" office:value="6239" calcext:value-type="float">
            <text:p><text:s/>6239 </text:p>
          </table:table-cell>
          <table:table-cell table:style-name="ce100"/>
          <table:table-cell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8" office:value-type="string" calcext:value-type="string">
            <text:p><text:s text:c="3"/>trips ('000s)</text:p>
          </table:table-cell>
          <table:table-cell table:style-name="ce42" office:value-type="float" office:value="7.068" calcext:value-type="float">
            <text:p>7</text:p>
          </table:table-cell>
          <table:table-cell table:style-name="ce42" office:value-type="float" office:value="53.171" calcext:value-type="float">
            <text:p>53</text:p>
          </table:table-cell>
          <table:table-cell table:style-name="ce42" office:value-type="float" office:value="8.192" calcext:value-type="float">
            <text:p>8</text:p>
          </table:table-cell>
          <table:table-cell table:style-name="ce42" office:value-type="float" office:value="17.207" calcext:value-type="float">
            <text:p>17</text:p>
          </table:table-cell>
          <table:table-cell table:style-name="ce42" office:value-type="float" office:value="78.57" calcext:value-type="float">
            <text:p>79</text:p>
          </table:table-cell>
          <table:table-cell table:style-name="ce42" office:value-type="float" office:value="85.643" calcext:value-type="float">
            <text:p>86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 table:style-name="ce11" office:value-type="string" calcext:value-type="string">
            <text:p><text:s text:c="3"/>stages ('000s)</text:p>
          </table:table-cell>
          <table:table-cell table:style-name="ce43" office:value-type="float" office:value="8.776" calcext:value-type="float">
            <text:p>9</text:p>
          </table:table-cell>
          <table:table-cell table:style-name="ce43" office:value-type="float" office:value="55.558" calcext:value-type="float">
            <text:p>56</text:p>
          </table:table-cell>
          <table:table-cell table:style-name="ce43" office:value-type="float" office:value="8.989" calcext:value-type="float">
            <text:p>9</text:p>
          </table:table-cell>
          <table:table-cell table:style-name="ce43" office:value-type="float" office:value="18.464" calcext:value-type="float">
            <text:p>18</text:p>
          </table:table-cell>
          <table:table-cell table:style-name="ce43" office:value-type="float" office:value="83.011" calcext:value-type="float">
            <text:p>83</text:p>
          </table:table-cell>
          <table:table-cell table:style-name="ce43" office:value-type="float" office:value="91.792" calcext:value-type="float">
            <text:p>92</text:p>
          </table:table-cell>
          <table:table-cell table:number-columns-repeated="2"/>
          <table:table-cell table:style-name="ce32"/>
          <table:table-cell table:style-name="ce28" table:number-columns-repeated="2"/>
          <table:table-cell table:number-columns-repeated="2"/>
          <table:table-cell table:style-name="ce62" table:number-columns-repeated="17"/>
          <table:table-cell table:number-columns-repeated="993"/>
        </table:table-row>
        <table:table-row table:style-name="ro1">
          <table:table-cell/>
          <table:table-cell table:style-name="ce23" table:number-columns-repeated="6"/>
          <table:table-cell table:number-columns-repeated="7"/>
          <table:table-cell table:style-name="ce62" table:number-columns-repeated="17"/>
          <table:table-cell table:number-columns-repeated="993"/>
        </table:table-row>
        <table:table-row table:style-name="ro1" table:number-rows-repeated="1966">
          <table:table-cell table:number-columns-repeated="14"/>
          <table:table-cell table:style-name="ce62" table:number-columns-repeated="17"/>
          <table:table-cell table:number-columns-repeated="993"/>
        </table:table-row>
        <table:table-row table:style-name="ro1" table:number-rows-repeated="10456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ts0702.B307:nts0702.G307">
            <calcext:condition calcext:apply-style-name="cf9" calcext:value="formula-is(NOT(ISERROR(SEARCH(&quot;FALSE&quot;;[.B307]))))" calcext:base-cell-address="nts0702.B307"/>
          </calcext:conditional-format>
          <calcext:conditional-format calcext:target-range-address="nts0702.B334:nts0702.G334">
            <calcext:condition calcext:apply-style-name="cf9" calcext:value="formula-is(NOT(ISERROR(SEARCH(&quot;FALSE&quot;;[.B334]))))" calcext:base-cell-address="nts0702.B334"/>
          </calcext:conditional-format>
          <calcext:conditional-format calcext:target-range-address="nts0702.H334:nts0702.H334">
            <calcext:condition calcext:apply-style-name="cf9" calcext:value="formula-is(NOT(ISERROR(SEARCH(&quot;FALSE&quot;;[.H334]))))" calcext:base-cell-address="nts0702.H334"/>
          </calcext:conditional-format>
          <calcext:conditional-format calcext:target-range-address="nts0702.B350:nts0702.G350">
            <calcext:condition calcext:apply-style-name="cf9" calcext:value="formula-is(NOT(ISERROR(SEARCH(&quot;FALSE&quot;;[.B350]))))" calcext:base-cell-address="nts0702.B350"/>
          </calcext:conditional-format>
          <calcext:conditional-format calcext:target-range-address="nts0702.H350:nts0702.H350">
            <calcext:condition calcext:apply-style-name="cf9" calcext:value="formula-is(NOT(ISERROR(SEARCH(&quot;FALSE&quot;;[.H350]))))" calcext:base-cell-address="nts0702.H350"/>
          </calcext:conditional-format>
          <calcext:conditional-format calcext:target-range-address="nts0702.H377:nts0702.H377">
            <calcext:condition calcext:apply-style-name="cf9" calcext:value="formula-is(NOT(ISERROR(SEARCH(&quot;FALSE&quot;;[.H377]))))" calcext:base-cell-address="nts0702.H377"/>
          </calcext:conditional-format>
          <calcext:conditional-format calcext:target-range-address="nts0702.B377:nts0702.G377">
            <calcext:condition calcext:apply-style-name="cf9" calcext:value="formula-is(NOT(ISERROR(SEARCH(&quot;FALSE&quot;;[.B377]))))" calcext:base-cell-address="nts0702.B377"/>
          </calcext:conditional-format>
          <calcext:conditional-format calcext:target-range-address="nts0702.B393:nts0702.G393">
            <calcext:condition calcext:apply-style-name="cf9" calcext:value="formula-is(NOT(ISERROR(SEARCH(&quot;FALSE&quot;;[.B393]))))" calcext:base-cell-address="nts0702.B393"/>
          </calcext:conditional-format>
          <calcext:conditional-format calcext:target-range-address="nts0702.H393:nts0702.H393">
            <calcext:condition calcext:apply-style-name="cf9" calcext:value="formula-is(NOT(ISERROR(SEARCH(&quot;FALSE&quot;;[.H393]))))" calcext:base-cell-address="nts0702.H393"/>
          </calcext:conditional-format>
          <calcext:conditional-format calcext:target-range-address="nts0702.B420:nts0702.G420">
            <calcext:condition calcext:apply-style-name="cf9" calcext:value="formula-is(NOT(ISERROR(SEARCH(&quot;FALSE&quot;;[.B420]))))" calcext:base-cell-address="nts0702.B420"/>
          </calcext:conditional-format>
          <calcext:conditional-format calcext:target-range-address="nts0702.H420:nts0702.H420">
            <calcext:condition calcext:apply-style-name="cf9" calcext:value="formula-is(NOT(ISERROR(SEARCH(&quot;FALSE&quot;;[.H420]))))" calcext:base-cell-address="nts0702.H420"/>
          </calcext:conditional-format>
          <calcext:conditional-format calcext:target-range-address="nts0702.H436:nts0702.H436">
            <calcext:condition calcext:apply-style-name="cf9" calcext:value="formula-is(NOT(ISERROR(SEARCH(&quot;FALSE&quot;;[.H436]))))" calcext:base-cell-address="nts0702.H436"/>
          </calcext:conditional-format>
          <calcext:conditional-format calcext:target-range-address="nts0702.B436:nts0702.G436">
            <calcext:condition calcext:apply-style-name="cf9" calcext:value="formula-is(NOT(ISERROR(SEARCH(&quot;FALSE&quot;;[.B436]))))" calcext:base-cell-address="nts0702.B436"/>
          </calcext:conditional-format>
          <calcext:conditional-format calcext:target-range-address="nts0702.B463:nts0702.G463">
            <calcext:condition calcext:apply-style-name="cf9" calcext:value="formula-is(NOT(ISERROR(SEARCH(&quot;FALSE&quot;;[.B463]))))" calcext:base-cell-address="nts0702.B463"/>
          </calcext:conditional-format>
          <calcext:conditional-format calcext:target-range-address="nts0702.H463:nts0702.H463">
            <calcext:condition calcext:apply-style-name="cf9" calcext:value="formula-is(NOT(ISERROR(SEARCH(&quot;FALSE&quot;;[.H463]))))" calcext:base-cell-address="nts0702.H463"/>
          </calcext:conditional-format>
          <calcext:conditional-format calcext:target-range-address="nts0702.B479:nts0702.G479">
            <calcext:condition calcext:apply-style-name="cf9" calcext:value="formula-is(NOT(ISERROR(SEARCH(&quot;FALSE&quot;;[.B479]))))" calcext:base-cell-address="nts0702.B479"/>
          </calcext:conditional-format>
          <calcext:conditional-format calcext:target-range-address="nts0702.H479:nts0702.H479">
            <calcext:condition calcext:apply-style-name="cf9" calcext:value="formula-is(NOT(ISERROR(SEARCH(&quot;FALSE&quot;;[.H479]))))" calcext:base-cell-address="nts0702.H479"/>
          </calcext:conditional-format>
          <calcext:conditional-format calcext:target-range-address="nts0702.H506:nts0702.H506">
            <calcext:condition calcext:apply-style-name="cf9" calcext:value="formula-is(NOT(ISERROR(SEARCH(&quot;FALSE&quot;;[.H506]))))" calcext:base-cell-address="nts0702.H506"/>
          </calcext:conditional-format>
          <calcext:conditional-format calcext:target-range-address="nts0702.B506:nts0702.G506">
            <calcext:condition calcext:apply-style-name="cf9" calcext:value="formula-is(NOT(ISERROR(SEARCH(&quot;FALSE&quot;;[.B506]))))" calcext:base-cell-address="nts0702.B506"/>
          </calcext:conditional-format>
          <calcext:conditional-format calcext:target-range-address="nts0702.B522:nts0702.G522">
            <calcext:condition calcext:apply-style-name="cf9" calcext:value="formula-is(NOT(ISERROR(SEARCH(&quot;FALSE&quot;;[.B522]))))" calcext:base-cell-address="nts0702.B522"/>
          </calcext:conditional-format>
          <calcext:conditional-format calcext:target-range-address="nts0702.H522:nts0702.H522">
            <calcext:condition calcext:apply-style-name="cf9" calcext:value="formula-is(NOT(ISERROR(SEARCH(&quot;FALSE&quot;;[.H522]))))" calcext:base-cell-address="nts0702.H522"/>
          </calcext:conditional-format>
          <calcext:conditional-format calcext:target-range-address="nts0702.B549:nts0702.G549">
            <calcext:condition calcext:apply-style-name="cf9" calcext:value="formula-is(NOT(ISERROR(SEARCH(&quot;FALSE&quot;;[.B549]))))" calcext:base-cell-address="nts0702.B549"/>
          </calcext:conditional-format>
          <calcext:conditional-format calcext:target-range-address="nts0702.H549:nts0702.H549">
            <calcext:condition calcext:apply-style-name="cf9" calcext:value="formula-is(NOT(ISERROR(SEARCH(&quot;FALSE&quot;;[.H549]))))" calcext:base-cell-address="nts0702.H549"/>
          </calcext:conditional-format>
          <calcext:conditional-format calcext:target-range-address="nts0702.H565:nts0702.H565">
            <calcext:condition calcext:apply-style-name="cf9" calcext:value="formula-is(NOT(ISERROR(SEARCH(&quot;FALSE&quot;;[.H565]))))" calcext:base-cell-address="nts0702.H565"/>
          </calcext:conditional-format>
          <calcext:conditional-format calcext:target-range-address="nts0702.B565:nts0702.G565">
            <calcext:condition calcext:apply-style-name="cf9" calcext:value="formula-is(NOT(ISERROR(SEARCH(&quot;FALSE&quot;;[.B565]))))" calcext:base-cell-address="nts0702.B565"/>
          </calcext:conditional-format>
          <calcext:conditional-format calcext:target-range-address="nts0702.B592:nts0702.G592">
            <calcext:condition calcext:apply-style-name="cf9" calcext:value="formula-is(NOT(ISERROR(SEARCH(&quot;FALSE&quot;;[.B592]))))" calcext:base-cell-address="nts0702.B592"/>
          </calcext:conditional-format>
          <calcext:conditional-format calcext:target-range-address="nts0702.H592:nts0702.H592">
            <calcext:condition calcext:apply-style-name="cf9" calcext:value="formula-is(NOT(ISERROR(SEARCH(&quot;FALSE&quot;;[.H592]))))" calcext:base-cell-address="nts0702.H592"/>
          </calcext:conditional-format>
          <calcext:conditional-format calcext:target-range-address="nts0702.B608:nts0702.G608">
            <calcext:condition calcext:apply-style-name="cf9" calcext:value="formula-is(NOT(ISERROR(SEARCH(&quot;FALSE&quot;;[.B608]))))" calcext:base-cell-address="nts0702.B608"/>
          </calcext:conditional-format>
          <calcext:conditional-format calcext:target-range-address="nts0702.H608:nts0702.H608">
            <calcext:condition calcext:apply-style-name="cf9" calcext:value="formula-is(NOT(ISERROR(SEARCH(&quot;FALSE&quot;;[.H608]))))" calcext:base-cell-address="nts0702.H608"/>
          </calcext:conditional-format>
          <calcext:conditional-format calcext:target-range-address="nts0702.H635:nts0702.H635">
            <calcext:condition calcext:apply-style-name="cf9" calcext:value="formula-is(NOT(ISERROR(SEARCH(&quot;FALSE&quot;;[.H635]))))" calcext:base-cell-address="nts0702.H635"/>
          </calcext:conditional-format>
          <calcext:conditional-format calcext:target-range-address="nts0702.B635:nts0702.G635">
            <calcext:condition calcext:apply-style-name="cf9" calcext:value="formula-is(NOT(ISERROR(SEARCH(&quot;FALSE&quot;;[.B635]))))" calcext:base-cell-address="nts0702.B635"/>
          </calcext:conditional-format>
          <calcext:conditional-format calcext:target-range-address="nts0702.B651:nts0702.G651">
            <calcext:condition calcext:apply-style-name="cf9" calcext:value="formula-is(NOT(ISERROR(SEARCH(&quot;FALSE&quot;;[.B651]))))" calcext:base-cell-address="nts0702.B651"/>
          </calcext:conditional-format>
          <calcext:conditional-format calcext:target-range-address="nts0702.H651:nts0702.H651">
            <calcext:condition calcext:apply-style-name="cf9" calcext:value="formula-is(NOT(ISERROR(SEARCH(&quot;FALSE&quot;;[.H651]))))" calcext:base-cell-address="nts0702.H651"/>
          </calcext:conditional-format>
          <calcext:conditional-format calcext:target-range-address="nts0702.B678:nts0702.G678">
            <calcext:condition calcext:apply-style-name="cf9" calcext:value="formula-is(NOT(ISERROR(SEARCH(&quot;FALSE&quot;;[.B678]))))" calcext:base-cell-address="nts0702.B678"/>
          </calcext:conditional-format>
          <calcext:conditional-format calcext:target-range-address="nts0702.H678:nts0702.H678">
            <calcext:condition calcext:apply-style-name="cf9" calcext:value="formula-is(NOT(ISERROR(SEARCH(&quot;FALSE&quot;;[.H678]))))" calcext:base-cell-address="nts0702.H678"/>
          </calcext:conditional-format>
          <calcext:conditional-format calcext:target-range-address="nts0702.H694:nts0702.H694">
            <calcext:condition calcext:apply-style-name="cf9" calcext:value="formula-is(NOT(ISERROR(SEARCH(&quot;FALSE&quot;;[.H694]))))" calcext:base-cell-address="nts0702.H694"/>
          </calcext:conditional-format>
          <calcext:conditional-format calcext:target-range-address="nts0702.B694:nts0702.G694">
            <calcext:condition calcext:apply-style-name="cf9" calcext:value="formula-is(NOT(ISERROR(SEARCH(&quot;FALSE&quot;;[.B694]))))" calcext:base-cell-address="nts0702.B694"/>
          </calcext:conditional-format>
          <calcext:conditional-format calcext:target-range-address="nts0702.B721:nts0702.G721">
            <calcext:condition calcext:apply-style-name="cf9" calcext:value="formula-is(NOT(ISERROR(SEARCH(&quot;FALSE&quot;;[.B721]))))" calcext:base-cell-address="nts0702.B721"/>
          </calcext:conditional-format>
          <calcext:conditional-format calcext:target-range-address="nts0702.H721:nts0702.H721">
            <calcext:condition calcext:apply-style-name="cf9" calcext:value="formula-is(NOT(ISERROR(SEARCH(&quot;FALSE&quot;;[.H721]))))" calcext:base-cell-address="nts0702.H721"/>
          </calcext:conditional-format>
          <calcext:conditional-format calcext:target-range-address="nts0702.B737:nts0702.G737">
            <calcext:condition calcext:apply-style-name="cf9" calcext:value="formula-is(NOT(ISERROR(SEARCH(&quot;FALSE&quot;;[.B737]))))" calcext:base-cell-address="nts0702.B737"/>
          </calcext:conditional-format>
          <calcext:conditional-format calcext:target-range-address="nts0702.H737:nts0702.H737">
            <calcext:condition calcext:apply-style-name="cf9" calcext:value="formula-is(NOT(ISERROR(SEARCH(&quot;FALSE&quot;;[.H737]))))" calcext:base-cell-address="nts0702.H737"/>
          </calcext:conditional-format>
          <calcext:conditional-format calcext:target-range-address="nts0702.B764:nts0702.G764">
            <calcext:condition calcext:apply-style-name="cf9" calcext:value="formula-is(NOT(ISERROR(SEARCH(&quot;FALSE&quot;;[.B764]))))" calcext:base-cell-address="nts0702.B764"/>
          </calcext:conditional-format>
          <calcext:conditional-format calcext:target-range-address="nts0702.H764:nts0702.H764">
            <calcext:condition calcext:apply-style-name="cf9" calcext:value="formula-is(NOT(ISERROR(SEARCH(&quot;FALSE&quot;;[.H764]))))" calcext:base-cell-address="nts0702.H764"/>
          </calcext:conditional-format>
          <calcext:conditional-format calcext:target-range-address="nts0702.H780:nts0702.H780">
            <calcext:condition calcext:apply-style-name="cf9" calcext:value="formula-is(NOT(ISERROR(SEARCH(&quot;FALSE&quot;;[.H780]))))" calcext:base-cell-address="nts0702.H780"/>
          </calcext:conditional-format>
          <calcext:conditional-format calcext:target-range-address="nts0702.B780:nts0702.G780">
            <calcext:condition calcext:apply-style-name="cf9" calcext:value="formula-is(NOT(ISERROR(SEARCH(&quot;FALSE&quot;;[.B780]))))" calcext:base-cell-address="nts0702.B780"/>
          </calcext:conditional-format>
          <calcext:conditional-format calcext:target-range-address="nts0702.H807:nts0702.H807 nts0702.H850:nts0702.H850">
            <calcext:condition calcext:apply-style-name="cf9" calcext:value="formula-is(NOT(ISERROR(SEARCH(&quot;FALSE&quot;;[.H807]))))" calcext:base-cell-address="nts0702.H807"/>
          </calcext:conditional-format>
          <calcext:conditional-format calcext:target-range-address="nts0702.B807:nts0702.G807 nts0702.B850:nts0702.G850">
            <calcext:condition calcext:apply-style-name="cf9" calcext:value="formula-is(NOT(ISERROR(SEARCH(&quot;FALSE&quot;;[.B807]))))" calcext:base-cell-address="nts0702.B807"/>
          </calcext:conditional-format>
          <calcext:conditional-format calcext:target-range-address="nts0702.B823:nts0702.G823 nts0702.B866:nts0702.G866">
            <calcext:condition calcext:apply-style-name="cf9" calcext:value="formula-is(NOT(ISERROR(SEARCH(&quot;FALSE&quot;;[.B823]))))" calcext:base-cell-address="nts0702.B823"/>
          </calcext:conditional-format>
          <calcext:conditional-format calcext:target-range-address="nts0702.H823:nts0702.H823 nts0702.H866:nts0702.H866">
            <calcext:condition calcext:apply-style-name="cf9" calcext:value="formula-is(NOT(ISERROR(SEARCH(&quot;FALSE&quot;;[.H823]))))" calcext:base-cell-address="nts0702.H823"/>
          </calcext:conditional-format>
          <calcext:conditional-format calcext:target-range-address="nts0702.B893:nts0702.G893">
            <calcext:condition calcext:apply-style-name="cf9" calcext:value="formula-is(NOT(ISERROR(SEARCH(&quot;FALSE&quot;;[.B893]))))" calcext:base-cell-address="nts0702.B893"/>
          </calcext:conditional-format>
          <calcext:conditional-format calcext:target-range-address="nts0702.B909:nts0702.G909">
            <calcext:condition calcext:apply-style-name="cf9" calcext:value="formula-is(NOT(ISERROR(SEARCH(&quot;FALSE&quot;;[.B909]))))" calcext:base-cell-address="nts0702.B909"/>
          </calcext:conditional-format>
          <calcext:conditional-format calcext:target-range-address="nts0702.H893:nts0702.H893">
            <calcext:condition calcext:apply-style-name="cf9" calcext:value="formula-is(NOT(ISERROR(SEARCH(&quot;FALSE&quot;;[.H893]))))" calcext:base-cell-address="nts0702.H893"/>
          </calcext:conditional-format>
          <calcext:conditional-format calcext:target-range-address="nts0702.H909:nts0702.H909">
            <calcext:condition calcext:apply-style-name="cf9" calcext:value="formula-is(NOT(ISERROR(SEARCH(&quot;FALSE&quot;;[.H909]))))" calcext:base-cell-address="nts0702.H909"/>
          </calcext:conditional-format>
          <calcext:conditional-format calcext:target-range-address="nts0702.H68:nts0702.H68">
            <calcext:condition calcext:apply-style-name="cf9" calcext:value="formula-is(NOT(ISERROR(SEARCH(&quot;FALSE&quot;;[.H68]))))" calcext:base-cell-address="nts0702.H68"/>
          </calcext:conditional-format>
          <calcext:conditional-format calcext:target-range-address="nts0702.H119:nts0702.H119">
            <calcext:condition calcext:apply-style-name="cf9" calcext:value="formula-is(NOT(ISERROR(SEARCH(&quot;FALSE&quot;;[.H119]))))" calcext:base-cell-address="nts0702.H119"/>
          </calcext:conditional-format>
          <calcext:conditional-format calcext:target-range-address="nts0702.B119:nts0702.G119">
            <calcext:condition calcext:apply-style-name="cf9" calcext:value="formula-is(NOT(ISERROR(SEARCH(&quot;FALSE&quot;;[.B119]))))" calcext:base-cell-address="nts0702.B119"/>
          </calcext:conditional-format>
          <calcext:conditional-format calcext:target-range-address="nts0702.H135:nts0702.H135">
            <calcext:condition calcext:apply-style-name="cf9" calcext:value="formula-is(NOT(ISERROR(SEARCH(&quot;FALSE&quot;;[.H135]))))" calcext:base-cell-address="nts0702.H135"/>
          </calcext:conditional-format>
          <calcext:conditional-format calcext:target-range-address="nts0702.B135:nts0702.G135">
            <calcext:condition calcext:apply-style-name="cf9" calcext:value="formula-is(NOT(ISERROR(SEARCH(&quot;FALSE&quot;;[.B135]))))" calcext:base-cell-address="nts0702.B135"/>
          </calcext:conditional-format>
          <calcext:conditional-format calcext:target-range-address="nts0702.B162:nts0702.G162">
            <calcext:condition calcext:apply-style-name="cf9" calcext:value="formula-is(NOT(ISERROR(SEARCH(&quot;FALSE&quot;;[.B162]))))" calcext:base-cell-address="nts0702.B162"/>
          </calcext:conditional-format>
          <calcext:conditional-format calcext:target-range-address="nts0702.H162:nts0702.H162">
            <calcext:condition calcext:apply-style-name="cf9" calcext:value="formula-is(NOT(ISERROR(SEARCH(&quot;FALSE&quot;;[.H162]))))" calcext:base-cell-address="nts0702.H162"/>
          </calcext:conditional-format>
          <calcext:conditional-format calcext:target-range-address="nts0702.B178:nts0702.G178">
            <calcext:condition calcext:apply-style-name="cf9" calcext:value="formula-is(NOT(ISERROR(SEARCH(&quot;FALSE&quot;;[.B178]))))" calcext:base-cell-address="nts0702.B178"/>
          </calcext:conditional-format>
          <calcext:conditional-format calcext:target-range-address="nts0702.H178:nts0702.H178">
            <calcext:condition calcext:apply-style-name="cf9" calcext:value="formula-is(NOT(ISERROR(SEARCH(&quot;FALSE&quot;;[.H178]))))" calcext:base-cell-address="nts0702.H178"/>
          </calcext:conditional-format>
          <calcext:conditional-format calcext:target-range-address="nts0702.B205:nts0702.G205">
            <calcext:condition calcext:apply-style-name="cf9" calcext:value="formula-is(NOT(ISERROR(SEARCH(&quot;FALSE&quot;;[.B205]))))" calcext:base-cell-address="nts0702.B205"/>
          </calcext:conditional-format>
          <calcext:conditional-format calcext:target-range-address="nts0702.H205:nts0702.H205">
            <calcext:condition calcext:apply-style-name="cf9" calcext:value="formula-is(NOT(ISERROR(SEARCH(&quot;FALSE&quot;;[.H205]))))" calcext:base-cell-address="nts0702.H205"/>
          </calcext:conditional-format>
          <calcext:conditional-format calcext:target-range-address="nts0702.B221:nts0702.G221">
            <calcext:condition calcext:apply-style-name="cf9" calcext:value="formula-is(NOT(ISERROR(SEARCH(&quot;FALSE&quot;;[.B221]))))" calcext:base-cell-address="nts0702.B221"/>
          </calcext:conditional-format>
          <calcext:conditional-format calcext:target-range-address="nts0702.H221:nts0702.H221">
            <calcext:condition calcext:apply-style-name="cf9" calcext:value="formula-is(NOT(ISERROR(SEARCH(&quot;FALSE&quot;;[.H221]))))" calcext:base-cell-address="nts0702.H221"/>
          </calcext:conditional-format>
          <calcext:conditional-format calcext:target-range-address="nts0702.H248:nts0702.H248">
            <calcext:condition calcext:apply-style-name="cf9" calcext:value="formula-is(NOT(ISERROR(SEARCH(&quot;FALSE&quot;;[.H248]))))" calcext:base-cell-address="nts0702.H248"/>
          </calcext:conditional-format>
          <calcext:conditional-format calcext:target-range-address="nts0702.B248:nts0702.G248">
            <calcext:condition calcext:apply-style-name="cf9" calcext:value="formula-is(NOT(ISERROR(SEARCH(&quot;FALSE&quot;;[.B248]))))" calcext:base-cell-address="nts0702.B248"/>
          </calcext:conditional-format>
          <calcext:conditional-format calcext:target-range-address="nts0702.B264:nts0702.G264">
            <calcext:condition calcext:apply-style-name="cf9" calcext:value="formula-is(NOT(ISERROR(SEARCH(&quot;FALSE&quot;;[.B264]))))" calcext:base-cell-address="nts0702.B264"/>
          </calcext:conditional-format>
          <calcext:conditional-format calcext:target-range-address="nts0702.H264:nts0702.H264">
            <calcext:condition calcext:apply-style-name="cf9" calcext:value="formula-is(NOT(ISERROR(SEARCH(&quot;FALSE&quot;;[.H264]))))" calcext:base-cell-address="nts0702.H264"/>
          </calcext:conditional-format>
          <calcext:conditional-format calcext:target-range-address="nts0702.B291:nts0702.G291">
            <calcext:condition calcext:apply-style-name="cf9" calcext:value="formula-is(NOT(ISERROR(SEARCH(&quot;FALSE&quot;;[.B291]))))" calcext:base-cell-address="nts0702.B291"/>
          </calcext:conditional-format>
          <calcext:conditional-format calcext:target-range-address="nts0702.H291:nts0702.H291">
            <calcext:condition calcext:apply-style-name="cf9" calcext:value="formula-is(NOT(ISERROR(SEARCH(&quot;FALSE&quot;;[.H291]))))" calcext:base-cell-address="nts0702.H291"/>
          </calcext:conditional-format>
          <calcext:conditional-format calcext:target-range-address="nts0702.H307:nts0702.H307">
            <calcext:condition calcext:apply-style-name="cf9" calcext:value="formula-is(NOT(ISERROR(SEARCH(&quot;FALSE&quot;;[.H307]))))" calcext:base-cell-address="nts0702.H30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2P0" style:volatile="true">
      <number:number number:decimal-places="0" loext:min-decimal-places="0" number:min-integer-digits="1" number:grouping="true"/>
    </number:number-style>
    <number:number-style style:name="N112P1" style:volatile="true">
      <number:text>-</number:text>
      <number:number number:decimal-places="0" loext:min-decimal-places="0" number:min-integer-digits="1" number:grouping="true"/>
    </number:number-style>
    <number:number-style style:name="N112">
      <number:text>-</number:text>
      <style:map style:condition="value()&gt;0.5" style:apply-style-name="N112P0"/>
      <style:map style:condition="value()&lt;0" style:apply-style-name="N112P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1">
      <number:text>-</number:text>
      <number:number number:decimal-places="0" loext:min-decimal-places="0" number:min-integer-digits="1" number:grouping="true"/>
    </number:number-style>
    <number:number-style style:name="N113">
      <number:number number:decimal-places="6" loext:min-decimal-places="6" number:min-integer-digits="1" number:grouping="true"/>
      <number:text> </number:text>
    </number:number-style>
    <number:number-style style:name="N114P0" style:volatile="true">
      <number:number number:decimal-places="6" loext:min-decimal-places="6" number:min-integer-digits="1" number:grouping="true"/>
      <number:text> </number:text>
    </number:number-style>
    <number:number-style style:name="N114">
      <number:text>-</number:text>
      <number:number number:decimal-places="6" loext:min-decimal-places="6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text>-</number:text>
      <number:number number:decimal-places="1" loext:min-decimal-places="1" number:min-integer-digits="1" number:grouping="true"/>
    </number:number-style>
    <number:number-style style:name="N117P0" style:volatile="true">
      <number:number number:decimal-places="1" loext:min-decimal-places="1" number:min-integer-digits="1" number:grouping="true"/>
    </number:number-style>
    <number:number-style style:name="N117P1" style:volatile="true">
      <number:text>-</number:text>
      <number:number number:decimal-places="1" loext:min-decimal-places="1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8">
      <number:text> </number:text>
      <number:number number:decimal-places="0" loext:min-decimal-places="0" number:min-integer-digits="1"/>
      <number:text> </number:text>
    </number:number-style>
    <number:number-style style:name="N119">
      <number:text>-</number:text>
      <number:number number:decimal-places="0" loext:min-decimal-places="0" number:min-integer-digits="1"/>
      <number:text> </number:text>
    </number:number-style>
    <number:number-style style:name="N120">
      <number:text>-</number:text>
      <number:number number:decimal-places="0" loext:min-decimal-places="0" number:min-integer-digits="2"/>
      <number:text> </number:text>
    </number:number-style>
    <number:number-style style:name="N121P0" style:volatile="true">
      <number:text> </number:text>
      <number:number number:decimal-places="0" loext:min-decimal-places="0" number:min-integer-digits="1"/>
      <number:text> </number:text>
    </number:number-style>
    <number:number-style style:name="N121P1" style:volatile="true">
      <number:text>-</number:text>
      <number:number number:decimal-places="0" loext:min-decimal-places="0" number:min-integer-digits="1"/>
      <number:text> </number:text>
    </number:number-style>
    <number:number-style style:name="N121P2" style:volatile="true">
      <number:text>-</number:text>
      <number:number number:decimal-places="0" loext:min-decimal-places="0" number:min-integer-digits="2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text> </number:text>
      <number:number number:decimal-places="2" loext:min-decimal-places="2" number:min-integer-digits="1" number:grouping="true"/>
      <number:text> </number:text>
    </number:number-style>
    <number:number-style style:name="N123">
      <number:text>-</number:text>
      <number:number number:decimal-places="2" loext:min-decimal-places="2" number:min-integer-digits="1" number:grouping="true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cf1" style:family="table-cell" style:parent-style-name="Default" style:data-style-name="N0">
      <style:table-cell-properties fo:background-color="#ffc7ce"/>
      <style:text-properties fo:color="#9c0006"/>
    </style:style>
    <style:style style:name="cf2" style:family="table-cell" style:parent-style-name="Default" style:data-style-name="N0">
      <style:table-cell-properties fo:background-color="#ffc7ce"/>
      <style:text-properties fo:color="#9c0006"/>
    </style:style>
    <style:style style:name="cf3" style:family="table-cell" style:parent-style-name="Default" style:data-style-name="N0">
      <style:table-cell-properties fo:background-color="#c6efce"/>
      <style:text-properties fo:color="#006100"/>
    </style:style>
    <style:style style:name="cf4" style:family="table-cell" style:parent-style-name="Default" style:data-style-name="N0">
      <style:table-cell-properties fo:background-color="#ffc7ce"/>
      <style:text-properties fo:color="#9c0006"/>
    </style:style>
    <style:style style:name="cf5" style:family="table-cell" style:parent-style-name="Default" style:data-style-name="N0">
      <style:table-cell-properties fo:background-color="#ffc7ce"/>
      <style:text-properties fo:color="#9c0006"/>
    </style:style>
    <style:style style:name="cf6" style:family="table-cell" style:parent-style-name="Default" style:data-style-name="N0">
      <style:table-cell-properties fo:background-color="#c6efce"/>
      <style:text-properties fo:color="#006100"/>
    </style:style>
    <style:style style:name="cf7" style:family="table-cell" style:parent-style-name="Default" style:data-style-name="N0">
      <style:table-cell-properties fo:background-color="#ffc7ce"/>
      <style:text-properties fo:color="#9c0006"/>
    </style:style>
    <style:style style:name="cf8" style:family="table-cell" style:parent-style-name="Default" style:data-style-name="N0">
      <style:table-cell-properties fo:background-color="#c6efce"/>
      <style:text-properties fo:color="#006100"/>
    </style:style>
    <style:style style:name="cf9" style:family="table-cell" style:parent-style-name="Default" style:data-style-name="N0">
      <style:table-cell-properties fo:background-color="#ffc7ce"/>
      <style:text-properties fo:color="#9c0006"/>
    </style:style>
    <style:style style:name="Comma" style:family="table-cell" style:parent-style-name="Default" style:data-style-name="N124"/>
    <style:style style:name="Comma_20_2" style:display-name="Comma 2" style:family="table-cell" style:parent-style-name="Default" style:data-style-name="N124"/>
    <style:style style:name="Heading" style:family="table-cell" style:parent-style-name="Default" style:data-style-name="N112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Hyperlink_20_2" style:display-name="Hyperlink 2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5f_5_20_Tables_20_raw" style:display-name="Normal_5 Tables raw" style:family="table-cell" style:parent-style-name="Default" style:data-style-name="N112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Percent" style:family="table-cell" style:parent-style-name="Default" style:data-style-name="N10"/>
    <style:style style:name="Percent_20_2" style:display-name="Percent 2" style:family="table-cell" style:parent-style-name="Default" style:data-style-name="N10"/>
    <style:style style:name="Publication_5f_style" style:display-name="Publication_style" style:family="table-cell" style:parent-style-name="Default" style:data-style-name="N112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8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 LibreOffice_project/98c6a8a1c6c7b144ce3cc729e34964b47ce25d62</meta:generator>
    <meta:initial-creator>smith</meta:initial-creator>
    <meta:creation-date>2011-07-25T12:56:55Z</meta:creation-date>
    <dc:date>2021-08-19T15:24:21.099000000</dc:date>
    <meta:print-date>2012-12-13T16:10:05Z</meta:print-date>
    <meta:editing-duration>PT6M31S</meta:editing-duration>
    <meta:editing-cycles>1</meta:editing-cycles>
    <meta:document-statistic meta:table-count="1" meta:cell-count="5512" meta:object-count="0"/>
  </office:meta>
</office:document-meta>
</file>